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Franklin Gothic Book" svg:font-family="'Franklin Gothic Book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cccccc" draw:textarea-horizontal-align="justify" draw:textarea-vertical-align="middle" draw:auto-grow-height="false" fo:min-height="11.35cm" fo:min-width="15.7cm"/>
    </style:style>
    <style:style style:name="gr2" style:family="graphic" style:parent-style-name="standard">
      <style:graphic-properties draw:stroke="none" draw:fill="solid" draw:fill-color="#7e7e7e" draw:shadow="hidden"/>
    </style:style>
    <style:style style:name="gr3" style:family="graphic" style:parent-style-name="standard">
      <style:graphic-properties draw:stroke="solid" svg:stroke-width="0.001cm" svg:stroke-color="#696969" svg:stroke-opacity="100%" draw:stroke-linejoin="miter" svg:stroke-linecap="butt" draw:fill="none" draw:shadow="hidden"/>
    </style:style>
    <style:style style:name="gr4" style:family="graphic" style:parent-style-name="standard">
      <style:graphic-properties draw:stroke="solid" svg:stroke-width="0.001cm" svg:stroke-color="#0070c0" svg:stroke-opacity="100%" draw:stroke-linejoin="miter" svg:stroke-linecap="butt" draw:fill="none" draw:shadow="hidden"/>
    </style:style>
    <style:style style:name="gr5" style:family="graphic" style:parent-style-name="standard">
      <style:graphic-properties draw:stroke="solid" svg:stroke-width="0.001cm" svg:stroke-color="#000000" svg:stroke-opacity="100%" draw:stroke-linejoin="round" svg:stroke-linecap="round" draw:fill="none" draw:shadow="hidden"/>
    </style:style>
    <style:style style:name="gr6" style:family="graphic" style:parent-style-name="standard">
      <style:graphic-properties draw:stroke="solid" svg:stroke-width="0.001cm" svg:stroke-color="#002060" svg:stroke-opacity="100%" draw:stroke-linejoin="miter" svg:stroke-linecap="butt" draw:fill="none" draw:shadow="hidden"/>
    </style:style>
    <style:style style:name="gr7" style:family="graphic" style:parent-style-name="standard">
      <style:graphic-properties draw:stroke="solid" svg:stroke-width="0.001cm" svg:stroke-color="#ff0000" svg:stroke-opacity="100%" draw:stroke-linejoin="miter" svg:stroke-linecap="butt" draw:fill="none" draw:shadow="hidden"/>
    </style:style>
    <style:style style:name="gr8" style:family="graphic" style:parent-style-name="standard">
      <style:graphic-properties draw:stroke="none" draw:fill="solid" draw:fill-color="#4c5a69" draw:shadow="hidden"/>
    </style:style>
    <style:style style:name="gr9" style:family="graphic" style:parent-style-name="standard">
      <style:graphic-properties draw:stroke="solid" svg:stroke-width="0.001cm" svg:stroke-color="#3e4956" svg:stroke-opacity="100%" draw:stroke-linejoin="miter" svg:stroke-linecap="butt" draw:fill="none" draw:shadow="hidden"/>
    </style:style>
    <style:style style:name="gr10" style:family="graphic" style:parent-style-name="standard">
      <style:graphic-properties draw:stroke="none" draw:fill="hatch" draw:fill-color="#ffffff" draw:fill-hatch-name="Hatch_5f_0" draw:fill-hatch-solid="true" draw:opacity="25%" draw:shadow="hidden"/>
    </style:style>
    <style:style style:name="gr11" style:family="graphic" style:parent-style-name="standard">
      <style:graphic-properties draw:stroke="none" draw:fill="none" draw:textarea-vertical-align="middle" fo:min-height="2.993cm" fo:min-width="2.54cm" fo:padding-top="0.141cm" fo:padding-bottom="0.141cm" fo:padding-left="0.141cm" fo:padding-right="0.141cm"/>
    </style:style>
    <style:style style:name="gr12" style:family="graphic" style:parent-style-name="standard">
      <style:graphic-properties draw:stroke="none" draw:fill="solid" draw:fill-color="#ff33cc" draw:shadow="hidden"/>
    </style:style>
    <style:style style:name="gr13" style:family="graphic" style:parent-style-name="standard">
      <style:graphic-properties draw:stroke="solid" svg:stroke-width="0.001cm" svg:stroke-color="#cc00cc" svg:stroke-opacity="100%" draw:stroke-linejoin="miter" svg:stroke-linecap="butt" draw:fill="none" draw:shadow="hidden"/>
    </style:style>
    <style:style style:name="gr14" style:family="graphic" style:parent-style-name="standard">
      <style:graphic-properties draw:stroke="none" draw:fill="none" draw:textarea-vertical-align="middle" fo:min-height="0.441cm" fo:min-width="2.54cm" fo:padding-top="0.141cm" fo:padding-bottom="0.141cm" fo:padding-left="0cm" fo:padding-right="0cm"/>
    </style:style>
    <style:style style:name="gr15" style:family="graphic" style:parent-style-name="standard">
      <style:graphic-properties draw:stroke="solid" svg:stroke-width="0.001cm" svg:stroke-color="#ff3300" svg:stroke-opacity="100%" draw:stroke-linejoin="miter" svg:stroke-linecap="butt" draw:fill="none" draw:shadow="hidden"/>
    </style:style>
    <style:style style:name="gr16" style:family="graphic" style:parent-style-name="standard">
      <style:graphic-properties draw:stroke="solid" svg:stroke-width="0.001cm" svg:stroke-color="#658a82" svg:stroke-opacity="100%" draw:stroke-linejoin="miter" svg:stroke-linecap="butt" draw:fill="none" draw:shadow="hidden"/>
    </style:style>
    <style:style style:name="gr17" style:family="graphic" style:parent-style-name="standard">
      <style:graphic-properties draw:stroke="none" draw:fill="none" draw:textarea-vertical-align="middle" fo:min-height="1.136cm" fo:min-width="2.54cm" fo:padding-top="0.141cm" fo:padding-bottom="0.141cm" fo:padding-left="0.141cm" fo:padding-right="0.141cm"/>
    </style:style>
    <style:style style:name="gr18" style:family="graphic" style:parent-style-name="standard">
      <style:graphic-properties draw:stroke="none" draw:fill="none" draw:textarea-vertical-align="middle" fo:min-height="0.517cm" fo:min-width="2.54cm" fo:padding-top="0.141cm" fo:padding-bottom="0.141cm" fo:padding-left="0.141cm" fo:padding-right="0.141cm"/>
    </style:style>
    <style:style style:name="gr19" style:family="graphic" style:parent-style-name="standard">
      <style:graphic-properties draw:stroke="none" draw:fill="none" draw:textarea-vertical-align="middle" fo:min-height="4.766cm" fo:min-width="2.54cm" fo:padding-top="0.141cm" fo:padding-bottom="0.141cm" fo:padding-left="0.141cm" fo:padding-right="0.141cm"/>
    </style:style>
    <style:style style:name="gr20" style:family="graphic" style:parent-style-name="standard">
      <style:graphic-properties draw:stroke="none" draw:fill="hatch" draw:fill-color="#8db1e2" draw:fill-hatch-name="Hatch_5f_1" draw:fill-hatch-solid="true" draw:opacity="25%" draw:shadow="hidden"/>
    </style:style>
    <style:style style:name="gr21" style:family="graphic" style:parent-style-name="standard">
      <style:graphic-properties draw:stroke="none" draw:fill="solid" draw:fill-color="#ffffff" draw:shadow="hidden"/>
    </style:style>
    <style:style style:name="gr22" style:family="graphic" style:parent-style-name="standard">
      <style:graphic-properties draw:stroke="solid" svg:stroke-width="0.001cm" svg:stroke-color="#ffffff" svg:stroke-opacity="100%" draw:stroke-linejoin="round" svg:stroke-linecap="round" draw:fill="none" draw:shadow="hidden"/>
    </style:style>
    <style:style style:name="gr23" style:family="graphic" style:parent-style-name="standard">
      <style:graphic-properties draw:stroke="none" draw:fill="solid" draw:fill-color="#000000" draw:shadow="hidden"/>
    </style:style>
    <style:style style:name="gr24" style:family="graphic" style:parent-style-name="standard">
      <style:graphic-properties draw:stroke="solid" svg:stroke-width="0cm" svg:stroke-color="#000000" svg:stroke-opacity="100%" draw:stroke-linejoin="round" svg:stroke-linecap="round" draw:fill="none" draw:shadow="hidden"/>
    </style:style>
    <style:style style:name="gr25" style:family="graphic" style:parent-style-name="standard">
      <style:graphic-properties draw:stroke="solid" svg:stroke-width="0.001cm" svg:stroke-color="#696969" svg:stroke-opacity="100%" draw:stroke-linejoin="round" svg:stroke-linecap="round" draw:fill="none" draw:shadow="hidden"/>
    </style:style>
    <style:style style:name="gr26" style:family="graphic" style:parent-style-name="objectwithoutfill">
      <style:graphic-properties draw:fill="none" draw:textarea-vertical-align="middle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8" style:family="graphic" style:parent-style-name="standard">
      <style:graphic-properties draw:textarea-horizontal-align="justify" draw:textarea-vertical-align="middle" draw:auto-grow-height="false" fo:min-height="0.952cm" fo:min-width="0.208cm"/>
    </style:style>
    <style:style style:name="gr29" style:family="graphic" style:parent-style-name="standard">
      <style:graphic-properties draw:textarea-horizontal-align="justify" draw:textarea-vertical-align="middle" draw:auto-grow-height="false" fo:min-height="0.55cm" fo:min-width="0.1cm"/>
    </style:style>
    <style:style style:name="gr30" style:family="graphic" style:parent-style-name="standard">
      <style:graphic-properties draw:fill-color="#fff200" draw:textarea-horizontal-align="justify" draw:textarea-vertical-align="middle" draw:auto-grow-height="false" fo:min-height="0.55cm" fo:min-width="0.1cm"/>
    </style:style>
    <style:style style:name="gr31" style:family="graphic" style:parent-style-name="standard">
      <style:graphic-properties draw:fill-color="#ed1c24" draw:textarea-horizontal-align="justify" draw:textarea-vertical-align="middle" draw:auto-grow-height="false" fo:min-height="0.55cm" fo:min-width="0.1cm"/>
    </style:style>
    <style:style style:name="gr32" style:family="graphic" style:parent-style-name="standard">
      <style:graphic-properties draw:fill-color="#000000" draw:textarea-horizontal-align="justify" draw:textarea-vertical-align="middle" draw:auto-grow-height="false" fo:min-height="0.55cm" fo:min-width="0.1cm"/>
    </style:style>
    <style:style style:name="gr33" style:family="graphic" style:parent-style-name="standard">
      <style:graphic-properties svg:stroke-width="0.159cm" draw:marker-start-width="0.438cm" draw:marker-end-width="0.438cm" draw:textarea-vertical-align="middle" fo:padding-top="0.204cm" fo:padding-bottom="0.204cm" fo:padding-left="0.329cm" fo:padding-right="0.329cm"/>
    </style:style>
    <style:style style:name="gr34" style:family="graphic" style:parent-style-name="standard">
      <style:graphic-properties draw:textarea-vertical-align="middle"/>
    </style:style>
    <style:style style:name="gr35" style:family="graphic" style:parent-style-name="standard">
      <style:graphic-properties svg:stroke-opacity="100%" draw:textarea-vertical-align="middle"/>
    </style:style>
    <style:style style:name="gr36" style:family="graphic" style:parent-style-name="standard">
      <style:graphic-properties draw:fill-color="#89c765" draw:textarea-horizontal-align="justify" draw:textarea-vertical-align="middle" draw:auto-grow-height="false" fo:min-height="0.142cm" fo:min-width="0.284cm"/>
    </style:style>
    <style:style style:name="gr37" style:family="graphic" style:parent-style-name="standard">
      <style:graphic-properties svg:stroke-width="0.106cm" svg:stroke-color="#89c765" draw:marker-start-width="0.358cm" draw:marker-end-width="0.358cm" draw:textarea-vertical-align="middle" fo:padding-top="0.177cm" fo:padding-bottom="0.177cm" fo:padding-left="0.302cm" fo:padding-right="0.302cm"/>
    </style:style>
    <style:style style:name="gr38" style:family="graphic" style:parent-style-name="objectwithoutfill">
      <style:graphic-properties draw:stroke="dash" draw:stroke-dash="Fine_20_Dashed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9" style:family="graphic" style:parent-style-name="standard">
      <style:graphic-properties draw:stroke="solid" svg:stroke-width="0.106cm" svg:stroke-color="#89c765" draw:marker-start-width="0.359cm" draw:marker-end-width="0.359cm" draw:textarea-vertical-align="middle" fo:padding-top="0.178cm" fo:padding-bottom="0.178cm" fo:padding-left="0.303cm" fo:padding-right="0.303cm"/>
    </style:style>
    <style:style style:name="gr40" style:family="graphic" style:parent-style-name="standard">
      <style:graphic-properties draw:stroke="solid" svg:stroke-color="#89c765" draw:textarea-vertical-align="middle"/>
    </style:style>
    <style:style style:name="gr41" style:family="graphic" style:parent-style-name="standard">
      <style:graphic-properties svg:stroke-color="#89c765" draw:textarea-vertical-align="middle"/>
    </style:style>
    <style:style style:name="gr42" style:family="graphic" style:parent-style-name="standard">
      <style:graphic-properties svg:stroke-color="#72bf44" draw:textarea-vertical-align="middle"/>
    </style:style>
    <style:style style:name="gr43" style:family="graphic" style:parent-style-name="standard">
      <style:graphic-properties draw:fill-color="#89c765" draw:textarea-horizontal-align="justify" draw:textarea-vertical-align="middle" draw:auto-grow-height="false" fo:min-height="0.142cm" fo:min-width="0.34cm"/>
    </style:style>
    <style:style style:name="gr44" style:family="graphic" style:parent-style-name="standard">
      <style:graphic-properties svg:stroke-color="#89c765" draw:fill-color="#89c765" draw:textarea-vertical-align="middle"/>
    </style:style>
    <style:style style:name="gr45" style:family="graphic" style:parent-style-name="standard">
      <style:graphic-properties svg:stroke-width="0.159cm" svg:stroke-color="#0066b3" draw:marker-start-width="0.438cm" draw:marker-end-width="0.438cm" draw:textarea-vertical-align="middle" fo:padding-top="0.204cm" fo:padding-bottom="0.204cm" fo:padding-left="0.329cm" fo:padding-right="0.329cm"/>
    </style:style>
    <style:style style:name="gr46" style:family="graphic" style:parent-style-name="standard">
      <style:graphic-properties draw:fill-color="#0066b3" draw:textarea-horizontal-align="justify" draw:textarea-vertical-align="middle" draw:auto-grow-height="false" fo:min-height="3.351cm" fo:min-width="1cm"/>
    </style:style>
    <style:style style:name="gr47" style:family="graphic" style:parent-style-name="standard">
      <style:graphic-properties draw:fill-color="#a3238e" draw:textarea-horizontal-align="justify" draw:textarea-vertical-align="middle" draw:auto-grow-height="false" fo:min-height="0.75cm" fo:min-width="0.15cm"/>
    </style:style>
    <style:style style:name="gr48" style:family="graphic" style:parent-style-name="objectwithoutfill">
      <style:graphic-properties draw:stroke="solid" draw:stroke-dash="Ultrafine_20_Dashed" svg:stroke-width="0.212cm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0.85cm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35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74cm" fo:min-width="0cm"/>
    </style:style>
    <style:style style:name="gr53" style:family="graphic">
      <style:graphic-properties style:protect="size"/>
    </style:style>
    <style:style style:name="pr1" style:family="presentation" style:parent-style-name="PM0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cccccc"/>
      <style:paragraph-properties fo:text-align="center"/>
    </style:style>
    <style:style style:name="P3" style:family="paragraph">
      <loext:graphic-properties draw:fill="solid" draw:fill-color="#7e7e7e"/>
    </style:style>
    <style:style style:name="P4" style:family="paragraph">
      <loext:graphic-properties draw:fill="none"/>
    </style:style>
    <style:style style:name="P5" style:family="paragraph">
      <loext:graphic-properties draw:fill="solid" draw:fill-color="#4c5a69"/>
    </style:style>
    <style:style style:name="P6" style:family="paragraph">
      <loext:graphic-properties draw:fill="hatch" draw:fill-color="#ffffff" draw:fill-hatch-name="Hatch_5f_0" draw:fill-hatch-solid="true" draw:opacity="25%"/>
    </style:style>
    <style:style style:name="P7" style:family="paragraph">
      <style:paragraph-properties fo:margin-left="0cm" fo:margin-right="0cm" fo:margin-top="0cm" fo:margin-bottom="0cm" fo:line-height="120%" fo:text-align="center" fo:text-indent="0cm"/>
    </style:style>
    <style:style style:name="P8" style:family="paragraph">
      <loext:graphic-properties draw:fill="solid" draw:fill-color="#ff33cc"/>
    </style:style>
    <style:style style:name="P9" style:family="paragraph">
      <loext:graphic-properties draw:fill="none"/>
      <style:paragraph-properties fo:margin-left="0cm" fo:margin-right="0cm" fo:margin-top="0cm" fo:margin-bottom="0cm" fo:line-height="120%" fo:text-align="center" fo:text-indent="0cm"/>
    </style:style>
    <style:style style:name="P10" style:family="paragraph">
      <loext:graphic-properties draw:fill="hatch" draw:fill-color="#8db1e2" draw:fill-hatch-name="Hatch_5f_1" draw:fill-hatch-solid="true" draw:opacity="25%"/>
    </style:style>
    <style:style style:name="P11" style:family="paragraph">
      <loext:graphic-properties draw:fill="solid" draw:fill-color="#ffffff"/>
    </style:style>
    <style:style style:name="P12" style:family="paragraph">
      <loext:graphic-properties draw:fill="solid" draw:fill-color="#000000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-color="#fff200"/>
      <style:paragraph-properties fo:text-align="center"/>
    </style:style>
    <style:style style:name="P16" style:family="paragraph">
      <loext:graphic-properties draw:fill-color="#ed1c24"/>
      <style:paragraph-properties fo:text-align="center"/>
    </style:style>
    <style:style style:name="P17" style:family="paragraph">
      <loext:graphic-properties draw:fill-color="#000000"/>
      <style:paragraph-properties fo:text-align="center"/>
    </style:style>
    <style:style style:name="P18" style:family="paragraph">
      <loext:graphic-properties draw:fill-color="#89c765"/>
      <style:paragraph-properties fo:text-align="center"/>
    </style:style>
    <style:style style:name="P19" style:family="paragraph">
      <loext:graphic-properties draw:fill-color="#0066b3"/>
      <style:paragraph-properties fo:text-align="center"/>
    </style:style>
    <style:style style:name="P20" style:family="paragraph">
      <loext:graphic-properties draw:fill-color="#a3238e"/>
      <style:paragraph-properties fo:text-align="center"/>
    </style:style>
    <style:style style:name="P21" style:family="paragraph">
      <loext:graphic-properties draw:fill="none" draw:fill-color="#ffffff"/>
      <style:text-properties fo:font-weight="bold" style:font-weight-asian="bold" style:font-weight-complex="bold"/>
    </style:style>
    <style:style style:name="P22" style:family="paragraph">
      <loext:graphic-properties draw:fill-color="#ffffff"/>
    </style:style>
    <style:style style:name="T1" style:family="text">
      <style:text-properties fo:color="#000000" style:font-name="Calibri1" fo:font-size="12pt" style:font-name-asian="Calibri1" style:font-size-asian="12pt" style:font-name-complex="Calibri1" style:font-size-complex="12pt"/>
    </style:style>
    <style:style style:name="T2" style:family="text">
      <style:text-properties fo:color="#ffffff" style:font-name="Franklin Gothic Book" fo:font-size="10pt" style:font-name-asian="Franklin Gothic Book" style:font-size-asian="10pt" style:font-name-complex="Franklin Gothic Book" style:font-size-complex="10pt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 1" draw:style-name="dp1" draw:master-page-name="PM0" presentation:presentation-page-layout-name="AL1T0">
        <draw:custom-shape draw:style-name="gr1" draw:text-style-name="P2" draw:layer="layout" svg:width="16.2cm" svg:height="11.6cm" svg:x="7.1cm" svg:y="32cm">
          <text:p text:style-name="P1">Régie</text:p>
          <text:p text:style-name="P1"/>
          <draw:enhanced-geometry svg:viewBox="0 0 21600 21600" draw:type="rectangle" draw:enhanced-path="M 0 0 L 21600 0 21600 21600 0 21600 0 0 Z N"/>
        </draw:custom-shape>
        <draw:polygon draw:style-name="gr2" draw:text-style-name="P3" draw:layer="layout" svg:width="90.6cm" svg:height="0.3cm" svg:x="3.614cm" svg:y="1.614cm" svg:viewBox="0 0 90601 301" draw:points="0,0 90601,0 90301,301 300,301">
          <text:p/>
        </draw:polygon>
        <draw:path draw:style-name="gr3" draw:text-style-name="P4" draw:layer="layout" svg:width="90.6cm" svg:height="0.3cm" svg:x="3.614cm" svg:y="1.614cm" svg:viewBox="0 0 90601 301" svg:d="M0 0h90601M300 301h90001">
          <text:p/>
        </draw:path>
        <draw:polygon draw:style-name="gr2" draw:text-style-name="P3" draw:layer="layout" svg:width="0.3cm" svg:height="138.086cm" svg:x="93.914cm" svg:y="1.614cm" svg:viewBox="0 0 301 138087" draw:points="301,0 301,138087 0,137787 0,300">
          <text:p/>
        </draw:polygon>
        <draw:path draw:style-name="gr3" draw:text-style-name="P4" draw:layer="layout" svg:width="0.3cm" svg:height="138.086cm" svg:x="93.914cm" svg:y="1.614cm" svg:viewBox="0 0 301 138087" svg:d="M301 0v138087M0 300v137487">
          <text:p/>
        </draw:path>
        <draw:polygon draw:style-name="gr2" draw:text-style-name="P3" draw:layer="layout" svg:width="90.6cm" svg:height="0.3cm" svg:x="3.614cm" svg:y="139.4cm" svg:viewBox="0 0 90601 301" draw:points="90601,301 0,301 299,0 90301,0">
          <text:p/>
        </draw:polygon>
        <draw:path draw:style-name="gr3" draw:text-style-name="P4" draw:layer="layout" svg:width="90.6cm" svg:height="0.3cm" svg:x="3.614cm" svg:y="139.4cm" svg:viewBox="0 0 90601 301" svg:d="M90601 301h-90601M90301 0h-90002">
          <text:p/>
        </draw:path>
        <draw:polygon draw:style-name="gr2" draw:text-style-name="P3" draw:layer="layout" svg:width="0.3cm" svg:height="138.086cm" svg:x="3.614cm" svg:y="1.614cm" svg:viewBox="0 0 301 138087" draw:points="0,138087 0,0 301,299 301,137787">
          <text:p/>
        </draw:polygon>
        <draw:path draw:style-name="gr3" draw:text-style-name="P4" draw:layer="layout" svg:width="0.3cm" svg:height="138.086cm" svg:x="3.614cm" svg:y="1.614cm" svg:viewBox="0 0 301 138087" svg:d="M0 138087v-138087M301 137787v-137488">
          <text:p/>
        </draw:path>
        <draw:polyline draw:style-name="gr3" draw:text-style-name="P4" draw:layer="layout" svg:width="7.733cm" svg:height="39.04cm" svg:x="82.925cm" svg:y="54.305cm" svg:viewBox="0 0 7734 39041" draw:points="0,39041 7734,39041 7734,0">
          <text:p/>
        </draw:polyline>
        <draw:line draw:style-name="gr4" draw:text-style-name="P4" draw:layer="layout" svg:x1="92.425cm" svg:y1="93.644cm" svg:x2="92.425cm" svg:y2="93.345cm">
          <text:p/>
        </draw:line>
        <draw:polygon draw:style-name="gr5" draw:text-style-name="P4" draw:layer="layout" svg:width="0cm" svg:height="0.423cm" svg:x="92.425cm" svg:y="93.283cm" svg:viewBox="0 0 0 424" draw:points="0,0 0,424">
          <text:p/>
        </draw:polygon>
        <draw:line draw:style-name="gr4" draw:text-style-name="P4" draw:layer="layout" svg:x1="92.425cm" svg:y1="54.305cm" svg:x2="92.425cm" svg:y2="93.344cm">
          <text:p/>
        </draw:line>
        <draw:path draw:style-name="gr4" draw:text-style-name="P4" draw:layer="layout" svg:width="0cm" svg:height="39.338cm" svg:x="92.425cm" svg:y="54.305cm" svg:viewBox="0 0 0 39339" svg:d="M0 39339v-300M0 0v39039">
          <text:p/>
        </draw:path>
        <draw:polygon draw:style-name="gr5" draw:text-style-name="P4" draw:layer="layout" svg:width="0.542cm" svg:height="0.542cm" svg:x="92.905cm" svg:y="75.433cm" svg:viewBox="0 0 543 543" draw:points="271,0 0,0 271,543 543,0">
          <text:p/>
        </draw:polygon>
        <draw:line draw:style-name="gr4" draw:text-style-name="P4" draw:layer="layout" svg:x1="87.125cm" svg:y1="98.944cm" svg:x2="87.125cm" svg:y2="98.644cm">
          <text:p/>
        </draw:line>
        <draw:polygon draw:style-name="gr5" draw:text-style-name="P4" draw:layer="layout" svg:width="0cm" svg:height="0.423cm" svg:x="87.125cm" svg:y="98.582cm" svg:viewBox="0 0 0 424" draw:points="0,0 0,424">
          <text:p/>
        </draw:polygon>
        <draw:line draw:style-name="gr4" draw:text-style-name="P4" draw:layer="layout" svg:x1="87.125cm" svg:y1="88.046cm" svg:x2="87.125cm" svg:y2="98.644cm">
          <text:p/>
        </draw:line>
        <draw:path draw:style-name="gr4" draw:text-style-name="P4" draw:layer="layout" svg:width="0cm" svg:height="10.897cm" svg:x="87.125cm" svg:y="88.046cm" svg:viewBox="0 0 0 10898" svg:d="M0 10898v-300M0 0v10598">
          <text:p/>
        </draw:path>
        <draw:polygon draw:style-name="gr5" draw:text-style-name="P4" draw:layer="layout" svg:width="0.542cm" svg:height="0.542cm" svg:x="87.606cm" svg:y="94.749cm" svg:viewBox="0 0 543 543" draw:points="271,0 0,0 271,543 543,0">
          <text:p/>
        </draw:polygon>
        <draw:line draw:style-name="gr4" draw:text-style-name="P4" draw:layer="layout" svg:x1="81.826cm" svg:y1="93.645cm" svg:x2="81.826cm" svg:y2="93.345cm">
          <text:p/>
        </draw:line>
        <draw:polygon draw:style-name="gr5" draw:text-style-name="P4" draw:layer="layout" svg:width="0cm" svg:height="0.423cm" svg:x="81.826cm" svg:y="93.283cm" svg:viewBox="0 0 0 424" draw:points="0,0 0,424">
          <text:p/>
        </draw:polygon>
        <draw:line draw:style-name="gr4" draw:text-style-name="P4" draw:layer="layout" svg:x1="81.826cm" svg:y1="54.305cm" svg:x2="81.826cm" svg:y2="93.344cm">
          <text:p/>
        </draw:line>
        <draw:path draw:style-name="gr4" draw:text-style-name="P4" draw:layer="layout" svg:width="0cm" svg:height="39.339cm" svg:x="81.826cm" svg:y="54.305cm" svg:viewBox="0 0 0 39340" svg:d="M0 39340v-301M0 0v39039">
          <text:p/>
        </draw:path>
        <draw:polygon draw:style-name="gr5" draw:text-style-name="P4" draw:layer="layout" svg:width="0.542cm" svg:height="0.542cm" svg:x="82.306cm" svg:y="75.433cm" svg:viewBox="0 0 543 543" draw:points="271,0 0,0 271,543 543,0">
          <text:p/>
        </draw:polygon>
        <draw:line draw:style-name="gr4" draw:text-style-name="P4" draw:layer="layout" svg:x1="87.125cm" svg:y1="59.903cm" svg:x2="87.125cm" svg:y2="59.604cm">
          <text:p/>
        </draw:line>
        <draw:polygon draw:style-name="gr5" draw:text-style-name="P4" draw:layer="layout" svg:width="0cm" svg:height="0.423cm" svg:x="87.125cm" svg:y="59.542cm" svg:viewBox="0 0 0 424" draw:points="0,0 0,424">
          <text:p/>
        </draw:polygon>
        <draw:line draw:style-name="gr4" draw:text-style-name="P4" draw:layer="layout" svg:x1="87.125cm" svg:y1="49.006cm" svg:x2="87.125cm" svg:y2="59.604cm">
          <text:p/>
        </draw:line>
        <draw:path draw:style-name="gr4" draw:text-style-name="P4" draw:layer="layout" svg:width="0cm" svg:height="10.897cm" svg:x="87.125cm" svg:y="49.006cm" svg:viewBox="0 0 0 10898" svg:d="M0 10898v-300M0 0v10598">
          <text:p/>
        </draw:path>
        <draw:polygon draw:style-name="gr5" draw:text-style-name="P4" draw:layer="layout" svg:width="0.542cm" svg:height="0.542cm" svg:x="87.606cm" svg:y="55.709cm" svg:viewBox="0 0 543 543" draw:points="271,0 0,0 271,543 543,0">
          <text:p/>
        </draw:polygon>
        <draw:polygon draw:style-name="gr6" draw:text-style-name="P4" draw:layer="layout" svg:width="1.78cm" svg:height="2.629cm" svg:x="83.772cm" svg:y="87.854cm" svg:viewBox="0 0 1781 2630" draw:points="621,0 0,2320 1160,2630 1781,310">
          <text:p/>
        </draw:polygon>
        <draw:polygon draw:style-name="gr6" draw:text-style-name="P4" draw:layer="layout" svg:width="1.78cm" svg:height="2.629cm" svg:x="84.412cm" svg:y="85.464cm" svg:viewBox="0 0 1781 2630" draw:points="621,0 0,2320 1160,2630 1781,310">
          <text:p/>
        </draw:polygon>
        <draw:polygon draw:style-name="gr6" draw:text-style-name="P4" draw:layer="layout" svg:width="1.78cm" svg:height="2.629cm" svg:x="85.053cm" svg:y="83.073cm" svg:viewBox="0 0 1781 2630" draw:points="621,0 0,2320 1160,2630 1781,310">
          <text:p/>
        </draw:polygon>
        <draw:polygon draw:style-name="gr6" draw:text-style-name="P4" draw:layer="layout" svg:width="1.78cm" svg:height="2.629cm" svg:x="85.694cm" svg:y="80.682cm" svg:viewBox="0 0 1781 2630" draw:points="621,0 0,2320 1160,2630 1781,310">
          <text:p/>
        </draw:polygon>
        <draw:polygon draw:style-name="gr6" draw:text-style-name="P4" draw:layer="layout" svg:width="1.78cm" svg:height="2.629cm" svg:x="83.131cm" svg:y="90.245cm" svg:viewBox="0 0 1781 2630" draw:points="621,0 0,2320 1160,2630 1781,310">
          <text:p/>
        </draw:polygon>
        <draw:polygon draw:style-name="gr7" draw:text-style-name="P4" draw:layer="layout" svg:width="2.4cm" svg:height="1.2cm" svg:x="40.85cm" svg:y="37.231cm" svg:viewBox="0 0 2401 1201" draw:points="0,1201 2401,1201 2401,0 0,0">
          <text:p/>
        </draw:polygon>
        <draw:g>
          <draw:polygon draw:style-name="gr8" draw:text-style-name="P5" draw:layer="layout" svg:width="0.4cm" svg:height="12cm" svg:x="90.6cm" svg:y="68.242cm" svg:viewBox="0 0 401 12001" draw:points="401,0 0,0 0,12001 400,12001">
            <text:p/>
          </draw:polygon>
          <draw:polygon draw:style-name="gr9" draw:text-style-name="P4" draw:layer="layout" svg:width="0.4cm" svg:height="12cm" svg:x="90.6cm" svg:y="68.242cm" svg:viewBox="0 0 401 12001" draw:points="401,0 0,0 0,12001 400,12001">
            <text:p/>
          </draw:polygon>
        </draw:g>
        <draw:g>
          <draw:polygon draw:style-name="gr10" draw:text-style-name="P6" draw:layer="layout" svg:width="6cm" svg:height="6cm" svg:x="49.5cm" svg:y="117cm" svg:viewBox="0 0 6001 6001" draw:points="0,6001 6001,6001 6001,0 0,0">
            <text:p/>
          </draw:polygon>
          <draw:polygon draw:style-name="gr5" draw:text-style-name="P4" draw:layer="layout" svg:width="6cm" svg:height="6cm" svg:x="49.5cm" svg:y="117cm" svg:viewBox="0 0 6001 6001" draw:points="0,6001 6001,6001 6001,0 0,0">
            <text:p/>
          </draw:polygon>
        </draw:g>
        <draw:frame draw:style-name="gr11" draw:text-style-name="P4" draw:layer="layout" svg:width="2.01cm" svg:height="3.275cm" svg:x="51.495cm" svg:y="117.673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polygon draw:style-name="gr10" draw:text-style-name="P6" draw:layer="layout" svg:width="6cm" svg:height="6cm" svg:x="49.51cm" svg:y="127.7cm" svg:viewBox="0 0 6001 6001" draw:points="0,6001 6001,6001 6001,0 0,0">
            <text:p/>
          </draw:polygon>
          <draw:polygon draw:style-name="gr5" draw:text-style-name="P4" draw:layer="layout" svg:width="6cm" svg:height="6cm" svg:x="49.51cm" svg:y="127.7cm" svg:viewBox="0 0 6001 6001" draw:points="0,6001 6001,6001 6001,0 0,0">
            <text:p/>
          </draw:polygon>
        </draw:g>
        <draw:frame draw:style-name="gr11" draw:text-style-name="P4" draw:layer="layout" svg:width="2.01cm" svg:height="3.275cm" svg:x="51.658cm" svg:y="128.525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g>
            <draw:polygon draw:style-name="gr12" draw:text-style-name="P8" draw:layer="layout" svg:width="2.4cm" svg:height="1.2cm" draw:transform="rotate (3.1396727914126) translate (44.5587171293876cm 6.94281993871855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44.5587171293876cm 6.94281993871855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45.248cm 6.70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37.0847309034825cm 6.928470897621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37.0847309034825cm 6.928470897621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37.775cm 6.69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47.0217125902392cm 6.94754855635613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47.0217125902392cm 6.94754855635613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47.711cm 6.7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39.5587263440618cm 6.93322063372956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39.5587263440618cm 6.93322063372956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40.249cm 6.69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42.078721699866cm 6.93805868344401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42.078721699866cm 6.93805868344401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42.769cm 6.701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53.9596998039574cm 6.96086855195887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56.4346952426937cm 6.96562020792842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58.90969068143cm 6.97037186389798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61.3846861201663cm 6.97512351986753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51.4847043652211cm 6.95611689598932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3.1396727914126) translate (53.9130037274585cm 5.76077669029177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53.9130037274585cm 5.76077669029177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54.603cm 5.523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61.3869899533637cm 5.77512573138932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61.3869899533637cm 5.77512573138932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62.077cm 5.538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51.450008266607cm 5.75604807265419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51.450008266607cm 5.75604807265419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52.14cm 5.518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58.9129945127844cm 5.77037599528077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58.9129945127844cm 5.77037599528077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59.603cm 5.533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56.3929991569802cm 5.76553794556631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56.3929991569802cm 5.76553794556631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57.083cm 5.528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44.5120210528888cm 5.74272807705145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42.0370256141525cm 5.7379764210819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39.5620301754162cm 5.73322476511234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37.0870347366799cm 5.72847310914279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46.9870164916251cm 5.74747973302101cm)" svg:viewBox="0 0 2401 1201" draw:points="2401,0 0,0 0,1201 2400,1201">
          <text:p/>
        </draw:polygon>
        <draw:g>
          <draw:g>
            <draw:polygon draw:style-name="gr12" draw:text-style-name="P8" draw:layer="layout" svg:width="2.4cm" svg:height="1.2cm" draw:transform="rotate (3.1396727914126) translate (44.5464300190017cm 13.3428081439357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44.5464300190017cm 13.3428081439357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45.235cm 13.10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37.0724437930966cm 13.3284591028381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37.0724437930966cm 13.3284591028381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37.762cm 13.09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47.0094254798533cm 13.3475367615733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47.0094254798533cm 13.3475367615733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47.699cm 13.1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39.5464392336758cm 13.3332088389467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39.5464392336758cm 13.3332088389467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40.235cm 13.09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42.0664345894801cm 13.3380468886611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42.0664345894801cm 13.3380468886611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42.755cm 13.101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53.9474126935714cm 13.360856757176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56.4224081323078cm 13.3656084131456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58.8974035710441cm 13.3703600691151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61.3723990097804cm 13.3751117250847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51.4724172548351cm 13.3561051012064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3.1396727914126) translate (53.9007166170726cm 12.1607648955089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53.9007166170726cm 12.1607648955089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54.591cm 11.923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61.3747028429778cm 12.1751139366064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61.3747028429778cm 12.1751139366064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62.064cm 11.938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51.4377211562211cm 12.1560362778713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51.4377211562211cm 12.1560362778713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52.128cm 11.91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58.9007074023985cm 12.1703642004979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58.9007074023985cm 12.1703642004979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59.59cm 11.932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56.3807120465943cm 12.1655261507834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56.3807120465943cm 12.1655261507834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57.071cm 11.928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44.4997339425029cm 12.1427162822686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42.0247385037666cm 12.137964626299cm)" svg:viewBox="0 0 2401 1201" draw:points="2401,0 0,0 0,1201 2401,1201">
          <text:p/>
        </draw:polygon>
        <draw:polygon draw:style-name="gr15" draw:text-style-name="P4" draw:layer="layout" svg:width="2.4cm" svg:height="1.2cm" draw:transform="rotate (3.1396727914126) translate (39.5497430650303cm 12.1332129703295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37.0747476262939cm 12.1284613143599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46.9747293812392cm 12.1474679382381cm)" svg:viewBox="0 0 2401 1201" draw:points="2401,0 0,0 0,1201 2400,1201">
          <text:p/>
        </draw:polygon>
        <draw:g>
          <draw:g>
            <draw:polygon draw:style-name="gr12" draw:text-style-name="P8" draw:layer="layout" svg:width="2.4cm" svg:height="1.2cm" draw:transform="rotate (3.1396727914126) translate (53.7161977699135cm 18.1604217019473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53.7161977699135cm 18.1604217019473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54.406cm 17.923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61.1901839958187cm 18.1747707430449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61.1901839958187cm 18.1747707430449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61.88cm 17.937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51.253202309062cm 18.1556930843098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51.253202309062cm 18.1556930843098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51.943cm 17.918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58.7161885552394cm 18.1700210069363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58.7161885552394cm 18.1700210069363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59.406cm 17.932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56.1961931994352cm 18.1651829572219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56.1961931994352cm 18.1651829572219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56.886cm 17.928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44.3152150953438cm 18.142373088707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41.8402196566075cm 18.1376214327375cm)" svg:viewBox="0 0 2401 1201" draw:points="2401,0 0,0 0,1201 2401,1201">
          <text:p/>
        </draw:polygon>
        <draw:polygon draw:style-name="gr15" draw:text-style-name="P4" draw:layer="layout" svg:width="2.4cm" svg:height="1.2cm" draw:transform="rotate (3.1396727914126) translate (39.3652242178712cm 18.1328697767679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36.8902287791349cm 18.1281181207984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46.7902105340801cm 18.1471247446766cm)" svg:viewBox="0 0 2401 1201" draw:points="2401,0 0,0 0,1201 2400,1201">
          <text:p/>
        </draw:polygon>
        <draw:g>
          <draw:g>
            <draw:polygon draw:style-name="gr12" draw:text-style-name="P8" draw:layer="layout" svg:width="2.4cm" svg:height="1.2cm" draw:transform="rotate (3.1396727914126) translate (44.3619111718427cm 19.3424649503741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44.3619111718427cm 19.3424649503741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45.052cm 19.10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36.8879249459375cm 19.3281159092766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36.8879249459375cm 19.3281159092766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37.577cm 19.09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46.8249066326942cm 19.3471935680117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46.8249066326942cm 19.3471935680117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47.515cm 19.1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39.3619203865168cm 19.3328656453851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39.3619203865168cm 19.3328656453851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40.052cm 19.09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41.881915742321cm 19.3377036950996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41.881915742321cm 19.3377036950996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42.572cm 19.1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53.7628938464124cm 19.3605135636144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56.2378892851487cm 19.365265219584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58.712884723885cm 19.3700168755535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61.1878801626213cm 19.3747685315231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51.2878984076761cm 19.3557619076449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3.1396727914126) translate (44.3496240614567cm 25.7424531555913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44.3496240614567cm 25.7424531555913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45.039cm 25.504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36.8756378355516cm 25.7281041144937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36.8756378355516cm 25.7281041144937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37.565cm 25.49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46.8126195223083cm 25.7471817732288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46.8126195223083cm 25.7471817732288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47.502cm 25.50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39.3496332761309cm 25.7328538506022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39.3496332761309cm 25.7328538506022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40.039cm 25.49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41.8696286319351cm 25.7376919003167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41.8696286319351cm 25.7376919003167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42.559cm 25.5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53.7506067360265cm 25.7605017688316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56.2256021747628cm 25.7652534248011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58.7005976134991cm 25.7700050807707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61.1755930522354cm 25.7747567367402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51.2756112972901cm 25.755750112862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3.1396727914126) translate (53.7039106595276cm 24.5604099071645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53.7039106595276cm 24.5604099071645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54.394cm 24.323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61.1778968854327cm 24.574758948262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61.1778968854327cm 24.574758948262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61.868cm 24.337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51.2409151986761cm 24.5556812895269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51.2409151986761cm 24.5556812895269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51.931cm 24.318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58.7039014448535cm 24.5700092121535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58.7039014448535cm 24.5700092121535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59.394cm 24.332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56.1839060890493cm 24.565171162439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56.1839060890493cm 24.565171162439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56.874cm 24.328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44.3029279849579cm 24.5423612939241cm)" svg:viewBox="0 0 2401 1201" draw:points="2401,0 0,0 0,1201 2401,1201">
          <text:p/>
        </draw:polygon>
        <draw:polygon draw:style-name="gr15" draw:text-style-name="P4" draw:layer="layout" svg:width="2.4cm" svg:height="1.2cm" draw:transform="rotate (3.1396727914126) translate (41.8279325462216cm 24.5376096379546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39.3529371074853cm 24.532857981985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36.877941668749cm 24.5281063260155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46.7779234236942cm 24.5471129498937cm)" svg:viewBox="0 0 2401 1201" draw:points="2401,0 0,0 0,1201 2400,1201">
          <text:p/>
        </draw:polygon>
        <draw:polygon draw:style-name="gr16" draw:text-style-name="P4" draw:layer="layout" svg:width="1cm" svg:height="1cm" draw:transform="rotate (-1.56102248298373) translate (18.9587537349057cm 59.455699741048cm)" svg:viewBox="0 0 1001 1001" draw:points="0,1001 1001,1001 1001,0 0,0">
          <text:p/>
        </draw:polygon>
        <draw:polygon draw:style-name="gr16" draw:text-style-name="P4" draw:layer="layout" svg:width="0.186cm" svg:height="1cm" draw:transform="rotate (-1.56102248298373) translate (18.9587537349057cm 59.455699741048cm)" svg:viewBox="0 0 187 1001" draw:points="0,1001 187,1001 187,0 0,0">
          <text:p/>
        </draw:polygon>
        <draw:polygon draw:style-name="gr16" draw:text-style-name="P4" draw:layer="layout" svg:width="1cm" svg:height="1cm" draw:transform="rotate (-1.56102248298373) translate (16.4587989005232cm 59.4685368686206cm)" svg:viewBox="0 0 1001 1001" draw:points="0,1001 1001,1001 1001,0 0,0">
          <text:p/>
        </draw:polygon>
        <draw:polygon draw:style-name="gr16" draw:text-style-name="P4" draw:layer="layout" svg:width="0.186cm" svg:height="1cm" draw:transform="rotate (-1.56102248298373) translate (16.4587989005232cm 59.4685368686206cm)" svg:viewBox="0 0 187 1001" draw:points="0,1001 187,1001 187,0 0,0">
          <text:p/>
        </draw:polygon>
        <draw:polygon draw:style-name="gr16" draw:text-style-name="P4" draw:layer="layout" svg:width="1cm" svg:height="1cm" draw:transform="rotate (-1.56102248298373) translate (13.9537580858215cm 59.4643995211145cm)" svg:viewBox="0 0 1001 1001" draw:points="0,1001 1001,1001 1001,0 0,0">
          <text:p/>
        </draw:polygon>
        <draw:polygon draw:style-name="gr16" draw:text-style-name="P4" draw:layer="layout" svg:width="0.186cm" svg:height="1cm" draw:transform="rotate (-1.56102248298373) translate (13.9537580858215cm 59.4643995211145cm)" svg:viewBox="0 0 187 1001" draw:points="0,1001 187,1001 187,0 0,0">
          <text:p/>
        </draw:polygon>
        <draw:polygon draw:style-name="gr16" draw:text-style-name="P4" draw:layer="layout" svg:width="1cm" svg:height="1cm" draw:transform="rotate (-1.56102248298373) translate (11.4588841703248cm 59.4932111365748cm)" svg:viewBox="0 0 1001 1001" draw:points="0,1001 1001,1001 1001,0 0,0">
          <text:p/>
        </draw:polygon>
        <draw:polygon draw:style-name="gr16" draw:text-style-name="P4" draw:layer="layout" svg:width="0.186cm" svg:height="1cm" draw:transform="rotate (-1.56102248298373) translate (11.4588841703248cm 59.4932111365748cm)" svg:viewBox="0 0 187 1001" draw:points="0,1001 187,1001 187,0 0,0">
          <text:p/>
        </draw:polygon>
        <draw:polygon draw:style-name="gr16" draw:text-style-name="P4" draw:layer="layout" svg:width="1cm" svg:height="1cm" draw:transform="rotate (-1.56102248298373) translate (8.95892933594214cm 59.5060482641474cm)" svg:viewBox="0 0 1001 1001" draw:points="0,1001 1001,1001 1001,0 0,0">
          <text:p/>
        </draw:polygon>
        <draw:polygon draw:style-name="gr16" draw:text-style-name="P4" draw:layer="layout" svg:width="0.186cm" svg:height="1cm" draw:transform="rotate (-1.56102248298373) translate (8.95892933594224cm 59.5060482641474cm)" svg:viewBox="0 0 187 1001" draw:points="0,1001 187,1001 187,0 0,0">
          <text:p/>
        </draw:polygon>
        <draw:polygon draw:style-name="gr16" draw:text-style-name="P4" draw:layer="layout" svg:width="1cm" svg:height="1cm" draw:transform="rotate (1.5702727280193) translate (8.08326753701227cm 64.3984390873752cm)" svg:viewBox="0 0 1001 1001" draw:points="0,1001 1001,1001 1001,0 0,0">
          <text:p/>
        </draw:polygon>
        <draw:polygon draw:style-name="gr16" draw:text-style-name="P4" draw:layer="layout" svg:width="0.186cm" svg:height="1cm" draw:transform="rotate (1.5702727280193) translate (8.08326753701227cm 64.3984390873752cm)" svg:viewBox="0 0 187 1001" draw:points="0,1001 187,1001 187,0 0,0">
          <text:p/>
        </draw:polygon>
        <draw:polygon draw:style-name="gr16" draw:text-style-name="P4" draw:layer="layout" svg:width="1cm" svg:height="1cm" draw:transform="rotate (1.5702727280193) translate (10.5762849731339cm 64.3989643798628cm)" svg:viewBox="0 0 1001 1001" draw:points="0,1001 1001,1001 1001,0 0,0">
          <text:p/>
        </draw:polygon>
        <draw:polygon draw:style-name="gr16" draw:text-style-name="P4" draw:layer="layout" svg:width="0.186cm" svg:height="1cm" draw:transform="rotate (1.5702727280193) translate (10.5762849731339cm 64.3989643798628cm)" svg:viewBox="0 0 187 1001" draw:points="0,1001 187,1001 187,0 0,0">
          <text:p/>
        </draw:polygon>
        <draw:polygon draw:style-name="gr16" draw:text-style-name="P4" draw:layer="layout" svg:width="1cm" svg:height="1cm" draw:transform="rotate (1.5702727280193) translate (13.0831402640646cm 64.3674192221778cm)" svg:viewBox="0 0 1001 1001" draw:points="0,1001 1001,1001 1001,0 0,0">
          <text:p/>
        </draw:polygon>
        <draw:polygon draw:style-name="gr16" draw:text-style-name="P4" draw:layer="layout" svg:width="0.186cm" svg:height="1cm" draw:transform="rotate (1.5702727280193) translate (13.0831402640646cm 64.3674192221778cm)" svg:viewBox="0 0 187 1001" draw:points="0,1001 187,1001 187,0 0,0">
          <text:p/>
        </draw:polygon>
        <draw:polygon draw:style-name="gr16" draw:text-style-name="P4" draw:layer="layout" svg:width="1cm" svg:height="1cm" draw:transform="rotate (1.5702727280193) translate (15.5831879791217cm 64.3739090077781cm)" svg:viewBox="0 0 1001 1001" draw:points="0,1001 1001,1001 1001,0 0,0">
          <text:p/>
        </draw:polygon>
        <draw:polygon draw:style-name="gr16" draw:text-style-name="P4" draw:layer="layout" svg:width="0.186cm" svg:height="1cm" draw:transform="rotate (1.5702727280193) translate (15.5831879791217cm 64.3739090077781cm)" svg:viewBox="0 0 187 1001" draw:points="0,1001 187,1001 187,0 0,0">
          <text:p/>
        </draw:polygon>
        <draw:polygon draw:style-name="gr16" draw:text-style-name="P4" draw:layer="layout" svg:width="1cm" svg:height="1cm" draw:transform="rotate (1.5702727280193) translate (18.083104096915cm 64.354399126416cm)" svg:viewBox="0 0 1001 1001" draw:points="0,1001 1001,1001 1001,0 0,0">
          <text:p/>
        </draw:polygon>
        <draw:polygon draw:style-name="gr16" draw:text-style-name="P4" draw:layer="layout" svg:width="0.186cm" svg:height="1cm" draw:transform="rotate (1.5702727280193) translate (18.083104096915cm 64.354399126416cm)" svg:viewBox="0 0 187 1001" draw:points="0,1001 187,1001 187,0 0,0">
          <text:p/>
        </draw:polygon>
        <draw:g>
          <draw:g>
            <draw:polygon draw:style-name="gr12" draw:text-style-name="P8" draw:layer="layout" svg:width="2.4cm" svg:height="1.2cm" draw:transform="rotate (3.1396727914126) translate (73.2586642371582cm 6.99791994935541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73.2586642371582cm 6.99791994935541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73.948cm 6.76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65.7846780112531cm 6.98357090825785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65.7846780112531cm 6.98357090825785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66.474cm 6.74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75.7216596980097cm 7.00264856699299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75.7216596980097cm 7.00264856699299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76.411cm 6.76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68.2586734518323cm 6.98832064436641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68.2586734518323cm 6.98832064436641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68.948cm 6.75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70.7786688076366cm 6.99315869408086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70.7786688076366cm 6.99315869408086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71.468cm 6.755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82.906646456523cm 7.01644276826218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85.3826418934164cm 7.02119634409273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87.8576373321527cm 7.02594800006228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90.332632770889cm 7.03069965603184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80.4316510177867cm 7.01169111229262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3.1396727914126) translate (82.8609503781813cm 5.81635282645607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82.8609503781813cm 5.81635282645607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83.549cm 5.57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90.3349366040864cm 5.83070186755363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90.3349366040864cm 5.83070186755363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91.023cm 5.593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80.3979549173297cm 5.81162420881849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80.3979549173297cm 5.81162420881849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81.086cm 5.574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87.8609411635072cm 5.82595213144507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87.8609411635072cm 5.82595213144507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88.549cm 5.588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85.3399458095458cm 5.82111216186962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85.3399458095458cm 5.82111216186962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86.029cm 5.583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73.2119681606594cm 5.7978280876883cm)" svg:viewBox="0 0 2401 1201" draw:points="2401,0 0,0 0,1201 2401,1201">
          <text:p/>
        </draw:polygon>
        <draw:polygon draw:style-name="gr15" draw:text-style-name="P4" draw:layer="layout" svg:width="2.4cm" svg:height="1.2cm" draw:transform="rotate (3.1396727914126) translate (70.7369727219231cm 5.79307643171875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68.2619772831867cm 5.7883247757492cm)" svg:viewBox="0 0 2401 1201" draw:points="2401,0 0,0 0,1201 2401,1201">
          <text:p/>
        </draw:polygon>
        <draw:polygon draw:style-name="gr15" draw:text-style-name="P4" draw:layer="layout" svg:width="2.4cm" svg:height="1.2cm" draw:transform="rotate (3.1396727914126) translate (65.7869818444505cm 5.78357311977964cm)" svg:viewBox="0 0 2401 1201" draw:points="2401,0 0,0 0,1201 2401,1201">
          <text:p/>
        </draw:polygon>
        <draw:polygon draw:style-name="gr15" draw:text-style-name="P4" draw:layer="layout" svg:width="2.4cm" svg:height="1.2cm" draw:transform="rotate (3.1396727914126) translate (75.6869635993957cm 5.80257974365786cm)" svg:viewBox="0 0 2401 1201" draw:points="2401,0 0,0 0,1201 2401,1201">
          <text:p/>
        </draw:polygon>
        <draw:g>
          <draw:g>
            <draw:polygon draw:style-name="gr12" draw:text-style-name="P8" draw:layer="layout" svg:width="2.4cm" svg:height="1.2cm" draw:transform="rotate (3.1396727914126) translate (73.2463771267723cm 13.3979081545725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73.2463771267723cm 13.3979081545725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73.936cm 13.16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65.7723909008672cm 13.383559113475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65.7723909008672cm 13.383559113475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66.462cm 13.146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75.7093725876238cm 13.4026367722101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75.7093725876238cm 13.4026367722101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76.399cm 13.16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68.2463863414464cm 13.3883088495835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68.2463863414464cm 13.3883088495835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68.936cm 13.1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70.7663816972507cm 13.393146899298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70.7663816972507cm 13.393146899298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71.456cm 13.156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82.8943593461371cm 13.4164309734793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85.3703547830305cm 13.4211845493099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87.8453502217668cm 13.4259362052794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90.3203456605031cm 13.430687861249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80.4193639074008cm 13.4116793175098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3.1396727914126) translate (82.8486632677953cm 12.2163410316732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82.8486632677953cm 12.2163410316732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83.537cm 11.97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90.3226494937005cm 12.2306900727708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90.3226494937005cm 12.2306900727708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91.011cm 11.993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80.3856678069438cm 12.2116124140356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80.3856678069438cm 12.2116124140356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81.074cm 11.974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87.8486540531212cm 12.2259403366622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87.8486540531212cm 12.2259403366622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88.537cm 11.988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85.3276586991599cm 12.2211003670867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85.3276586991599cm 12.2211003670867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86.017cm 11.984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73.1996810502734cm 12.1978162929054cm)" svg:viewBox="0 0 2401 1201" draw:points="2401,0 0,0 0,1201 2401,1201">
          <text:p/>
        </draw:polygon>
        <draw:polygon draw:style-name="gr15" draw:text-style-name="P4" draw:layer="layout" svg:width="2.4cm" svg:height="1.2cm" draw:transform="rotate (3.1396727914126) translate (70.7246856115372cm 12.1930646369359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68.2496901728008cm 12.1883129809663cm)" svg:viewBox="0 0 2401 1201" draw:points="2401,0 0,0 0,1201 2401,1201">
          <text:p/>
        </draw:polygon>
        <draw:polygon draw:style-name="gr15" draw:text-style-name="P4" draw:layer="layout" svg:width="2.4cm" svg:height="1.2cm" draw:transform="rotate (3.1396727914126) translate (65.7746947340645cm 12.1835613249968cm)" svg:viewBox="0 0 2401 1201" draw:points="2401,0 0,0 0,1201 2401,1201">
          <text:p/>
        </draw:polygon>
        <draw:polygon draw:style-name="gr15" draw:text-style-name="P4" draw:layer="layout" svg:width="2.4cm" svg:height="1.2cm" draw:transform="rotate (3.1396727914126) translate (75.6746764890098cm 12.202567948875cm)" svg:viewBox="0 0 2401 1201" draw:points="2401,0 0,0 0,1201 2401,1201">
          <text:p/>
        </draw:polygon>
        <draw:g>
          <draw:g>
            <draw:polygon draw:style-name="gr12" draw:text-style-name="P8" draw:layer="layout" svg:width="2.4cm" svg:height="1.2cm" draw:transform="rotate (3.1396727914126) translate (73.0618582796132cm 19.397564961011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73.0618582796132cm 19.397564961011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73.751cm 19.16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65.5878720537081cm 19.3832159199134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65.5878720537081cm 19.3832159199134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66.277cm 19.14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75.5248537404648cm 19.4022935786486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75.5248537404648cm 19.4022935786486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76.214cm 19.16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68.0618674942873cm 19.387965656022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68.0618674942873cm 19.387965656022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68.751cm 19.1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70.5818628500916cm 19.3928037057364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70.5818628500916cm 19.3928037057364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71.271cm 19.155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82.709840498978cm 19.4160877799177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85.1858359358714cm 19.4208413557483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87.6608313746077cm 19.4255930117179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90.1358268133441cm 19.4303446676874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80.2348450602417cm 19.4113361239482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3.1396727914126) translate (82.6641444206363cm 18.2159978381116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82.6641444206363cm 18.2159978381116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83.352cm 17.97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90.1381306465414cm 18.2303468792092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90.1381306465414cm 18.2303468792092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90.826cm 17.992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80.2011489597848cm 18.2112692204741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80.2011489597848cm 18.2112692204741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80.889cm 17.973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87.6641352059622cm 18.2255971431006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87.6641352059622cm 18.2255971431006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88.352cm 17.988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85.1431398520008cm 18.2207571735252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85.1431398520008cm 18.2207571735252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85.832cm 17.983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73.0151622031144cm 18.1974730993439cm)" svg:viewBox="0 0 2401 1201" draw:points="2401,0 0,0 0,1201 2401,1201">
          <text:p/>
        </draw:polygon>
        <draw:polygon draw:style-name="gr15" draw:text-style-name="P4" draw:layer="layout" svg:width="2.4cm" svg:height="1.2cm" draw:transform="rotate (3.1396727914126) translate (70.5401667643781cm 18.1927214433743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68.0651713256418cm 18.1879697874048cm)" svg:viewBox="0 0 2401 1201" draw:points="2401,0 0,0 0,1201 2401,1201">
          <text:p/>
        </draw:polygon>
        <draw:polygon draw:style-name="gr15" draw:text-style-name="P4" draw:layer="layout" svg:width="2.4cm" svg:height="1.2cm" draw:transform="rotate (3.1396727914126) translate (65.5901758869054cm 18.1832181314352cm)" svg:viewBox="0 0 2401 1201" draw:points="2401,0 0,0 0,1201 2401,1201">
          <text:p/>
        </draw:polygon>
        <draw:polygon draw:style-name="gr15" draw:text-style-name="P4" draw:layer="layout" svg:width="2.4cm" svg:height="1.2cm" draw:transform="rotate (3.1396727914126) translate (75.4901576418507cm 18.2022247553134cm)" svg:viewBox="0 0 2401 1201" draw:points="2401,0 0,0 0,1201 2401,1201">
          <text:p/>
        </draw:polygon>
        <draw:g>
          <draw:g>
            <draw:polygon draw:style-name="gr12" draw:text-style-name="P8" draw:layer="layout" svg:width="2.4cm" svg:height="1.2cm" draw:transform="rotate (3.1396727914126) translate (73.0495711692273cm 25.7975531662281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73.0495711692273cm 25.7975531662281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73.739cm 25.56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65.5755849433222cm 25.7832041251305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65.5755849433222cm 25.7832041251305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66.265cm 25.54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75.5125666300788cm 25.8022817838657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75.5125666300788cm 25.8022817838657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76.202cm 25.56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68.0495803839014cm 25.7879538612391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68.0495803839014cm 25.7879538612391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68.739cm 25.5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70.5695757397057cm 25.7927919109536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70.5695757397057cm 25.7927919109536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71.259cm 25.556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82.6975533885921cm 25.8160759851349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85.1735488254855cm 25.8208295609654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87.6485442642218cm 25.825581216935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90.1235397029581cm 25.8303328729045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80.2225579498558cm 25.8113243291653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3.1396727914126) translate (82.6518573102504cm 24.6159860433288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82.6518573102504cm 24.6159860433288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83.34cm 24.378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90.1258435361555cm 24.6303350844263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90.1258435361555cm 24.6303350844263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90.814cm 24.393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80.1888618493988cm 24.6112574256912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80.1888618493988cm 24.6112574256912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80.877cm 24.373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87.6518480955762cm 24.6255853483178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87.6518480955762cm 24.6255853483178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88.34cm 24.388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85.1308527416149cm 24.6207453787423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85.1308527416149cm 24.6207453787423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85.82cm 24.384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73.0028750927285cm 24.597461304561cm)" svg:viewBox="0 0 2401 1201" draw:points="2401,0 0,0 0,1201 2401,1201">
          <text:p/>
        </draw:polygon>
        <draw:polygon draw:style-name="gr15" draw:text-style-name="P4" draw:layer="layout" svg:width="2.4cm" svg:height="1.2cm" draw:transform="rotate (3.1396727914126) translate (70.5278796539922cm 24.5927096485914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68.0528842152559cm 24.5879579926219cm)" svg:viewBox="0 0 2401 1201" draw:points="2401,0 0,0 0,1201 2401,1201">
          <text:p/>
        </draw:polygon>
        <draw:polygon draw:style-name="gr15" draw:text-style-name="P4" draw:layer="layout" svg:width="2.4cm" svg:height="1.2cm" draw:transform="rotate (3.1396727914126) translate (65.5778887765196cm 24.5832063366523cm)" svg:viewBox="0 0 2401 1201" draw:points="2401,0 0,0 0,1201 2401,1201">
          <text:p/>
        </draw:polygon>
        <draw:polygon draw:style-name="gr15" draw:text-style-name="P4" draw:layer="layout" svg:width="2.4cm" svg:height="1.2cm" draw:transform="rotate (3.1396727914126) translate (75.4778705314648cm 24.6022129605306cm)" svg:viewBox="0 0 2401 1201" draw:points="2401,0 0,0 0,1201 2401,1201">
          <text:p/>
        </draw:polygon>
        <draw:g>
          <draw:g>
            <draw:polygon draw:style-name="gr12" draw:text-style-name="P8" draw:layer="layout" svg:width="2.4cm" svg:height="1.2cm" draw:transform="rotate (3.1396727914126) translate (15.4703925240592cm 7.08397465895639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15.4703925240592cm 7.08397465895639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16.16cm 6.846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7.9964062981541cm 7.06962561785884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7.9964062981541cm 7.06962561785884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8.686cm 6.83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17.9333879849107cm 7.08870327659398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17.9333879849107cm 7.08870327659398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18.623cm 6.85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10.4704017387334cm 7.0743753539674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10.4704017387334cm 7.0743753539674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11.16cm 6.837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12.9913970926947cm 7.07921532354285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12.9913970926947cm 7.07921532354285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13.68cm 6.842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24.8713751986289cm 7.10202327219671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27.3463706373653cm 7.10677492816627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29.8213660761016cm 7.11152658413582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32.2963615148379cm 7.11627824010537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22.3963797598926cm 7.09727161622716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3.1396727914126) translate (24.8256791202872cm 5.90193333039061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24.8256791202872cm 5.90193333039061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25.514cm 5.664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32.2986653480352cm 5.91628045162716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32.2986653480352cm 5.91628045162716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32.988cm 5.67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22.3616836612786cm 5.89720279289203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22.3616836612786cm 5.89720279289203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23.051cm 5.65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29.8256699056131cm 5.9115326353796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29.8256699056131cm 5.9115326353796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30.514cm 5.674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27.3046745516518cm 5.90669266580415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27.3046745516518cm 5.90669266580415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27.994cm 5.669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15.4236964475604cm 5.88388279728929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12.9487010088241cm 5.87913114131974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10.4737055700878cm 5.87437948535018cm)" svg:viewBox="0 0 2401 1201" draw:points="2401,0 0,0 0,1201 2401,1201">
          <text:p/>
        </draw:polygon>
        <draw:polygon draw:style-name="gr15" draw:text-style-name="P4" draw:layer="layout" svg:width="2.4cm" svg:height="1.2cm" draw:transform="rotate (3.1396727914126) translate (7.9987101313515cm 5.86962782938063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17.8986918862967cm 5.88863445325885cm)" svg:viewBox="0 0 2401 1201" draw:points="2401,0 0,0 0,1201 2400,1201">
          <text:p/>
        </draw:polygon>
        <draw:g>
          <draw:g>
            <draw:polygon draw:style-name="gr12" draw:text-style-name="P8" draw:layer="layout" svg:width="2.4cm" svg:height="1.2cm" draw:transform="rotate (3.1396727914126) translate (15.4581054136733cm 13.4839628641735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15.4581054136733cm 13.4839628641735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16.148cm 13.246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7.9841191877682cm 13.469613823076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7.9841191877682cm 13.469613823076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8.674cm 13.232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17.9211008745248cm 13.4886914818111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17.9211008745248cm 13.4886914818111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18.611cm 13.25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10.4581146283474cm 13.4743635591845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10.4581146283474cm 13.4743635591845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11.148cm 13.236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12.9791099823087cm 13.47920352876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12.9791099823087cm 13.47920352876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13.668cm 13.242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24.859088088243cm 13.5020114774138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27.3340835269793cm 13.5067631333834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29.8090789657156cm 13.5115147893529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32.284074404452cm 13.5162664453225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22.3840926495067cm 13.4972598214443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3.1396727914126) translate (24.8133920099013cm 12.3019215356077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24.8133920099013cm 12.3019215356077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25.502cm 12.064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32.2863782376493cm 12.3162686568443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32.2863782376493cm 12.3162686568443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32.976cm 12.07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22.3493965508927cm 12.2971909981092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22.3493965508927cm 12.2971909981092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23.039cm 12.05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29.8133827952271cm 12.3115208405967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29.8133827952271cm 12.3115208405967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30.502cm 12.074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27.2923874412658cm 12.3066808710213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27.2923874412658cm 12.3066808710213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27.982cm 12.069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15.4114093371745cm 12.2838710025064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12.9364138984382cm 12.2791193465369cm)" svg:viewBox="0 0 2401 1201" draw:points="2401,0 0,0 0,1201 2401,1201">
          <text:p/>
        </draw:polygon>
        <draw:polygon draw:style-name="gr15" draw:text-style-name="P4" draw:layer="layout" svg:width="2.4cm" svg:height="1.2cm" draw:transform="rotate (3.1396727914126) translate (10.4614184597018cm 12.2743676905673cm)" svg:viewBox="0 0 2401 1201" draw:points="2401,0 0,0 0,1201 2401,1201">
          <text:p/>
        </draw:polygon>
        <draw:polygon draw:style-name="gr15" draw:text-style-name="P4" draw:layer="layout" svg:width="2.4cm" svg:height="1.2cm" draw:transform="rotate (3.1396727914126) translate (7.9864230209655cm 12.2696160345978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17.8864047759108cm 12.288622658476cm)" svg:viewBox="0 0 2401 1201" draw:points="2401,0 0,0 0,1201 2400,1201">
          <text:p/>
        </draw:polygon>
        <draw:g>
          <draw:g>
            <draw:polygon draw:style-name="gr12" draw:text-style-name="P8" draw:layer="layout" svg:width="2.4cm" svg:height="1.2cm" draw:transform="rotate (3.1396727914126) translate (15.2735865665142cm 19.483619670612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15.2735865665142cm 19.483619670612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15.963cm 19.246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7.7996003406091cm 19.4692706295144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7.7996003406091cm 19.4692706295144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8.489cm 19.23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17.7365820273658cm 19.4883482882495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17.7365820273658cm 19.4883482882495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18.426cm 19.25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10.2735957811884cm 19.474020365623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10.2735957811884cm 19.474020365623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10.963cm 19.236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12.7945911351497cm 19.4788603351984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12.7945911351497cm 19.4788603351984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13.483cm 19.241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24.674569241084cm 19.5016682838523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27.1495646798203cm 19.5064199398218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29.6245601185566cm 19.5111715957914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32.0995555572929cm 19.5159232517609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22.1995738023476cm 19.4969166278827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3.1396727914126) translate (24.6288731627422cm 18.3015783420462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24.6288731627422cm 18.3015783420462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25.317cm 18.064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32.1018593904902cm 18.3159254632827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32.1018593904902cm 18.3159254632827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32.791cm 18.07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22.1648777037336cm 18.2968478045476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22.1648777037336cm 18.2968478045476cm)" svg:viewBox="0 0 2401 1201" draw:points="0,1201 2401,1201 2401,0 0,0">
              <text:p/>
            </draw:polygon>
          </draw:g>
          <draw:frame draw:style-name="gr14" draw:text-style-name="P9" draw:layer="layout" svg:width="3.777cm" svg:height="0.723cm" draw:transform="rotate (3.1396727914126) translate (22.854cm 18.05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29.6288639480681cm 18.3111776470352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29.6288639480681cm 18.3111776470352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30.317cm 18.074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27.1078685941068cm 18.3063376774597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27.1078685941068cm 18.3063376774597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27.797cm 18.069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15.2268904900154cm 18.2835278089449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12.7518950512791cm 18.2787761529753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10.2768996125428cm 18.2740244970058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7.8019041738065cm 18.2692728410362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17.7018859287517cm 18.2882794649144cm)" svg:viewBox="0 0 2401 1201" draw:points="2401,0 0,0 0,1201 2400,1201">
          <text:p/>
        </draw:polygon>
        <draw:g>
          <draw:g>
            <draw:polygon draw:style-name="gr12" draw:text-style-name="P8" draw:layer="layout" svg:width="2.4cm" svg:height="1.2cm" draw:transform="rotate (3.1396727914126) translate (15.2612994561283cm 25.8836078758291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15.2612994561283cm 25.8836078758291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15.951cm 25.646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7.7873132302232cm 25.8692588347315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7.7873132302232cm 25.8692588347315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8.477cm 25.632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17.7242949169798cm 25.8883364934667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17.7242949169798cm 25.8883364934667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18.414cm 25.65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10.2613086708024cm 25.8740085708401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10.2613086708024cm 25.8740085708401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10.951cm 25.636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12.7823040247637cm 25.8788485404155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12.7823040247637cm 25.8788485404155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13.471cm 25.642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24.662282130698cm 25.9016564890694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27.1372775694343cm 25.906408145039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29.6122730081707cm 25.9111598010085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32.087268446907cm 25.9159114569781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22.1872866919617cm 25.8969048330998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3.1396727914126) translate (24.6165860523563cm 24.7015665472633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24.6165860523563cm 24.7015665472633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25.305cm 24.464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32.0895722801043cm 24.7159136684999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32.0895722801043cm 24.7159136684999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32.779cm 24.47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22.1525905933477cm 24.6968360097647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22.1525905933477cm 24.6968360097647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22.842cm 24.45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29.6165768376821cm 24.7111658522523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29.6165768376821cm 24.7111658522523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30.305cm 24.473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27.0955814837208cm 24.7063258826769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27.0955814837208cm 24.7063258826769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27.785cm 24.469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15.2146033796295cm 24.683516014162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12.7396079408932cm 24.6787643581924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10.2646125021569cm 24.6740127022229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7.7896170634205cm 24.6692610462533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17.6895988183658cm 24.6882676701315cm)" svg:viewBox="0 0 2401 1201" draw:points="2401,0 0,0 0,1201 2400,1201">
          <text:p/>
        </draw:polygon>
        <draw:g>
          <draw:polygon draw:style-name="gr10" draw:text-style-name="P6" draw:layer="layout" svg:width="6cm" svg:height="6cm" svg:x="17.63cm" svg:y="127.799cm" svg:viewBox="0 0 6001 6001" draw:points="0,6001 6001,6001 6001,0 0,0">
            <text:p/>
          </draw:polygon>
          <draw:polygon draw:style-name="gr5" draw:text-style-name="P4" draw:layer="layout" svg:width="6cm" svg:height="6cm" svg:x="17.63cm" svg:y="127.799cm" svg:viewBox="0 0 6001 6001" draw:points="0,6001 6001,6001 6001,0 0,0">
            <text:p/>
          </draw:polygon>
        </draw:g>
        <draw:frame draw:style-name="gr11" draw:text-style-name="P4" draw:layer="layout" svg:width="2.01cm" svg:height="3.275cm" svg:x="20.296cm" svg:y="128.373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polygon draw:style-name="gr10" draw:text-style-name="P6" draw:layer="layout" svg:width="6cm" svg:height="6cm" svg:x="27.882cm" svg:y="127.802cm" svg:viewBox="0 0 6001 6001" draw:points="0,6001 6001,6001 6001,0 0,0">
            <text:p/>
          </draw:polygon>
          <draw:polygon draw:style-name="gr5" draw:text-style-name="P4" draw:layer="layout" svg:width="6cm" svg:height="6cm" svg:x="27.882cm" svg:y="127.802cm" svg:viewBox="0 0 6001 6001" draw:points="0,6001 6001,6001 6001,0 0,0">
            <text:p/>
          </draw:polygon>
        </draw:g>
        <draw:frame draw:style-name="gr11" draw:text-style-name="P4" draw:layer="layout" svg:width="2.01cm" svg:height="3.275cm" svg:x="29.877cm" svg:y="128.475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polygon draw:style-name="gr10" draw:text-style-name="P6" draw:layer="layout" svg:width="6cm" svg:height="6cm" svg:x="11.6cm" svg:y="127.799cm" svg:viewBox="0 0 6001 6001" draw:points="0,6001 6001,6001 6001,0 0,0">
            <text:p/>
          </draw:polygon>
          <draw:polygon draw:style-name="gr5" draw:text-style-name="P4" draw:layer="layout" svg:width="6cm" svg:height="6cm" svg:x="11.6cm" svg:y="127.799cm" svg:viewBox="0 0 6001 6001" draw:points="0,6001 6001,6001 6001,0 0,0">
            <text:p/>
          </draw:polygon>
        </draw:g>
        <draw:frame draw:style-name="gr11" draw:text-style-name="P4" draw:layer="layout" svg:width="2.01cm" svg:height="3.275cm" svg:x="11.895cm" svg:y="128.473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polygon draw:style-name="gr10" draw:text-style-name="P6" draw:layer="layout" svg:width="6cm" svg:height="6cm" draw:transform="rotate (1.56189514760973) translate (64.2107124758371cm 133.748059123664cm)" svg:viewBox="0 0 6001 6001" draw:points="6001,0 0,0 0,6001 6000,6001">
            <text:p/>
          </draw:polygon>
          <draw:polygon draw:style-name="gr5" draw:text-style-name="P4" draw:layer="layout" svg:width="6cm" svg:height="6cm" draw:transform="rotate (1.56189514760973) translate (64.2107124758371cm 133.748059123664cm)" svg:viewBox="0 0 6001 6001" draw:points="6001,0 0,0 0,6001 6000,6001">
            <text:p/>
          </draw:polygon>
        </draw:g>
        <draw:frame draw:style-name="gr11" draw:text-style-name="P9" draw:layer="layout" svg:width="2.01cm" svg:height="3.275cm" draw:transform="rotate (-0.00890117918517077) translate (65.79cm 129.335cm)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polygon draw:style-name="gr10" draw:text-style-name="P6" draw:layer="layout" svg:width="6.099cm" svg:height="6cm" svg:x="79.999cm" svg:y="112cm" svg:viewBox="0 0 6100 6001" draw:points="6100,6001 6099,0 0,0 0,6001">
            <text:p/>
          </draw:polygon>
          <draw:polygon draw:style-name="gr5" draw:text-style-name="P4" draw:layer="layout" svg:width="6.099cm" svg:height="6cm" svg:x="79.999cm" svg:y="112cm" svg:viewBox="0 0 6100 6001" draw:points="6100,6001 6099,0 0,0 0,6001">
            <text:p/>
          </draw:polygon>
        </draw:g>
        <draw:frame draw:style-name="gr11" draw:text-style-name="P4" draw:layer="layout" svg:width="2.224cm" svg:height="3.275cm" svg:x="81.775cm" svg:y="113.525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polygon draw:style-name="gr6" draw:text-style-name="P4" draw:layer="layout" svg:width="2.4cm" svg:height="1.2cm" svg:x="35.826cm" svg:y="33.858cm" svg:viewBox="0 0 2401 1201" draw:points="0,1201 2401,1201 2401,0 0,0">
          <text:p/>
        </draw:polygon>
        <draw:polygon draw:style-name="gr6" draw:text-style-name="P4" draw:layer="layout" svg:width="2.4cm" svg:height="1.2cm" svg:x="33.351cm" svg:y="33.858cm" svg:viewBox="0 0 2401 1201" draw:points="0,1201 2401,1201 2401,0 0,0">
          <text:p/>
        </draw:polygon>
        <draw:polygon draw:style-name="gr6" draw:text-style-name="P4" draw:layer="layout" svg:width="2.4cm" svg:height="1.2cm" svg:x="30.876cm" svg:y="33.858cm" svg:viewBox="0 0 2401 1201" draw:points="0,1201 2401,1201 2401,0 0,0">
          <text:p/>
        </draw:polygon>
        <draw:polygon draw:style-name="gr6" draw:text-style-name="P4" draw:layer="layout" svg:width="2.4cm" svg:height="1.2cm" svg:x="28.401cm" svg:y="33.858cm" svg:viewBox="0 0 2401 1201" draw:points="0,1201 2401,1201 2401,0 0,0">
          <text:p/>
        </draw:polygon>
        <draw:polygon draw:style-name="gr6" draw:text-style-name="P4" draw:layer="layout" svg:width="2.4cm" svg:height="1.2cm" svg:x="38.3cm" svg:y="33.858cm" svg:viewBox="0 0 2401 1201" draw:points="0,1201 2401,1201 2401,0 0,0">
          <text:p/>
        </draw:polygon>
        <draw:polygon draw:style-name="gr6" draw:text-style-name="P4" draw:layer="layout" svg:width="2.4cm" svg:height="1.2cm" svg:x="25.9cm" svg:y="33.858cm" svg:viewBox="0 0 2401 1201" draw:points="0,1201 2401,1201 2401,0 0,0">
          <text:p/>
        </draw:polygon>
        <draw:polygon draw:style-name="gr6" draw:text-style-name="P4" draw:layer="layout" svg:width="2.4cm" svg:height="1.2cm" svg:x="35.826cm" svg:y="35.008cm" svg:viewBox="0 0 2401 1201" draw:points="0,1201 2401,1201 2401,0 0,0">
          <text:p/>
        </draw:polygon>
        <draw:polygon draw:style-name="gr6" draw:text-style-name="P4" draw:layer="layout" svg:width="2.4cm" svg:height="1.2cm" svg:x="33.351cm" svg:y="35.008cm" svg:viewBox="0 0 2401 1201" draw:points="0,1201 2401,1201 2401,0 0,0">
          <text:p/>
        </draw:polygon>
        <draw:polygon draw:style-name="gr6" draw:text-style-name="P4" draw:layer="layout" svg:width="2.4cm" svg:height="1.2cm" svg:x="30.876cm" svg:y="35.008cm" svg:viewBox="0 0 2401 1201" draw:points="0,1201 2401,1201 2401,0 0,0">
          <text:p/>
        </draw:polygon>
        <draw:polygon draw:style-name="gr6" draw:text-style-name="P4" draw:layer="layout" svg:width="2.4cm" svg:height="1.2cm" svg:x="28.401cm" svg:y="35.008cm" svg:viewBox="0 0 2401 1201" draw:points="0,1201 2401,1201 2401,0 0,0">
          <text:p/>
        </draw:polygon>
        <draw:polygon draw:style-name="gr6" draw:text-style-name="P4" draw:layer="layout" svg:width="2.4cm" svg:height="1.2cm" svg:x="38.3cm" svg:y="35.008cm" svg:viewBox="0 0 2401 1201" draw:points="0,1201 2401,1201 2401,0 0,0">
          <text:p/>
        </draw:polygon>
        <draw:polygon draw:style-name="gr6" draw:text-style-name="P4" draw:layer="layout" svg:width="2.4cm" svg:height="1.2cm" svg:x="25.9cm" svg:y="35.008cm" svg:viewBox="0 0 2401 1201" draw:points="0,1201 2401,1201 2401,0 0,0">
          <text:p/>
        </draw:polygon>
        <draw:polygon draw:style-name="gr6" draw:text-style-name="P4" draw:layer="layout" svg:width="2.4cm" svg:height="1.2cm" svg:x="53.176cm" svg:y="33.858cm" svg:viewBox="0 0 2401 1201" draw:points="0,1201 2401,1201 2401,0 0,0">
          <text:p/>
        </draw:polygon>
        <draw:polygon draw:style-name="gr6" draw:text-style-name="P4" draw:layer="layout" svg:width="2.4cm" svg:height="1.2cm" svg:x="50.701cm" svg:y="33.858cm" svg:viewBox="0 0 2401 1201" draw:points="0,1201 2401,1201 2401,0 0,0">
          <text:p/>
        </draw:polygon>
        <draw:polygon draw:style-name="gr6" draw:text-style-name="P4" draw:layer="layout" svg:width="2.4cm" svg:height="1.2cm" svg:x="48.226cm" svg:y="33.858cm" svg:viewBox="0 0 2401 1201" draw:points="0,1201 2401,1201 2401,0 0,0">
          <text:p/>
        </draw:polygon>
        <draw:polygon draw:style-name="gr6" draw:text-style-name="P4" draw:layer="layout" svg:width="2.4cm" svg:height="1.2cm" svg:x="45.751cm" svg:y="33.858cm" svg:viewBox="0 0 2401 1201" draw:points="0,1201 2401,1201 2401,0 0,0">
          <text:p/>
        </draw:polygon>
        <draw:polygon draw:style-name="gr6" draw:text-style-name="P4" draw:layer="layout" svg:width="2.4cm" svg:height="1.2cm" svg:x="55.651cm" svg:y="33.858cm" svg:viewBox="0 0 2401 1201" draw:points="0,1201 2401,1201 2401,0 0,0">
          <text:p/>
        </draw:polygon>
        <draw:polygon draw:style-name="gr6" draw:text-style-name="P4" draw:layer="layout" svg:width="2.4cm" svg:height="1.2cm" svg:x="43.251cm" svg:y="33.858cm" svg:viewBox="0 0 2401 1201" draw:points="0,1201 2401,1201 2401,0 0,0">
          <text:p/>
        </draw:polygon>
        <draw:polygon draw:style-name="gr6" draw:text-style-name="P4" draw:layer="layout" svg:width="2.4cm" svg:height="1.2cm" svg:x="53.176cm" svg:y="35.008cm" svg:viewBox="0 0 2401 1201" draw:points="0,1201 2401,1201 2401,0 0,0">
          <text:p/>
        </draw:polygon>
        <draw:polygon draw:style-name="gr6" draw:text-style-name="P4" draw:layer="layout" svg:width="2.4cm" svg:height="1.2cm" svg:x="50.701cm" svg:y="35.008cm" svg:viewBox="0 0 2401 1201" draw:points="0,1201 2401,1201 2401,0 0,0">
          <text:p/>
        </draw:polygon>
        <draw:polygon draw:style-name="gr6" draw:text-style-name="P4" draw:layer="layout" svg:width="2.4cm" svg:height="1.2cm" svg:x="48.226cm" svg:y="35.008cm" svg:viewBox="0 0 2401 1201" draw:points="0,1201 2401,1201 2401,0 0,0">
          <text:p/>
        </draw:polygon>
        <draw:polygon draw:style-name="gr6" draw:text-style-name="P4" draw:layer="layout" svg:width="2.4cm" svg:height="1.2cm" svg:x="45.751cm" svg:y="35.008cm" svg:viewBox="0 0 2401 1201" draw:points="0,1201 2401,1201 2401,0 0,0">
          <text:p/>
        </draw:polygon>
        <draw:polygon draw:style-name="gr6" draw:text-style-name="P4" draw:layer="layout" svg:width="2.4cm" svg:height="1.2cm" svg:x="55.651cm" svg:y="35.008cm" svg:viewBox="0 0 2401 1201" draw:points="0,1201 2401,1201 2401,0 0,0">
          <text:p/>
        </draw:polygon>
        <draw:polygon draw:style-name="gr6" draw:text-style-name="P4" draw:layer="layout" svg:width="2.4cm" svg:height="1.2cm" svg:x="43.251cm" svg:y="35.008cm" svg:viewBox="0 0 2401 1201" draw:points="0,1201 2401,1201 2401,0 0,0">
          <text:p/>
        </draw:polygon>
        <draw:polygon draw:style-name="gr6" draw:text-style-name="P4" draw:layer="layout" svg:width="2.4cm" svg:height="1.2cm" svg:x="69.624cm" svg:y="33.826cm" svg:viewBox="0 0 2401 1201" draw:points="0,1201 2401,1201 2401,0 0,0">
          <text:p/>
        </draw:polygon>
        <draw:polygon draw:style-name="gr6" draw:text-style-name="P4" draw:layer="layout" svg:width="2.4cm" svg:height="1.2cm" svg:x="67.149cm" svg:y="33.826cm" svg:viewBox="0 0 2401 1201" draw:points="0,1201 2401,1201 2401,0 0,0">
          <text:p/>
        </draw:polygon>
        <draw:polygon draw:style-name="gr6" draw:text-style-name="P4" draw:layer="layout" svg:width="2.4cm" svg:height="1.2cm" svg:x="64.674cm" svg:y="33.826cm" svg:viewBox="0 0 2401 1201" draw:points="0,1201 2401,1201 2401,0 0,0">
          <text:p/>
        </draw:polygon>
        <draw:polygon draw:style-name="gr6" draw:text-style-name="P4" draw:layer="layout" svg:width="2.4cm" svg:height="1.2cm" svg:x="62.199cm" svg:y="33.826cm" svg:viewBox="0 0 2401 1201" draw:points="0,1201 2401,1201 2401,0 0,0">
          <text:p/>
        </draw:polygon>
        <draw:polygon draw:style-name="gr6" draw:text-style-name="P4" draw:layer="layout" svg:width="2.4cm" svg:height="1.2cm" svg:x="72.099cm" svg:y="33.826cm" svg:viewBox="0 0 2401 1201" draw:points="0,1201 2401,1201 2401,0 0,0">
          <text:p/>
        </draw:polygon>
        <draw:polygon draw:style-name="gr6" draw:text-style-name="P4" draw:layer="layout" svg:width="2.4cm" svg:height="1.2cm" svg:x="59.699cm" svg:y="33.826cm" svg:viewBox="0 0 2401 1201" draw:points="0,1201 2401,1201 2401,0 0,0">
          <text:p/>
        </draw:polygon>
        <draw:polygon draw:style-name="gr6" draw:text-style-name="P4" draw:layer="layout" svg:width="2.4cm" svg:height="1.2cm" svg:x="69.624cm" svg:y="34.976cm" svg:viewBox="0 0 2401 1201" draw:points="0,1201 2401,1201 2401,0 0,0">
          <text:p/>
        </draw:polygon>
        <draw:polygon draw:style-name="gr6" draw:text-style-name="P4" draw:layer="layout" svg:width="2.4cm" svg:height="1.2cm" svg:x="67.149cm" svg:y="34.976cm" svg:viewBox="0 0 2401 1201" draw:points="0,1201 2401,1201 2401,0 0,0">
          <text:p/>
        </draw:polygon>
        <draw:polygon draw:style-name="gr6" draw:text-style-name="P4" draw:layer="layout" svg:width="2.4cm" svg:height="1.2cm" svg:x="64.674cm" svg:y="34.976cm" svg:viewBox="0 0 2401 1201" draw:points="0,1201 2401,1201 2401,0 0,0">
          <text:p/>
        </draw:polygon>
        <draw:polygon draw:style-name="gr6" draw:text-style-name="P4" draw:layer="layout" svg:width="2.4cm" svg:height="1.2cm" svg:x="62.199cm" svg:y="34.976cm" svg:viewBox="0 0 2401 1201" draw:points="0,1201 2401,1201 2401,0 0,0">
          <text:p/>
        </draw:polygon>
        <draw:polygon draw:style-name="gr6" draw:text-style-name="P4" draw:layer="layout" svg:width="2.4cm" svg:height="1.2cm" svg:x="72.099cm" svg:y="34.976cm" svg:viewBox="0 0 2401 1201" draw:points="0,1201 2401,1201 2401,0 0,0">
          <text:p/>
        </draw:polygon>
        <draw:polygon draw:style-name="gr6" draw:text-style-name="P4" draw:layer="layout" svg:width="2.4cm" svg:height="1.2cm" svg:x="59.699cm" svg:y="34.976cm" svg:viewBox="0 0 2401 1201" draw:points="0,1201 2401,1201 2401,0 0,0">
          <text:p/>
        </draw:polygon>
        <draw:polygon draw:style-name="gr6" draw:text-style-name="P4" draw:layer="layout" svg:width="2.4cm" svg:height="1.2cm" svg:x="80.174cm" svg:y="35.142cm" svg:viewBox="0 0 2401 1201" draw:points="2401,0 0,0 0,1200 2400,1201">
          <text:p/>
        </draw:polygon>
        <draw:polygon draw:style-name="gr6" draw:text-style-name="P4" draw:layer="layout" svg:width="2.4cm" svg:height="1.2cm" svg:x="82.649cm" svg:y="35.142cm" svg:viewBox="0 0 2401 1201" draw:points="2401,0 0,0 0,1201 2401,1201">
          <text:p/>
        </draw:polygon>
        <draw:polygon draw:style-name="gr6" draw:text-style-name="P4" draw:layer="layout" svg:width="2.4cm" svg:height="1.2cm" svg:x="85.124cm" svg:y="35.142cm" svg:viewBox="0 0 2401 1201" draw:points="2401,0 0,0 0,1201 2401,1201">
          <text:p/>
        </draw:polygon>
        <draw:polygon draw:style-name="gr6" draw:text-style-name="P4" draw:layer="layout" svg:width="2.4cm" svg:height="1.2cm" svg:x="87.599cm" svg:y="35.142cm" svg:viewBox="0 0 2401 1201" draw:points="2401,0 0,0 0,1201 2400,1201">
          <text:p/>
        </draw:polygon>
        <draw:polygon draw:style-name="gr6" draw:text-style-name="P4" draw:layer="layout" svg:width="2.4cm" svg:height="1.2cm" svg:x="77.699cm" svg:y="35.142cm" svg:viewBox="0 0 2401 1201" draw:points="2401,0 0,0 0,1201 2400,1201">
          <text:p/>
        </draw:polygon>
        <draw:polygon draw:style-name="gr6" draw:text-style-name="P4" draw:layer="layout" svg:width="2.4cm" svg:height="1.2cm" svg:x="90.099cm" svg:y="35.142cm" svg:viewBox="0 0 2401 1201" draw:points="2401,0 0,0 0,1200 2400,1201">
          <text:p/>
        </draw:polygon>
        <draw:polygon draw:style-name="gr6" draw:text-style-name="P4" draw:layer="layout" svg:width="2.4cm" svg:height="1.2cm" svg:x="87.624cm" svg:y="33.826cm" svg:viewBox="0 0 2401 1201" draw:points="0,1201 2401,1201 2401,0 0,0">
          <text:p/>
        </draw:polygon>
        <draw:polygon draw:style-name="gr6" draw:text-style-name="P4" draw:layer="layout" svg:width="2.4cm" svg:height="1.2cm" svg:x="85.149cm" svg:y="33.826cm" svg:viewBox="0 0 2401 1201" draw:points="0,1201 2401,1201 2401,0 0,0">
          <text:p/>
        </draw:polygon>
        <draw:polygon draw:style-name="gr6" draw:text-style-name="P4" draw:layer="layout" svg:width="2.4cm" svg:height="1.2cm" svg:x="82.674cm" svg:y="33.826cm" svg:viewBox="0 0 2401 1201" draw:points="0,1201 2401,1201 2401,0 0,0">
          <text:p/>
        </draw:polygon>
        <draw:polygon draw:style-name="gr6" draw:text-style-name="P4" draw:layer="layout" svg:width="2.4cm" svg:height="1.2cm" svg:x="80.199cm" svg:y="33.826cm" svg:viewBox="0 0 2401 1201" draw:points="0,1201 2401,1201 2401,0 0,0">
          <text:p/>
        </draw:polygon>
        <draw:polygon draw:style-name="gr6" draw:text-style-name="P4" draw:layer="layout" svg:width="2.4cm" svg:height="1.2cm" svg:x="90.099cm" svg:y="33.826cm" svg:viewBox="0 0 2401 1201" draw:points="0,1201 2401,1201 2401,0 0,0">
          <text:p/>
        </draw:polygon>
        <draw:polygon draw:style-name="gr6" draw:text-style-name="P4" draw:layer="layout" svg:width="2.4cm" svg:height="1.2cm" svg:x="77.699cm" svg:y="33.826cm" svg:viewBox="0 0 2401 1201" draw:points="0,1201 2401,1201 2401,0 0,0">
          <text:p/>
        </draw:polygon>
        <draw:g>
          <draw:g>
            <draw:polygon draw:style-name="gr10" draw:text-style-name="P6" draw:layer="layout" svg:width="4cm" svg:height="4cm" svg:x="3.999cm" svg:y="102.199cm" svg:viewBox="0 0 4001 4001" draw:points="0,4001 4001,4001 4001,0 0,0">
              <text:p/>
            </draw:polygon>
            <draw:polygon draw:style-name="gr5" draw:text-style-name="P4" draw:layer="layout" svg:width="4cm" svg:height="4cm" svg:x="3.999cm" svg:y="102.199cm" svg:viewBox="0 0 4001 4001" draw:points="0,4001 4001,4001 4001,0 0,0">
              <text:p/>
            </draw:polygon>
          </draw:g>
          <draw:frame draw:style-name="gr11" draw:text-style-name="P4" draw:layer="layout" svg:width="2.01cm" svg:height="3.275cm" svg:x="4.995cm" svg:y="102.372cm">
            <draw:text-box>
              <text:p text:style-name="P7"><text:span text:style-name="T1">Bureau</text:span></text:p>
              <text:p text:style-name="P7"><text:span text:style-name="T1"/></text:p>
              <text:p text:style-name="P7"><text:span text:style-name="T1">9,0 m carré</text:span></text:p>
              <text:p text:style-name="P7"><text:span text:style-name="T1"/></text:p>
            </draw:text-box>
          </draw:frame>
          <draw:frame draw:style-name="gr17" draw:text-style-name="P4" draw:layer="layout" svg:width="3.712cm" svg:height="1.418cm" svg:x="4.143cm" svg:y="104.49cm">
            <draw:text-box>
              <text:p text:style-name="P7"><text:span text:style-name="T1">Local Tech. Réseau </text:span></text:p>
              <text:p text:style-name="P7"><text:span text:style-name="T1">et Electrique</text:span></text:p>
            </draw:text-box>
          </draw:frame>
        </draw:g>
        <draw:g>
          <draw:g>
            <draw:polygon draw:style-name="gr10" draw:text-style-name="P6" draw:layer="layout" svg:width="4cm" svg:height="4cm" svg:x="3.947cm" svg:y="115.4cm" svg:viewBox="0 0 4001 4001" draw:points="0,4001 4001,4001 4001,0 0,0">
              <text:p/>
            </draw:polygon>
            <draw:polygon draw:style-name="gr5" draw:text-style-name="P4" draw:layer="layout" svg:width="4cm" svg:height="4cm" svg:x="3.947cm" svg:y="115.4cm" svg:viewBox="0 0 4001 4001" draw:points="0,4001 4001,4001 4001,0 0,0">
              <text:p/>
            </draw:polygon>
          </draw:g>
          <draw:frame draw:style-name="gr11" draw:text-style-name="P4" draw:layer="layout" svg:width="2.01cm" svg:height="3.275cm" svg:x="4.943cm" svg:y="115.573cm">
            <draw:text-box>
              <text:p text:style-name="P7"><text:span text:style-name="T1">Bureau</text:span></text:p>
              <text:p text:style-name="P7"><text:span text:style-name="T1"/></text:p>
              <text:p text:style-name="P7"><text:span text:style-name="T1">9,0 m carré</text:span></text:p>
              <text:p text:style-name="P7"><text:span text:style-name="T1"/></text:p>
            </draw:text-box>
          </draw:frame>
          <draw:frame draw:style-name="gr18" draw:text-style-name="P4" draw:layer="layout" svg:width="4.4cm" svg:height="0.799cm" svg:x="3.747cm" svg:y="118.001cm">
            <draw:text-box>
              <text:p text:style-name="P7"><text:span text:style-name="T1">Local Tech sonorisation</text:span></text:p>
            </draw:text-box>
          </draw:frame>
        </draw:g>
        <draw:g>
          <draw:polygon draw:style-name="gr10" draw:text-style-name="P6" draw:layer="layout" svg:width="6cm" svg:height="6cm" svg:x="11.484cm" svg:y="116.828cm" svg:viewBox="0 0 6001 6001" draw:points="6001,0 0,0 0,6001 6000,6001">
            <text:p/>
          </draw:polygon>
          <draw:polygon draw:style-name="gr5" draw:text-style-name="P4" draw:layer="layout" svg:width="6cm" svg:height="6cm" svg:x="11.484cm" svg:y="116.828cm" svg:viewBox="0 0 6001 6001" draw:points="6001,0 0,0 0,6001 6000,6001">
            <text:p/>
          </draw:polygon>
        </draw:g>
        <draw:frame draw:style-name="gr11" draw:text-style-name="P4" draw:layer="layout" svg:width="2.01cm" svg:height="3.275cm" svg:x="12.085cm" svg:y="119.027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polygon draw:style-name="gr10" draw:text-style-name="P6" draw:layer="layout" svg:width="6cm" svg:height="6cm" svg:x="28.1cm" svg:y="116.8cm" svg:viewBox="0 0 6001 6001" draw:points="6001,0 0,0 0,6000 6000,6001">
            <text:p/>
          </draw:polygon>
          <draw:polygon draw:style-name="gr5" draw:text-style-name="P4" draw:layer="layout" svg:width="6cm" svg:height="6cm" svg:x="28.1cm" svg:y="116.8cm" svg:viewBox="0 0 6001 6001" draw:points="6001,0 0,0 0,6000 6000,6001">
            <text:p/>
          </draw:polygon>
        </draw:g>
        <draw:frame draw:style-name="gr11" draw:text-style-name="P4" draw:layer="layout" svg:width="2.01cm" svg:height="3.275cm" svg:x="30.24cm" svg:y="118.3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polygon draw:style-name="gr10" draw:text-style-name="P6" draw:layer="layout" svg:width="6cm" svg:height="6cm" svg:x="17.484cm" svg:y="116.827cm" svg:viewBox="0 0 6001 6001" draw:points="6001,0 0,0 0,6001 6000,6001">
            <text:p/>
          </draw:polygon>
          <draw:polygon draw:style-name="gr5" draw:text-style-name="P4" draw:layer="layout" svg:width="6cm" svg:height="6cm" svg:x="17.484cm" svg:y="116.827cm" svg:viewBox="0 0 6001 6001" draw:points="6001,0 0,0 0,6001 6000,6001">
            <text:p/>
          </draw:polygon>
        </draw:g>
        <draw:frame draw:style-name="gr11" draw:text-style-name="P4" draw:layer="layout" svg:width="2.01cm" svg:height="3.275cm" svg:x="20.276cm" svg:y="118.827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polygon draw:style-name="gr10" draw:text-style-name="P6" draw:layer="layout" svg:width="6cm" svg:height="6cm" svg:x="45.9cm" svg:y="103.699cm" svg:viewBox="0 0 6001 6001" draw:points="6001,0 0,0 0,6000 6000,6001">
            <text:p/>
          </draw:polygon>
          <draw:polygon draw:style-name="gr5" draw:text-style-name="P4" draw:layer="layout" svg:width="6cm" svg:height="6cm" svg:x="45.9cm" svg:y="103.699cm" svg:viewBox="0 0 6001 6001" draw:points="6001,0 0,0 0,6000 6000,6001">
            <text:p/>
          </draw:polygon>
        </draw:g>
        <draw:frame draw:style-name="gr19" draw:text-style-name="P9" draw:layer="layout" svg:width="2.01cm" svg:height="5.048cm" svg:x="48.19cm" svg:y="104.652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g>
            <draw:polygon draw:style-name="gr20" draw:text-style-name="P10" draw:layer="layout" svg:width="12cm" svg:height="9cm" svg:x="20.1cm" svg:y="73.1cm" svg:viewBox="0 0 12001 9001" draw:points="0,0 0,9001 12000,9001 12001,0">
              <text:p/>
            </draw:polygon>
            <draw:polygon draw:style-name="gr5" draw:text-style-name="P4" draw:layer="layout" svg:width="12cm" svg:height="9cm" svg:x="20.1cm" svg:y="73.1cm" svg:viewBox="0 0 12001 9001" draw:points="0,0 0,9001 12000,9001 12001,0">
              <text:p/>
            </draw:polygon>
          </draw:g>
          <draw:frame draw:style-name="gr11" draw:text-style-name="P9" draw:layer="layout" svg:width="2.224cm" svg:height="3.275cm" svg:x="27.988cm" svg:y="76.773cm">
            <draw:text-box>
              <text:p text:style-name="P7"><text:span text:style-name="T1">Bureau</text:span></text:p>
              <text:p text:style-name="P7"><text:span text:style-name="T1"/></text:p>
              <text:p text:style-name="P7"><text:span text:style-name="T1">9,0 m carré</text:span></text:p>
              <text:p text:style-name="P7"><text:span text:style-name="T1"/></text:p>
            </draw:text-box>
          </draw:frame>
          <draw:frame draw:style-name="gr18" draw:text-style-name="P9" draw:layer="layout" svg:width="3.676cm" svg:height="0.799cm" svg:x="21.262cm" svg:y="77.201cm">
            <draw:text-box>
              <text:p text:style-name="P7"><text:span text:style-name="T1">Zone de jeu mobile</text:span></text:p>
            </draw:text-box>
          </draw:frame>
        </draw:g>
        <draw:g>
          <draw:polygon draw:style-name="gr10" draw:text-style-name="P6" draw:layer="layout" svg:width="6cm" svg:height="6cm" draw:transform="rotate (1.56189514760973) translate (70.2461188457016cm 133.847296815068cm)" svg:viewBox="0 0 6001 6001" draw:points="6001,0 0,0 0,6000 6000,6001">
            <text:p/>
          </draw:polygon>
          <draw:polygon draw:style-name="gr5" draw:text-style-name="P4" draw:layer="layout" svg:width="6cm" svg:height="6cm" draw:transform="rotate (1.56189514760973) translate (70.2461188457016cm 133.847296815068cm)" svg:viewBox="0 0 6001 6001" draw:points="6001,0 0,0 0,6000 6000,6001">
            <text:p/>
          </draw:polygon>
        </draw:g>
        <draw:frame draw:style-name="gr11" draw:text-style-name="P9" draw:layer="layout" svg:width="2.01cm" svg:height="3.275cm" draw:transform="rotate (-0.00890117918517077) translate (72.838cm 129.24cm)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polygon draw:style-name="gr10" draw:text-style-name="P6" draw:layer="layout" svg:width="6cm" svg:height="6cm" svg:x="70.399cm" svg:y="116.8cm" svg:viewBox="0 0 6001 6001" draw:points="0,0 0,6001 6000,6001 6001,0">
            <text:p/>
          </draw:polygon>
          <draw:polygon draw:style-name="gr5" draw:text-style-name="P4" draw:layer="layout" svg:width="6cm" svg:height="6cm" svg:x="70.399cm" svg:y="116.8cm" svg:viewBox="0 0 6001 6001" draw:points="0,0 0,6001 6000,6001 6001,0">
            <text:p/>
          </draw:polygon>
        </draw:g>
        <draw:frame draw:style-name="gr11" draw:text-style-name="P4" draw:layer="layout" svg:width="2.01cm" svg:height="3.275cm" svg:x="72.268cm" svg:y="118.452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polygon draw:style-name="gr10" draw:text-style-name="P6" draw:layer="layout" svg:width="6cm" svg:height="6cm" svg:x="55.5cm" svg:y="117.001cm" svg:viewBox="0 0 6001 6001" draw:points="6000,0 0,0 0,6001 6001,6000">
            <text:p/>
          </draw:polygon>
          <draw:polygon draw:style-name="gr5" draw:text-style-name="P4" draw:layer="layout" svg:width="6cm" svg:height="6cm" svg:x="55.5cm" svg:y="117.001cm" svg:viewBox="0 0 6001 6001" draw:points="6000,0 0,0 0,6001 6001,6000">
            <text:p/>
          </draw:polygon>
        </draw:g>
        <draw:frame draw:style-name="gr11" draw:text-style-name="P4" draw:layer="layout" svg:width="2.224cm" svg:height="3.275cm" svg:x="57.388cm" svg:y="119.174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polygon draw:style-name="gr10" draw:text-style-name="P6" draw:layer="layout" svg:width="6cm" svg:height="6cm" svg:x="55.51cm" svg:y="127.7cm" svg:viewBox="0 0 6001 6001" draw:points="0,6001 6001,6001 6001,0 0,0">
            <text:p/>
          </draw:polygon>
          <draw:polygon draw:style-name="gr5" draw:text-style-name="P4" draw:layer="layout" svg:width="6cm" svg:height="6cm" svg:x="55.51cm" svg:y="127.7cm" svg:viewBox="0 0 6001 6001" draw:points="0,6001 6001,6001 6001,0 0,0">
            <text:p/>
          </draw:polygon>
        </draw:g>
        <draw:frame draw:style-name="gr11" draw:text-style-name="P9" draw:layer="layout" svg:width="1.705cm" svg:height="3.275cm" svg:x="57.594cm" svg:y="128.421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g>
            <draw:polygon draw:style-name="gr20" draw:text-style-name="P10" draw:layer="layout" svg:width="12cm" svg:height="9cm" svg:x="8.1cm" svg:y="73.099cm" svg:viewBox="0 0 12001 9001" draw:points="0,0 0,9001 12000,9001 12001,0">
              <text:p/>
            </draw:polygon>
            <draw:polygon draw:style-name="gr5" draw:text-style-name="P4" draw:layer="layout" svg:width="12cm" svg:height="9cm" svg:x="8.1cm" svg:y="73.099cm" svg:viewBox="0 0 12001 9001" draw:points="0,0 0,9001 12000,9001 12001,0">
              <text:p/>
            </draw:polygon>
          </draw:g>
          <draw:frame draw:style-name="gr11" draw:text-style-name="P4" draw:layer="layout" svg:width="2.224cm" svg:height="3.275cm" svg:x="15.988cm" svg:y="76.772cm">
            <draw:text-box>
              <text:p text:style-name="P7"><text:span text:style-name="T1">Bureau</text:span></text:p>
              <text:p text:style-name="P7"><text:span text:style-name="T1"/></text:p>
              <text:p text:style-name="P7"><text:span text:style-name="T1">9,0 m carré</text:span></text:p>
              <text:p text:style-name="P7"><text:span text:style-name="T1"/></text:p>
            </draw:text-box>
          </draw:frame>
          <draw:frame draw:style-name="gr18" draw:text-style-name="P4" draw:layer="layout" svg:width="3.676cm" svg:height="0.799cm" svg:x="9.262cm" svg:y="77.2cm">
            <draw:text-box>
              <text:p text:style-name="P7"><text:span text:style-name="T1">Zone de jeu mobile</text:span></text:p>
            </draw:text-box>
          </draw:frame>
        </draw:g>
        <draw:g>
          <draw:polygon draw:style-name="gr10" draw:text-style-name="P6" draw:layer="layout" svg:width="6cm" svg:height="6cm" svg:x="15.2cm" svg:y="102.499cm" svg:viewBox="0 0 6001 6001" draw:points="6000,0 0,0 0,6001 6001,6000">
            <text:p/>
          </draw:polygon>
          <draw:polygon draw:style-name="gr5" draw:text-style-name="P4" draw:layer="layout" svg:width="6cm" svg:height="6cm" svg:x="15.2cm" svg:y="102.499cm" svg:viewBox="0 0 6001 6001" draw:points="6000,0 0,0 0,6001 6001,6000">
            <text:p/>
          </draw:polygon>
        </draw:g>
        <draw:frame draw:style-name="gr11" draw:text-style-name="P4" draw:layer="layout" svg:width="2.224cm" svg:height="3.275cm" svg:x="17.276cm" svg:y="104.325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polygon draw:style-name="gr10" draw:text-style-name="P6" draw:layer="layout" svg:width="6cm" svg:height="6cm" svg:x="23.9cm" svg:y="102.299cm" svg:viewBox="0 0 6001 6001" draw:points="0,6001 6001,6001 6001,0 0,0">
            <text:p/>
          </draw:polygon>
          <draw:polygon draw:style-name="gr5" draw:text-style-name="P4" draw:layer="layout" svg:width="6cm" svg:height="6cm" svg:x="23.9cm" svg:y="102.299cm" svg:viewBox="0 0 6001 6001" draw:points="0,6001 6001,6001 6001,0 0,0">
            <text:p/>
          </draw:polygon>
        </draw:g>
        <draw:frame draw:style-name="gr11" draw:text-style-name="P4" draw:layer="layout" svg:width="2.01cm" svg:height="3.275cm" svg:x="26.09cm" svg:y="103.825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polygon draw:style-name="gr6" draw:text-style-name="P4" draw:layer="layout" svg:width="2.4cm" svg:height="1.2cm" svg:x="35.826cm" svg:y="39.343cm" svg:viewBox="0 0 2401 1201" draw:points="0,1201 2401,1201 2401,0 0,0">
          <text:p/>
        </draw:polygon>
        <draw:polygon draw:style-name="gr6" draw:text-style-name="P4" draw:layer="layout" svg:width="2.4cm" svg:height="1.2cm" svg:x="33.351cm" svg:y="39.343cm" svg:viewBox="0 0 2401 1201" draw:points="0,1201 2401,1201 2401,0 0,0">
          <text:p/>
        </draw:polygon>
        <draw:polygon draw:style-name="gr6" draw:text-style-name="P4" draw:layer="layout" svg:width="2.4cm" svg:height="1.2cm" svg:x="30.876cm" svg:y="39.343cm" svg:viewBox="0 0 2401 1201" draw:points="0,1201 2401,1201 2401,0 0,0">
          <text:p/>
        </draw:polygon>
        <draw:polygon draw:style-name="gr6" draw:text-style-name="P4" draw:layer="layout" svg:width="2.4cm" svg:height="1.2cm" svg:x="28.401cm" svg:y="39.343cm" svg:viewBox="0 0 2401 1201" draw:points="0,1201 2401,1201 2401,0 0,0">
          <text:p/>
        </draw:polygon>
        <draw:polygon draw:style-name="gr6" draw:text-style-name="P4" draw:layer="layout" svg:width="2.4cm" svg:height="1.2cm" svg:x="38.3cm" svg:y="39.343cm" svg:viewBox="0 0 2401 1201" draw:points="0,1201 2401,1201 2401,0 0,0">
          <text:p/>
        </draw:polygon>
        <draw:polygon draw:style-name="gr6" draw:text-style-name="P4" draw:layer="layout" svg:width="2.4cm" svg:height="1.2cm" svg:x="25.9cm" svg:y="39.343cm" svg:viewBox="0 0 2401 1201" draw:points="0,1201 2401,1201 2401,0 0,0">
          <text:p/>
        </draw:polygon>
        <draw:polygon draw:style-name="gr6" draw:text-style-name="P4" draw:layer="layout" svg:width="2.4cm" svg:height="1.2cm" svg:x="35.826cm" svg:y="40.492cm" svg:viewBox="0 0 2401 1201" draw:points="0,1201 2401,1201 2401,0 0,0">
          <text:p/>
        </draw:polygon>
        <draw:polygon draw:style-name="gr6" draw:text-style-name="P4" draw:layer="layout" svg:width="2.4cm" svg:height="1.2cm" svg:x="33.351cm" svg:y="40.492cm" svg:viewBox="0 0 2401 1201" draw:points="0,1201 2401,1201 2401,0 0,0">
          <text:p/>
        </draw:polygon>
        <draw:polygon draw:style-name="gr6" draw:text-style-name="P4" draw:layer="layout" svg:width="2.4cm" svg:height="1.2cm" svg:x="30.876cm" svg:y="40.492cm" svg:viewBox="0 0 2401 1201" draw:points="0,1201 2401,1201 2401,0 0,0">
          <text:p/>
        </draw:polygon>
        <draw:polygon draw:style-name="gr6" draw:text-style-name="P4" draw:layer="layout" svg:width="2.4cm" svg:height="1.2cm" svg:x="28.401cm" svg:y="40.492cm" svg:viewBox="0 0 2401 1201" draw:points="0,1201 2401,1201 2401,0 0,0">
          <text:p/>
        </draw:polygon>
        <draw:polygon draw:style-name="gr6" draw:text-style-name="P4" draw:layer="layout" svg:width="2.4cm" svg:height="1.2cm" svg:x="38.3cm" svg:y="40.492cm" svg:viewBox="0 0 2401 1201" draw:points="0,1201 2401,1201 2401,0 0,0">
          <text:p/>
        </draw:polygon>
        <draw:polygon draw:style-name="gr6" draw:text-style-name="P4" draw:layer="layout" svg:width="2.4cm" svg:height="1.2cm" svg:x="25.9cm" svg:y="40.492cm" svg:viewBox="0 0 2401 1201" draw:points="0,1201 2401,1201 2401,0 0,0">
          <text:p/>
        </draw:polygon>
        <draw:polygon draw:style-name="gr6" draw:text-style-name="P4" draw:layer="layout" svg:width="2.4cm" svg:height="1.2cm" svg:x="53.176cm" svg:y="39.343cm" svg:viewBox="0 0 2401 1201" draw:points="0,1201 2401,1201 2401,0 0,0">
          <text:p/>
        </draw:polygon>
        <draw:polygon draw:style-name="gr6" draw:text-style-name="P4" draw:layer="layout" svg:width="2.4cm" svg:height="1.2cm" svg:x="50.701cm" svg:y="39.343cm" svg:viewBox="0 0 2401 1201" draw:points="0,1201 2401,1201 2401,0 0,0">
          <text:p/>
        </draw:polygon>
        <draw:polygon draw:style-name="gr6" draw:text-style-name="P4" draw:layer="layout" svg:width="2.4cm" svg:height="1.2cm" svg:x="48.226cm" svg:y="39.343cm" svg:viewBox="0 0 2401 1201" draw:points="0,1201 2401,1201 2401,0 0,0">
          <text:p/>
        </draw:polygon>
        <draw:polygon draw:style-name="gr6" draw:text-style-name="P4" draw:layer="layout" svg:width="2.4cm" svg:height="1.2cm" svg:x="45.751cm" svg:y="39.343cm" svg:viewBox="0 0 2401 1201" draw:points="0,1201 2401,1201 2401,0 0,0">
          <text:p/>
        </draw:polygon>
        <draw:polygon draw:style-name="gr6" draw:text-style-name="P4" draw:layer="layout" svg:width="2.4cm" svg:height="1.2cm" svg:x="55.651cm" svg:y="39.343cm" svg:viewBox="0 0 2401 1201" draw:points="0,1201 2401,1201 2401,0 0,0">
          <text:p/>
        </draw:polygon>
        <draw:polygon draw:style-name="gr6" draw:text-style-name="P4" draw:layer="layout" svg:width="2.4cm" svg:height="1.2cm" svg:x="43.251cm" svg:y="39.343cm" svg:viewBox="0 0 2401 1201" draw:points="0,1201 2401,1201 2401,0 0,0">
          <text:p/>
        </draw:polygon>
        <draw:polygon draw:style-name="gr6" draw:text-style-name="P4" draw:layer="layout" svg:width="2.4cm" svg:height="1.2cm" svg:x="53.176cm" svg:y="40.492cm" svg:viewBox="0 0 2401 1201" draw:points="0,1201 2401,1201 2401,0 0,0">
          <text:p/>
        </draw:polygon>
        <draw:polygon draw:style-name="gr6" draw:text-style-name="P4" draw:layer="layout" svg:width="2.4cm" svg:height="1.2cm" svg:x="50.701cm" svg:y="40.492cm" svg:viewBox="0 0 2401 1201" draw:points="0,1201 2401,1201 2401,0 0,0">
          <text:p/>
        </draw:polygon>
        <draw:polygon draw:style-name="gr6" draw:text-style-name="P4" draw:layer="layout" svg:width="2.4cm" svg:height="1.2cm" svg:x="48.226cm" svg:y="40.492cm" svg:viewBox="0 0 2401 1201" draw:points="0,1201 2401,1201 2401,0 0,0">
          <text:p/>
        </draw:polygon>
        <draw:polygon draw:style-name="gr6" draw:text-style-name="P4" draw:layer="layout" svg:width="2.4cm" svg:height="1.2cm" svg:x="45.751cm" svg:y="40.492cm" svg:viewBox="0 0 2401 1201" draw:points="0,1201 2401,1201 2401,0 0,0">
          <text:p/>
        </draw:polygon>
        <draw:polygon draw:style-name="gr6" draw:text-style-name="P4" draw:layer="layout" svg:width="2.4cm" svg:height="1.2cm" svg:x="55.651cm" svg:y="40.492cm" svg:viewBox="0 0 2401 1201" draw:points="0,1201 2401,1201 2401,0 0,0">
          <text:p/>
        </draw:polygon>
        <draw:polygon draw:style-name="gr6" draw:text-style-name="P4" draw:layer="layout" svg:width="2.4cm" svg:height="1.2cm" svg:x="43.251cm" svg:y="40.492cm" svg:viewBox="0 0 2401 1201" draw:points="0,1201 2401,1201 2401,0 0,0">
          <text:p/>
        </draw:polygon>
        <draw:polygon draw:style-name="gr6" draw:text-style-name="P4" draw:layer="layout" svg:width="2.4cm" svg:height="1.2cm" svg:x="69.624cm" svg:y="39.311cm" svg:viewBox="0 0 2401 1201" draw:points="0,1201 2401,1201 2401,0 0,0">
          <text:p/>
        </draw:polygon>
        <draw:polygon draw:style-name="gr6" draw:text-style-name="P4" draw:layer="layout" svg:width="2.4cm" svg:height="1.2cm" svg:x="67.149cm" svg:y="39.311cm" svg:viewBox="0 0 2401 1201" draw:points="0,1201 2401,1201 2401,0 0,0">
          <text:p/>
        </draw:polygon>
        <draw:polygon draw:style-name="gr6" draw:text-style-name="P4" draw:layer="layout" svg:width="2.4cm" svg:height="1.2cm" svg:x="64.674cm" svg:y="39.311cm" svg:viewBox="0 0 2401 1201" draw:points="0,1201 2401,1201 2401,0 0,0">
          <text:p/>
        </draw:polygon>
        <draw:polygon draw:style-name="gr6" draw:text-style-name="P4" draw:layer="layout" svg:width="2.4cm" svg:height="1.2cm" svg:x="62.199cm" svg:y="39.311cm" svg:viewBox="0 0 2401 1201" draw:points="0,1201 2401,1201 2401,0 0,0">
          <text:p/>
        </draw:polygon>
        <draw:polygon draw:style-name="gr6" draw:text-style-name="P4" draw:layer="layout" svg:width="2.4cm" svg:height="1.2cm" svg:x="72.099cm" svg:y="39.311cm" svg:viewBox="0 0 2401 1201" draw:points="0,1201 2401,1201 2401,0 0,0">
          <text:p/>
        </draw:polygon>
        <draw:polygon draw:style-name="gr6" draw:text-style-name="P4" draw:layer="layout" svg:width="2.4cm" svg:height="1.2cm" svg:x="59.699cm" svg:y="39.311cm" svg:viewBox="0 0 2401 1201" draw:points="0,1201 2401,1201 2401,0 0,0">
          <text:p/>
        </draw:polygon>
        <draw:polygon draw:style-name="gr6" draw:text-style-name="P4" draw:layer="layout" svg:width="2.4cm" svg:height="1.2cm" svg:x="69.624cm" svg:y="40.46cm" svg:viewBox="0 0 2401 1201" draw:points="0,1201 2401,1201 2401,0 0,0">
          <text:p/>
        </draw:polygon>
        <draw:polygon draw:style-name="gr6" draw:text-style-name="P4" draw:layer="layout" svg:width="2.4cm" svg:height="1.2cm" svg:x="67.149cm" svg:y="40.46cm" svg:viewBox="0 0 2401 1201" draw:points="0,1201 2401,1201 2401,0 0,0">
          <text:p/>
        </draw:polygon>
        <draw:polygon draw:style-name="gr6" draw:text-style-name="P4" draw:layer="layout" svg:width="2.4cm" svg:height="1.2cm" svg:x="64.674cm" svg:y="40.46cm" svg:viewBox="0 0 2401 1201" draw:points="0,1201 2401,1201 2401,0 0,0">
          <text:p/>
        </draw:polygon>
        <draw:polygon draw:style-name="gr6" draw:text-style-name="P4" draw:layer="layout" svg:width="2.4cm" svg:height="1.2cm" svg:x="62.199cm" svg:y="40.46cm" svg:viewBox="0 0 2401 1201" draw:points="0,1201 2401,1201 2401,0 0,0">
          <text:p/>
        </draw:polygon>
        <draw:polygon draw:style-name="gr6" draw:text-style-name="P4" draw:layer="layout" svg:width="2.4cm" svg:height="1.2cm" svg:x="72.099cm" svg:y="40.46cm" svg:viewBox="0 0 2401 1201" draw:points="0,1201 2401,1201 2401,0 0,0">
          <text:p/>
        </draw:polygon>
        <draw:polygon draw:style-name="gr6" draw:text-style-name="P4" draw:layer="layout" svg:width="2.4cm" svg:height="1.2cm" svg:x="59.699cm" svg:y="40.46cm" svg:viewBox="0 0 2401 1201" draw:points="0,1201 2401,1201 2401,0 0,0">
          <text:p/>
        </draw:polygon>
        <draw:polygon draw:style-name="gr6" draw:text-style-name="P4" draw:layer="layout" svg:width="2.4cm" svg:height="1.2cm" svg:x="80.174cm" svg:y="40.626cm" svg:viewBox="0 0 2401 1201" draw:points="2401,0 0,0 0,1201 2400,1201">
          <text:p/>
        </draw:polygon>
        <draw:polygon draw:style-name="gr6" draw:text-style-name="P4" draw:layer="layout" svg:width="2.4cm" svg:height="1.2cm" svg:x="82.649cm" svg:y="40.626cm" svg:viewBox="0 0 2401 1201" draw:points="2401,0 0,0 0,1200 2401,1201">
          <text:p/>
        </draw:polygon>
        <draw:polygon draw:style-name="gr6" draw:text-style-name="P4" draw:layer="layout" svg:width="2.4cm" svg:height="1.2cm" svg:x="85.124cm" svg:y="40.626cm" svg:viewBox="0 0 2401 1201" draw:points="2401,0 0,0 0,1201 2401,1201">
          <text:p/>
        </draw:polygon>
        <draw:polygon draw:style-name="gr6" draw:text-style-name="P4" draw:layer="layout" svg:width="2.4cm" svg:height="1.2cm" svg:x="87.599cm" svg:y="40.626cm" svg:viewBox="0 0 2401 1201" draw:points="2401,0 0,0 0,1201 2400,1201">
          <text:p/>
        </draw:polygon>
        <draw:polygon draw:style-name="gr6" draw:text-style-name="P4" draw:layer="layout" svg:width="2.4cm" svg:height="1.2cm" svg:x="77.699cm" svg:y="40.626cm" svg:viewBox="0 0 2401 1201" draw:points="2401,0 0,0 0,1201 2400,1201">
          <text:p/>
        </draw:polygon>
        <draw:polygon draw:style-name="gr6" draw:text-style-name="P4" draw:layer="layout" svg:width="2.4cm" svg:height="1.2cm" svg:x="90.099cm" svg:y="40.626cm" svg:viewBox="0 0 2401 1201" draw:points="2401,0 0,0 0,1200 2400,1201">
          <text:p/>
        </draw:polygon>
        <draw:polygon draw:style-name="gr6" draw:text-style-name="P4" draw:layer="layout" svg:width="2.4cm" svg:height="1.2cm" svg:x="87.624cm" svg:y="39.311cm" svg:viewBox="0 0 2401 1201" draw:points="0,1201 2401,1201 2401,0 0,0">
          <text:p/>
        </draw:polygon>
        <draw:polygon draw:style-name="gr6" draw:text-style-name="P4" draw:layer="layout" svg:width="2.4cm" svg:height="1.2cm" svg:x="85.149cm" svg:y="39.311cm" svg:viewBox="0 0 2401 1201" draw:points="0,1201 2401,1201 2401,0 0,0">
          <text:p/>
        </draw:polygon>
        <draw:polygon draw:style-name="gr6" draw:text-style-name="P4" draw:layer="layout" svg:width="2.4cm" svg:height="1.2cm" svg:x="82.674cm" svg:y="39.311cm" svg:viewBox="0 0 2401 1201" draw:points="0,1201 2401,1201 2401,0 0,0">
          <text:p/>
        </draw:polygon>
        <draw:polygon draw:style-name="gr6" draw:text-style-name="P4" draw:layer="layout" svg:width="2.4cm" svg:height="1.2cm" svg:x="80.199cm" svg:y="39.311cm" svg:viewBox="0 0 2401 1201" draw:points="0,1201 2401,1201 2401,0 0,0">
          <text:p/>
        </draw:polygon>
        <draw:polygon draw:style-name="gr6" draw:text-style-name="P4" draw:layer="layout" svg:width="2.4cm" svg:height="1.2cm" svg:x="90.099cm" svg:y="39.311cm" svg:viewBox="0 0 2401 1201" draw:points="0,1201 2401,1201 2401,0 0,0">
          <text:p/>
        </draw:polygon>
        <draw:polygon draw:style-name="gr6" draw:text-style-name="P4" draw:layer="layout" svg:width="2.4cm" svg:height="1.2cm" svg:x="77.699cm" svg:y="39.311cm" svg:viewBox="0 0 2401 1201" draw:points="0,1201 2401,1201 2401,0 0,0">
          <text:p/>
        </draw:polygon>
        <draw:g>
          <draw:polygon draw:style-name="gr10" draw:text-style-name="P6" draw:layer="layout" svg:width="6cm" svg:height="6cm" svg:x="54.399cm" svg:y="103.7cm" svg:viewBox="0 0 6001 6001" draw:points="0,0 0,6000 6000,6001 6001,0">
            <text:p/>
          </draw:polygon>
          <draw:polygon draw:style-name="gr5" draw:text-style-name="P4" draw:layer="layout" svg:width="6cm" svg:height="6cm" svg:x="54.399cm" svg:y="103.7cm" svg:viewBox="0 0 6001 6001" draw:points="0,0 0,6000 6000,6001 6001,0">
            <text:p/>
          </draw:polygon>
        </draw:g>
        <draw:frame draw:style-name="gr11" draw:text-style-name="P4" draw:layer="layout" svg:width="2.01cm" svg:height="3.275cm" svg:x="56.599cm" svg:y="104.974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polygon draw:style-name="gr10" draw:text-style-name="P6" draw:layer="layout" svg:width="6cm" svg:height="6cm" svg:x="64.299cm" svg:y="116.8cm" svg:viewBox="0 0 6001 6001" draw:points="6001,0 0,0 0,6000 6000,6001">
            <text:p/>
          </draw:polygon>
          <draw:polygon draw:style-name="gr5" draw:text-style-name="P4" draw:layer="layout" svg:width="6cm" svg:height="6cm" svg:x="64.299cm" svg:y="116.8cm" svg:viewBox="0 0 6001 6001" draw:points="6001,0 0,0 0,6000 6000,6001">
            <text:p/>
          </draw:polygon>
        </draw:g>
        <draw:frame draw:style-name="gr11" draw:text-style-name="P4" draw:layer="layout" svg:width="2.01cm" svg:height="3.275cm" svg:x="66.69cm" svg:y="118.7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polygon draw:style-name="gr10" draw:text-style-name="P6" draw:layer="layout" svg:width="6cm" svg:height="6cm" svg:x="32.3cm" svg:y="102.303cm" svg:viewBox="0 0 6001 6001" draw:points="6001,6000 6000,0 0,0 0,6001">
            <text:p/>
          </draw:polygon>
          <draw:polygon draw:style-name="gr5" draw:text-style-name="P4" draw:layer="layout" svg:width="6cm" svg:height="6cm" svg:x="32.3cm" svg:y="102.303cm" svg:viewBox="0 0 6001 6001" draw:points="6001,6000 6000,0 0,0 0,6001">
            <text:p/>
          </draw:polygon>
        </draw:g>
        <draw:frame draw:style-name="gr11" draw:text-style-name="P4" draw:layer="layout" svg:width="2.01cm" svg:height="3.275cm" svg:x="34.301cm" svg:y="104.303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polygon draw:style-name="gr10" draw:text-style-name="P6" draw:layer="layout" svg:width="6cm" svg:height="6cm" svg:x="86.099cm" svg:y="124cm" svg:viewBox="0 0 6001 6001" draw:points="6001,6000 6000,0 0,0 0,6001">
            <text:p/>
          </draw:polygon>
          <draw:polygon draw:style-name="gr5" draw:text-style-name="P4" draw:layer="layout" svg:width="6cm" svg:height="6cm" svg:x="86.099cm" svg:y="124cm" svg:viewBox="0 0 6001 6001" draw:points="6001,6000 6000,0 0,0 0,6001">
            <text:p/>
          </draw:polygon>
        </draw:g>
        <draw:frame draw:style-name="gr11" draw:text-style-name="P4" draw:layer="layout" svg:width="2.01cm" svg:height="3.275cm" svg:x="88.19cm" svg:y="125.626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polygon draw:style-name="gr6" draw:text-style-name="P4" draw:layer="layout" svg:width="1.78cm" svg:height="2.629cm" svg:x="85.238cm" svg:y="62.381cm" svg:viewBox="0 0 1781 2630" draw:points="0,310 621,2630 1781,2320 1160,0">
          <text:p/>
        </draw:polygon>
        <draw:polygon draw:style-name="gr6" draw:text-style-name="P4" draw:layer="layout" svg:width="1.78cm" svg:height="2.629cm" svg:x="84.597cm" svg:y="59.99cm" svg:viewBox="0 0 1781 2630" draw:points="0,310 621,2630 1781,2320 1160,0">
          <text:p/>
        </draw:polygon>
        <draw:polygon draw:style-name="gr6" draw:text-style-name="P4" draw:layer="layout" svg:width="1.78cm" svg:height="2.629cm" svg:x="83.956cm" svg:y="57.599cm" svg:viewBox="0 0 1781 2630" draw:points="0,310 621,2630 1781,2320 1160,0">
          <text:p/>
        </draw:polygon>
        <draw:polygon draw:style-name="gr6" draw:text-style-name="P4" draw:layer="layout" svg:width="1.78cm" svg:height="2.629cm" svg:x="83.316cm" svg:y="55.208cm" svg:viewBox="0 0 1781 2630" draw:points="0,310 621,2630 1781,2320 1160,0">
          <text:p/>
        </draw:polygon>
        <draw:polygon draw:style-name="gr6" draw:text-style-name="P4" draw:layer="layout" svg:width="1.78cm" svg:height="2.629cm" svg:x="85.878cm" svg:y="64.771cm" svg:viewBox="0 0 1781 2630" draw:points="0,310 621,2630 1781,2320 1160,0">
          <text:p/>
        </draw:polygon>
        <draw:g>
          <draw:polygon draw:style-name="gr10" draw:text-style-name="P6" draw:layer="layout" svg:width="6cm" svg:height="6cm" draw:transform="rotate (-1.56625847073971) translate (43.2198766799429cm 127.820384419346cm)" svg:viewBox="0 0 6001 6001" draw:points="0,6001 6001,6001 6001,0 0,0">
            <text:p/>
          </draw:polygon>
          <draw:polygon draw:style-name="gr5" draw:text-style-name="P4" draw:layer="layout" svg:width="6cm" svg:height="6cm" draw:transform="rotate (-1.56625847073971) translate (43.2198766799429cm 127.820384419346cm)" svg:viewBox="0 0 6001 6001" draw:points="0,6001 6001,6001 6001,0 0,0">
            <text:p/>
          </draw:polygon>
        </draw:g>
        <draw:frame draw:style-name="gr11" draw:text-style-name="P9" draw:layer="layout" svg:width="2.01cm" svg:height="3.275cm" draw:transform="rotate (0.00453785605518526) translate (39.911cm 129.397cm)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polygon draw:style-name="gr10" draw:text-style-name="P6" draw:layer="layout" svg:width="6cm" svg:height="6cm" draw:transform="rotate (-1.56625847073971) translate (43.6448345008633cm 116.872450314073cm)" svg:viewBox="0 0 6001 6001" draw:points="0,6001 6001,6001 6001,0 0,0">
            <text:p/>
          </draw:polygon>
          <draw:polygon draw:style-name="gr5" draw:text-style-name="P4" draw:layer="layout" svg:width="6cm" svg:height="6cm" draw:transform="rotate (-1.56625847073971) translate (43.6448345008633cm 116.872450314073cm)" svg:viewBox="0 0 6001 6001" draw:points="0,6001 6001,6001 6001,0 0,0">
            <text:p/>
          </draw:polygon>
        </draw:g>
        <draw:frame draw:style-name="gr11" draw:text-style-name="P9" draw:layer="layout" svg:width="2.01cm" svg:height="3.275cm" draw:transform="rotate (0.00453785605518526) translate (40.336cm 118.249cm)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polygon draw:style-name="gr21" draw:text-style-name="P11" draw:layer="layout" svg:width="0.353cm" svg:height="3.8cm" svg:x="3.587cm" svg:y="110.921cm" svg:viewBox="0 0 354 3801" draw:points="354,3801 354,0 0,0 0,3801">
            <text:p/>
          </draw:polygon>
          <draw:polygon draw:style-name="gr22" draw:text-style-name="P4" draw:layer="layout" svg:width="0.353cm" svg:height="3.8cm" svg:x="3.587cm" svg:y="110.921cm" svg:viewBox="0 0 354 3801" draw:points="354,3801 354,0 0,0 0,3801">
            <text:p/>
          </draw:polygon>
        </draw:g>
        <draw:g>
          <draw:path draw:style-name="gr23" draw:text-style-name="P12" draw:layer="layout" svg:width="0.3cm" svg:height="3.8cm" svg:x="3.614cm" svg:y="110.921cm" svg:viewBox="0 0 301 3801" svg:d="M301 0h-301v99h99zM201 99h100v-99zM301 3801h-301v-100h100zM201 3701h100v100z">
            <text:p/>
          </draw:path>
          <draw:path draw:style-name="gr24" draw:text-style-name="P4" draw:layer="layout" svg:width="0.3cm" svg:height="3.8cm" svg:x="3.614cm" svg:y="110.921cm" svg:viewBox="0 0 301 3801" svg:d="M301 0h-301v99h99M201 99h100v-99M301 3801h-301v-100h100M201 3701h100v100">
            <text:p/>
          </draw:path>
        </draw:g>
        <draw:g>
          <draw:path draw:style-name="gr23" draw:text-style-name="P12" draw:layer="layout" svg:width="0.1cm" svg:height="3.6cm" svg:x="3.714cm" svg:y="111.021cm" svg:viewBox="0 0 101 3601" svg:d="M0 0v39h101v-39zM0 3601v-40h101v40z">
            <text:p/>
          </draw:path>
          <draw:path draw:style-name="gr24" draw:text-style-name="P4" draw:layer="layout" svg:width="0.1cm" svg:height="3.6cm" svg:x="3.714cm" svg:y="111.021cm" svg:viewBox="0 0 101 3601" svg:d="M0 0v39h101v-39M0 3601v-40h101v40">
            <text:p/>
          </draw:path>
        </draw:g>
        <draw:path draw:style-name="gr25" draw:text-style-name="P4" draw:layer="layout" svg:width="0.3cm" svg:height="3.8cm" svg:x="3.614cm" svg:y="110.921cm" svg:viewBox="0 0 301 3801" svg:d="M301 0h-301M301 3801h-301">
          <text:p/>
        </draw:path>
        <draw:path draw:style-name="gr24" draw:text-style-name="P4" draw:layer="layout" svg:width="1.8cm" svg:height="1.8cm" svg:x="1.814cm" svg:y="112.821cm" svg:viewBox="0 0 1801 1801" svg:d="M1801 0c-331 0-613 76-900 241-287 166-494 372-660 659-165 288-241 569-241 901">
          <text:p/>
        </draw:path>
        <draw:path draw:style-name="gr24" draw:text-style-name="P4" draw:layer="layout" svg:width="1.8cm" svg:height="1.8cm" svg:x="1.814cm" svg:y="111.021cm" svg:viewBox="0 0 1801 1801" svg:d="M1801 1801c-332 0-613-76-900-241-288-166-494-372-660-659-165-288-241-569-241-901">
          <text:p/>
        </draw:path>
        <draw:g>
          <draw:polygon draw:style-name="gr23" draw:text-style-name="P12" draw:layer="layout" svg:width="1.8cm" svg:height="0.1cm" svg:x="1.814cm" svg:y="114.521cm" svg:viewBox="0 0 1801 101" draw:points="0,101 1801,101 1801,0 0,0">
            <text:p/>
          </draw:polygon>
          <draw:polygon draw:style-name="gr24" draw:text-style-name="P4" draw:layer="layout" svg:width="1.8cm" svg:height="0.1cm" svg:x="1.814cm" svg:y="114.521cm" svg:viewBox="0 0 1801 101" draw:points="0,101 1801,101 1801,0 0,0">
            <text:p/>
          </draw:polygon>
        </draw:g>
        <draw:g>
          <draw:polygon draw:style-name="gr23" draw:text-style-name="P12" draw:layer="layout" svg:width="1.8cm" svg:height="0.1cm" svg:x="1.814cm" svg:y="111.021cm" svg:viewBox="0 0 1801 101" draw:points="0,101 1801,101 1801,0 0,0">
            <text:p/>
          </draw:polygon>
          <draw:polygon draw:style-name="gr24" draw:text-style-name="P4" draw:layer="layout" svg:width="1.8cm" svg:height="0.1cm" svg:x="1.814cm" svg:y="111.021cm" svg:viewBox="0 0 1801 101" draw:points="0,101 1801,101 1801,0 0,0">
            <text:p/>
          </draw:polygon>
        </draw:g>
        <draw:g>
          <draw:polygon draw:style-name="gr21" draw:text-style-name="P11" draw:layer="layout" svg:width="0.353cm" svg:height="3.8cm" svg:x="3.587cm" svg:y="106.5cm" svg:viewBox="0 0 354 3801" draw:points="354,0 354,3801 0,3801 0,0">
            <text:p/>
          </draw:polygon>
          <draw:polygon draw:style-name="gr22" draw:text-style-name="P4" draw:layer="layout" svg:width="0.353cm" svg:height="3.8cm" svg:x="3.587cm" svg:y="106.5cm" svg:viewBox="0 0 354 3801" draw:points="354,0 354,3801 0,3801 0,0">
            <text:p/>
          </draw:polygon>
        </draw:g>
        <draw:g>
          <draw:path draw:style-name="gr23" draw:text-style-name="P12" draw:layer="layout" svg:width="0.3cm" svg:height="3.8cm" svg:x="3.614cm" svg:y="106.5cm" svg:viewBox="0 0 301 3801" svg:d="M301 3801h-301v-100h100zM201 3701h100v100zM300 0h-300v99h99zM201 99h99v-99z">
            <text:p/>
          </draw:path>
          <draw:path draw:style-name="gr24" draw:text-style-name="P4" draw:layer="layout" svg:width="0.3cm" svg:height="3.8cm" svg:x="3.614cm" svg:y="106.5cm" svg:viewBox="0 0 301 3801" svg:d="M301 3801h-301v-100h100M201 3701h100v100M300 0h-300v99h99M201 99h99v-99">
            <text:p/>
          </draw:path>
        </draw:g>
        <draw:g>
          <draw:path draw:style-name="gr23" draw:text-style-name="P12" draw:layer="layout" svg:width="0.1cm" svg:height="3.6cm" svg:x="3.714cm" svg:y="106.6cm" svg:viewBox="0 0 101 3601" svg:d="M0 3601v-40h101v40zM0 0v39h101v-39z">
            <text:p/>
          </draw:path>
          <draw:path draw:style-name="gr24" draw:text-style-name="P4" draw:layer="layout" svg:width="0.1cm" svg:height="3.6cm" svg:x="3.714cm" svg:y="106.6cm" svg:viewBox="0 0 101 3601" svg:d="M0 3601v-40h101v40M0 0v39h101v-39">
            <text:p/>
          </draw:path>
        </draw:g>
        <draw:path draw:style-name="gr25" draw:text-style-name="P4" draw:layer="layout" svg:width="0.3cm" svg:height="3.8cm" svg:x="3.614cm" svg:y="106.5cm" svg:viewBox="0 0 301 3801" svg:d="M301 3801h-301M300 0h-300">
          <text:p/>
        </draw:path>
        <draw:path draw:style-name="gr24" draw:text-style-name="P4" draw:layer="layout" svg:width="1.8cm" svg:height="1.8cm" svg:x="1.814cm" svg:y="106.6cm" svg:viewBox="0 0 1801 1801" svg:d="M1801 1801c-332 0-613-76-901-241-287-166-493-373-659-660-165-287-241-569-241-900">
          <text:p/>
        </draw:path>
        <draw:path draw:style-name="gr24" draw:text-style-name="P4" draw:layer="layout" svg:width="1.8cm" svg:height="1.8cm" svg:x="1.814cm" svg:y="108.4cm" svg:viewBox="0 0 1801 1801" svg:d="M1801 0c-331 0-613 76-900 241-287 166-494 373-660 660-165 287-241 569-241 900">
          <text:p/>
        </draw:path>
        <draw:g>
          <draw:polygon draw:style-name="gr23" draw:text-style-name="P12" draw:layer="layout" svg:width="1.8cm" svg:height="0.1cm" svg:x="1.814cm" svg:y="106.6cm" svg:viewBox="0 0 1801 101" draw:points="0,0 1801,0 1801,101 0,100">
            <text:p/>
          </draw:polygon>
          <draw:polygon draw:style-name="gr24" draw:text-style-name="P4" draw:layer="layout" svg:width="1.8cm" svg:height="0.1cm" svg:x="1.814cm" svg:y="106.6cm" svg:viewBox="0 0 1801 101" draw:points="0,0 1801,0 1801,101 0,100">
            <text:p/>
          </draw:polygon>
        </draw:g>
        <draw:g>
          <draw:polygon draw:style-name="gr23" draw:text-style-name="P12" draw:layer="layout" svg:width="1.8cm" svg:height="0.1cm" svg:x="1.814cm" svg:y="110.1cm" svg:viewBox="0 0 1801 101" draw:points="0,0 1801,0 1801,100 0,101">
            <text:p/>
          </draw:polygon>
          <draw:polygon draw:style-name="gr24" draw:text-style-name="P4" draw:layer="layout" svg:width="1.8cm" svg:height="0.1cm" svg:x="1.814cm" svg:y="110.1cm" svg:viewBox="0 0 1801 101" draw:points="0,0 1801,0 1801,100 0,101">
            <text:p/>
          </draw:polygon>
        </draw:g>
        <draw:polygon draw:style-name="gr15" draw:text-style-name="P4" draw:layer="layout" svg:width="2.4cm" svg:height="1.2cm" draw:transform="rotate (0.00506145483078356) translate (14.7667670538322cm 60.775651960653cm)" svg:viewBox="0 0 2401 1201" draw:points="0,1201 2401,1201 2401,0 0,0">
          <text:p/>
        </draw:polygon>
        <draw:polygon draw:style-name="gr15" draw:text-style-name="P4" draw:layer="layout" svg:width="2.4cm" svg:height="1.2cm" draw:transform="rotate (0.00506145483078356) translate (12.2907987692508cm 60.7881840693053cm)" svg:viewBox="0 0 2401 1201" draw:points="0,1201 2401,1201 2401,0 0,0">
          <text:p/>
        </draw:polygon>
        <draw:polygon draw:style-name="gr15" draw:text-style-name="P4" draw:layer="layout" svg:width="2.4cm" svg:height="1.2cm" draw:transform="rotate (0.00506145483078356) translate (9.81583047186035cm 60.8007111165243cm)" svg:viewBox="0 0 2401 1201" draw:points="0,1201 2401,1201 2401,0 0,0">
          <text:p/>
        </draw:polygon>
        <draw:polygon draw:style-name="gr15" draw:text-style-name="P4" draw:layer="layout" svg:width="2.4cm" svg:height="1.2cm" draw:transform="rotate (0.00506145483078356) translate (7.34086217446983cm 60.8132381637434cm)" svg:viewBox="0 0 2401 1201" draw:points="0,1201 2401,1201 2401,0 0,0">
          <text:p/>
        </draw:polygon>
        <draw:polygon draw:style-name="gr15" draw:text-style-name="P4" draw:layer="layout" svg:width="2.4cm" svg:height="1.2cm" draw:transform="rotate (0.00506145483078356) translate (17.2417353512226cm 60.763124913434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0.00506145483078356) translate (14.8208401588574cm 61.9753936408963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0.00506145483078356) translate (14.8208401588574cm 61.9753936408963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0.00506145483078356) translate (14.134cm 62.218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0.00506145483078356) translate (7.34693589433366cm 62.0132227927812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0.00506145483078356) translate (7.34693589433366cm 62.0132227927812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0.00506145483078356) translate (6.66cm 62.256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0.00506145483078356) translate (17.2838086099576cm 61.9629273308759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0.00506145483078356) translate (17.2838086099576cm 61.9629273308759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0.00506145483078356) translate (16.597cm 62.20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0.00506145483078356) translate (9.82090420453328cm 62.0007008069954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0.00506145483078356) translate (9.82090420453328cm 62.0007008069954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0.00506145483078356) translate (9.134cm 62.243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0.00506145483078356) translate (12.3418719127035cm 61.9879409338483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0.00506145483078356) translate (12.3418719127035cm 61.9879409338483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0.00506145483078356) translate (11.654cm 62.231cm)">
            <draw:text-box>
              <text:p text:style-name="P7"><text:span text:style-name="T2">1,8 m x 0,8 m</text:span></text:p>
            </draw:text-box>
          </draw:frame>
        </draw:g>
        <draw:polygon draw:style-name="gr7" draw:text-style-name="P4" draw:layer="layout" svg:width="2.4cm" svg:height="1.2cm" svg:x="18.999cm" svg:y="82.2cm" svg:viewBox="0 0 2401 1201" draw:points="0,1201 2401,1201 2401,0 0,0">
          <text:p/>
        </draw:polygon>
        <draw:polygon draw:style-name="gr7" draw:text-style-name="P4" draw:layer="layout" svg:width="2.4cm" svg:height="1.2cm" svg:x="74.798cm" svg:y="37.099cm" svg:viewBox="0 0 2401 1201" draw:points="0,1201 2401,1201 2401,0 0,0">
          <text:p/>
        </draw:polygon>
        <draw:polygon draw:style-name="gr16" draw:text-style-name="P4" draw:layer="layout" svg:width="1cm" svg:height="1cm" draw:transform="rotate (-1.56102248298373) translate (19.0509559292817cm 64.6322993735628cm)" svg:viewBox="0 0 1001 1001" draw:points="0,1001 1001,1001 1001,0 0,0">
          <text:p/>
        </draw:polygon>
        <draw:polygon draw:style-name="gr16" draw:text-style-name="P4" draw:layer="layout" svg:width="0.186cm" svg:height="1cm" draw:transform="rotate (-1.56102248298373) translate (19.0509559292817cm 64.6322993735628cm)" svg:viewBox="0 0 187 1001" draw:points="0,1001 187,1001 187,0 0,0">
          <text:p/>
        </draw:polygon>
        <draw:polygon draw:style-name="gr16" draw:text-style-name="P4" draw:layer="layout" svg:width="1cm" svg:height="1cm" draw:transform="rotate (-1.56102248298373) translate (16.5510010948993cm 64.6451365011354cm)" svg:viewBox="0 0 1001 1001" draw:points="0,1001 1001,1001 1001,0 0,0">
          <text:p/>
        </draw:polygon>
        <draw:polygon draw:style-name="gr16" draw:text-style-name="P4" draw:layer="layout" svg:width="0.186cm" svg:height="1cm" draw:transform="rotate (-1.56102248298373) translate (16.5510010948993cm 64.6451365011354cm)" svg:viewBox="0 0 187 1001" draw:points="0,1001 187,1001 187,0 0,0">
          <text:p/>
        </draw:polygon>
        <draw:polygon draw:style-name="gr16" draw:text-style-name="P4" draw:layer="layout" svg:width="1cm" svg:height="1cm" draw:transform="rotate (-1.56102248298373) translate (14.0459602801976cm 64.6409991536293cm)" svg:viewBox="0 0 1001 1001" draw:points="0,1001 1001,1001 1001,0 0,0">
          <text:p/>
        </draw:polygon>
        <draw:polygon draw:style-name="gr16" draw:text-style-name="P4" draw:layer="layout" svg:width="0.186cm" svg:height="1cm" draw:transform="rotate (-1.56102248298373) translate (14.0459602801976cm 64.6409991536293cm)" svg:viewBox="0 0 187 1001" draw:points="0,1001 187,1001 187,0 0,0">
          <text:p/>
        </draw:polygon>
        <draw:polygon draw:style-name="gr16" draw:text-style-name="P4" draw:layer="layout" svg:width="1cm" svg:height="1cm" draw:transform="rotate (-1.56102248298373) translate (11.5510863647009cm 64.6698107690896cm)" svg:viewBox="0 0 1001 1001" draw:points="0,1001 1001,1001 1001,0 0,0">
          <text:p/>
        </draw:polygon>
        <draw:polygon draw:style-name="gr16" draw:text-style-name="P4" draw:layer="layout" svg:width="0.186cm" svg:height="1cm" draw:transform="rotate (-1.56102248298373) translate (11.5510863647009cm 64.6698107690896cm)" svg:viewBox="0 0 187 1001" draw:points="0,1001 187,1001 187,0 0,0">
          <text:p/>
        </draw:polygon>
        <draw:polygon draw:style-name="gr16" draw:text-style-name="P4" draw:layer="layout" svg:width="1cm" svg:height="1cm" draw:transform="rotate (-1.56102248298373) translate (9.05113153031824cm 64.6826478966622cm)" svg:viewBox="0 0 1001 1001" draw:points="0,1001 1001,1001 1001,0 0,0">
          <text:p/>
        </draw:polygon>
        <draw:polygon draw:style-name="gr16" draw:text-style-name="P4" draw:layer="layout" svg:width="0.186cm" svg:height="1cm" draw:transform="rotate (-1.56102248298373) translate (9.05113153031824cm 64.6826478966622cm)" svg:viewBox="0 0 187 1001" draw:points="0,1001 187,1001 187,0 0,0">
          <text:p/>
        </draw:polygon>
        <draw:polygon draw:style-name="gr16" draw:text-style-name="P4" draw:layer="layout" svg:width="1cm" svg:height="1cm" draw:transform="rotate (1.5702727280193) translate (8.17546973138825cm 69.57503871989cm)" svg:viewBox="0 0 1001 1001" draw:points="0,1001 1001,1001 1001,0 0,0">
          <text:p/>
        </draw:polygon>
        <draw:polygon draw:style-name="gr16" draw:text-style-name="P4" draw:layer="layout" svg:width="0.186cm" svg:height="1cm" draw:transform="rotate (1.5702727280193) translate (8.17546973138825cm 69.57503871989cm)" svg:viewBox="0 0 187 1001" draw:points="0,1001 187,1001 187,0 0,0">
          <text:p/>
        </draw:polygon>
        <draw:polygon draw:style-name="gr16" draw:text-style-name="P4" draw:layer="layout" svg:width="1cm" svg:height="1cm" draw:transform="rotate (1.5702727280193) translate (10.6684871675099cm 69.5755640123776cm)" svg:viewBox="0 0 1001 1001" draw:points="0,1001 1001,1001 1001,0 0,0">
          <text:p/>
        </draw:polygon>
        <draw:polygon draw:style-name="gr16" draw:text-style-name="P4" draw:layer="layout" svg:width="0.186cm" svg:height="1cm" draw:transform="rotate (1.5702727280193) translate (10.6684871675099cm 69.5755640123776cm)" svg:viewBox="0 0 187 1001" draw:points="0,1001 187,1001 187,0 0,0">
          <text:p/>
        </draw:polygon>
        <draw:polygon draw:style-name="gr16" draw:text-style-name="P4" draw:layer="layout" svg:width="1cm" svg:height="1cm" draw:transform="rotate (1.5702727280193) translate (13.1753424584406cm 69.5440188546926cm)" svg:viewBox="0 0 1001 1001" draw:points="0,1001 1001,1001 1001,0 0,0">
          <text:p/>
        </draw:polygon>
        <draw:polygon draw:style-name="gr16" draw:text-style-name="P4" draw:layer="layout" svg:width="0.186cm" svg:height="1cm" draw:transform="rotate (1.5702727280193) translate (13.1753424584406cm 69.5440188546926cm)" svg:viewBox="0 0 187 1001" draw:points="0,1001 187,1001 187,0 0,0">
          <text:p/>
        </draw:polygon>
        <draw:polygon draw:style-name="gr16" draw:text-style-name="P4" draw:layer="layout" svg:width="1cm" svg:height="1cm" draw:transform="rotate (1.5702727280193) translate (15.6753901734978cm 69.5505086402929cm)" svg:viewBox="0 0 1001 1001" draw:points="0,1001 1001,1001 1001,0 0,0">
          <text:p/>
        </draw:polygon>
        <draw:polygon draw:style-name="gr16" draw:text-style-name="P4" draw:layer="layout" svg:width="0.186cm" svg:height="1cm" draw:transform="rotate (1.5702727280193) translate (15.6753901734978cm 69.5505086402929cm)" svg:viewBox="0 0 187 1001" draw:points="0,1001 187,1001 187,0 0,0">
          <text:p/>
        </draw:polygon>
        <draw:polygon draw:style-name="gr16" draw:text-style-name="P4" draw:layer="layout" svg:width="1cm" svg:height="1cm" draw:transform="rotate (1.5702727280193) translate (18.1753062912911cm 69.5309987589308cm)" svg:viewBox="0 0 1001 1001" draw:points="0,1001 1001,1001 1001,0 0,0">
          <text:p/>
        </draw:polygon>
        <draw:polygon draw:style-name="gr16" draw:text-style-name="P4" draw:layer="layout" svg:width="0.186cm" svg:height="1cm" draw:transform="rotate (1.5702727280193) translate (18.1753062912911cm 69.5309987589308cm)" svg:viewBox="0 0 187 1001" draw:points="0,1001 187,1001 187,0 0,0">
          <text:p/>
        </draw:polygon>
        <draw:polygon draw:style-name="gr15" draw:text-style-name="P4" draw:layer="layout" svg:width="2.4cm" svg:height="1.2cm" draw:transform="rotate (0.00506145483078356) translate (14.8589692482082cm 65.9522515931678cm)" svg:viewBox="0 0 2401 1201" draw:points="0,1201 2401,1201 2401,0 0,0">
          <text:p/>
        </draw:polygon>
        <draw:polygon draw:style-name="gr15" draw:text-style-name="P4" draw:layer="layout" svg:width="2.4cm" svg:height="1.2cm" draw:transform="rotate (0.00506145483078356) translate (12.3830009636269cm 65.9647837018201cm)" svg:viewBox="0 0 2401 1201" draw:points="0,1201 2401,1201 2401,0 0,0">
          <text:p/>
        </draw:polygon>
        <draw:polygon draw:style-name="gr15" draw:text-style-name="P4" draw:layer="layout" svg:width="2.4cm" svg:height="1.2cm" draw:transform="rotate (0.00506145483078356) translate (9.90803266623635cm 65.9773107490391cm)" svg:viewBox="0 0 2401 1201" draw:points="0,1201 2401,1201 2401,0 0,0">
          <text:p/>
        </draw:polygon>
        <draw:polygon draw:style-name="gr15" draw:text-style-name="P4" draw:layer="layout" svg:width="2.4cm" svg:height="1.2cm" draw:transform="rotate (0.00506145483078356) translate (7.43306436884592cm 65.9898377962581cm)" svg:viewBox="0 0 2401 1201" draw:points="0,1201 2401,1201 2401,0 0,0">
          <text:p/>
        </draw:polygon>
        <draw:polygon draw:style-name="gr15" draw:text-style-name="P4" draw:layer="layout" svg:width="2.4cm" svg:height="1.2cm" draw:transform="rotate (0.00506145483078356) translate (17.3339375455987cm 65.9397245459488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0.00506145483078356) translate (14.9130423532335cm 67.1519932734111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0.00506145483078356) translate (14.9130423532335cm 67.1519932734111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0.00506145483078356) translate (14.226cm 67.39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0.00506145483078356) translate (7.43913808870966cm 67.189822425296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0.00506145483078356) translate (7.43913808870966cm 67.189822425296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0.00506145483078356) translate (6.752cm 67.432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0.00506145483078356) translate (17.3760108043336cm 67.1395269633907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0.00506145483078356) translate (17.3760108043336cm 67.1395269633907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0.00506145483078356) translate (16.689cm 67.382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0.00506145483078356) translate (9.91310639890928cm 67.1773004395102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0.00506145483078356) translate (9.91310639890928cm 67.1773004395102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0.00506145483078356) translate (9.226cm 67.41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0.00506145483078356) translate (12.4340741070795cm 67.1645405663631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0.00506145483078356) translate (12.4340741070795cm 67.1645405663631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0.00506145483078356) translate (11.746cm 67.407cm)">
            <draw:text-box>
              <text:p text:style-name="P7"><text:span text:style-name="T2">1,8 m x 0,8 m</text:span></text:p>
            </draw:text-box>
          </draw:frame>
        </draw:g>
        <draw:polygon draw:style-name="gr16" draw:text-style-name="P4" draw:layer="layout" svg:width="1cm" svg:height="1cm" draw:transform="rotate (-1.56102248298373) translate (33.7110709178658cm 59.4810321972758cm)" svg:viewBox="0 0 1001 1001" draw:points="0,1001 1001,1001 1001,0 0,0">
          <text:p/>
        </draw:polygon>
        <draw:polygon draw:style-name="gr16" draw:text-style-name="P4" draw:layer="layout" svg:width="0.186cm" svg:height="1cm" draw:transform="rotate (-1.56102248298373) translate (33.7110709178658cm 59.4810321972758cm)" svg:viewBox="0 0 187 1001" draw:points="0,1001 187,1001 187,0 0,0">
          <text:p/>
        </draw:polygon>
        <draw:polygon draw:style-name="gr16" draw:text-style-name="P4" draw:layer="layout" svg:width="1cm" svg:height="1cm" draw:transform="rotate (-1.56102248298373) translate (31.2111160834833cm 59.4938693248484cm)" svg:viewBox="0 0 1001 1001" draw:points="0,1001 1001,1001 1001,0 0,0">
          <text:p/>
        </draw:polygon>
        <draw:polygon draw:style-name="gr16" draw:text-style-name="P4" draw:layer="layout" svg:width="0.186cm" svg:height="1cm" draw:transform="rotate (-1.56102248298373) translate (31.2111160834833cm 59.4938693248484cm)" svg:viewBox="0 0 187 1001" draw:points="0,1001 187,1001 187,0 0,0">
          <text:p/>
        </draw:polygon>
        <draw:polygon draw:style-name="gr16" draw:text-style-name="P4" draw:layer="layout" svg:width="1cm" svg:height="1cm" draw:transform="rotate (-1.56102248298373) translate (28.7060752687817cm 59.4897319773423cm)" svg:viewBox="0 0 1001 1001" draw:points="0,1001 1001,1001 1001,0 0,0">
          <text:p/>
        </draw:polygon>
        <draw:polygon draw:style-name="gr16" draw:text-style-name="P4" draw:layer="layout" svg:width="0.186cm" svg:height="1cm" draw:transform="rotate (-1.56102248298373) translate (28.7060752687817cm 59.4897319773423cm)" svg:viewBox="0 0 187 1001" draw:points="0,1001 187,1001 187,0 0,0">
          <text:p/>
        </draw:polygon>
        <draw:polygon draw:style-name="gr16" draw:text-style-name="P4" draw:layer="layout" svg:width="1cm" svg:height="1cm" draw:transform="rotate (-1.56102248298373) translate (26.211201353285cm 59.5185435928027cm)" svg:viewBox="0 0 1001 1001" draw:points="0,1001 1001,1001 1001,0 0,0">
          <text:p/>
        </draw:polygon>
        <draw:polygon draw:style-name="gr16" draw:text-style-name="P4" draw:layer="layout" svg:width="0.186cm" svg:height="1cm" draw:transform="rotate (-1.56102248298373) translate (26.211201353285cm 59.5185435928027cm)" svg:viewBox="0 0 187 1001" draw:points="0,1001 187,1001 187,0 0,0">
          <text:p/>
        </draw:polygon>
        <draw:polygon draw:style-name="gr16" draw:text-style-name="P4" draw:layer="layout" svg:width="1cm" svg:height="1cm" draw:transform="rotate (-1.56102248298373) translate (23.7112465189024cm 59.5313807203753cm)" svg:viewBox="0 0 1001 1001" draw:points="0,1001 1001,1001 1001,0 0,0">
          <text:p/>
        </draw:polygon>
        <draw:polygon draw:style-name="gr16" draw:text-style-name="P4" draw:layer="layout" svg:width="0.186cm" svg:height="1cm" draw:transform="rotate (-1.56102248298373) translate (23.7112465189024cm 59.5313807203753cm)" svg:viewBox="0 0 187 1001" draw:points="0,1001 187,1001 187,0 0,0">
          <text:p/>
        </draw:polygon>
        <draw:polygon draw:style-name="gr16" draw:text-style-name="P4" draw:layer="layout" svg:width="1cm" svg:height="1cm" draw:transform="rotate (1.5702727280193) translate (22.8355847199724cm 64.4237715436029cm)" svg:viewBox="0 0 1001 1001" draw:points="0,1001 1001,1001 1001,0 0,0">
          <text:p/>
        </draw:polygon>
        <draw:polygon draw:style-name="gr16" draw:text-style-name="P4" draw:layer="layout" svg:width="0.186cm" svg:height="1cm" draw:transform="rotate (1.5702727280193) translate (22.8355847199724cm 64.4237715436029cm)" svg:viewBox="0 0 187 1001" draw:points="0,1001 187,1001 187,0 0,0">
          <text:p/>
        </draw:polygon>
        <draw:polygon draw:style-name="gr16" draw:text-style-name="P4" draw:layer="layout" svg:width="1cm" svg:height="1cm" draw:transform="rotate (1.5702727280193) translate (25.328602156094cm 64.4242968360907cm)" svg:viewBox="0 0 1001 1001" draw:points="0,1001 1001,1001 1001,0 0,0">
          <text:p/>
        </draw:polygon>
        <draw:polygon draw:style-name="gr16" draw:text-style-name="P4" draw:layer="layout" svg:width="0.186cm" svg:height="1cm" draw:transform="rotate (1.5702727280193) translate (25.328602156094cm 64.4242968360907cm)" svg:viewBox="0 0 187 1001" draw:points="0,1001 187,1001 187,0 0,0">
          <text:p/>
        </draw:polygon>
        <draw:polygon draw:style-name="gr16" draw:text-style-name="P4" draw:layer="layout" svg:width="1cm" svg:height="1cm" draw:transform="rotate (1.5702727280193) translate (27.8354574470248cm 64.3927516784055cm)" svg:viewBox="0 0 1001 1001" draw:points="0,1001 1001,1001 1001,0 0,0">
          <text:p/>
        </draw:polygon>
        <draw:polygon draw:style-name="gr16" draw:text-style-name="P4" draw:layer="layout" svg:width="0.186cm" svg:height="1cm" draw:transform="rotate (1.5702727280193) translate (27.8354574470248cm 64.3927516784055cm)" svg:viewBox="0 0 187 1001" draw:points="0,1001 187,1001 187,0 0,0">
          <text:p/>
        </draw:polygon>
        <draw:polygon draw:style-name="gr16" draw:text-style-name="P4" draw:layer="layout" svg:width="1cm" svg:height="1cm" draw:transform="rotate (1.5702727280193) translate (30.3355051620819cm 64.3992414640059cm)" svg:viewBox="0 0 1001 1001" draw:points="0,1001 1001,1001 1001,0 0,0">
          <text:p/>
        </draw:polygon>
        <draw:polygon draw:style-name="gr16" draw:text-style-name="P4" draw:layer="layout" svg:width="0.186cm" svg:height="1cm" draw:transform="rotate (1.5702727280193) translate (30.3355051620819cm 64.3992414640059cm)" svg:viewBox="0 0 187 1001" draw:points="0,1001 187,1001 187,0 0,0">
          <text:p/>
        </draw:polygon>
        <draw:polygon draw:style-name="gr16" draw:text-style-name="P4" draw:layer="layout" svg:width="1cm" svg:height="1cm" draw:transform="rotate (1.5702727280193) translate (32.8354212798752cm 64.3797315826438cm)" svg:viewBox="0 0 1001 1001" draw:points="0,1001 1001,1001 1001,0 0,0">
          <text:p/>
        </draw:polygon>
        <draw:polygon draw:style-name="gr16" draw:text-style-name="P4" draw:layer="layout" svg:width="0.186cm" svg:height="1cm" draw:transform="rotate (1.5702727280193) translate (32.8354212798752cm 64.3797315826438cm)" svg:viewBox="0 0 187 1001" draw:points="0,1001 187,1001 187,0 0,0">
          <text:p/>
        </draw:polygon>
        <draw:polygon draw:style-name="gr15" draw:text-style-name="P4" draw:layer="layout" svg:width="2.4cm" svg:height="1.2cm" draw:transform="rotate (0.00506145483078356) translate (29.5190842367923cm 60.8009844168809cm)" svg:viewBox="0 0 2401 1201" draw:points="0,1201 2401,1201 2401,0 0,0">
          <text:p/>
        </draw:polygon>
        <draw:polygon draw:style-name="gr15" draw:text-style-name="P4" draw:layer="layout" svg:width="2.4cm" svg:height="1.2cm" draw:transform="rotate (0.00506145483078356) translate (27.043115952211cm 60.8135165255332cm)" svg:viewBox="0 0 2401 1201" draw:points="0,1201 2401,1201 2401,0 0,0">
          <text:p/>
        </draw:polygon>
        <draw:polygon draw:style-name="gr15" draw:text-style-name="P4" draw:layer="layout" svg:width="2.4cm" svg:height="1.2cm" draw:transform="rotate (0.00506145483078356) translate (24.5681476548205cm 60.8260435727522cm)" svg:viewBox="0 0 2401 1201" draw:points="0,1201 2401,1201 2401,0 0,0">
          <text:p/>
        </draw:polygon>
        <draw:polygon draw:style-name="gr15" draw:text-style-name="P4" draw:layer="layout" svg:width="2.4cm" svg:height="1.2cm" draw:transform="rotate (0.00506145483078356) translate (22.09317935743cm 60.8385706199712cm)" svg:viewBox="0 0 2401 1201" draw:points="0,1201 2401,1201 2401,0 0,0">
          <text:p/>
        </draw:polygon>
        <draw:polygon draw:style-name="gr15" draw:text-style-name="P4" draw:layer="layout" svg:width="2.4cm" svg:height="1.2cm" draw:transform="rotate (0.00506145483078356) translate (31.9940525341829cm 60.7884573696619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0.00506145483078356) translate (29.5731573418176cm 62.0007260971242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0.00506145483078356) translate (29.5731573418176cm 62.0007260971242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0.00506145483078356) translate (28.887cm 62.243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0.00506145483078356) translate (22.0992530772938cm 62.038555249009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0.00506145483078356) translate (22.0992530772938cm 62.038555249009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0.00506145483078356) translate (21.413cm 62.28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0.00506145483078356) translate (32.0361257929177cm 61.9882597871037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0.00506145483078356) translate (32.0361257929177cm 61.9882597871037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0.00506145483078356) translate (31.35cm 62.23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0.00506145483078356) translate (24.5732213874934cm 62.0260332632232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0.00506145483078356) translate (24.5732213874934cm 62.0260332632232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0.00506145483078356) translate (23.887cm 62.268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0.00506145483078356) translate (27.0941890956637cm 62.013273390076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0.00506145483078356) translate (27.0941890956637cm 62.013273390076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0.00506145483078356) translate (26.407cm 62.256cm)">
            <draw:text-box>
              <text:p text:style-name="P7"><text:span text:style-name="T2">1,8 m x 0,8 m</text:span></text:p>
            </draw:text-box>
          </draw:frame>
        </draw:g>
        <draw:polygon draw:style-name="gr16" draw:text-style-name="P4" draw:layer="layout" svg:width="1cm" svg:height="1cm" draw:transform="rotate (-1.56102248298373) translate (33.7632736246073cm 64.6578342871194cm)" svg:viewBox="0 0 1001 1001" draw:points="0,1001 1001,1001 1001,0 0,0">
          <text:p/>
        </draw:polygon>
        <draw:polygon draw:style-name="gr16" draw:text-style-name="P4" draw:layer="layout" svg:width="0.186cm" svg:height="1cm" draw:transform="rotate (-1.56102248298373) translate (33.7632736246073cm 64.6578342871194cm)" svg:viewBox="0 0 187 1001" draw:points="0,1001 187,1001 187,0 0,0">
          <text:p/>
        </draw:polygon>
        <draw:polygon draw:style-name="gr16" draw:text-style-name="P4" draw:layer="layout" svg:width="1cm" svg:height="1cm" draw:transform="rotate (-1.56102248298373) translate (31.2633187902248cm 64.670671414692cm)" svg:viewBox="0 0 1001 1001" draw:points="0,1001 1001,1001 1001,0 0,0">
          <text:p/>
        </draw:polygon>
        <draw:polygon draw:style-name="gr16" draw:text-style-name="P4" draw:layer="layout" svg:width="0.186cm" svg:height="1cm" draw:transform="rotate (-1.56102248298373) translate (31.2633187902248cm 64.670671414692cm)" svg:viewBox="0 0 187 1001" draw:points="0,1001 187,1001 187,0 0,0">
          <text:p/>
        </draw:polygon>
        <draw:polygon draw:style-name="gr16" draw:text-style-name="P4" draw:layer="layout" svg:width="1cm" svg:height="1cm" draw:transform="rotate (-1.56102248298373) translate (28.7582779755231cm 64.6665340671859cm)" svg:viewBox="0 0 1001 1001" draw:points="0,1001 1001,1001 1001,0 0,0">
          <text:p/>
        </draw:polygon>
        <draw:polygon draw:style-name="gr16" draw:text-style-name="P4" draw:layer="layout" svg:width="0.186cm" svg:height="1cm" draw:transform="rotate (-1.56102248298373) translate (28.7582779755231cm 64.6665340671859cm)" svg:viewBox="0 0 187 1001" draw:points="0,1001 187,1001 187,0 0,0">
          <text:p/>
        </draw:polygon>
        <draw:polygon draw:style-name="gr16" draw:text-style-name="P4" draw:layer="layout" svg:width="1cm" svg:height="1cm" draw:transform="rotate (-1.56102248298373) translate (26.2634040600264cm 64.6953456826462cm)" svg:viewBox="0 0 1001 1001" draw:points="0,1001 1001,1001 1001,0 0,0">
          <text:p/>
        </draw:polygon>
        <draw:polygon draw:style-name="gr16" draw:text-style-name="P4" draw:layer="layout" svg:width="0.186cm" svg:height="1cm" draw:transform="rotate (-1.56102248298373) translate (26.2634040600264cm 64.6953456826462cm)" svg:viewBox="0 0 187 1001" draw:points="0,1001 187,1001 187,0 0,0">
          <text:p/>
        </draw:polygon>
        <draw:polygon draw:style-name="gr16" draw:text-style-name="P4" draw:layer="layout" svg:width="1cm" svg:height="1cm" draw:transform="rotate (-1.56102248298373) translate (23.7634492256438cm 64.7081828102188cm)" svg:viewBox="0 0 1001 1001" draw:points="0,1001 1001,1001 1001,0 0,0">
          <text:p/>
        </draw:polygon>
        <draw:polygon draw:style-name="gr16" draw:text-style-name="P4" draw:layer="layout" svg:width="0.186cm" svg:height="1cm" draw:transform="rotate (-1.56102248298373) translate (23.7634492256438cm 64.7081828102188cm)" svg:viewBox="0 0 187 1001" draw:points="0,1001 187,1001 187,0 0,0">
          <text:p/>
        </draw:polygon>
        <draw:polygon draw:style-name="gr16" draw:text-style-name="P4" draw:layer="layout" svg:width="1cm" svg:height="1cm" draw:transform="rotate (1.5702727280193) translate (22.8877874267139cm 69.6005736334465cm)" svg:viewBox="0 0 1001 1001" draw:points="0,1001 1001,1001 1001,0 0,0">
          <text:p/>
        </draw:polygon>
        <draw:polygon draw:style-name="gr16" draw:text-style-name="P4" draw:layer="layout" svg:width="0.186cm" svg:height="1cm" draw:transform="rotate (1.5702727280193) translate (22.8877874267139cm 69.6005736334465cm)" svg:viewBox="0 0 187 1001" draw:points="0,1001 187,1001 187,0 0,0">
          <text:p/>
        </draw:polygon>
        <draw:polygon draw:style-name="gr16" draw:text-style-name="P4" draw:layer="layout" svg:width="1cm" svg:height="1cm" draw:transform="rotate (1.5702727280193) translate (25.3808048628355cm 69.6010989259342cm)" svg:viewBox="0 0 1001 1001" draw:points="0,1001 1001,1001 1001,0 0,0">
          <text:p/>
        </draw:polygon>
        <draw:polygon draw:style-name="gr16" draw:text-style-name="P4" draw:layer="layout" svg:width="0.186cm" svg:height="1cm" draw:transform="rotate (1.5702727280193) translate (25.3808048628355cm 69.6010989259342cm)" svg:viewBox="0 0 187 1001" draw:points="0,1001 187,1001 187,0 0,0">
          <text:p/>
        </draw:polygon>
        <draw:polygon draw:style-name="gr16" draw:text-style-name="P4" draw:layer="layout" svg:width="1cm" svg:height="1cm" draw:transform="rotate (1.5702727280193) translate (27.8876601537663cm 69.5695537682492cm)" svg:viewBox="0 0 1001 1001" draw:points="0,1001 1001,1001 1001,0 0,0">
          <text:p/>
        </draw:polygon>
        <draw:polygon draw:style-name="gr16" draw:text-style-name="P4" draw:layer="layout" svg:width="0.186cm" svg:height="1cm" draw:transform="rotate (1.5702727280193) translate (27.8876601537662cm 69.5695537682492cm)" svg:viewBox="0 0 187 1001" draw:points="0,1001 187,1001 187,0 0,0">
          <text:p/>
        </draw:polygon>
        <draw:polygon draw:style-name="gr16" draw:text-style-name="P4" draw:layer="layout" svg:width="1cm" svg:height="1cm" draw:transform="rotate (1.5702727280193) translate (30.3877078688233cm 69.5760435538495cm)" svg:viewBox="0 0 1001 1001" draw:points="0,1001 1001,1001 1001,0 0,0">
          <text:p/>
        </draw:polygon>
        <draw:polygon draw:style-name="gr16" draw:text-style-name="P4" draw:layer="layout" svg:width="0.186cm" svg:height="1cm" draw:transform="rotate (1.5702727280193) translate (30.3877078688233cm 69.5760435538495cm)" svg:viewBox="0 0 187 1001" draw:points="0,1001 187,1001 187,0 0,0">
          <text:p/>
        </draw:polygon>
        <draw:polygon draw:style-name="gr16" draw:text-style-name="P4" draw:layer="layout" svg:width="1cm" svg:height="1cm" draw:transform="rotate (1.5702727280193) translate (32.8876239866166cm 69.5565336724874cm)" svg:viewBox="0 0 1001 1001" draw:points="0,1001 1001,1001 1001,0 0,0">
          <text:p/>
        </draw:polygon>
        <draw:polygon draw:style-name="gr16" draw:text-style-name="P4" draw:layer="layout" svg:width="0.186cm" svg:height="1cm" draw:transform="rotate (1.5702727280193) translate (32.8876239866166cm 69.5565336724874cm)" svg:viewBox="0 0 187 1001" draw:points="0,1001 187,1001 187,0 0,0">
          <text:p/>
        </draw:polygon>
        <draw:polygon draw:style-name="gr15" draw:text-style-name="P4" draw:layer="layout" svg:width="2.4cm" svg:height="1.2cm" draw:transform="rotate (0.00506145483078356) translate (29.5712869435337cm 65.9777865067245cm)" svg:viewBox="0 0 2401 1201" draw:points="0,1201 2401,1201 2401,0 0,0">
          <text:p/>
        </draw:polygon>
        <draw:polygon draw:style-name="gr15" draw:text-style-name="P4" draw:layer="layout" svg:width="2.4cm" svg:height="1.2cm" draw:transform="rotate (0.00506145483078356) translate (27.0953186589524cm 65.9903186153767cm)" svg:viewBox="0 0 2401 1201" draw:points="0,1201 2401,1201 2401,0 0,0">
          <text:p/>
        </draw:polygon>
        <draw:polygon draw:style-name="gr15" draw:text-style-name="P4" draw:layer="layout" svg:width="2.4cm" svg:height="1.2cm" draw:transform="rotate (0.00506145483078356) translate (24.620350361562cm 66.0028456625958cm)" svg:viewBox="0 0 2401 1201" draw:points="0,1201 2401,1201 2401,0 0,0">
          <text:p/>
        </draw:polygon>
        <draw:polygon draw:style-name="gr15" draw:text-style-name="P4" draw:layer="layout" svg:width="2.4cm" svg:height="1.2cm" draw:transform="rotate (0.00506145483078356) translate (22.1453820641715cm 66.0153727098148cm)" svg:viewBox="0 0 2401 1201" draw:points="0,1201 2401,1201 2401,0 0,0">
          <text:p/>
        </draw:polygon>
        <draw:polygon draw:style-name="gr15" draw:text-style-name="P4" draw:layer="layout" svg:width="2.4cm" svg:height="1.2cm" draw:transform="rotate (0.00506145483078356) translate (32.0462552409243cm 65.9652594595054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0.00506145483078356) translate (29.625360048559cm 67.1775281869677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0.00506145483078356) translate (29.625360048559cm 67.1775281869677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0.00506145483078356) translate (28.939cm 67.42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0.00506145483078356) translate (22.2390649264734cm 67.1379129190326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0.00506145483078356) translate (22.2390649264734cm 67.1379129190326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0.00506145483078356) translate (21.552cm 67.38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0.00506145483078356) translate (32.0883284996591cm 67.1650618769473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0.00506145483078356) translate (32.0883284996591cm 67.1650618769473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0.00506145483078356) translate (31.402cm 67.408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0.00506145483078356) translate (24.6254240942348cm 67.2028353530667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0.00506145483078356) translate (24.6254240942348cm 67.2028353530667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0.00506145483078356) translate (23.939cm 67.44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0.00506145483078356) translate (27.1463918024051cm 67.1900754799197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0.00506145483078356) translate (27.1463918024051cm 67.1900754799197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0.00506145483078356) translate (26.459cm 67.433cm)">
            <draw:text-box>
              <text:p text:style-name="P7"><text:span text:style-name="T2">1,8 m x 0,8 m</text:span></text:p>
            </draw:text-box>
          </draw:frame>
        </draw:g>
        <draw:polygon draw:style-name="gr16" draw:text-style-name="P4" draw:layer="layout" svg:width="1cm" svg:height="1cm" draw:transform="rotate (-1.56102248298373) translate (48.0108877472331cm 59.4086537022325cm)" svg:viewBox="0 0 1001 1001" draw:points="0,1001 1001,1001 1001,0 0,0">
          <text:p/>
        </draw:polygon>
        <draw:polygon draw:style-name="gr16" draw:text-style-name="P4" draw:layer="layout" svg:width="0.186cm" svg:height="1cm" draw:transform="rotate (-1.56102248298373) translate (48.0108877472331cm 59.4086537022325cm)" svg:viewBox="0 0 187 1001" draw:points="0,1001 187,1001 187,0 0,0">
          <text:p/>
        </draw:polygon>
        <draw:polygon draw:style-name="gr16" draw:text-style-name="P4" draw:layer="layout" svg:width="1cm" svg:height="1cm" draw:transform="rotate (-1.56102248298373) translate (45.5109329128505cm 59.4214908298051cm)" svg:viewBox="0 0 1001 1001" draw:points="0,1001 1001,1001 1001,0 0,0">
          <text:p/>
        </draw:polygon>
        <draw:polygon draw:style-name="gr16" draw:text-style-name="P4" draw:layer="layout" svg:width="0.186cm" svg:height="1cm" draw:transform="rotate (-1.56102248298373) translate (45.5109329128505cm 59.4214908298051cm)" svg:viewBox="0 0 187 1001" draw:points="0,1001 187,1001 187,0 0,0">
          <text:p/>
        </draw:polygon>
        <draw:polygon draw:style-name="gr16" draw:text-style-name="P4" draw:layer="layout" svg:width="1cm" svg:height="1cm" draw:transform="rotate (-1.56102248298373) translate (43.0058920981489cm 59.417353482299cm)" svg:viewBox="0 0 1001 1001" draw:points="0,1001 1001,1001 1001,0 0,0">
          <text:p/>
        </draw:polygon>
        <draw:polygon draw:style-name="gr16" draw:text-style-name="P4" draw:layer="layout" svg:width="0.186cm" svg:height="1cm" draw:transform="rotate (-1.56102248298373) translate (43.0058920981489cm 59.417353482299cm)" svg:viewBox="0 0 187 1001" draw:points="0,1001 187,1001 187,0 0,0">
          <text:p/>
        </draw:polygon>
        <draw:polygon draw:style-name="gr16" draw:text-style-name="P4" draw:layer="layout" svg:width="1cm" svg:height="1cm" draw:transform="rotate (-1.56102248298373) translate (40.5110181826522cm 59.4461650977593cm)" svg:viewBox="0 0 1001 1001" draw:points="0,1001 1001,1001 1001,0 0,0">
          <text:p/>
        </draw:polygon>
        <draw:polygon draw:style-name="gr16" draw:text-style-name="P4" draw:layer="layout" svg:width="0.186cm" svg:height="1cm" draw:transform="rotate (-1.56102248298373) translate (40.5110181826522cm 59.4461650977593cm)" svg:viewBox="0 0 187 1001" draw:points="0,1001 187,1001 187,0 0,0">
          <text:p/>
        </draw:polygon>
        <draw:polygon draw:style-name="gr16" draw:text-style-name="P4" draw:layer="layout" svg:width="1cm" svg:height="1cm" draw:transform="rotate (-1.56102248298373) translate (38.0110633482696cm 59.4590022253319cm)" svg:viewBox="0 0 1001 1001" draw:points="0,1001 1001,1001 1001,0 0,0">
          <text:p/>
        </draw:polygon>
        <draw:polygon draw:style-name="gr16" draw:text-style-name="P4" draw:layer="layout" svg:width="0.186cm" svg:height="1cm" draw:transform="rotate (-1.56102248298373) translate (38.0110633482696cm 59.4590022253319cm)" svg:viewBox="0 0 187 1001" draw:points="0,1001 187,1001 187,0 0,0">
          <text:p/>
        </draw:polygon>
        <draw:polygon draw:style-name="gr16" draw:text-style-name="P4" draw:layer="layout" svg:width="1cm" svg:height="1cm" draw:transform="rotate (1.5702727280193) translate (37.1354015493396cm 64.3513930485597cm)" svg:viewBox="0 0 1001 1001" draw:points="0,1001 1001,1001 1001,0 0,0">
          <text:p/>
        </draw:polygon>
        <draw:polygon draw:style-name="gr16" draw:text-style-name="P4" draw:layer="layout" svg:width="0.186cm" svg:height="1cm" draw:transform="rotate (1.5702727280193) translate (37.1354015493396cm 64.3513930485597cm)" svg:viewBox="0 0 187 1001" draw:points="0,1001 187,1001 187,0 0,0">
          <text:p/>
        </draw:polygon>
        <draw:polygon draw:style-name="gr16" draw:text-style-name="P4" draw:layer="layout" svg:width="1cm" svg:height="1cm" draw:transform="rotate (1.5702727280193) translate (39.6284189854613cm 64.3519183410473cm)" svg:viewBox="0 0 1001 1001" draw:points="0,1001 1001,1001 1001,0 0,0">
          <text:p/>
        </draw:polygon>
        <draw:polygon draw:style-name="gr16" draw:text-style-name="P4" draw:layer="layout" svg:width="0.186cm" svg:height="1cm" draw:transform="rotate (1.5702727280193) translate (39.6284189854613cm 64.3519183410473cm)" svg:viewBox="0 0 187 1001" draw:points="0,1001 187,1001 187,0 0,0">
          <text:p/>
        </draw:polygon>
        <draw:polygon draw:style-name="gr16" draw:text-style-name="P4" draw:layer="layout" svg:width="1cm" svg:height="1cm" draw:transform="rotate (1.5702727280193) translate (42.135274276392cm 64.3203731833623cm)" svg:viewBox="0 0 1001 1001" draw:points="0,1001 1001,1001 1001,0 0,0">
          <text:p/>
        </draw:polygon>
        <draw:polygon draw:style-name="gr16" draw:text-style-name="P4" draw:layer="layout" svg:width="0.186cm" svg:height="1cm" draw:transform="rotate (1.5702727280193) translate (42.135274276392cm 64.3203731833623cm)" svg:viewBox="0 0 187 1001" draw:points="0,1001 187,1001 187,0 0,0">
          <text:p/>
        </draw:polygon>
        <draw:polygon draw:style-name="gr16" draw:text-style-name="P4" draw:layer="layout" svg:width="1cm" svg:height="1cm" draw:transform="rotate (1.5702727280193) translate (44.6353219914491cm 64.3268629689626cm)" svg:viewBox="0 0 1001 1001" draw:points="0,1001 1001,1001 1001,0 0,0">
          <text:p/>
        </draw:polygon>
        <draw:polygon draw:style-name="gr16" draw:text-style-name="P4" draw:layer="layout" svg:width="0.186cm" svg:height="1cm" draw:transform="rotate (1.5702727280193) translate (44.6353219914491cm 64.3268629689626cm)" svg:viewBox="0 0 187 1001" draw:points="0,1001 187,1001 187,0 0,0">
          <text:p/>
        </draw:polygon>
        <draw:polygon draw:style-name="gr16" draw:text-style-name="P4" draw:layer="layout" svg:width="1cm" svg:height="1cm" draw:transform="rotate (1.5702727280193) translate (47.1352381092424cm 64.3073530876004cm)" svg:viewBox="0 0 1001 1001" draw:points="0,1001 1001,1001 1001,0 0,0">
          <text:p/>
        </draw:polygon>
        <draw:polygon draw:style-name="gr16" draw:text-style-name="P4" draw:layer="layout" svg:width="0.186cm" svg:height="1cm" draw:transform="rotate (1.5702727280193) translate (47.1352381092424cm 64.3073530876004cm)" svg:viewBox="0 0 187 1001" draw:points="0,1001 187,1001 187,0 0,0">
          <text:p/>
        </draw:polygon>
        <draw:polygon draw:style-name="gr15" draw:text-style-name="P4" draw:layer="layout" svg:width="2.4cm" svg:height="1.2cm" draw:transform="rotate (0.00506145483078356) translate (43.8189010661596cm 60.7286059218375cm)" svg:viewBox="0 0 2401 1201" draw:points="0,1201 2401,1201 2401,0 0,0">
          <text:p/>
        </draw:polygon>
        <draw:polygon draw:style-name="gr15" draw:text-style-name="P4" draw:layer="layout" svg:width="2.4cm" svg:height="1.2cm" draw:transform="rotate (0.00506145483078356) translate (41.3429327815783cm 60.7411380304898cm)" svg:viewBox="0 0 2401 1201" draw:points="0,1201 2401,1201 2401,0 0,0">
          <text:p/>
        </draw:polygon>
        <draw:polygon draw:style-name="gr15" draw:text-style-name="P4" draw:layer="layout" svg:width="2.4cm" svg:height="1.2cm" draw:transform="rotate (0.00506145483078356) translate (38.8679644841877cm 60.7536650777088cm)" svg:viewBox="0 0 2401 1201" draw:points="0,1201 2401,1201 2401,0 0,0">
          <text:p/>
        </draw:polygon>
        <draw:polygon draw:style-name="gr15" draw:text-style-name="P4" draw:layer="layout" svg:width="2.4cm" svg:height="1.2cm" draw:transform="rotate (0.00506145483078356) translate (36.3929961867973cm 60.7661921249279cm)" svg:viewBox="0 0 2401 1201" draw:points="0,1201 2401,1201 2401,0 0,0">
          <text:p/>
        </draw:polygon>
        <draw:polygon draw:style-name="gr15" draw:text-style-name="P4" draw:layer="layout" svg:width="2.4cm" svg:height="1.2cm" draw:transform="rotate (0.00506145483078356) translate (46.2938693635501cm 60.7160788746185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0.00506145483078356) translate (43.8729741711849cm 61.9283476020808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0.00506145483078356) translate (43.8729741711849cm 61.9283476020808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0.00506145483078356) translate (43.186cm 62.17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0.00506145483078356) translate (36.399069906661cm 61.9661767539657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0.00506145483078356) translate (36.399069906661cm 61.9661767539657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0.00506145483078356) translate (35.712cm 62.20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0.00506145483078356) translate (46.335942622285cm 61.9158812920604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0.00506145483078356) translate (46.335942622285cm 61.9158812920604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0.00506145483078356) translate (45.649cm 62.15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0.00506145483078356) translate (38.8730382168606cm 61.9536547681799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0.00506145483078356) translate (38.8730382168606cm 61.9536547681799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0.00506145483078356) translate (38.186cm 62.196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0.00506145483078356) translate (41.3940059250309cm 61.9408948950328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0.00506145483078356) translate (41.3940059250309cm 61.9408948950328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0.00506145483078356) translate (40.706cm 62.183cm)">
            <draw:text-box>
              <text:p text:style-name="P7"><text:span text:style-name="T2">1,8 m x 0,8 m</text:span></text:p>
            </draw:text-box>
          </draw:frame>
        </draw:g>
        <draw:polygon draw:style-name="gr16" draw:text-style-name="P4" draw:layer="layout" svg:width="1cm" svg:height="1cm" draw:transform="rotate (-1.56102248298373) translate (48.1517118830567cm 64.7080088104291cm)" svg:viewBox="0 0 1001 1001" draw:points="0,1001 1001,1001 1001,0 0,0">
          <text:p/>
        </draw:polygon>
        <draw:polygon draw:style-name="gr16" draw:text-style-name="P4" draw:layer="layout" svg:width="0.186cm" svg:height="1cm" draw:transform="rotate (-1.56102248298373) translate (48.1517118830567cm 64.7080088104291cm)" svg:viewBox="0 0 187 1001" draw:points="0,1001 187,1001 187,0 0,0">
          <text:p/>
        </draw:polygon>
        <draw:polygon draw:style-name="gr16" draw:text-style-name="P4" draw:layer="layout" svg:width="1cm" svg:height="1cm" draw:transform="rotate (-1.56102248298373) translate (45.6517570486742cm 64.7208459380017cm)" svg:viewBox="0 0 1001 1001" draw:points="0,1001 1001,1001 1001,0 0,0">
          <text:p/>
        </draw:polygon>
        <draw:polygon draw:style-name="gr16" draw:text-style-name="P4" draw:layer="layout" svg:width="0.186cm" svg:height="1cm" draw:transform="rotate (-1.56102248298373) translate (45.6517570486742cm 64.7208459380017cm)" svg:viewBox="0 0 187 1001" draw:points="0,1001 187,1001 187,0 0,0">
          <text:p/>
        </draw:polygon>
        <draw:polygon draw:style-name="gr16" draw:text-style-name="P4" draw:layer="layout" svg:width="1cm" svg:height="1cm" draw:transform="rotate (-1.56102248298373) translate (43.1467162339725cm 64.7167085904957cm)" svg:viewBox="0 0 1001 1001" draw:points="0,1001 1001,1001 1001,0 0,0">
          <text:p/>
        </draw:polygon>
        <draw:polygon draw:style-name="gr16" draw:text-style-name="P4" draw:layer="layout" svg:width="0.186cm" svg:height="1cm" draw:transform="rotate (-1.56102248298373) translate (43.1467162339725cm 64.7167085904957cm)" svg:viewBox="0 0 187 1001" draw:points="0,1001 187,1001 187,0 0,0">
          <text:p/>
        </draw:polygon>
        <draw:polygon draw:style-name="gr16" draw:text-style-name="P4" draw:layer="layout" svg:width="1cm" svg:height="1cm" draw:transform="rotate (-1.56102248298373) translate (40.6518423184759cm 64.7455202059559cm)" svg:viewBox="0 0 1001 1001" draw:points="0,1001 1001,1001 1001,0 0,0">
          <text:p/>
        </draw:polygon>
        <draw:polygon draw:style-name="gr16" draw:text-style-name="P4" draw:layer="layout" svg:width="0.186cm" svg:height="1cm" draw:transform="rotate (-1.56102248298373) translate (40.6518423184759cm 64.7455202059559cm)" svg:viewBox="0 0 187 1001" draw:points="0,1001 187,1001 187,0 0,0">
          <text:p/>
        </draw:polygon>
        <draw:polygon draw:style-name="gr16" draw:text-style-name="P4" draw:layer="layout" svg:width="1cm" svg:height="1cm" draw:transform="rotate (-1.56102248298373) translate (38.1518874840933cm 64.7583573335285cm)" svg:viewBox="0 0 1001 1001" draw:points="0,1001 1001,1001 1001,0 0,0">
          <text:p/>
        </draw:polygon>
        <draw:polygon draw:style-name="gr16" draw:text-style-name="P4" draw:layer="layout" svg:width="0.186cm" svg:height="1cm" draw:transform="rotate (-1.56102248298373) translate (38.1518874840933cm 64.7583573335285cm)" svg:viewBox="0 0 187 1001" draw:points="0,1001 187,1001 187,0 0,0">
          <text:p/>
        </draw:polygon>
        <draw:polygon draw:style-name="gr16" draw:text-style-name="P4" draw:layer="layout" svg:width="1cm" svg:height="1cm" draw:transform="rotate (1.5702727280193) translate (37.2762256851633cm 69.6507481567563cm)" svg:viewBox="0 0 1001 1001" draw:points="0,1001 1001,1001 1001,0 0,0">
          <text:p/>
        </draw:polygon>
        <draw:polygon draw:style-name="gr16" draw:text-style-name="P4" draw:layer="layout" svg:width="0.186cm" svg:height="1cm" draw:transform="rotate (1.5702727280193) translate (37.2762256851633cm 69.6507481567563cm)" svg:viewBox="0 0 187 1001" draw:points="0,1001 187,1001 187,0 0,0">
          <text:p/>
        </draw:polygon>
        <draw:polygon draw:style-name="gr16" draw:text-style-name="P4" draw:layer="layout" svg:width="1cm" svg:height="1cm" draw:transform="rotate (1.5702727280193) translate (39.7692431212849cm 69.6512734492439cm)" svg:viewBox="0 0 1001 1001" draw:points="0,1001 1001,1001 1001,0 0,0">
          <text:p/>
        </draw:polygon>
        <draw:polygon draw:style-name="gr16" draw:text-style-name="P4" draw:layer="layout" svg:width="0.186cm" svg:height="1cm" draw:transform="rotate (1.5702727280193) translate (39.7692431212849cm 69.6512734492439cm)" svg:viewBox="0 0 187 1001" draw:points="0,1001 187,1001 187,0 0,0">
          <text:p/>
        </draw:polygon>
        <draw:polygon draw:style-name="gr16" draw:text-style-name="P4" draw:layer="layout" svg:width="1cm" svg:height="1cm" draw:transform="rotate (1.5702727280193) translate (42.2760984122156cm 69.6197282915589cm)" svg:viewBox="0 0 1001 1001" draw:points="0,1001 1001,1001 1001,0 0,0">
          <text:p/>
        </draw:polygon>
        <draw:polygon draw:style-name="gr16" draw:text-style-name="P4" draw:layer="layout" svg:width="0.186cm" svg:height="1cm" draw:transform="rotate (1.5702727280193) translate (42.2760984122156cm 69.6197282915589cm)" svg:viewBox="0 0 187 1001" draw:points="0,1001 187,1001 187,0 0,0">
          <text:p/>
        </draw:polygon>
        <draw:polygon draw:style-name="gr16" draw:text-style-name="P4" draw:layer="layout" svg:width="1cm" svg:height="1cm" draw:transform="rotate (1.5702727280193) translate (44.7761461272727cm 69.6262180771592cm)" svg:viewBox="0 0 1001 1001" draw:points="0,1001 1001,1001 1001,0 0,0">
          <text:p/>
        </draw:polygon>
        <draw:polygon draw:style-name="gr16" draw:text-style-name="P4" draw:layer="layout" svg:width="0.186cm" svg:height="1cm" draw:transform="rotate (1.5702727280193) translate (44.7761461272727cm 69.6262180771592cm)" svg:viewBox="0 0 187 1001" draw:points="0,1001 187,1001 187,0 0,0">
          <text:p/>
        </draw:polygon>
        <draw:polygon draw:style-name="gr16" draw:text-style-name="P4" draw:layer="layout" svg:width="1cm" svg:height="1cm" draw:transform="rotate (1.5702727280193) translate (47.276062245066cm 69.606708195797cm)" svg:viewBox="0 0 1001 1001" draw:points="0,1001 1001,1001 1001,0 0,0">
          <text:p/>
        </draw:polygon>
        <draw:polygon draw:style-name="gr16" draw:text-style-name="P4" draw:layer="layout" svg:width="0.186cm" svg:height="1cm" draw:transform="rotate (1.5702727280193) translate (47.276062245066cm 69.606708195797cm)" svg:viewBox="0 0 187 1001" draw:points="0,1001 187,1001 187,0 0,0">
          <text:p/>
        </draw:polygon>
        <draw:polygon draw:style-name="gr15" draw:text-style-name="P4" draw:layer="layout" svg:width="2.4cm" svg:height="1.2cm" draw:transform="rotate (0.00506145483078356) translate (43.9597252019832cm 66.0279610300342cm)" svg:viewBox="0 0 2401 1201" draw:points="0,1201 2401,1201 2401,0 0,0">
          <text:p/>
        </draw:polygon>
        <draw:polygon draw:style-name="gr15" draw:text-style-name="P4" draw:layer="layout" svg:width="2.4cm" svg:height="1.2cm" draw:transform="rotate (0.00506145483078356) translate (41.4837569174019cm 66.0404931386864cm)" svg:viewBox="0 0 2401 1201" draw:points="0,1201 2401,1201 2401,0 0,0">
          <text:p/>
        </draw:polygon>
        <draw:polygon draw:style-name="gr15" draw:text-style-name="P4" draw:layer="layout" svg:width="2.4cm" svg:height="1.2cm" draw:transform="rotate (0.00506145483078356) translate (39.0087886200114cm 66.0530201859055cm)" svg:viewBox="0 0 2401 1201" draw:points="0,1201 2401,1201 2401,0 0,0">
          <text:p/>
        </draw:polygon>
        <draw:polygon draw:style-name="gr15" draw:text-style-name="P4" draw:layer="layout" svg:width="2.4cm" svg:height="1.2cm" draw:transform="rotate (0.00506145483078356) translate (36.5338203226208cm 66.0655472331245cm)" svg:viewBox="0 0 2401 1201" draw:points="0,1201 2401,1201 2401,0 0,0">
          <text:p/>
        </draw:polygon>
        <draw:polygon draw:style-name="gr15" draw:text-style-name="P4" draw:layer="layout" svg:width="2.4cm" svg:height="1.2cm" draw:transform="rotate (0.00506145483078356) translate (46.4346934993737cm 66.0154339828151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0.00506145483078356) translate (44.0137983070085cm 67.2277027102774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0.00506145483078356) translate (44.0137983070085cm 67.2277027102774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0.00506145483078356) translate (43.327cm 67.47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0.00506145483078356) translate (36.5398940424847cm 67.2655318621623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0.00506145483078356) translate (36.5398940424847cm 67.2655318621623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0.00506145483078356) translate (35.853cm 67.508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-0.0020943951023942) translate (46.3891948578738cm 67.199500362071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-0.0020943951023942) translate (46.3891948578738cm 67.199500362071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-0.00209439510239331) translate (45.701cm 67.437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0.00506145483078356) translate (39.0138623526843cm 67.2530098763764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0.00506145483078356) translate (39.0138623526843cm 67.2530098763764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0.00506145483078356) translate (38.327cm 67.49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0.00506145483078356) translate (41.5348300608545cm 67.2402500032294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0.00506145483078356) translate (41.5348300608545cm 67.2402500032294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0.00506145483078356) translate (40.847cm 67.483cm)">
            <draw:text-box>
              <text:p text:style-name="P7"><text:span text:style-name="T2">1,8 m x 0,8 m</text:span></text:p>
            </draw:text-box>
          </draw:frame>
        </draw:g>
        <draw:polygon draw:style-name="gr7" draw:text-style-name="P4" draw:layer="layout" svg:width="2.4cm" svg:height="1.2cm" draw:transform="rotate (-1.54304559168819) translate (35.9194088991834cm 60.7262851128526cm)" svg:viewBox="0 0 2401 1201" draw:points="0,1201 2401,1201 2401,0 0,0">
          <text:p/>
        </draw:polygon>
        <draw:polygon draw:style-name="gr7" draw:text-style-name="P4" draw:layer="layout" svg:width="2.4cm" svg:height="1.2cm" draw:transform="rotate (-1.54304559168819) translate (35.9913705775342cm 66.0529891140948cm)" svg:viewBox="0 0 2401 1201" draw:points="0,1201 2401,1201 2401,0 0,0">
          <text:p/>
        </draw:polygon>
        <draw:polygon draw:style-name="gr7" draw:text-style-name="P4" draw:layer="layout" svg:width="2.4cm" svg:height="1.2cm" draw:transform="rotate (1.55735729155454) translate (91.2669097634687cm 16.3010902681507cm)" svg:viewBox="0 0 2401 1201" draw:points="0,1201 2401,1201 2401,0 0,0">
          <text:p/>
        </draw:polygon>
        <draw:polygon draw:style-name="gr7" draw:text-style-name="P4" draw:layer="layout" svg:width="2.4cm" svg:height="1.2cm" draw:transform="rotate (1.55735729155454) translate (61.6728130632579cm 25.7737203632188cm)" svg:viewBox="0 0 2401 1201" draw:points="0,1201 2401,1201 2401,0 0,0">
          <text:p/>
        </draw:polygon>
        <draw:polygon draw:style-name="gr7" draw:text-style-name="P4" draw:layer="layout" svg:width="2.4cm" svg:height="1.2cm" draw:transform="rotate (1.55735729155454) translate (61.9797139644814cm 7.07427510843041cm)" svg:viewBox="0 0 2401 1201" draw:points="0,1201 2401,1201 2401,0 0,0">
          <text:p/>
        </draw:polygon>
        <draw:polygon draw:style-name="gr7" draw:text-style-name="P4" draw:layer="layout" svg:width="2.4cm" svg:height="1.2cm" draw:transform="rotate (1.55735729155454) translate (61.8996476381102cm 13.301263525585cm)" svg:viewBox="0 0 2401 1201" draw:points="0,1201 2401,1201 2401,0 0,0">
          <text:p/>
        </draw:polygon>
        <draw:polygon draw:style-name="gr7" draw:text-style-name="P4" draw:layer="layout" svg:width="2.4cm" svg:height="1.2cm" draw:transform="rotate (1.55735729155454) translate (61.7851287872653cm 19.3589241717455cm)" svg:viewBox="0 0 2401 1201" draw:points="0,1201 2401,1201 2401,0 0,0">
          <text:p/>
        </draw:polygon>
        <draw:polygon draw:style-name="gr7" draw:text-style-name="P4" draw:layer="layout" svg:width="2.4cm" svg:height="1.2cm" draw:transform="rotate (1.55735729155454) translate (47.2046477997131cm 16.3198821944572cm)" svg:viewBox="0 0 2401 1201" draw:points="0,1201 2401,1201 2401,0 0,0">
          <text:p/>
        </draw:polygon>
        <draw:polygon draw:style-name="gr7" draw:text-style-name="P4" draw:layer="layout" svg:width="2.4cm" svg:height="1.2cm" draw:transform="rotate (1.55735729155454) translate (18.2725378723447cm 25.8753980549714cm)" svg:viewBox="0 0 2401 1201" draw:points="0,1201 2401,1201 2401,0 0,0">
          <text:p/>
        </draw:polygon>
        <draw:polygon draw:style-name="gr7" draw:text-style-name="P4" draw:layer="layout" svg:width="2.4cm" svg:height="1.2cm" draw:transform="rotate (1.55735729155454) translate (18.5794387735682cm 7.17595280018296cm)" svg:viewBox="0 0 2401 1201" draw:points="0,1201 2401,1201 2401,0 0,0">
          <text:p/>
        </draw:polygon>
        <draw:polygon draw:style-name="gr7" draw:text-style-name="P4" draw:layer="layout" svg:width="2.4cm" svg:height="1.2cm" draw:transform="rotate (1.55735729155454) translate (18.567372447197cm 13.4609412173376cm)" svg:viewBox="0 0 2401 1201" draw:points="0,1201 2401,1201 2401,0 0,0">
          <text:p/>
        </draw:polygon>
        <draw:polygon draw:style-name="gr7" draw:text-style-name="P4" draw:layer="layout" svg:width="2.4cm" svg:height="1.2cm" draw:transform="rotate (1.55735729155454) translate (18.384853596352cm 19.460601863498cm)" svg:viewBox="0 0 2401 1201" draw:points="0,1201 2401,1201 2401,0 0,0">
          <text:p/>
        </draw:polygon>
        <draw:polygon draw:style-name="gr16" draw:text-style-name="P4" draw:layer="layout" svg:width="1cm" svg:height="1cm" draw:transform="rotate (1.57358885359809) translate (78.4739125729943cm 27.3886879315997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78.4739125729943cm 27.3886879315997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0.97389610457cm 27.3933039522909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0.97389610457cm 27.3933039522909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3.4788469892942cm 27.4149295409571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3.4788469892941cm 27.4149295409571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5.9738612478606cm 27.4035359918302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5.9738612478605cm 27.4035359918302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8.4738447794363cm 27.4081520125213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8.4738447794363cm 27.4081520125213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89.4799897801249cm 21.8191773187362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89.4799897801249cm 21.8191773187362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86.9870367642832cm 21.8012476354006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86.9870367642832cm 21.8012476354006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84.4800223386907cm 21.8152910150371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84.4800223386907cm 21.8152910150371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81.9800808549155cm 21.7913479037321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81.9800808549155cm 21.7913479037321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79.4800894547543cm 21.7934047445108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79.4800894547543cm 21.7934047445108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63.8806975644564cm 27.486671167849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63.8806975644564cm 27.486671167849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66.3806810960322cm 27.4912871885402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66.3806810960322cm 27.4912871885402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68.8856319807563cm 27.5129127772064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68.8856319807563cm 27.5129127772064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71.3806462393227cm 27.501519228079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71.3806462393227cm 27.5015192280795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73.8806297708985cm 27.5061352487706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73.8806297708985cm 27.5061352487706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74.8867747715871cm 21.9171605549855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74.886774771587cm 21.9171605549855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72.3938217557454cm 21.8992308716499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72.3938217557454cm 21.8992308716499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69.8868073301528cm 21.913274251286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69.8868073301528cm 21.913274251286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67.3868658463776cm 21.889331139981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67.3868658463776cm 21.889331139981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64.8868744462165cm 21.8913879807601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64.8868744462165cm 21.8913879807601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78.3935339105867cm 20.814521499980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78.3935339105867cm 20.8145214999805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0.8935174421625cm 20.8191375206716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0.8935174421625cm 20.8191375206716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3.3984683268866cm 20.8407631093378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3.3984683268866cm 20.8407631093378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5.893482585453cm 20.8293695602109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5.893482585453cm 20.8293695602109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8.3934661170288cm 20.833985580902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8.3934661170288cm 20.833985580902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89.3996111177173cm 15.2450108871169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89.3996111177173cm 15.2450108871169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86.9066581018756cm 15.2270812037813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86.9066581018757cm 15.2270812037813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84.3996436762831cm 15.2411245834178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84.3996436762831cm 15.2411245834178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81.8997021925079cm 15.2171814721128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81.8997021925079cm 15.2171814721128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79.3997107923468cm 15.2192383128915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79.3997107923468cm 15.2192383128915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63.8933686470419cm 20.8866833312189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63.8933686470419cm 20.8866833312189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66.3933521786177cm 20.89129935191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66.3933521786177cm 20.89129935191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68.8983030633418cm 20.9129249405762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68.8983030633418cm 20.9129249405762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71.3933173219082cm 20.9015313914493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71.3933173219082cm 20.9015313914493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73.893300853484cm 20.906147412140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73.893300853484cm 20.9061474121405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74.8994458541725cm 15.317172718355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74.8994458541725cm 15.317172718355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72.4064928383308cm 15.2992430350197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72.4064928383308cm 15.2992430350197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69.8994784127383cm 15.3132864146563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69.8994784127383cm 15.3132864146563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67.3995369289631cm 15.2893433033513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67.3995369289631cm 15.2893433033513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64.899545528802cm 15.29140014413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64.899545528802cm 15.29140014413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78.6050527079866cm 14.814916529789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78.6050527079865cm 14.814916529789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1.1050362395623cm 14.8195325504801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1.1050362395623cm 14.8195325504801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3.6099871242864cm 14.8411581391463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3.6099871242865cm 14.8411581391463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6.1050013828529cm 14.8297645900194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6.1050013828529cm 14.8297645900194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8.6049849144287cm 14.834380610710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8.6049849144286cm 14.8343806107105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89.6111299151172cm 9.2454059169254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89.6111299151172cm 9.2454059169254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87.1181768992755cm 9.22747623358982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87.1181768992755cm 9.22747623358982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84.611162473683cm 9.24151961322633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84.611162473683cm 9.24151961322633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82.1112209899078cm 9.2175765019213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82.1112209899078cm 9.2175765019213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79.6112295897467cm 9.2196333427000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79.6112295897466cm 9.21963334270004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78.7173895504649cm 8.38912035858792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78.7173895504649cm 8.38912035858792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1.2173730820407cm 8.3937363792790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1.2173730820407cm 8.39373637927905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3.7223239667649cm 8.41536196794527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3.7223239667649cm 8.41536196794527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6.2173382253312cm 8.40396841881836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6.2173382253313cm 8.40396841881836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8.717321756907cm 8.408584439509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8.717321756907cm 8.4085844395095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89.7234667575956cm 2.81960974572439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89.7234667575956cm 2.81960974572439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87.2305137417539cm 2.80168006238877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87.2305137417539cm 2.80168006238877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84.7234993161613cm 2.81572344202529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84.7234993161613cm 2.81572344202529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82.2235578323862cm 2.7917803307203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82.2235578323861cm 2.7917803307203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79.723566432225cm 2.793837171499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79.723566432225cm 2.793837171499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63.9929375672364cm 14.8608633845119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63.9929375672364cm 14.8608633845119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66.4929210988121cm 14.8654794052031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66.4929210988121cm 14.8654794052031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68.9978719835363cm 14.8871049938693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68.9978719835363cm 14.8871049938693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71.4928862421027cm 14.8757114447424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71.4928862421027cm 14.8757114447424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73.9928697736785cm 14.880327465433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73.9928697736784cm 14.8803274654335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74.999014774367cm 9.29135277164841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74.999014774367cm 9.29135277164841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72.5060617585253cm 9.27342308831279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72.5060617585253cm 9.27342308831279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69.9990473329328cm 9.2874664679493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69.9990473329328cm 9.2874664679493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67.4991058491576cm 9.26352335664431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67.4991058491576cm 9.26352335664431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64.9991144489965cm 9.26558019742301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64.9991144489965cm 9.26558019742301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64.0049827751365cm 8.58687494708502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64.0049827751365cm 8.58687494708502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66.5049663067123cm 8.5914909677761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66.5049663067123cm 8.59149096777615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69.0099171914364cm 8.61311655644237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69.0099171914364cm 8.61311655644237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71.5049314500029cm 8.60172300731546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71.5049314500029cm 8.60172300731546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74.0049149815787cm 8.6063390280066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74.0049149815787cm 8.6063390280066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75.0110599822672cm 3.01736433422149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75.0110599822672cm 3.01736433422149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72.5181069664255cm 2.99943465088587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72.5181069664255cm 2.99943465088587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70.0110925408329cm 3.01347803052239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70.0110925408329cm 3.01347803052239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67.5111510570578cm 2.989534919217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67.5111510570578cm 2.989534919217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65.0111596568967cm 2.9915917599961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65.0111596568967cm 2.9915917599961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49.5691079127392cm 27.259194485835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49.5691079127392cm 27.2591944858355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52.0690914443149cm 27.2638105065266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52.0690914443149cm 27.2638105065266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54.5740423290391cm 27.2854360951929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54.5740423290391cm 27.2854360951929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57.0690565876055cm 27.2740425460659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57.0690565876055cm 27.2740425460659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59.5690401191813cm 27.2786585667571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59.5690401191813cm 27.2786585667571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60.5751851198698cm 21.689683872972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60.5751851198698cm 21.689683872972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58.0822321040281cm 21.671754189636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58.0822321040281cm 21.671754189636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55.5752176784356cm 21.6857975692729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55.5752176784355cm 21.6857975692729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53.0752761946604cm 21.6618544579679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53.0752761946604cm 21.6618544579679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50.5752847944993cm 21.6639112987466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50.5752847944993cm 21.6639112987466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49.5930609451963cm 21.0332289982797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49.5930609451963cm 21.0332289982797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52.093044476772cm 21.0378450189708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52.093044476772cm 21.0378450189708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54.5979953614961cm 21.059470607637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54.5979953614961cm 21.059470607637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57.0930096200626cm 21.0480770585101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57.0930096200626cm 21.0480770585101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59.5929931516384cm 21.0526930792013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59.5929931516383cm 21.0526930792013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60.5991381523269cm 15.4637183854162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60.5991381523269cm 15.4637183854162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58.1061851364852cm 15.4457887020805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58.1061851364852cm 15.4457887020805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55.5991707108926cm 15.4598320817171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55.5991707108926cm 15.4598320817171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53.0992292271175cm 15.4358889704121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53.0992292271175cm 15.4358889704121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50.5992378269563cm 15.4379458111908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50.5992378269564cm 15.4379458111908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49.6929639212043cm 14.8334093722434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49.6929639212043cm 14.8334093722434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52.1929474527801cm 14.838025392934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52.1929474527801cm 14.8380253929345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54.6978983375042cm 14.8596509816008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54.6978983375042cm 14.8596509816008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57.1929125960707cm 14.8482574324738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57.1929125960707cm 14.8482574324738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59.6928961276464cm 14.85287345316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59.6928961276464cm 14.852873453165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60.699041128335cm 9.26389875937988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60.699041128335cm 9.26389875937988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58.2060881124933cm 9.24596907604426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58.2060881124933cm 9.24596907604426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55.6990736869007cm 9.26001245568077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55.6990736869007cm 9.26001245568077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53.1991322031256cm 9.23606934437578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53.1991322031256cm 9.23606934437578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50.6991408029644cm 9.23812618515448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50.6991408029644cm 9.23812618515448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49.6172511937685cm 8.43325221925847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49.6172511937685cm 8.43325221925847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52.1172347253443cm 8.4378682399496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52.1172347253443cm 8.4378682399496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54.6221856100684cm 8.45949382861582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54.6221856100684cm 8.45949382861582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57.1171998686348cm 8.44810027948891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57.1171998686348cm 8.44810027948891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59.6171834002106cm 8.45271630018004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59.6171834002106cm 8.4527163001800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60.6233284008991cm 2.8637416063949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60.6233284008991cm 2.8637416063949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58.1303753850575cm 2.84581192305932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58.1303753850575cm 2.84581192305932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55.6233609594649cm 2.8598553026958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55.6233609594649cm 2.8598553026958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53.1234194756897cm 2.8359121913908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53.1234194756897cm 2.8359121913908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50.6234280755286cm 2.8379690321695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50.6234280755286cm 2.83796903216954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35.1693763534863cm 27.105548719677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35.1693763534863cm 27.105548719677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37.6693598850621cm 27.1101647403681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37.6693598850621cm 27.1101647403681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40.1743107697863cm 27.1317903290343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40.1743107697862cm 27.1317903290343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42.6693250283527cm 27.1203967799074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42.6693250283527cm 27.1203967799074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45.1693085599285cm 27.1250128005986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45.1693085599284cm 27.1250128005986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46.175453560617cm 21.536038106813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46.175453560617cm 21.536038106813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43.6825005447753cm 21.5181084234778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43.6825005447753cm 21.5181084234778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41.1754861191827cm 21.5321518031143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41.1754861191827cm 21.5321518031143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38.6755446354076cm 21.5082086918093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38.6755446354076cm 21.5082086918093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36.1755532352464cm 21.5102655325881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36.1755532352464cm 21.5102655325881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35.1814215613865cm 20.8315602822501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35.1814215613865cm 20.8315602822501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37.6814050929623cm 20.8361763029412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37.6814050929623cm 20.8361763029412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40.1863559776865cm 20.8578018916074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40.1863559776865cm 20.8578018916074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42.6813702362529cm 20.846408342480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42.6813702362528cm 20.8464083424805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45.1813537678286cm 20.8510243631716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45.1813537678286cm 20.8510243631716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46.1874987685172cm 15.2620496693865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46.1874987685172cm 15.2620496693865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43.6945457526755cm 15.2441199860509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43.6945457526755cm 15.2441199860509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41.1875313270829cm 15.258163365687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41.1875313270829cm 15.258163365687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38.6875898433077cm 15.234220254382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38.6875898433077cm 15.234220254382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36.1875984431466cm 15.2362770951611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36.1875984431466cm 15.2362770951611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35.1931327134731cm 14.731571524152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35.1931327134731cm 14.7315715241525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37.6931162450489cm 14.7361875448436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37.6931162450489cm 14.7361875448436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40.198067129773cm 14.7578131335098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40.198067129773cm 14.7578131335098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42.6930813883394cm 14.7464195843829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42.6930813883394cm 14.7464195843829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45.1930649199152cm 14.7510356050741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45.1930649199152cm 14.7510356050741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46.1992099206037cm 9.16206091128895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46.1992099206037cm 9.16206091128895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43.7062569047621cm 9.1441312279533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43.7062569047621cm 9.1441312279533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41.1992424791695cm 9.15817460758985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41.1992424791695cm 9.15817460758985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38.6993009953943cm 9.13423149628486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38.6993009953943cm 9.13423149628486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36.1993095952332cm 9.13628833706356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36.1993095952332cm 9.13628833706356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35.0174700867167cm 8.30522243298407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35.0174700867167cm 8.30522243298407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37.5174536182925cm 8.3098384536752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37.5174536182925cm 8.3098384536752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40.0224045030166cm 8.33146404234142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40.0224045030166cm 8.33146404234142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42.517418761583cm 8.32007049321452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42.517418761583cm 8.32007049321452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45.0174022931588cm 8.3246865139056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45.0174022931588cm 8.32468651390565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46.0235472938474cm 2.7357118201205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46.0235472938473cm 2.7357118201205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43.5305942780057cm 2.71778213678492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43.5305942780057cm 2.71778213678492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41.0235798524131cm 2.7318255164214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41.0235798524131cm 2.7318255164214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38.5236383686379cm 2.70788240511645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38.5236383686379cm 2.70788240511645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36.0236469684768cm 2.70993924589515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36.0236469684768cm 2.70993924589515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20.3806356624074cm 27.4771570780676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20.3806356624074cm 27.4771570780676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22.8806191939832cm 27.4817730987587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22.8806191939832cm 27.4817730987587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25.3855700787073cm 27.5033986874249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25.3855700787073cm 27.5033986874249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27.8805843372737cm 27.492005138298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27.8805843372737cm 27.492005138298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30.3805678688495cm 27.4966211589892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30.3805678688495cm 27.4966211589892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31.386712869538cm 21.9076464652041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31.386712869538cm 21.9076464652041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28.8937598536963cm 21.889716781868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28.8937598536963cm 21.889716781868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26.3867454281038cm 21.9037601615049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26.3867454281038cm 21.9037601615049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23.8868039443286cm 21.8798170502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23.8868039443286cm 21.8798170502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21.3868125441675cm 21.8818738909787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21.3868125441675cm 21.8818738909787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20.3925388005938cm 21.277168504263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20.3925388005938cm 21.2771685042635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22.8925223321695cm 21.2817845249546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22.8925223321695cm 21.2817845249546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25.3974732168937cm 21.3034101136208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25.3974732168937cm 21.3034101136208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27.8924874754601cm 21.2920165644939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27.8924874754601cm 21.2920165644939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30.3924710070358cm 21.2966325851851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30.3924710070358cm 21.2966325851851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31.3986160077244cm 15.707657891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31.3986160077244cm 15.707657891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28.9056629918827cm 15.6897282080643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28.9056629918827cm 15.6897282080643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26.3986485662901cm 15.7037715877009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26.3986485662901cm 15.7037715877009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23.898707082515cm 15.6798284763959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23.898707082515cm 15.6798284763959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21.3987156823539cm 15.6818853171746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21.3987156823539cm 15.6818853171746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20.705017344199cm 14.7777564416392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20.705017344199cm 14.7777564416392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23.2050008757748cm 14.7823724623303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23.2050008757748cm 14.7823724623303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25.7099517604989cm 14.803998050996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25.7099517604989cm 14.8039980509965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28.2049660190653cm 14.7926045018696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28.2049660190653cm 14.7926045018696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30.7049495506411cm 14.7972205225608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30.7049495506411cm 14.7972205225608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31.7110945513296cm 9.20824582877566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31.7110945513296cm 9.20824582877566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29.2181415354879cm 9.1903161454400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29.2181415354879cm 9.1903161454400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26.7111271098954cm 9.20435952507655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26.7111271098954cm 9.20435952507655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24.2111856261202cm 9.18041641377156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24.2111856261202cm 9.18041641377156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21.7111942259591cm 9.18247325455026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21.7111942259591cm 9.18247325455026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20.7170625520992cm 8.50376800421226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20.7170625520992cm 8.50376800421226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23.217046083675cm 8.5083840249034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23.217046083675cm 8.5083840249034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25.7219969683991cm 8.53000961356962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25.7219969683991cm 8.53000961356962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28.2170112269655cm 8.51861606444271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28.2170112269655cm 8.51861606444271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30.7169947585413cm 8.52323208513384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30.7169947585413cm 8.5232320851338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31.7231397592298cm 2.9342573913487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31.7231397592298cm 2.9342573913487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29.2301867433881cm 2.91632770801312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29.2301867433881cm 2.91632770801312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26.7231723177956cm 2.93037108764963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26.7231723177956cm 2.93037108764963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24.2232308340204cm 2.9064279763446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24.2232308340204cm 2.9064279763446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21.7232394338593cm 2.9084848171233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21.7232394338593cm 2.90848481712334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5.98118824258225cm 27.1755115846634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5.98118824258224cm 27.1755115846634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.481171774158cm 27.180127605354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.481171774158cm 27.1801276053545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10.9861226588822cm 27.2017531940208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10.9861226588822cm 27.2017531940208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13.4811369174486cm 27.1903596448939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13.4811369174486cm 27.1903596448939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15.9811204490244cm 27.19497566558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15.9811204490244cm 27.194975665585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16.9872654497129cm 21.6060009717999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16.9872654497129cm 21.6060009717999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14.4943124338712cm 21.5880712884643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14.4943124338712cm 21.5880712884643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11.9872980082786cm 21.6021146681008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11.9872980082786cm 21.6021146681008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9.4873565245035cm 21.5781715567958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9.4873565245035cm 21.5781715567958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6.98736512434236cm 21.5802283975745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6.98736512434236cm 21.5802283975745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6.09347516867468cm 20.7757153655461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6.09347516867468cm 20.7757153655461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.5934587002505cm 20.7803313862372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.5934587002505cm 20.7803313862372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11.0984095849746cm 20.8019569749034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11.0984095849746cm 20.8019569749034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13.593423843541cm 20.790563425776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13.593423843541cm 20.7905634257765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16.0934073751168cm 20.7951794464676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16.0934073751168cm 20.7951794464676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17.0995523758053cm 15.2062047526825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17.0995523758053cm 15.2062047526825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14.6065993599636cm 15.1882750693469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14.6065993599636cm 15.1882750693469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12.0995849343711cm 15.202318448983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12.0995849343711cm 15.202318448983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9.5996434505959cm 15.178375337678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9.5996434505959cm 15.178375337678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7.09965205043479cm 15.1804321784571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7.0996520504348cm 15.1804321784571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6.0929943567767cm 14.775703384823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6.0929943567767cm 14.775703384823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.5929778883525cm 14.7803194055142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.5929778883525cm 14.7803194055142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11.0979287730766cm 14.8019449941804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11.0979287730766cm 14.8019449941804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13.592943031643cm 14.790551445053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13.592943031643cm 14.7905514450535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16.0929265632188cm 14.7951674657446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16.0929265632188cm 14.7951674657446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17.0990715639073cm 9.2061927719595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17.0990715639073cm 9.2061927719595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14.6061185480656cm 9.18826308862388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14.6061185480656cm 9.18826308862388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12.0991041224731cm 9.202306468260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12.0991041224731cm 9.202306468260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9.5991626386979cm 9.17836335695541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9.5991626386979cm 9.17836335695541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7.09917123853681cm 9.18042019773411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7.09917123853681cm 9.18042019773411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6.20528128286914cm 8.37590716570568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6.20528128286914cm 8.37590716570568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.7052648144449cm 8.38052318639681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.7052648144449cm 8.38052318639681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11.210215699169cm 8.40214877506303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11.210215699169cm 8.40214877506303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13.7052299577355cm 8.39075522593612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13.7052299577354cm 8.39075522593612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16.2052134893112cm 8.39537124662726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16.2052134893112cm 8.39537124662726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17.2113584899998cm 2.80639655284215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17.2113584899998cm 2.80639655284215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14.7184054741581cm 2.78846686950653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14.7184054741581cm 2.78846686950653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12.2113910485655cm 2.80251024914305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12.2113910485655cm 2.80251024914305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9.7114495647904cm 2.77856713783805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9.7114495647904cm 2.77856713783805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7.21145816462925cm 2.78062397861676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7.21145816462925cm 2.78062397861676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57.2670597252492cm 32.7152740811676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57.2670597252491cm 32.7152740811676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54.6831807703763cm 32.7149558512461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54.6831807703763cm 32.7149558512461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52.2673018155034cm 32.7146376213246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52.2673018155034cm 32.7146376213246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49.7824228606306cm 32.715319391403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49.7824228606306cm 32.715319391403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47.3665439057577cm 32.7150011614815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47.3665439057577cm 32.7150011614815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44.8666649508848cm 32.7306829315599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44.8666649508848cm 32.7306829315599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44.0469088505266cm 37.331671067673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44.0469088505266cm 37.331671067673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46.5499071751312cm 37.331751206470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46.5499071751312cm 37.3317512064707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48.9469054997358cm 37.331831345268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48.9469054997358cm 37.331831345268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51.4469038243404cm 37.328911484065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51.4469038243404cm 37.3289114840657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53.946902148945cm 37.328991622863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53.946902148945cm 37.328991622863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56.3499004735496cm 37.332071761660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56.3499004735496cm 37.3320717616607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39.9670597252492cm 32.7472740811676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39.9670597252491cm 32.7472740811676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37.3831807703763cm 32.7469558512461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37.3831807703763cm 32.7469558512461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34.9673018155034cm 32.7466376213246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34.9673018155034cm 32.7466376213246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32.4824228606306cm 32.747319391403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32.4824228606306cm 32.747319391403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30.0665439057577cm 32.7470011614815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30.0665439057577cm 32.7470011614815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27.5666649508848cm 32.7626829315599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27.5666649508848cm 32.7626829315599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26.7469088505266cm 37.363671067673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26.7469088505266cm 37.363671067673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29.2499071751312cm 37.363751206470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29.2499071751312cm 37.3637512064707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31.6469054997358cm 37.363831345268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31.6469054997358cm 37.363831345268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34.1469038243404cm 37.360911484065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34.1469038243404cm 37.3609114840657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36.646902148945cm 37.360991622863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36.646902148945cm 37.360991622863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39.0499004735496cm 37.364071761660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39.0499004735496cm 37.3640717616607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57.2670597252492cm 32.7152740811676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57.2670597252491cm 32.7152740811676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54.6831807703763cm 32.7149558512461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54.6831807703763cm 32.7149558512461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52.2673018155034cm 32.7146376213246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52.2673018155034cm 32.7146376213246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49.7824228606306cm 32.715319391403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49.7824228606306cm 32.715319391403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47.3665439057577cm 32.7150011614815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47.3665439057577cm 32.7150011614815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44.8666649508848cm 32.7306829315599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44.8666649508848cm 32.7306829315599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44.0469088505266cm 37.331671067673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44.0469088505266cm 37.331671067673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46.5499071751312cm 37.331751206470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46.5499071751312cm 37.3317512064707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48.9469054997358cm 37.331831345268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48.9469054997358cm 37.331831345268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51.4469038243404cm 37.328911484065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51.4469038243404cm 37.3289114840657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53.946902148945cm 37.328991622863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53.946902148945cm 37.328991622863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56.3499004735496cm 37.332071761660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56.3499004735496cm 37.3320717616607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39.9670597252492cm 38.1152740811676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39.9670597252491cm 38.1152740811676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37.3831807703763cm 38.1149558512461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37.3831807703763cm 38.1149558512461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34.9673018155034cm 38.1146376213246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34.9673018155034cm 38.1146376213246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32.4824228606306cm 38.115319391403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32.4824228606306cm 38.115319391403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30.0665439057577cm 38.1150011614815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30.0665439057577cm 38.1150011614815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27.5666649508848cm 38.1306829315599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27.5666649508848cm 38.1306829315599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26.7469088505266cm 42.731671067673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26.7469088505266cm 42.731671067673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29.2499071751312cm 42.731751206470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29.2499071751312cm 42.7317512064707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31.6469054997358cm 42.731831345268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31.6469054997358cm 42.731831345268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34.1469038243404cm 42.728911484065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34.1469038243404cm 42.7289114840657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36.646902148945cm 42.728991622863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36.646902148945cm 42.728991622863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39.0499004735496cm 42.732071761660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39.0499004735496cm 42.7320717616607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57.4670597252492cm 38.2152740811676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57.4670597252491cm 38.2152740811676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54.8831807703763cm 38.2149558512461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54.8831807703763cm 38.2149558512461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52.4673018155034cm 38.2146376213246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52.4673018155034cm 38.2146376213246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49.9824228606306cm 38.215319391403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49.9824228606306cm 38.215319391403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47.5665439057577cm 38.2150011614815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47.5665439057577cm 38.2150011614815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45.0666649508848cm 38.2306829315599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45.0666649508848cm 38.2306829315599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44.2469088505266cm 42.831671067673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44.2469088505266cm 42.831671067673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46.7499071751312cm 42.831751206470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46.7499071751312cm 42.8317512064707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49.1469054997358cm 42.831831345268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49.1469054997358cm 42.831831345268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51.6469038243404cm 42.828911484065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51.6469038243404cm 42.8289114840657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54.146902148945cm 42.828991622863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54.146902148945cm 42.828991622863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56.5499004735496cm 42.832071761660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56.5499004735496cm 42.8320717616607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73.8150597252492cm 32.7152740811676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73.8150597252491cm 32.7152740811676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71.2311807703763cm 32.7149558512461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71.2311807703763cm 32.7149558512461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68.8153018155034cm 32.7146376213246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68.8153018155034cm 32.7146376213246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66.3304228606306cm 32.715319391403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66.3304228606306cm 32.715319391403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63.9145439057577cm 32.7150011614815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63.9145439057577cm 32.7150011614815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61.4146649508848cm 32.7306829315599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61.4146649508848cm 32.7306829315599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60.5949088505266cm 37.331671067673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60.5949088505266cm 37.331671067673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63.0979071751312cm 37.331751206470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63.0979071751312cm 37.3317512064707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65.4949054997358cm 37.331831345268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65.4949054997358cm 37.331831345268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67.9949038243404cm 37.328911484065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67.9949038243404cm 37.3289114840657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70.494902148945cm 37.328991622863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70.494902148945cm 37.328991622863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72.8979004735496cm 37.332071761660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72.8979004735496cm 37.3320717616607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73.8150597252492cm 38.1832740811676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73.8150597252491cm 38.1832740811676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71.2311807703763cm 38.1829558512461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71.2311807703763cm 38.1829558512461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68.8153018155034cm 38.1826376213246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68.8153018155034cm 38.1826376213246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66.3304228606306cm 38.183319391403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66.3304228606306cm 38.183319391403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63.9145439057577cm 38.1830011614815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63.9145439057577cm 38.1830011614815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61.4146649508848cm 38.1986829315599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61.4146649508848cm 38.1986829315599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60.5949088505266cm 42.799671067673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60.5949088505266cm 42.799671067673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63.0979071751312cm 42.799751206470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63.0979071751312cm 42.7997512064707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65.4949054997358cm 42.799831345268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65.4949054997358cm 42.799831345268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67.9949038243404cm 42.796911484065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67.9949038243404cm 42.7969114840657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70.494902148945cm 42.796991622863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70.494902148945cm 42.796991622863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72.8979004735496cm 42.800071761660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72.8979004735496cm 42.8000717616607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91.9150597252492cm 32.7832740811676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91.9150597252491cm 32.7832740811676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89.3311807703763cm 32.7829558512461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89.3311807703763cm 32.7829558512461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86.9153018155034cm 32.7826376213245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86.9153018155034cm 32.7826376213245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84.4304228606306cm 32.783319391403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84.4304228606306cm 32.783319391403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82.0145439057577cm 32.7830011614815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82.0145439057577cm 32.7830011614815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79.5146649508848cm 32.7986829315599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79.5146649508848cm 32.7986829315599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78.6949088505266cm 37.399671067673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78.6949088505266cm 37.399671067673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81.1979071751312cm 37.399751206470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81.1979071751312cm 37.3997512064707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83.5949054997358cm 37.399831345268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83.5949054997358cm 37.399831345268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86.0949038243404cm 37.396911484065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86.0949038243404cm 37.3969114840657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88.594902148945cm 37.396991622863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88.594902148945cm 37.396991622863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90.9979004735496cm 37.400071761660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90.9979004735496cm 37.4000717616607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91.8150597252492cm 38.2152740811676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91.8150597252491cm 38.2152740811676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89.2311807703763cm 38.2149558512461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89.2311807703763cm 38.2149558512461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86.8153018155035cm 38.2146376213246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86.8153018155035cm 38.2146376213246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84.3304228606306cm 38.215319391403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84.3304228606306cm 38.215319391403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81.9145439057577cm 38.2150011614815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81.9145439057577cm 38.2150011614815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79.4146649508848cm 38.2306829315599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79.4146649508848cm 38.2306829315599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78.5949088505266cm 42.831671067673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78.5949088505266cm 42.831671067673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81.0979071751312cm 42.831751206470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81.0979071751312cm 42.8317512064707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83.4949054997358cm 42.831831345268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83.4949054997358cm 42.831831345268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85.9949038243404cm 42.828911484065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85.9949038243404cm 42.8289114840657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88.494902148945cm 42.828991622863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88.494902148945cm 42.828991622863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90.8979004735496cm 42.832071761660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90.8979004735496cm 42.8320717616607cm)" svg:viewBox="0 0 187 1001" draw:points="0,1001 187,1001 187,0 0,0">
          <text:p/>
        </draw:polygon>
        <draw:polygon draw:style-name="gr16" draw:text-style-name="P4" draw:layer="layout" svg:width="1cm" svg:height="1cm" svg:x="76.764cm" svg:y="53.826cm" svg:viewBox="0 0 1001 1001" draw:points="0,1001 1001,1001 1001,0 0,0">
          <text:p/>
        </draw:polygon>
        <draw:polygon draw:style-name="gr16" draw:text-style-name="P4" draw:layer="layout" svg:width="0.186cm" svg:height="1cm" svg:x="76.764cm" svg:y="53.826cm" svg:viewBox="0 0 187 1001" draw:points="0,1001 187,1001 187,0 0,0">
          <text:p/>
        </draw:polygon>
        <draw:polygon draw:style-name="gr16" draw:text-style-name="P4" draw:layer="layout" svg:width="1cm" svg:height="1cm" svg:x="76.764cm" svg:y="54.926cm" svg:viewBox="0 0 1001 1001" draw:points="0,1001 1001,1001 1001,0 0,0">
          <text:p/>
        </draw:polygon>
        <draw:polygon draw:style-name="gr16" draw:text-style-name="P4" draw:layer="layout" svg:width="0.186cm" svg:height="1cm" svg:x="76.764cm" svg:y="54.926cm" svg:viewBox="0 0 187 1001" draw:points="0,1001 187,1001 187,0 0,0">
          <text:p/>
        </draw:polygon>
        <draw:polygon draw:style-name="gr16" draw:text-style-name="P4" draw:layer="layout" svg:width="1cm" svg:height="1cm" svg:x="76.764cm" svg:y="56.026cm" svg:viewBox="0 0 1001 1001" draw:points="0,1001 1001,1001 1001,0 0,0">
          <text:p/>
        </draw:polygon>
        <draw:polygon draw:style-name="gr16" draw:text-style-name="P4" draw:layer="layout" svg:width="0.186cm" svg:height="1cm" svg:x="76.764cm" svg:y="56.026cm" svg:viewBox="0 0 187 1001" draw:points="0,1001 187,1001 187,0 0,0">
          <text:p/>
        </draw:polygon>
        <draw:polygon draw:style-name="gr16" draw:text-style-name="P4" draw:layer="layout" svg:width="1cm" svg:height="1cm" svg:x="76.764cm" svg:y="57.126cm" svg:viewBox="0 0 1001 1001" draw:points="0,1001 1001,1001 1001,0 0,0">
          <text:p/>
        </draw:polygon>
        <draw:polygon draw:style-name="gr16" draw:text-style-name="P4" draw:layer="layout" svg:width="0.186cm" svg:height="1cm" svg:x="76.764cm" svg:y="57.126cm" svg:viewBox="0 0 187 1001" draw:points="0,1001 186,1001 187,0 0,0">
          <text:p/>
        </draw:polygon>
        <draw:polygon draw:style-name="gr16" draw:text-style-name="P4" draw:layer="layout" svg:width="1cm" svg:height="1cm" svg:x="76.764cm" svg:y="58.226cm" svg:viewBox="0 0 1001 1001" draw:points="0,1001 1001,1001 1001,0 0,0">
          <text:p/>
        </draw:polygon>
        <draw:polygon draw:style-name="gr16" draw:text-style-name="P4" draw:layer="layout" svg:width="0.186cm" svg:height="1cm" svg:x="76.764cm" svg:y="58.226cm" svg:viewBox="0 0 187 1001" draw:points="0,1001 187,1001 187,0 0,0">
          <text:p/>
        </draw:polygon>
        <draw:polygon draw:style-name="gr16" draw:text-style-name="P4" draw:layer="layout" svg:width="1cm" svg:height="1cm" svg:x="76.764cm" svg:y="59.326cm" svg:viewBox="0 0 1001 1001" draw:points="0,1001 1001,1001 1001,0 0,0">
          <text:p/>
        </draw:polygon>
        <draw:polygon draw:style-name="gr16" draw:text-style-name="P4" draw:layer="layout" svg:width="0.186cm" svg:height="1cm" svg:x="76.764cm" svg:y="59.326cm" svg:viewBox="0 0 187 1001" draw:points="0,1001 187,1001 187,0 0,0">
          <text:p/>
        </draw:polygon>
        <draw:polygon draw:style-name="gr16" draw:text-style-name="P4" draw:layer="layout" svg:width="1cm" svg:height="1cm" svg:x="76.764cm" svg:y="60.426cm" svg:viewBox="0 0 1001 1001" draw:points="0,1001 1000,1001 1001,0 0,0">
          <text:p/>
        </draw:polygon>
        <draw:polygon draw:style-name="gr16" draw:text-style-name="P4" draw:layer="layout" svg:width="0.186cm" svg:height="1cm" svg:x="76.764cm" svg:y="60.426cm" svg:viewBox="0 0 187 1001" draw:points="0,1001 187,1001 187,0 0,0">
          <text:p/>
        </draw:polygon>
        <draw:polygon draw:style-name="gr16" draw:text-style-name="P4" draw:layer="layout" svg:width="1cm" svg:height="1cm" svg:x="76.764cm" svg:y="61.526cm" svg:viewBox="0 0 1001 1001" draw:points="0,1001 1001,1001 1001,0 0,0">
          <text:p/>
        </draw:polygon>
        <draw:polygon draw:style-name="gr16" draw:text-style-name="P4" draw:layer="layout" svg:width="0.186cm" svg:height="1cm" svg:x="76.764cm" svg:y="61.526cm" svg:viewBox="0 0 187 1001" draw:points="0,1001 187,1001 187,0 0,0">
          <text:p/>
        </draw:polygon>
        <draw:polygon draw:style-name="gr16" draw:text-style-name="P4" draw:layer="layout" svg:width="1cm" svg:height="1cm" svg:x="76.764cm" svg:y="62.626cm" svg:viewBox="0 0 1001 1001" draw:points="0,1001 1001,1001 1001,0 0,0">
          <text:p/>
        </draw:polygon>
        <draw:polygon draw:style-name="gr16" draw:text-style-name="P4" draw:layer="layout" svg:width="0.186cm" svg:height="1cm" svg:x="76.764cm" svg:y="62.626cm" svg:viewBox="0 0 187 1001" draw:points="0,1001 187,1001 187,0 0,0">
          <text:p/>
        </draw:polygon>
        <draw:polygon draw:style-name="gr16" draw:text-style-name="P4" draw:layer="layout" svg:width="1cm" svg:height="1cm" svg:x="76.764cm" svg:y="63.726cm" svg:viewBox="0 0 1001 1001" draw:points="0,1001 1001,1001 1001,0 0,0">
          <text:p/>
        </draw:polygon>
        <draw:polygon draw:style-name="gr16" draw:text-style-name="P4" draw:layer="layout" svg:width="0.186cm" svg:height="1cm" svg:x="76.764cm" svg:y="63.726cm" svg:viewBox="0 0 187 1001" draw:points="0,1001 186,1001 187,0 0,0">
          <text:p/>
        </draw:polygon>
        <draw:polygon draw:style-name="gr16" draw:text-style-name="P4" draw:layer="layout" svg:width="1cm" svg:height="1cm" svg:x="76.764cm" svg:y="64.826cm" svg:viewBox="0 0 1001 1001" draw:points="0,1001 1001,1001 1001,0 0,0">
          <text:p/>
        </draw:polygon>
        <draw:polygon draw:style-name="gr16" draw:text-style-name="P4" draw:layer="layout" svg:width="0.186cm" svg:height="1cm" svg:x="76.764cm" svg:y="64.826cm" svg:viewBox="0 0 187 1001" draw:points="0,1001 187,1001 187,0 0,0">
          <text:p/>
        </draw:polygon>
        <draw:polygon draw:style-name="gr16" draw:text-style-name="P4" draw:layer="layout" svg:width="1cm" svg:height="1cm" svg:x="76.764cm" svg:y="68.126cm" svg:viewBox="0 0 1001 1001" draw:points="0,1001 1001,1001 1001,0 0,0">
          <text:p/>
        </draw:polygon>
        <draw:polygon draw:style-name="gr16" draw:text-style-name="P4" draw:layer="layout" svg:width="0.186cm" svg:height="1cm" svg:x="76.764cm" svg:y="68.126cm" svg:viewBox="0 0 187 1001" draw:points="0,1001 187,1001 187,0 0,0">
          <text:p/>
        </draw:polygon>
        <draw:polygon draw:style-name="gr16" draw:text-style-name="P4" draw:layer="layout" svg:width="1cm" svg:height="1cm" svg:x="76.764cm" svg:y="69.226cm" svg:viewBox="0 0 1001 1001" draw:points="0,1001 1001,1001 1001,0 0,0">
          <text:p/>
        </draw:polygon>
        <draw:polygon draw:style-name="gr16" draw:text-style-name="P4" draw:layer="layout" svg:width="0.186cm" svg:height="1cm" svg:x="76.764cm" svg:y="69.226cm" svg:viewBox="0 0 187 1001" draw:points="0,1001 187,1001 187,0 0,0">
          <text:p/>
        </draw:polygon>
        <draw:polygon draw:style-name="gr16" draw:text-style-name="P4" draw:layer="layout" svg:width="1cm" svg:height="1cm" svg:x="76.764cm" svg:y="70.326cm" svg:viewBox="0 0 1001 1001" draw:points="0,1001 1001,1001 1001,0 0,0">
          <text:p/>
        </draw:polygon>
        <draw:polygon draw:style-name="gr16" draw:text-style-name="P4" draw:layer="layout" svg:width="0.186cm" svg:height="1cm" svg:x="76.764cm" svg:y="70.326cm" svg:viewBox="0 0 187 1001" draw:points="0,1001 187,1001 187,0 0,0">
          <text:p/>
        </draw:polygon>
        <draw:polygon draw:style-name="gr16" draw:text-style-name="P4" draw:layer="layout" svg:width="1cm" svg:height="1cm" svg:x="76.764cm" svg:y="71.426cm" svg:viewBox="0 0 1001 1001" draw:points="0,1001 1001,1001 1001,0 0,0">
          <text:p/>
        </draw:polygon>
        <draw:polygon draw:style-name="gr16" draw:text-style-name="P4" draw:layer="layout" svg:width="0.186cm" svg:height="1cm" svg:x="76.764cm" svg:y="71.426cm" svg:viewBox="0 0 187 1001" draw:points="0,1001 187,1001 187,0 0,0">
          <text:p/>
        </draw:polygon>
        <draw:polygon draw:style-name="gr16" draw:text-style-name="P4" draw:layer="layout" svg:width="1cm" svg:height="1cm" svg:x="76.764cm" svg:y="72.526cm" svg:viewBox="0 0 1001 1001" draw:points="0,1001 1001,1001 1001,0 0,0">
          <text:p/>
        </draw:polygon>
        <draw:polygon draw:style-name="gr16" draw:text-style-name="P4" draw:layer="layout" svg:width="0.186cm" svg:height="1cm" svg:x="76.764cm" svg:y="72.526cm" svg:viewBox="0 0 187 1001" draw:points="0,1001 187,1001 187,0 0,0">
          <text:p/>
        </draw:polygon>
        <draw:polygon draw:style-name="gr16" draw:text-style-name="P4" draw:layer="layout" svg:width="1cm" svg:height="1cm" svg:x="76.764cm" svg:y="73.626cm" svg:viewBox="0 0 1001 1001" draw:points="0,1001 1000,1001 1001,0 0,0">
          <text:p/>
        </draw:polygon>
        <draw:polygon draw:style-name="gr16" draw:text-style-name="P4" draw:layer="layout" svg:width="0.186cm" svg:height="1cm" svg:x="76.764cm" svg:y="73.626cm" svg:viewBox="0 0 187 1001" draw:points="0,1001 187,1001 187,0 0,0">
          <text:p/>
        </draw:polygon>
        <draw:polygon draw:style-name="gr16" draw:text-style-name="P4" draw:layer="layout" svg:width="1cm" svg:height="1cm" svg:x="76.764cm" svg:y="74.726cm" svg:viewBox="0 0 1001 1001" draw:points="0,1001 1001,1001 1001,0 0,0">
          <text:p/>
        </draw:polygon>
        <draw:polygon draw:style-name="gr16" draw:text-style-name="P4" draw:layer="layout" svg:width="0.186cm" svg:height="1cm" svg:x="76.764cm" svg:y="74.726cm" svg:viewBox="0 0 187 1001" draw:points="0,1001 187,1001 187,0 0,0">
          <text:p/>
        </draw:polygon>
        <draw:polygon draw:style-name="gr16" draw:text-style-name="P4" draw:layer="layout" svg:width="1cm" svg:height="1cm" svg:x="76.764cm" svg:y="75.826cm" svg:viewBox="0 0 1001 1001" draw:points="0,1001 1001,1001 1001,0 0,0">
          <text:p/>
        </draw:polygon>
        <draw:polygon draw:style-name="gr16" draw:text-style-name="P4" draw:layer="layout" svg:width="0.186cm" svg:height="1cm" svg:x="76.764cm" svg:y="75.826cm" svg:viewBox="0 0 187 1001" draw:points="0,1001 187,1001 187,0 0,0">
          <text:p/>
        </draw:polygon>
        <draw:polygon draw:style-name="gr16" draw:text-style-name="P4" draw:layer="layout" svg:width="1cm" svg:height="1cm" svg:x="76.764cm" svg:y="76.926cm" svg:viewBox="0 0 1001 1001" draw:points="0,1001 1001,1001 1001,0 0,0">
          <text:p/>
        </draw:polygon>
        <draw:polygon draw:style-name="gr16" draw:text-style-name="P4" draw:layer="layout" svg:width="0.186cm" svg:height="1cm" svg:x="76.764cm" svg:y="76.926cm" svg:viewBox="0 0 187 1001" draw:points="0,1001 186,1001 187,0 0,0">
          <text:p/>
        </draw:polygon>
        <draw:polygon draw:style-name="gr16" draw:text-style-name="P4" draw:layer="layout" svg:width="1cm" svg:height="1cm" svg:x="76.764cm" svg:y="78.026cm" svg:viewBox="0 0 1001 1001" draw:points="0,1001 1001,1001 1001,0 0,0">
          <text:p/>
        </draw:polygon>
        <draw:polygon draw:style-name="gr16" draw:text-style-name="P4" draw:layer="layout" svg:width="0.186cm" svg:height="1cm" svg:x="76.764cm" svg:y="78.026cm" svg:viewBox="0 0 187 1001" draw:points="0,1001 187,1001 187,0 0,0">
          <text:p/>
        </draw:polygon>
        <draw:polygon draw:style-name="gr16" draw:text-style-name="P4" draw:layer="layout" svg:width="1cm" svg:height="1cm" svg:x="76.764cm" svg:y="79.126cm" svg:viewBox="0 0 1001 1001" draw:points="0,1001 1001,1001 1001,0 0,0">
          <text:p/>
        </draw:polygon>
        <draw:polygon draw:style-name="gr16" draw:text-style-name="P4" draw:layer="layout" svg:width="0.186cm" svg:height="1cm" svg:x="76.764cm" svg:y="79.126cm" svg:viewBox="0 0 187 1001" draw:points="0,1000 187,1001 187,0 0,0">
          <text:p/>
        </draw:polygon>
        <draw:polygon draw:style-name="gr16" draw:text-style-name="P4" draw:layer="layout" svg:width="1cm" svg:height="1cm" svg:x="74.854cm" svg:y="53.826cm" svg:viewBox="0 0 1001 1001" draw:points="0,1001 1001,1001 1001,0 0,0">
          <text:p/>
        </draw:polygon>
        <draw:polygon draw:style-name="gr16" draw:text-style-name="P4" draw:layer="layout" svg:width="0.186cm" svg:height="1cm" svg:x="74.854cm" svg:y="53.826cm" svg:viewBox="0 0 187 1001" draw:points="0,1001 187,1001 187,0 0,0">
          <text:p/>
        </draw:polygon>
        <draw:polygon draw:style-name="gr16" draw:text-style-name="P4" draw:layer="layout" svg:width="1cm" svg:height="1cm" svg:x="74.854cm" svg:y="54.926cm" svg:viewBox="0 0 1001 1001" draw:points="0,1001 1001,1001 1001,0 0,0">
          <text:p/>
        </draw:polygon>
        <draw:polygon draw:style-name="gr16" draw:text-style-name="P4" draw:layer="layout" svg:width="0.186cm" svg:height="1cm" svg:x="74.854cm" svg:y="54.926cm" svg:viewBox="0 0 187 1001" draw:points="0,1001 187,1001 187,0 0,0">
          <text:p/>
        </draw:polygon>
        <draw:polygon draw:style-name="gr16" draw:text-style-name="P4" draw:layer="layout" svg:width="1cm" svg:height="1cm" svg:x="74.854cm" svg:y="56.026cm" svg:viewBox="0 0 1001 1001" draw:points="0,1001 1001,1001 1001,0 0,0">
          <text:p/>
        </draw:polygon>
        <draw:polygon draw:style-name="gr16" draw:text-style-name="P4" draw:layer="layout" svg:width="0.186cm" svg:height="1cm" svg:x="74.854cm" svg:y="56.026cm" svg:viewBox="0 0 187 1001" draw:points="0,1001 187,1001 187,0 0,0">
          <text:p/>
        </draw:polygon>
        <draw:polygon draw:style-name="gr16" draw:text-style-name="P4" draw:layer="layout" svg:width="1cm" svg:height="1cm" svg:x="74.854cm" svg:y="57.126cm" svg:viewBox="0 0 1001 1001" draw:points="0,1001 1001,1001 1001,0 0,0">
          <text:p/>
        </draw:polygon>
        <draw:polygon draw:style-name="gr16" draw:text-style-name="P4" draw:layer="layout" svg:width="0.186cm" svg:height="1cm" svg:x="74.854cm" svg:y="57.126cm" svg:viewBox="0 0 187 1001" draw:points="0,1001 187,1001 187,0 0,0">
          <text:p/>
        </draw:polygon>
        <draw:polygon draw:style-name="gr16" draw:text-style-name="P4" draw:layer="layout" svg:width="1cm" svg:height="1cm" svg:x="74.854cm" svg:y="58.226cm" svg:viewBox="0 0 1001 1001" draw:points="0,1001 1001,1001 1001,0 0,0">
          <text:p/>
        </draw:polygon>
        <draw:polygon draw:style-name="gr16" draw:text-style-name="P4" draw:layer="layout" svg:width="0.186cm" svg:height="1cm" svg:x="74.854cm" svg:y="58.226cm" svg:viewBox="0 0 187 1001" draw:points="0,1001 187,1001 187,0 0,0">
          <text:p/>
        </draw:polygon>
        <draw:polygon draw:style-name="gr16" draw:text-style-name="P4" draw:layer="layout" svg:width="1cm" svg:height="1cm" svg:x="74.854cm" svg:y="59.326cm" svg:viewBox="0 0 1001 1001" draw:points="0,1001 1001,1001 1001,0 0,0">
          <text:p/>
        </draw:polygon>
        <draw:polygon draw:style-name="gr16" draw:text-style-name="P4" draw:layer="layout" svg:width="0.186cm" svg:height="1cm" svg:x="74.854cm" svg:y="59.326cm" svg:viewBox="0 0 187 1001" draw:points="0,1001 187,1001 187,0 0,0">
          <text:p/>
        </draw:polygon>
        <draw:polygon draw:style-name="gr16" draw:text-style-name="P4" draw:layer="layout" svg:width="1cm" svg:height="1cm" svg:x="74.854cm" svg:y="60.426cm" svg:viewBox="0 0 1001 1001" draw:points="0,1001 1001,1001 1001,0 0,0">
          <text:p/>
        </draw:polygon>
        <draw:polygon draw:style-name="gr16" draw:text-style-name="P4" draw:layer="layout" svg:width="0.186cm" svg:height="1cm" svg:x="74.854cm" svg:y="60.426cm" svg:viewBox="0 0 187 1001" draw:points="0,1001 187,1001 187,0 0,0">
          <text:p/>
        </draw:polygon>
        <draw:polygon draw:style-name="gr16" draw:text-style-name="P4" draw:layer="layout" svg:width="1cm" svg:height="1cm" svg:x="74.854cm" svg:y="61.526cm" svg:viewBox="0 0 1001 1001" draw:points="0,1001 1001,1001 1001,0 0,0">
          <text:p/>
        </draw:polygon>
        <draw:polygon draw:style-name="gr16" draw:text-style-name="P4" draw:layer="layout" svg:width="0.186cm" svg:height="1cm" svg:x="74.854cm" svg:y="61.526cm" svg:viewBox="0 0 187 1001" draw:points="0,1001 187,1001 187,0 0,0">
          <text:p/>
        </draw:polygon>
        <draw:polygon draw:style-name="gr16" draw:text-style-name="P4" draw:layer="layout" svg:width="1cm" svg:height="1cm" svg:x="74.854cm" svg:y="62.626cm" svg:viewBox="0 0 1001 1001" draw:points="0,1001 1001,1001 1001,0 0,0">
          <text:p/>
        </draw:polygon>
        <draw:polygon draw:style-name="gr16" draw:text-style-name="P4" draw:layer="layout" svg:width="0.186cm" svg:height="1cm" svg:x="74.854cm" svg:y="62.626cm" svg:viewBox="0 0 187 1001" draw:points="0,1001 187,1001 187,0 0,0">
          <text:p/>
        </draw:polygon>
        <draw:polygon draw:style-name="gr16" draw:text-style-name="P4" draw:layer="layout" svg:width="1cm" svg:height="1cm" svg:x="74.854cm" svg:y="63.726cm" svg:viewBox="0 0 1001 1001" draw:points="0,1001 1001,1001 1001,0 0,0">
          <text:p/>
        </draw:polygon>
        <draw:polygon draw:style-name="gr16" draw:text-style-name="P4" draw:layer="layout" svg:width="0.186cm" svg:height="1cm" svg:x="74.854cm" svg:y="63.726cm" svg:viewBox="0 0 187 1001" draw:points="0,1001 187,1001 187,0 0,0">
          <text:p/>
        </draw:polygon>
        <draw:polygon draw:style-name="gr16" draw:text-style-name="P4" draw:layer="layout" svg:width="1cm" svg:height="1cm" svg:x="74.854cm" svg:y="64.826cm" svg:viewBox="0 0 1001 1001" draw:points="0,1001 1001,1001 1001,0 0,0">
          <text:p/>
        </draw:polygon>
        <draw:polygon draw:style-name="gr16" draw:text-style-name="P4" draw:layer="layout" svg:width="0.186cm" svg:height="1cm" svg:x="74.854cm" svg:y="64.826cm" svg:viewBox="0 0 187 1001" draw:points="0,1001 187,1001 187,0 0,0">
          <text:p/>
        </draw:polygon>
        <draw:polygon draw:style-name="gr16" draw:text-style-name="P4" draw:layer="layout" svg:width="1cm" svg:height="1cm" svg:x="74.854cm" svg:y="68.126cm" svg:viewBox="0 0 1001 1001" draw:points="0,1001 1001,1001 1001,0 0,0">
          <text:p/>
        </draw:polygon>
        <draw:polygon draw:style-name="gr16" draw:text-style-name="P4" draw:layer="layout" svg:width="0.186cm" svg:height="1cm" svg:x="74.854cm" svg:y="68.126cm" svg:viewBox="0 0 187 1001" draw:points="0,1001 187,1001 187,0 0,0">
          <text:p/>
        </draw:polygon>
        <draw:polygon draw:style-name="gr16" draw:text-style-name="P4" draw:layer="layout" svg:width="1cm" svg:height="1cm" svg:x="74.854cm" svg:y="69.226cm" svg:viewBox="0 0 1001 1001" draw:points="0,1001 1001,1001 1001,0 0,0">
          <text:p/>
        </draw:polygon>
        <draw:polygon draw:style-name="gr16" draw:text-style-name="P4" draw:layer="layout" svg:width="0.186cm" svg:height="1cm" svg:x="74.854cm" svg:y="69.226cm" svg:viewBox="0 0 187 1001" draw:points="0,1001 187,1001 187,0 0,0">
          <text:p/>
        </draw:polygon>
        <draw:polygon draw:style-name="gr16" draw:text-style-name="P4" draw:layer="layout" svg:width="1cm" svg:height="1cm" svg:x="74.854cm" svg:y="70.326cm" svg:viewBox="0 0 1001 1001" draw:points="0,1001 1001,1001 1001,0 0,0">
          <text:p/>
        </draw:polygon>
        <draw:polygon draw:style-name="gr16" draw:text-style-name="P4" draw:layer="layout" svg:width="0.186cm" svg:height="1cm" svg:x="74.854cm" svg:y="70.326cm" svg:viewBox="0 0 187 1001" draw:points="0,1001 187,1001 187,0 0,0">
          <text:p/>
        </draw:polygon>
        <draw:polygon draw:style-name="gr16" draw:text-style-name="P4" draw:layer="layout" svg:width="1cm" svg:height="1cm" svg:x="74.854cm" svg:y="71.426cm" svg:viewBox="0 0 1001 1001" draw:points="0,1001 1001,1001 1001,0 0,0">
          <text:p/>
        </draw:polygon>
        <draw:polygon draw:style-name="gr16" draw:text-style-name="P4" draw:layer="layout" svg:width="0.186cm" svg:height="1cm" svg:x="74.854cm" svg:y="71.426cm" svg:viewBox="0 0 187 1001" draw:points="0,1001 187,1001 187,0 0,0">
          <text:p/>
        </draw:polygon>
        <draw:polygon draw:style-name="gr16" draw:text-style-name="P4" draw:layer="layout" svg:width="1cm" svg:height="1cm" svg:x="74.854cm" svg:y="72.526cm" svg:viewBox="0 0 1001 1001" draw:points="0,1001 1001,1001 1001,0 0,0">
          <text:p/>
        </draw:polygon>
        <draw:polygon draw:style-name="gr16" draw:text-style-name="P4" draw:layer="layout" svg:width="0.186cm" svg:height="1cm" svg:x="74.854cm" svg:y="72.526cm" svg:viewBox="0 0 187 1001" draw:points="0,1001 187,1001 187,0 0,0">
          <text:p/>
        </draw:polygon>
        <draw:polygon draw:style-name="gr16" draw:text-style-name="P4" draw:layer="layout" svg:width="1cm" svg:height="1cm" svg:x="74.854cm" svg:y="73.626cm" svg:viewBox="0 0 1001 1001" draw:points="0,1001 1001,1001 1001,0 0,0">
          <text:p/>
        </draw:polygon>
        <draw:polygon draw:style-name="gr16" draw:text-style-name="P4" draw:layer="layout" svg:width="0.186cm" svg:height="1cm" svg:x="74.854cm" svg:y="73.626cm" svg:viewBox="0 0 187 1001" draw:points="0,1001 187,1001 187,0 0,0">
          <text:p/>
        </draw:polygon>
        <draw:polygon draw:style-name="gr16" draw:text-style-name="P4" draw:layer="layout" svg:width="1cm" svg:height="1cm" svg:x="74.854cm" svg:y="74.726cm" svg:viewBox="0 0 1001 1001" draw:points="0,1001 1001,1001 1001,0 0,0">
          <text:p/>
        </draw:polygon>
        <draw:polygon draw:style-name="gr16" draw:text-style-name="P4" draw:layer="layout" svg:width="0.186cm" svg:height="1cm" svg:x="74.854cm" svg:y="74.726cm" svg:viewBox="0 0 187 1001" draw:points="0,1001 187,1001 187,0 0,0">
          <text:p/>
        </draw:polygon>
        <draw:polygon draw:style-name="gr16" draw:text-style-name="P4" draw:layer="layout" svg:width="1cm" svg:height="1cm" svg:x="74.854cm" svg:y="75.826cm" svg:viewBox="0 0 1001 1001" draw:points="0,1001 1001,1001 1001,0 0,0">
          <text:p/>
        </draw:polygon>
        <draw:polygon draw:style-name="gr16" draw:text-style-name="P4" draw:layer="layout" svg:width="0.186cm" svg:height="1cm" svg:x="74.854cm" svg:y="75.826cm" svg:viewBox="0 0 187 1001" draw:points="0,1001 187,1001 187,0 0,0">
          <text:p/>
        </draw:polygon>
        <draw:polygon draw:style-name="gr16" draw:text-style-name="P4" draw:layer="layout" svg:width="1cm" svg:height="1cm" svg:x="74.854cm" svg:y="76.926cm" svg:viewBox="0 0 1001 1001" draw:points="0,1001 1001,1001 1001,0 0,0">
          <text:p/>
        </draw:polygon>
        <draw:polygon draw:style-name="gr16" draw:text-style-name="P4" draw:layer="layout" svg:width="0.186cm" svg:height="1cm" svg:x="74.854cm" svg:y="76.926cm" svg:viewBox="0 0 187 1001" draw:points="0,1001 187,1001 187,0 0,0">
          <text:p/>
        </draw:polygon>
        <draw:polygon draw:style-name="gr16" draw:text-style-name="P4" draw:layer="layout" svg:width="1cm" svg:height="1cm" svg:x="74.854cm" svg:y="78.026cm" svg:viewBox="0 0 1001 1001" draw:points="0,1001 1001,1001 1001,0 0,0">
          <text:p/>
        </draw:polygon>
        <draw:polygon draw:style-name="gr16" draw:text-style-name="P4" draw:layer="layout" svg:width="0.186cm" svg:height="1cm" svg:x="74.854cm" svg:y="78.026cm" svg:viewBox="0 0 187 1001" draw:points="0,1001 187,1001 187,0 0,0">
          <text:p/>
        </draw:polygon>
        <draw:polygon draw:style-name="gr16" draw:text-style-name="P4" draw:layer="layout" svg:width="1cm" svg:height="1cm" svg:x="74.854cm" svg:y="79.126cm" svg:viewBox="0 0 1001 1001" draw:points="0,1001 1001,1001 1001,0 0,0">
          <text:p/>
        </draw:polygon>
        <draw:polygon draw:style-name="gr16" draw:text-style-name="P4" draw:layer="layout" svg:width="0.186cm" svg:height="1cm" svg:x="74.854cm" svg:y="79.126cm" svg:viewBox="0 0 187 1001" draw:points="0,1001 187,1001 187,0 0,0">
          <text:p/>
        </draw:polygon>
        <draw:polygon draw:style-name="gr16" draw:text-style-name="P4" draw:layer="layout" svg:width="1cm" svg:height="1cm" svg:x="72.943cm" svg:y="53.826cm" svg:viewBox="0 0 1001 1001" draw:points="0,1001 1001,1001 1001,0 0,0">
          <text:p/>
        </draw:polygon>
        <draw:polygon draw:style-name="gr16" draw:text-style-name="P4" draw:layer="layout" svg:width="0.186cm" svg:height="1cm" svg:x="72.943cm" svg:y="53.826cm" svg:viewBox="0 0 187 1001" draw:points="0,1001 187,1001 187,0 0,0">
          <text:p/>
        </draw:polygon>
        <draw:polygon draw:style-name="gr16" draw:text-style-name="P4" draw:layer="layout" svg:width="1cm" svg:height="1cm" svg:x="72.943cm" svg:y="54.926cm" svg:viewBox="0 0 1001 1001" draw:points="0,1001 1001,1001 1001,0 0,0">
          <text:p/>
        </draw:polygon>
        <draw:polygon draw:style-name="gr16" draw:text-style-name="P4" draw:layer="layout" svg:width="0.186cm" svg:height="1cm" svg:x="72.943cm" svg:y="54.926cm" svg:viewBox="0 0 187 1001" draw:points="0,1001 187,1001 187,0 0,0">
          <text:p/>
        </draw:polygon>
        <draw:polygon draw:style-name="gr16" draw:text-style-name="P4" draw:layer="layout" svg:width="1cm" svg:height="1cm" svg:x="72.943cm" svg:y="56.026cm" svg:viewBox="0 0 1001 1001" draw:points="0,1001 1001,1001 1001,0 0,0">
          <text:p/>
        </draw:polygon>
        <draw:polygon draw:style-name="gr16" draw:text-style-name="P4" draw:layer="layout" svg:width="0.186cm" svg:height="1cm" svg:x="72.943cm" svg:y="56.026cm" svg:viewBox="0 0 187 1001" draw:points="0,1001 187,1001 187,0 0,0">
          <text:p/>
        </draw:polygon>
        <draw:polygon draw:style-name="gr16" draw:text-style-name="P4" draw:layer="layout" svg:width="1cm" svg:height="1cm" svg:x="72.943cm" svg:y="57.126cm" svg:viewBox="0 0 1001 1001" draw:points="0,1001 1001,1001 1001,0 0,0">
          <text:p/>
        </draw:polygon>
        <draw:polygon draw:style-name="gr16" draw:text-style-name="P4" draw:layer="layout" svg:width="0.186cm" svg:height="1cm" svg:x="72.943cm" svg:y="57.126cm" svg:viewBox="0 0 187 1001" draw:points="0,1001 187,1001 187,0 0,0">
          <text:p/>
        </draw:polygon>
        <draw:polygon draw:style-name="gr16" draw:text-style-name="P4" draw:layer="layout" svg:width="1cm" svg:height="1cm" svg:x="72.943cm" svg:y="58.226cm" svg:viewBox="0 0 1001 1001" draw:points="0,1001 1001,1000 1001,0 0,0">
          <text:p/>
        </draw:polygon>
        <draw:polygon draw:style-name="gr16" draw:text-style-name="P4" draw:layer="layout" svg:width="0.186cm" svg:height="1cm" svg:x="72.943cm" svg:y="58.226cm" svg:viewBox="0 0 187 1001" draw:points="0,1001 187,1000 187,0 0,0">
          <text:p/>
        </draw:polygon>
        <draw:polygon draw:style-name="gr16" draw:text-style-name="P4" draw:layer="layout" svg:width="1cm" svg:height="1cm" svg:x="72.943cm" svg:y="59.326cm" svg:viewBox="0 0 1001 1001" draw:points="0,1001 1001,1001 1001,0 0,0">
          <text:p/>
        </draw:polygon>
        <draw:polygon draw:style-name="gr16" draw:text-style-name="P4" draw:layer="layout" svg:width="0.186cm" svg:height="1cm" svg:x="72.943cm" svg:y="59.326cm" svg:viewBox="0 0 187 1001" draw:points="0,1001 187,1001 187,0 0,0">
          <text:p/>
        </draw:polygon>
        <draw:polygon draw:style-name="gr16" draw:text-style-name="P4" draw:layer="layout" svg:width="1cm" svg:height="1cm" svg:x="72.943cm" svg:y="60.426cm" svg:viewBox="0 0 1001 1001" draw:points="0,1001 1001,1001 1001,0 0,0">
          <text:p/>
        </draw:polygon>
        <draw:polygon draw:style-name="gr16" draw:text-style-name="P4" draw:layer="layout" svg:width="0.186cm" svg:height="1cm" svg:x="72.943cm" svg:y="60.426cm" svg:viewBox="0 0 187 1001" draw:points="0,1001 187,1001 187,0 0,0">
          <text:p/>
        </draw:polygon>
        <draw:polygon draw:style-name="gr16" draw:text-style-name="P4" draw:layer="layout" svg:width="1cm" svg:height="1cm" svg:x="72.943cm" svg:y="61.526cm" svg:viewBox="0 0 1001 1001" draw:points="0,1001 1001,1001 1001,0 0,0">
          <text:p/>
        </draw:polygon>
        <draw:polygon draw:style-name="gr16" draw:text-style-name="P4" draw:layer="layout" svg:width="0.186cm" svg:height="1cm" svg:x="72.943cm" svg:y="61.526cm" svg:viewBox="0 0 187 1001" draw:points="0,1001 187,1001 187,0 0,0">
          <text:p/>
        </draw:polygon>
        <draw:polygon draw:style-name="gr16" draw:text-style-name="P4" draw:layer="layout" svg:width="1cm" svg:height="1cm" svg:x="72.943cm" svg:y="62.626cm" svg:viewBox="0 0 1001 1001" draw:points="0,1001 1001,1001 1001,0 0,0">
          <text:p/>
        </draw:polygon>
        <draw:polygon draw:style-name="gr16" draw:text-style-name="P4" draw:layer="layout" svg:width="0.186cm" svg:height="1cm" svg:x="72.943cm" svg:y="62.626cm" svg:viewBox="0 0 187 1001" draw:points="0,1001 187,1001 187,0 0,0">
          <text:p/>
        </draw:polygon>
        <draw:polygon draw:style-name="gr16" draw:text-style-name="P4" draw:layer="layout" svg:width="1cm" svg:height="1cm" svg:x="72.943cm" svg:y="63.726cm" svg:viewBox="0 0 1001 1001" draw:points="0,1001 1001,1001 1001,0 0,0">
          <text:p/>
        </draw:polygon>
        <draw:polygon draw:style-name="gr16" draw:text-style-name="P4" draw:layer="layout" svg:width="0.186cm" svg:height="1cm" svg:x="72.943cm" svg:y="63.726cm" svg:viewBox="0 0 187 1001" draw:points="0,1001 187,1001 187,0 0,0">
          <text:p/>
        </draw:polygon>
        <draw:polygon draw:style-name="gr16" draw:text-style-name="P4" draw:layer="layout" svg:width="1cm" svg:height="1cm" svg:x="72.943cm" svg:y="64.826cm" svg:viewBox="0 0 1001 1001" draw:points="0,1001 1001,1001 1001,0 0,0">
          <text:p/>
        </draw:polygon>
        <draw:polygon draw:style-name="gr16" draw:text-style-name="P4" draw:layer="layout" svg:width="0.186cm" svg:height="1cm" svg:x="72.943cm" svg:y="64.826cm" svg:viewBox="0 0 187 1001" draw:points="0,1001 187,1001 187,0 0,0">
          <text:p/>
        </draw:polygon>
        <draw:polygon draw:style-name="gr16" draw:text-style-name="P4" draw:layer="layout" svg:width="1cm" svg:height="1cm" svg:x="72.943cm" svg:y="68.126cm" svg:viewBox="0 0 1001 1001" draw:points="0,1001 1001,1001 1001,0 0,0">
          <text:p/>
        </draw:polygon>
        <draw:polygon draw:style-name="gr16" draw:text-style-name="P4" draw:layer="layout" svg:width="0.186cm" svg:height="1cm" svg:x="72.943cm" svg:y="68.126cm" svg:viewBox="0 0 187 1001" draw:points="0,1001 187,1001 187,0 0,0">
          <text:p/>
        </draw:polygon>
        <draw:polygon draw:style-name="gr16" draw:text-style-name="P4" draw:layer="layout" svg:width="1cm" svg:height="1cm" svg:x="72.943cm" svg:y="69.226cm" svg:viewBox="0 0 1001 1001" draw:points="0,1001 1001,1001 1001,0 0,0">
          <text:p/>
        </draw:polygon>
        <draw:polygon draw:style-name="gr16" draw:text-style-name="P4" draw:layer="layout" svg:width="0.186cm" svg:height="1cm" svg:x="72.943cm" svg:y="69.226cm" svg:viewBox="0 0 187 1001" draw:points="0,1001 187,1001 187,0 0,0">
          <text:p/>
        </draw:polygon>
        <draw:polygon draw:style-name="gr16" draw:text-style-name="P4" draw:layer="layout" svg:width="1cm" svg:height="1cm" svg:x="72.943cm" svg:y="70.326cm" svg:viewBox="0 0 1001 1001" draw:points="0,1001 1001,1001 1001,0 0,0">
          <text:p/>
        </draw:polygon>
        <draw:polygon draw:style-name="gr16" draw:text-style-name="P4" draw:layer="layout" svg:width="0.186cm" svg:height="1cm" svg:x="72.943cm" svg:y="70.326cm" svg:viewBox="0 0 187 1001" draw:points="0,1001 187,1001 187,0 0,0">
          <text:p/>
        </draw:polygon>
        <draw:polygon draw:style-name="gr16" draw:text-style-name="P4" draw:layer="layout" svg:width="1cm" svg:height="1cm" svg:x="72.943cm" svg:y="71.426cm" svg:viewBox="0 0 1001 1001" draw:points="0,1001 1001,1001 1001,0 0,0">
          <text:p/>
        </draw:polygon>
        <draw:polygon draw:style-name="gr16" draw:text-style-name="P4" draw:layer="layout" svg:width="0.186cm" svg:height="1cm" svg:x="72.943cm" svg:y="71.426cm" svg:viewBox="0 0 187 1001" draw:points="0,1001 187,1001 187,0 0,0">
          <text:p/>
        </draw:polygon>
        <draw:polygon draw:style-name="gr16" draw:text-style-name="P4" draw:layer="layout" svg:width="1cm" svg:height="1cm" svg:x="72.943cm" svg:y="72.526cm" svg:viewBox="0 0 1001 1001" draw:points="0,1001 1001,1001 1001,0 0,0">
          <text:p/>
        </draw:polygon>
        <draw:polygon draw:style-name="gr16" draw:text-style-name="P4" draw:layer="layout" svg:width="0.186cm" svg:height="1cm" svg:x="72.943cm" svg:y="72.526cm" svg:viewBox="0 0 187 1001" draw:points="0,1001 187,1001 187,0 0,0">
          <text:p/>
        </draw:polygon>
        <draw:polygon draw:style-name="gr16" draw:text-style-name="P4" draw:layer="layout" svg:width="1cm" svg:height="1cm" svg:x="72.943cm" svg:y="73.626cm" svg:viewBox="0 0 1001 1001" draw:points="0,1001 1001,1001 1001,0 0,0">
          <text:p/>
        </draw:polygon>
        <draw:polygon draw:style-name="gr16" draw:text-style-name="P4" draw:layer="layout" svg:width="0.186cm" svg:height="1cm" svg:x="72.943cm" svg:y="73.626cm" svg:viewBox="0 0 187 1001" draw:points="0,1001 187,1001 187,0 0,0">
          <text:p/>
        </draw:polygon>
        <draw:polygon draw:style-name="gr16" draw:text-style-name="P4" draw:layer="layout" svg:width="1cm" svg:height="1cm" svg:x="72.943cm" svg:y="74.726cm" svg:viewBox="0 0 1001 1001" draw:points="0,1001 1001,1001 1001,0 0,0">
          <text:p/>
        </draw:polygon>
        <draw:polygon draw:style-name="gr16" draw:text-style-name="P4" draw:layer="layout" svg:width="0.186cm" svg:height="1cm" svg:x="72.943cm" svg:y="74.726cm" svg:viewBox="0 0 187 1001" draw:points="0,1001 187,1001 187,0 0,0">
          <text:p/>
        </draw:polygon>
        <draw:polygon draw:style-name="gr16" draw:text-style-name="P4" draw:layer="layout" svg:width="1cm" svg:height="1cm" svg:x="72.943cm" svg:y="75.826cm" svg:viewBox="0 0 1001 1001" draw:points="0,1001 1001,1001 1001,0 0,0">
          <text:p/>
        </draw:polygon>
        <draw:polygon draw:style-name="gr16" draw:text-style-name="P4" draw:layer="layout" svg:width="0.186cm" svg:height="1cm" svg:x="72.943cm" svg:y="75.826cm" svg:viewBox="0 0 187 1001" draw:points="0,1001 187,1001 187,0 0,0">
          <text:p/>
        </draw:polygon>
        <draw:polygon draw:style-name="gr16" draw:text-style-name="P4" draw:layer="layout" svg:width="1cm" svg:height="1cm" svg:x="72.943cm" svg:y="76.926cm" svg:viewBox="0 0 1001 1001" draw:points="0,1001 1001,1001 1001,0 0,0">
          <text:p/>
        </draw:polygon>
        <draw:polygon draw:style-name="gr16" draw:text-style-name="P4" draw:layer="layout" svg:width="0.186cm" svg:height="1cm" svg:x="72.943cm" svg:y="76.926cm" svg:viewBox="0 0 187 1001" draw:points="0,1001 187,1001 187,0 0,0">
          <text:p/>
        </draw:polygon>
        <draw:polygon draw:style-name="gr16" draw:text-style-name="P4" draw:layer="layout" svg:width="1cm" svg:height="1cm" svg:x="72.943cm" svg:y="78.026cm" svg:viewBox="0 0 1001 1001" draw:points="0,1001 1001,1001 1001,0 0,0">
          <text:p/>
        </draw:polygon>
        <draw:polygon draw:style-name="gr16" draw:text-style-name="P4" draw:layer="layout" svg:width="0.186cm" svg:height="1cm" svg:x="72.943cm" svg:y="78.026cm" svg:viewBox="0 0 187 1001" draw:points="0,1001 187,1001 187,0 0,0">
          <text:p/>
        </draw:polygon>
        <draw:polygon draw:style-name="gr16" draw:text-style-name="P4" draw:layer="layout" svg:width="1cm" svg:height="1cm" svg:x="72.943cm" svg:y="79.126cm" svg:viewBox="0 0 1001 1001" draw:points="0,1001 1001,1001 1001,0 0,0">
          <text:p/>
        </draw:polygon>
        <draw:polygon draw:style-name="gr16" draw:text-style-name="P4" draw:layer="layout" svg:width="0.186cm" svg:height="1cm" svg:x="72.943cm" svg:y="79.126cm" svg:viewBox="0 0 187 1001" draw:points="0,1001 187,1001 187,0 0,0">
          <text:p/>
        </draw:polygon>
        <draw:polygon draw:style-name="gr16" draw:text-style-name="P4" draw:layer="layout" svg:width="1cm" svg:height="1cm" svg:x="70.854cm" svg:y="53.826cm" svg:viewBox="0 0 1001 1001" draw:points="0,1001 1001,1001 1001,0 0,0">
          <text:p/>
        </draw:polygon>
        <draw:polygon draw:style-name="gr16" draw:text-style-name="P4" draw:layer="layout" svg:width="0.186cm" svg:height="1cm" svg:x="70.854cm" svg:y="53.826cm" svg:viewBox="0 0 187 1001" draw:points="0,1001 187,1001 187,0 0,0">
          <text:p/>
        </draw:polygon>
        <draw:polygon draw:style-name="gr16" draw:text-style-name="P4" draw:layer="layout" svg:width="1cm" svg:height="1cm" svg:x="70.854cm" svg:y="54.926cm" svg:viewBox="0 0 1001 1001" draw:points="0,1001 1001,1001 1001,0 0,0">
          <text:p/>
        </draw:polygon>
        <draw:polygon draw:style-name="gr16" draw:text-style-name="P4" draw:layer="layout" svg:width="0.186cm" svg:height="1cm" svg:x="70.854cm" svg:y="54.926cm" svg:viewBox="0 0 187 1001" draw:points="0,1001 187,1001 187,0 0,0">
          <text:p/>
        </draw:polygon>
        <draw:polygon draw:style-name="gr16" draw:text-style-name="P4" draw:layer="layout" svg:width="1cm" svg:height="1cm" svg:x="70.854cm" svg:y="56.026cm" svg:viewBox="0 0 1001 1001" draw:points="0,1001 1001,1001 1001,0 0,0">
          <text:p/>
        </draw:polygon>
        <draw:polygon draw:style-name="gr16" draw:text-style-name="P4" draw:layer="layout" svg:width="0.186cm" svg:height="1cm" svg:x="70.854cm" svg:y="56.026cm" svg:viewBox="0 0 187 1001" draw:points="0,1001 187,1001 186,0 0,0">
          <text:p/>
        </draw:polygon>
        <draw:polygon draw:style-name="gr16" draw:text-style-name="P4" draw:layer="layout" svg:width="1cm" svg:height="1cm" svg:x="70.854cm" svg:y="57.126cm" svg:viewBox="0 0 1001 1001" draw:points="0,1001 1001,1001 1001,0 0,0">
          <text:p/>
        </draw:polygon>
        <draw:polygon draw:style-name="gr16" draw:text-style-name="P4" draw:layer="layout" svg:width="0.186cm" svg:height="1cm" svg:x="70.854cm" svg:y="57.126cm" svg:viewBox="0 0 187 1001" draw:points="0,1001 187,1001 187,0 0,0">
          <text:p/>
        </draw:polygon>
        <draw:polygon draw:style-name="gr16" draw:text-style-name="P4" draw:layer="layout" svg:width="1cm" svg:height="1cm" svg:x="70.854cm" svg:y="58.226cm" svg:viewBox="0 0 1001 1001" draw:points="0,1001 1001,1001 1001,0 0,0">
          <text:p/>
        </draw:polygon>
        <draw:polygon draw:style-name="gr16" draw:text-style-name="P4" draw:layer="layout" svg:width="0.186cm" svg:height="1cm" svg:x="70.854cm" svg:y="58.226cm" svg:viewBox="0 0 187 1001" draw:points="0,1001 187,1001 187,0 0,0">
          <text:p/>
        </draw:polygon>
        <draw:polygon draw:style-name="gr16" draw:text-style-name="P4" draw:layer="layout" svg:width="1cm" svg:height="1cm" svg:x="70.854cm" svg:y="59.326cm" svg:viewBox="0 0 1001 1001" draw:points="0,1001 1001,1001 1000,0 0,0">
          <text:p/>
        </draw:polygon>
        <draw:polygon draw:style-name="gr16" draw:text-style-name="P4" draw:layer="layout" svg:width="0.186cm" svg:height="1cm" svg:x="70.854cm" svg:y="59.326cm" svg:viewBox="0 0 187 1001" draw:points="0,1001 187,1001 187,0 0,0">
          <text:p/>
        </draw:polygon>
        <draw:polygon draw:style-name="gr16" draw:text-style-name="P4" draw:layer="layout" svg:width="1cm" svg:height="1cm" svg:x="70.854cm" svg:y="60.426cm" svg:viewBox="0 0 1001 1001" draw:points="0,1001 1001,1001 1001,0 0,0">
          <text:p/>
        </draw:polygon>
        <draw:polygon draw:style-name="gr16" draw:text-style-name="P4" draw:layer="layout" svg:width="0.186cm" svg:height="1cm" svg:x="70.854cm" svg:y="60.426cm" svg:viewBox="0 0 187 1001" draw:points="0,1001 187,1001 187,0 0,0">
          <text:p/>
        </draw:polygon>
        <draw:polygon draw:style-name="gr16" draw:text-style-name="P4" draw:layer="layout" svg:width="1cm" svg:height="1cm" svg:x="70.854cm" svg:y="61.526cm" svg:viewBox="0 0 1001 1001" draw:points="0,1001 1001,1001 1001,0 0,0">
          <text:p/>
        </draw:polygon>
        <draw:polygon draw:style-name="gr16" draw:text-style-name="P4" draw:layer="layout" svg:width="0.186cm" svg:height="1cm" svg:x="70.854cm" svg:y="61.526cm" svg:viewBox="0 0 187 1001" draw:points="0,1001 187,1001 187,0 0,0">
          <text:p/>
        </draw:polygon>
        <draw:polygon draw:style-name="gr16" draw:text-style-name="P4" draw:layer="layout" svg:width="1cm" svg:height="1cm" svg:x="70.854cm" svg:y="62.626cm" svg:viewBox="0 0 1001 1001" draw:points="0,1001 1001,1001 1001,0 0,0">
          <text:p/>
        </draw:polygon>
        <draw:polygon draw:style-name="gr16" draw:text-style-name="P4" draw:layer="layout" svg:width="0.186cm" svg:height="1cm" svg:x="70.854cm" svg:y="62.626cm" svg:viewBox="0 0 187 1001" draw:points="0,1001 187,1001 186,0 0,0">
          <text:p/>
        </draw:polygon>
        <draw:polygon draw:style-name="gr16" draw:text-style-name="P4" draw:layer="layout" svg:width="1cm" svg:height="1cm" svg:x="70.854cm" svg:y="63.726cm" svg:viewBox="0 0 1001 1001" draw:points="0,1001 1001,1001 1001,0 0,0">
          <text:p/>
        </draw:polygon>
        <draw:polygon draw:style-name="gr16" draw:text-style-name="P4" draw:layer="layout" svg:width="0.186cm" svg:height="1cm" svg:x="70.854cm" svg:y="63.726cm" svg:viewBox="0 0 187 1001" draw:points="0,1001 187,1001 187,0 0,0">
          <text:p/>
        </draw:polygon>
        <draw:polygon draw:style-name="gr16" draw:text-style-name="P4" draw:layer="layout" svg:width="1cm" svg:height="1cm" svg:x="70.854cm" svg:y="64.826cm" svg:viewBox="0 0 1001 1001" draw:points="0,1001 1001,1001 1001,0 0,0">
          <text:p/>
        </draw:polygon>
        <draw:polygon draw:style-name="gr16" draw:text-style-name="P4" draw:layer="layout" svg:width="0.186cm" svg:height="1cm" svg:x="70.854cm" svg:y="64.826cm" svg:viewBox="0 0 187 1001" draw:points="0,1001 187,1001 187,0 0,0">
          <text:p/>
        </draw:polygon>
        <draw:polygon draw:style-name="gr16" draw:text-style-name="P4" draw:layer="layout" svg:width="1cm" svg:height="1cm" svg:x="70.854cm" svg:y="68.126cm" svg:viewBox="0 0 1001 1001" draw:points="0,1001 1001,1001 1001,0 0,0">
          <text:p/>
        </draw:polygon>
        <draw:polygon draw:style-name="gr16" draw:text-style-name="P4" draw:layer="layout" svg:width="0.186cm" svg:height="1cm" svg:x="70.854cm" svg:y="68.126cm" svg:viewBox="0 0 187 1001" draw:points="0,1001 187,1001 187,0 0,0">
          <text:p/>
        </draw:polygon>
        <draw:polygon draw:style-name="gr16" draw:text-style-name="P4" draw:layer="layout" svg:width="1cm" svg:height="1cm" svg:x="70.854cm" svg:y="69.226cm" svg:viewBox="0 0 1001 1001" draw:points="0,1001 1001,1001 1001,0 0,0">
          <text:p/>
        </draw:polygon>
        <draw:polygon draw:style-name="gr16" draw:text-style-name="P4" draw:layer="layout" svg:width="0.186cm" svg:height="1cm" svg:x="70.854cm" svg:y="69.226cm" svg:viewBox="0 0 187 1001" draw:points="0,1001 187,1001 186,0 0,0">
          <text:p/>
        </draw:polygon>
        <draw:polygon draw:style-name="gr16" draw:text-style-name="P4" draw:layer="layout" svg:width="1cm" svg:height="1cm" svg:x="70.854cm" svg:y="70.326cm" svg:viewBox="0 0 1001 1001" draw:points="0,1001 1001,1001 1001,0 0,0">
          <text:p/>
        </draw:polygon>
        <draw:polygon draw:style-name="gr16" draw:text-style-name="P4" draw:layer="layout" svg:width="0.186cm" svg:height="1cm" svg:x="70.854cm" svg:y="70.326cm" svg:viewBox="0 0 187 1001" draw:points="0,1001 187,1001 187,0 0,0">
          <text:p/>
        </draw:polygon>
        <draw:polygon draw:style-name="gr16" draw:text-style-name="P4" draw:layer="layout" svg:width="1cm" svg:height="1cm" svg:x="70.854cm" svg:y="71.426cm" svg:viewBox="0 0 1001 1001" draw:points="0,1001 1001,1001 1001,0 0,0">
          <text:p/>
        </draw:polygon>
        <draw:polygon draw:style-name="gr16" draw:text-style-name="P4" draw:layer="layout" svg:width="0.186cm" svg:height="1cm" svg:x="70.854cm" svg:y="71.426cm" svg:viewBox="0 0 187 1001" draw:points="0,1001 187,1001 187,0 0,0">
          <text:p/>
        </draw:polygon>
        <draw:polygon draw:style-name="gr16" draw:text-style-name="P4" draw:layer="layout" svg:width="1cm" svg:height="1cm" svg:x="70.854cm" svg:y="72.526cm" svg:viewBox="0 0 1001 1001" draw:points="0,1001 1001,1001 1000,0 0,0">
          <text:p/>
        </draw:polygon>
        <draw:polygon draw:style-name="gr16" draw:text-style-name="P4" draw:layer="layout" svg:width="0.186cm" svg:height="1cm" svg:x="70.854cm" svg:y="72.526cm" svg:viewBox="0 0 187 1001" draw:points="0,1001 187,1001 186,0 0,0">
          <text:p/>
        </draw:polygon>
        <draw:polygon draw:style-name="gr16" draw:text-style-name="P4" draw:layer="layout" svg:width="1cm" svg:height="1cm" svg:x="70.854cm" svg:y="73.626cm" svg:viewBox="0 0 1001 1001" draw:points="0,1001 1001,1001 1001,0 0,0">
          <text:p/>
        </draw:polygon>
        <draw:polygon draw:style-name="gr16" draw:text-style-name="P4" draw:layer="layout" svg:width="0.186cm" svg:height="1cm" svg:x="70.854cm" svg:y="73.626cm" svg:viewBox="0 0 187 1001" draw:points="0,1001 187,1001 187,0 0,0">
          <text:p/>
        </draw:polygon>
        <draw:polygon draw:style-name="gr16" draw:text-style-name="P4" draw:layer="layout" svg:width="1cm" svg:height="1cm" svg:x="70.854cm" svg:y="74.726cm" svg:viewBox="0 0 1001 1001" draw:points="0,1001 1001,1001 1001,0 0,0">
          <text:p/>
        </draw:polygon>
        <draw:polygon draw:style-name="gr16" draw:text-style-name="P4" draw:layer="layout" svg:width="0.186cm" svg:height="1cm" svg:x="70.854cm" svg:y="74.726cm" svg:viewBox="0 0 187 1001" draw:points="0,1001 187,1001 187,0 0,0">
          <text:p/>
        </draw:polygon>
        <draw:polygon draw:style-name="gr16" draw:text-style-name="P4" draw:layer="layout" svg:width="1cm" svg:height="1cm" svg:x="70.854cm" svg:y="75.826cm" svg:viewBox="0 0 1001 1001" draw:points="0,1001 1001,1001 1000,0 0,0">
          <text:p/>
        </draw:polygon>
        <draw:polygon draw:style-name="gr16" draw:text-style-name="P4" draw:layer="layout" svg:width="0.186cm" svg:height="1cm" svg:x="70.854cm" svg:y="75.826cm" svg:viewBox="0 0 187 1001" draw:points="0,1001 187,1001 186,0 0,0">
          <text:p/>
        </draw:polygon>
        <draw:polygon draw:style-name="gr16" draw:text-style-name="P4" draw:layer="layout" svg:width="1cm" svg:height="1cm" svg:x="70.854cm" svg:y="76.926cm" svg:viewBox="0 0 1001 1001" draw:points="0,1001 1001,1001 1001,0 0,0">
          <text:p/>
        </draw:polygon>
        <draw:polygon draw:style-name="gr16" draw:text-style-name="P4" draw:layer="layout" svg:width="0.186cm" svg:height="1cm" svg:x="70.854cm" svg:y="76.926cm" svg:viewBox="0 0 187 1001" draw:points="0,1001 187,1001 187,0 0,0">
          <text:p/>
        </draw:polygon>
        <draw:polygon draw:style-name="gr16" draw:text-style-name="P4" draw:layer="layout" svg:width="1cm" svg:height="1cm" svg:x="70.854cm" svg:y="78.026cm" svg:viewBox="0 0 1001 1001" draw:points="0,1001 1001,1001 1001,0 0,0">
          <text:p/>
        </draw:polygon>
        <draw:polygon draw:style-name="gr16" draw:text-style-name="P4" draw:layer="layout" svg:width="0.186cm" svg:height="1cm" svg:x="70.854cm" svg:y="78.026cm" svg:viewBox="0 0 187 1001" draw:points="0,1001 187,1001 187,0 0,0">
          <text:p/>
        </draw:polygon>
        <draw:polygon draw:style-name="gr16" draw:text-style-name="P4" draw:layer="layout" svg:width="1cm" svg:height="1cm" svg:x="70.854cm" svg:y="79.126cm" svg:viewBox="0 0 1001 1001" draw:points="0,1001 1001,1001 1001,0 0,0">
          <text:p/>
        </draw:polygon>
        <draw:polygon draw:style-name="gr16" draw:text-style-name="P4" draw:layer="layout" svg:width="0.186cm" svg:height="1cm" svg:x="70.854cm" svg:y="79.126cm" svg:viewBox="0 0 187 1001" draw:points="0,1001 187,1001 186,0 0,0">
          <text:p/>
        </draw:polygon>
        <draw:polygon draw:style-name="gr16" draw:text-style-name="P4" draw:layer="layout" svg:width="1cm" svg:height="1cm" svg:x="68.943cm" svg:y="53.826cm" svg:viewBox="0 0 1001 1001" draw:points="0,1001 1001,1001 1001,0 0,0">
          <text:p/>
        </draw:polygon>
        <draw:polygon draw:style-name="gr16" draw:text-style-name="P4" draw:layer="layout" svg:width="0.186cm" svg:height="1cm" svg:x="68.943cm" svg:y="53.826cm" svg:viewBox="0 0 187 1001" draw:points="0,1001 187,1001 187,0 0,0">
          <text:p/>
        </draw:polygon>
        <draw:polygon draw:style-name="gr16" draw:text-style-name="P4" draw:layer="layout" svg:width="1cm" svg:height="1cm" svg:x="68.943cm" svg:y="54.926cm" svg:viewBox="0 0 1001 1001" draw:points="0,1001 1001,1001 1001,0 0,0">
          <text:p/>
        </draw:polygon>
        <draw:polygon draw:style-name="gr16" draw:text-style-name="P4" draw:layer="layout" svg:width="0.186cm" svg:height="1cm" svg:x="68.943cm" svg:y="54.926cm" svg:viewBox="0 0 187 1001" draw:points="0,1001 187,1001 187,0 0,0">
          <text:p/>
        </draw:polygon>
        <draw:polygon draw:style-name="gr16" draw:text-style-name="P4" draw:layer="layout" svg:width="1cm" svg:height="1cm" svg:x="68.943cm" svg:y="56.026cm" svg:viewBox="0 0 1001 1001" draw:points="0,1001 1001,1001 1001,0 0,0">
          <text:p/>
        </draw:polygon>
        <draw:polygon draw:style-name="gr16" draw:text-style-name="P4" draw:layer="layout" svg:width="0.186cm" svg:height="1cm" svg:x="68.943cm" svg:y="56.026cm" svg:viewBox="0 0 187 1001" draw:points="0,1001 187,1001 187,0 0,0">
          <text:p/>
        </draw:polygon>
        <draw:polygon draw:style-name="gr16" draw:text-style-name="P4" draw:layer="layout" svg:width="1cm" svg:height="1cm" svg:x="68.943cm" svg:y="57.126cm" svg:viewBox="0 0 1001 1001" draw:points="0,1001 1001,1001 1001,0 0,0">
          <text:p/>
        </draw:polygon>
        <draw:polygon draw:style-name="gr16" draw:text-style-name="P4" draw:layer="layout" svg:width="0.186cm" svg:height="1cm" svg:x="68.943cm" svg:y="57.126cm" svg:viewBox="0 0 187 1001" draw:points="0,1001 187,1001 187,0 0,0">
          <text:p/>
        </draw:polygon>
        <draw:polygon draw:style-name="gr16" draw:text-style-name="P4" draw:layer="layout" svg:width="1cm" svg:height="1cm" svg:x="68.943cm" svg:y="58.226cm" svg:viewBox="0 0 1001 1001" draw:points="0,1001 1001,1001 1001,0 0,0">
          <text:p/>
        </draw:polygon>
        <draw:polygon draw:style-name="gr16" draw:text-style-name="P4" draw:layer="layout" svg:width="0.186cm" svg:height="1cm" svg:x="68.943cm" svg:y="58.226cm" svg:viewBox="0 0 187 1001" draw:points="0,1001 187,1001 187,0 0,0">
          <text:p/>
        </draw:polygon>
        <draw:polygon draw:style-name="gr16" draw:text-style-name="P4" draw:layer="layout" svg:width="1cm" svg:height="1cm" svg:x="68.943cm" svg:y="59.326cm" svg:viewBox="0 0 1001 1001" draw:points="0,1001 1001,1001 1001,0 0,0">
          <text:p/>
        </draw:polygon>
        <draw:polygon draw:style-name="gr16" draw:text-style-name="P4" draw:layer="layout" svg:width="0.186cm" svg:height="1cm" svg:x="68.943cm" svg:y="59.326cm" svg:viewBox="0 0 187 1001" draw:points="0,1001 187,1001 187,0 0,0">
          <text:p/>
        </draw:polygon>
        <draw:polygon draw:style-name="gr16" draw:text-style-name="P4" draw:layer="layout" svg:width="1cm" svg:height="1cm" svg:x="68.943cm" svg:y="60.426cm" svg:viewBox="0 0 1001 1001" draw:points="0,1001 1001,1001 1001,0 0,0">
          <text:p/>
        </draw:polygon>
        <draw:polygon draw:style-name="gr16" draw:text-style-name="P4" draw:layer="layout" svg:width="0.186cm" svg:height="1cm" svg:x="68.943cm" svg:y="60.426cm" svg:viewBox="0 0 187 1001" draw:points="0,1001 187,1001 187,0 0,0">
          <text:p/>
        </draw:polygon>
        <draw:polygon draw:style-name="gr16" draw:text-style-name="P4" draw:layer="layout" svg:width="1cm" svg:height="1cm" svg:x="68.943cm" svg:y="61.526cm" svg:viewBox="0 0 1001 1001" draw:points="0,1001 1000,1001 1001,0 0,0">
          <text:p/>
        </draw:polygon>
        <draw:polygon draw:style-name="gr16" draw:text-style-name="P4" draw:layer="layout" svg:width="0.186cm" svg:height="1cm" svg:x="68.943cm" svg:y="61.526cm" svg:viewBox="0 0 187 1001" draw:points="0,1001 187,1001 187,0 0,0">
          <text:p/>
        </draw:polygon>
        <draw:polygon draw:style-name="gr16" draw:text-style-name="P4" draw:layer="layout" svg:width="1cm" svg:height="1cm" svg:x="68.943cm" svg:y="62.626cm" svg:viewBox="0 0 1001 1001" draw:points="0,1001 1001,1001 1001,0 0,0">
          <text:p/>
        </draw:polygon>
        <draw:polygon draw:style-name="gr16" draw:text-style-name="P4" draw:layer="layout" svg:width="0.186cm" svg:height="1cm" svg:x="68.943cm" svg:y="62.626cm" svg:viewBox="0 0 187 1001" draw:points="0,1001 187,1001 187,0 0,0">
          <text:p/>
        </draw:polygon>
        <draw:polygon draw:style-name="gr16" draw:text-style-name="P4" draw:layer="layout" svg:width="1cm" svg:height="1cm" svg:x="68.943cm" svg:y="63.726cm" svg:viewBox="0 0 1001 1001" draw:points="0,1001 1001,1001 1001,0 0,0">
          <text:p/>
        </draw:polygon>
        <draw:polygon draw:style-name="gr16" draw:text-style-name="P4" draw:layer="layout" svg:width="0.186cm" svg:height="1cm" svg:x="68.943cm" svg:y="63.726cm" svg:viewBox="0 0 187 1001" draw:points="0,1001 187,1001 187,0 0,0">
          <text:p/>
        </draw:polygon>
        <draw:polygon draw:style-name="gr16" draw:text-style-name="P4" draw:layer="layout" svg:width="1cm" svg:height="1cm" svg:x="68.943cm" svg:y="64.826cm" svg:viewBox="0 0 1001 1001" draw:points="0,1001 1000,1001 1001,0 0,0">
          <text:p/>
        </draw:polygon>
        <draw:polygon draw:style-name="gr16" draw:text-style-name="P4" draw:layer="layout" svg:width="0.186cm" svg:height="1cm" svg:x="68.943cm" svg:y="64.826cm" svg:viewBox="0 0 187 1001" draw:points="0,1001 187,1001 187,0 0,0">
          <text:p/>
        </draw:polygon>
        <draw:polygon draw:style-name="gr16" draw:text-style-name="P4" draw:layer="layout" svg:width="1cm" svg:height="1cm" svg:x="68.943cm" svg:y="68.126cm" svg:viewBox="0 0 1001 1001" draw:points="0,1001 1001,1001 1001,0 0,0">
          <text:p/>
        </draw:polygon>
        <draw:polygon draw:style-name="gr16" draw:text-style-name="P4" draw:layer="layout" svg:width="0.186cm" svg:height="1cm" svg:x="68.943cm" svg:y="68.126cm" svg:viewBox="0 0 187 1001" draw:points="0,1001 187,1001 187,0 0,0">
          <text:p/>
        </draw:polygon>
        <draw:polygon draw:style-name="gr16" draw:text-style-name="P4" draw:layer="layout" svg:width="1cm" svg:height="1cm" svg:x="68.943cm" svg:y="69.226cm" svg:viewBox="0 0 1001 1001" draw:points="0,1001 1001,1001 1001,0 0,0">
          <text:p/>
        </draw:polygon>
        <draw:polygon draw:style-name="gr16" draw:text-style-name="P4" draw:layer="layout" svg:width="0.186cm" svg:height="1cm" svg:x="68.943cm" svg:y="69.226cm" svg:viewBox="0 0 187 1001" draw:points="0,1001 187,1001 187,0 0,0">
          <text:p/>
        </draw:polygon>
        <draw:polygon draw:style-name="gr16" draw:text-style-name="P4" draw:layer="layout" svg:width="1cm" svg:height="1cm" svg:x="68.943cm" svg:y="70.326cm" svg:viewBox="0 0 1001 1001" draw:points="0,1001 1001,1001 1001,0 0,0">
          <text:p/>
        </draw:polygon>
        <draw:polygon draw:style-name="gr16" draw:text-style-name="P4" draw:layer="layout" svg:width="0.186cm" svg:height="1cm" svg:x="68.943cm" svg:y="70.326cm" svg:viewBox="0 0 187 1001" draw:points="0,1001 187,1001 187,0 0,0">
          <text:p/>
        </draw:polygon>
        <draw:polygon draw:style-name="gr16" draw:text-style-name="P4" draw:layer="layout" svg:width="1cm" svg:height="1cm" svg:x="68.943cm" svg:y="71.426cm" svg:viewBox="0 0 1001 1001" draw:points="0,1001 1001,1001 1001,0 0,0">
          <text:p/>
        </draw:polygon>
        <draw:polygon draw:style-name="gr16" draw:text-style-name="P4" draw:layer="layout" svg:width="0.186cm" svg:height="1cm" svg:x="68.943cm" svg:y="71.426cm" svg:viewBox="0 0 187 1001" draw:points="0,1001 187,1001 187,0 0,0">
          <text:p/>
        </draw:polygon>
        <draw:polygon draw:style-name="gr16" draw:text-style-name="P4" draw:layer="layout" svg:width="1cm" svg:height="1cm" svg:x="68.943cm" svg:y="72.526cm" svg:viewBox="0 0 1001 1001" draw:points="0,1001 1001,1001 1001,0 0,0">
          <text:p/>
        </draw:polygon>
        <draw:polygon draw:style-name="gr16" draw:text-style-name="P4" draw:layer="layout" svg:width="0.186cm" svg:height="1cm" svg:x="68.943cm" svg:y="72.526cm" svg:viewBox="0 0 187 1001" draw:points="0,1001 187,1001 187,0 0,0">
          <text:p/>
        </draw:polygon>
        <draw:polygon draw:style-name="gr16" draw:text-style-name="P4" draw:layer="layout" svg:width="1cm" svg:height="1cm" svg:x="68.943cm" svg:y="73.626cm" svg:viewBox="0 0 1001 1001" draw:points="0,1001 1001,1001 1001,0 0,0">
          <text:p/>
        </draw:polygon>
        <draw:polygon draw:style-name="gr16" draw:text-style-name="P4" draw:layer="layout" svg:width="0.186cm" svg:height="1cm" svg:x="68.943cm" svg:y="73.626cm" svg:viewBox="0 0 187 1001" draw:points="0,1001 187,1001 187,0 0,0">
          <text:p/>
        </draw:polygon>
        <draw:polygon draw:style-name="gr16" draw:text-style-name="P4" draw:layer="layout" svg:width="1cm" svg:height="1cm" svg:x="68.943cm" svg:y="74.726cm" svg:viewBox="0 0 1001 1001" draw:points="0,1001 1000,1001 1001,0 0,0">
          <text:p/>
        </draw:polygon>
        <draw:polygon draw:style-name="gr16" draw:text-style-name="P4" draw:layer="layout" svg:width="0.186cm" svg:height="1cm" svg:x="68.943cm" svg:y="74.726cm" svg:viewBox="0 0 187 1001" draw:points="0,1001 187,1001 187,0 0,0">
          <text:p/>
        </draw:polygon>
        <draw:polygon draw:style-name="gr16" draw:text-style-name="P4" draw:layer="layout" svg:width="1cm" svg:height="1cm" svg:x="68.943cm" svg:y="75.826cm" svg:viewBox="0 0 1001 1001" draw:points="0,1001 1001,1001 1001,0 0,0">
          <text:p/>
        </draw:polygon>
        <draw:polygon draw:style-name="gr16" draw:text-style-name="P4" draw:layer="layout" svg:width="0.186cm" svg:height="1cm" svg:x="68.943cm" svg:y="75.826cm" svg:viewBox="0 0 187 1001" draw:points="0,1001 187,1001 187,0 0,0">
          <text:p/>
        </draw:polygon>
        <draw:polygon draw:style-name="gr16" draw:text-style-name="P4" draw:layer="layout" svg:width="1cm" svg:height="1cm" svg:x="68.943cm" svg:y="76.926cm" svg:viewBox="0 0 1001 1001" draw:points="0,1001 1001,1001 1001,0 0,0">
          <text:p/>
        </draw:polygon>
        <draw:polygon draw:style-name="gr16" draw:text-style-name="P4" draw:layer="layout" svg:width="0.186cm" svg:height="1cm" svg:x="68.943cm" svg:y="76.926cm" svg:viewBox="0 0 187 1001" draw:points="0,1001 187,1001 187,0 0,0">
          <text:p/>
        </draw:polygon>
        <draw:polygon draw:style-name="gr16" draw:text-style-name="P4" draw:layer="layout" svg:width="1cm" svg:height="1cm" svg:x="68.943cm" svg:y="78.026cm" svg:viewBox="0 0 1001 1001" draw:points="0,1001 1000,1001 1001,0 0,0">
          <text:p/>
        </draw:polygon>
        <draw:polygon draw:style-name="gr16" draw:text-style-name="P4" draw:layer="layout" svg:width="0.186cm" svg:height="1cm" svg:x="68.943cm" svg:y="78.026cm" svg:viewBox="0 0 187 1001" draw:points="0,1001 187,1001 187,0 0,0">
          <text:p/>
        </draw:polygon>
        <draw:polygon draw:style-name="gr16" draw:text-style-name="P4" draw:layer="layout" svg:width="1cm" svg:height="1cm" svg:x="68.943cm" svg:y="79.126cm" svg:viewBox="0 0 1001 1001" draw:points="0,1001 1001,1001 1001,0 0,0">
          <text:p/>
        </draw:polygon>
        <draw:polygon draw:style-name="gr16" draw:text-style-name="P4" draw:layer="layout" svg:width="0.186cm" svg:height="1cm" svg:x="68.943cm" svg:y="79.126cm" svg:viewBox="0 0 187 1001" draw:points="0,1001 187,1001 187,0 0,0">
          <text:p/>
        </draw:polygon>
        <draw:polygon draw:style-name="gr16" draw:text-style-name="P4" draw:layer="layout" svg:width="1cm" svg:height="1cm" svg:x="67.033cm" svg:y="53.826cm" svg:viewBox="0 0 1001 1001" draw:points="0,1001 1001,1001 1001,0 0,0">
          <text:p/>
        </draw:polygon>
        <draw:polygon draw:style-name="gr16" draw:text-style-name="P4" draw:layer="layout" svg:width="0.186cm" svg:height="1cm" svg:x="67.033cm" svg:y="53.826cm" svg:viewBox="0 0 187 1001" draw:points="0,1001 187,1001 187,0 0,0">
          <text:p/>
        </draw:polygon>
        <draw:polygon draw:style-name="gr16" draw:text-style-name="P4" draw:layer="layout" svg:width="1cm" svg:height="1cm" svg:x="67.033cm" svg:y="54.926cm" svg:viewBox="0 0 1001 1001" draw:points="0,1001 1001,1001 1001,0 0,0">
          <text:p/>
        </draw:polygon>
        <draw:polygon draw:style-name="gr16" draw:text-style-name="P4" draw:layer="layout" svg:width="0.186cm" svg:height="1cm" svg:x="67.033cm" svg:y="54.926cm" svg:viewBox="0 0 187 1001" draw:points="0,1001 187,1001 187,0 0,0">
          <text:p/>
        </draw:polygon>
        <draw:polygon draw:style-name="gr16" draw:text-style-name="P4" draw:layer="layout" svg:width="1cm" svg:height="1cm" svg:x="67.033cm" svg:y="56.026cm" svg:viewBox="0 0 1001 1001" draw:points="0,1001 1001,1001 1001,0 0,0">
          <text:p/>
        </draw:polygon>
        <draw:polygon draw:style-name="gr16" draw:text-style-name="P4" draw:layer="layout" svg:width="0.186cm" svg:height="1cm" svg:x="67.033cm" svg:y="56.026cm" svg:viewBox="0 0 187 1001" draw:points="0,1001 187,1001 187,0 0,0">
          <text:p/>
        </draw:polygon>
        <draw:polygon draw:style-name="gr16" draw:text-style-name="P4" draw:layer="layout" svg:width="1cm" svg:height="1cm" svg:x="67.033cm" svg:y="57.126cm" svg:viewBox="0 0 1001 1001" draw:points="0,1001 1001,1001 1001,0 0,0">
          <text:p/>
        </draw:polygon>
        <draw:polygon draw:style-name="gr16" draw:text-style-name="P4" draw:layer="layout" svg:width="0.186cm" svg:height="1cm" svg:x="67.033cm" svg:y="57.126cm" svg:viewBox="0 0 187 1001" draw:points="0,1001 187,1001 187,0 0,0">
          <text:p/>
        </draw:polygon>
        <draw:polygon draw:style-name="gr16" draw:text-style-name="P4" draw:layer="layout" svg:width="1cm" svg:height="1cm" svg:x="67.033cm" svg:y="58.226cm" svg:viewBox="0 0 1001 1001" draw:points="0,1001 1001,1001 1001,0 0,0">
          <text:p/>
        </draw:polygon>
        <draw:polygon draw:style-name="gr16" draw:text-style-name="P4" draw:layer="layout" svg:width="0.186cm" svg:height="1cm" svg:x="67.033cm" svg:y="58.226cm" svg:viewBox="0 0 187 1001" draw:points="0,1001 187,1001 187,0 0,0">
          <text:p/>
        </draw:polygon>
        <draw:polygon draw:style-name="gr16" draw:text-style-name="P4" draw:layer="layout" svg:width="1cm" svg:height="1cm" svg:x="67.033cm" svg:y="59.326cm" svg:viewBox="0 0 1001 1001" draw:points="0,1001 1001,1001 1001,0 0,0">
          <text:p/>
        </draw:polygon>
        <draw:polygon draw:style-name="gr16" draw:text-style-name="P4" draw:layer="layout" svg:width="0.186cm" svg:height="1cm" svg:x="67.033cm" svg:y="59.326cm" svg:viewBox="0 0 187 1001" draw:points="0,1001 187,1001 187,0 0,0">
          <text:p/>
        </draw:polygon>
        <draw:polygon draw:style-name="gr16" draw:text-style-name="P4" draw:layer="layout" svg:width="1cm" svg:height="1cm" svg:x="67.033cm" svg:y="60.426cm" svg:viewBox="0 0 1001 1001" draw:points="0,1001 1001,1001 1001,0 0,0">
          <text:p/>
        </draw:polygon>
        <draw:polygon draw:style-name="gr16" draw:text-style-name="P4" draw:layer="layout" svg:width="0.186cm" svg:height="1cm" svg:x="67.033cm" svg:y="60.426cm" svg:viewBox="0 0 187 1001" draw:points="0,1001 187,1001 187,0 0,0">
          <text:p/>
        </draw:polygon>
        <draw:polygon draw:style-name="gr16" draw:text-style-name="P4" draw:layer="layout" svg:width="1cm" svg:height="1cm" svg:x="67.033cm" svg:y="61.526cm" svg:viewBox="0 0 1001 1001" draw:points="0,1001 1001,1001 1001,0 0,0">
          <text:p/>
        </draw:polygon>
        <draw:polygon draw:style-name="gr16" draw:text-style-name="P4" draw:layer="layout" svg:width="0.186cm" svg:height="1cm" svg:x="67.033cm" svg:y="61.526cm" svg:viewBox="0 0 187 1001" draw:points="0,1001 187,1001 187,0 0,0">
          <text:p/>
        </draw:polygon>
        <draw:polygon draw:style-name="gr16" draw:text-style-name="P4" draw:layer="layout" svg:width="1cm" svg:height="1cm" svg:x="67.033cm" svg:y="62.626cm" svg:viewBox="0 0 1001 1001" draw:points="0,1001 1001,1001 1001,0 0,0">
          <text:p/>
        </draw:polygon>
        <draw:polygon draw:style-name="gr16" draw:text-style-name="P4" draw:layer="layout" svg:width="0.186cm" svg:height="1cm" svg:x="67.033cm" svg:y="62.626cm" svg:viewBox="0 0 187 1001" draw:points="0,1001 187,1001 187,0 0,0">
          <text:p/>
        </draw:polygon>
        <draw:polygon draw:style-name="gr16" draw:text-style-name="P4" draw:layer="layout" svg:width="1cm" svg:height="1cm" svg:x="67.033cm" svg:y="63.726cm" svg:viewBox="0 0 1001 1001" draw:points="0,1001 1001,1001 1001,0 0,0">
          <text:p/>
        </draw:polygon>
        <draw:polygon draw:style-name="gr16" draw:text-style-name="P4" draw:layer="layout" svg:width="0.186cm" svg:height="1cm" svg:x="67.033cm" svg:y="63.726cm" svg:viewBox="0 0 187 1001" draw:points="0,1001 187,1001 187,0 0,0">
          <text:p/>
        </draw:polygon>
        <draw:polygon draw:style-name="gr16" draw:text-style-name="P4" draw:layer="layout" svg:width="1cm" svg:height="1cm" svg:x="67.033cm" svg:y="64.826cm" svg:viewBox="0 0 1001 1001" draw:points="0,1001 1001,1001 1001,0 0,0">
          <text:p/>
        </draw:polygon>
        <draw:polygon draw:style-name="gr16" draw:text-style-name="P4" draw:layer="layout" svg:width="0.186cm" svg:height="1cm" svg:x="67.033cm" svg:y="64.826cm" svg:viewBox="0 0 187 1001" draw:points="0,1001 187,1001 187,0 0,0">
          <text:p/>
        </draw:polygon>
        <draw:polygon draw:style-name="gr16" draw:text-style-name="P4" draw:layer="layout" svg:width="1cm" svg:height="1cm" svg:x="67.033cm" svg:y="68.126cm" svg:viewBox="0 0 1001 1001" draw:points="0,1001 1001,1001 1001,0 0,0">
          <text:p/>
        </draw:polygon>
        <draw:polygon draw:style-name="gr16" draw:text-style-name="P4" draw:layer="layout" svg:width="0.186cm" svg:height="1cm" svg:x="67.033cm" svg:y="68.126cm" svg:viewBox="0 0 187 1001" draw:points="0,1001 187,1001 187,0 0,0">
          <text:p/>
        </draw:polygon>
        <draw:polygon draw:style-name="gr16" draw:text-style-name="P4" draw:layer="layout" svg:width="1cm" svg:height="1cm" svg:x="67.033cm" svg:y="69.226cm" svg:viewBox="0 0 1001 1001" draw:points="0,1001 1001,1001 1001,0 0,0">
          <text:p/>
        </draw:polygon>
        <draw:polygon draw:style-name="gr16" draw:text-style-name="P4" draw:layer="layout" svg:width="0.186cm" svg:height="1cm" svg:x="67.033cm" svg:y="69.226cm" svg:viewBox="0 0 187 1001" draw:points="0,1001 187,1001 187,0 0,0">
          <text:p/>
        </draw:polygon>
        <draw:polygon draw:style-name="gr16" draw:text-style-name="P4" draw:layer="layout" svg:width="1cm" svg:height="1cm" svg:x="67.033cm" svg:y="70.326cm" svg:viewBox="0 0 1001 1001" draw:points="0,1001 1001,1001 1001,0 0,0">
          <text:p/>
        </draw:polygon>
        <draw:polygon draw:style-name="gr16" draw:text-style-name="P4" draw:layer="layout" svg:width="0.186cm" svg:height="1cm" svg:x="67.033cm" svg:y="70.326cm" svg:viewBox="0 0 187 1001" draw:points="0,1001 187,1001 187,0 0,0">
          <text:p/>
        </draw:polygon>
        <draw:polygon draw:style-name="gr16" draw:text-style-name="P4" draw:layer="layout" svg:width="1cm" svg:height="1cm" svg:x="67.033cm" svg:y="71.426cm" svg:viewBox="0 0 1001 1001" draw:points="0,1000 1001,1001 1001,0 0,0">
          <text:p/>
        </draw:polygon>
        <draw:polygon draw:style-name="gr16" draw:text-style-name="P4" draw:layer="layout" svg:width="0.186cm" svg:height="1cm" svg:x="67.033cm" svg:y="71.426cm" svg:viewBox="0 0 187 1001" draw:points="0,1000 187,1001 187,0 0,0">
          <text:p/>
        </draw:polygon>
        <draw:polygon draw:style-name="gr16" draw:text-style-name="P4" draw:layer="layout" svg:width="1cm" svg:height="1cm" svg:x="67.033cm" svg:y="72.526cm" svg:viewBox="0 0 1001 1001" draw:points="0,1001 1001,1001 1001,0 0,0">
          <text:p/>
        </draw:polygon>
        <draw:polygon draw:style-name="gr16" draw:text-style-name="P4" draw:layer="layout" svg:width="0.186cm" svg:height="1cm" svg:x="67.033cm" svg:y="72.526cm" svg:viewBox="0 0 187 1001" draw:points="0,1001 187,1001 187,0 0,0">
          <text:p/>
        </draw:polygon>
        <draw:polygon draw:style-name="gr16" draw:text-style-name="P4" draw:layer="layout" svg:width="1cm" svg:height="1cm" svg:x="67.033cm" svg:y="73.626cm" svg:viewBox="0 0 1001 1001" draw:points="0,1000 1001,1001 1001,0 0,0">
          <text:p/>
        </draw:polygon>
        <draw:polygon draw:style-name="gr16" draw:text-style-name="P4" draw:layer="layout" svg:width="0.186cm" svg:height="1cm" svg:x="67.033cm" svg:y="73.626cm" svg:viewBox="0 0 187 1001" draw:points="0,1000 187,1001 187,0 0,0">
          <text:p/>
        </draw:polygon>
        <draw:polygon draw:style-name="gr16" draw:text-style-name="P4" draw:layer="layout" svg:width="1cm" svg:height="1cm" svg:x="67.033cm" svg:y="74.726cm" svg:viewBox="0 0 1001 1001" draw:points="0,1001 1001,1001 1001,0 0,0">
          <text:p/>
        </draw:polygon>
        <draw:polygon draw:style-name="gr16" draw:text-style-name="P4" draw:layer="layout" svg:width="0.186cm" svg:height="1cm" svg:x="67.033cm" svg:y="74.726cm" svg:viewBox="0 0 187 1001" draw:points="0,1001 187,1001 187,0 0,0">
          <text:p/>
        </draw:polygon>
        <draw:polygon draw:style-name="gr16" draw:text-style-name="P4" draw:layer="layout" svg:width="1cm" svg:height="1cm" svg:x="67.033cm" svg:y="75.826cm" svg:viewBox="0 0 1001 1001" draw:points="0,1001 1001,1001 1001,0 0,0">
          <text:p/>
        </draw:polygon>
        <draw:polygon draw:style-name="gr16" draw:text-style-name="P4" draw:layer="layout" svg:width="0.186cm" svg:height="1cm" svg:x="67.033cm" svg:y="75.826cm" svg:viewBox="0 0 187 1001" draw:points="0,1001 187,1001 187,0 0,0">
          <text:p/>
        </draw:polygon>
        <draw:polygon draw:style-name="gr16" draw:text-style-name="P4" draw:layer="layout" svg:width="1cm" svg:height="1cm" svg:x="67.033cm" svg:y="76.926cm" svg:viewBox="0 0 1001 1001" draw:points="0,1001 1001,1001 1001,0 0,0">
          <text:p/>
        </draw:polygon>
        <draw:polygon draw:style-name="gr16" draw:text-style-name="P4" draw:layer="layout" svg:width="0.186cm" svg:height="1cm" svg:x="67.033cm" svg:y="76.926cm" svg:viewBox="0 0 187 1001" draw:points="0,1001 187,1001 187,0 0,0">
          <text:p/>
        </draw:polygon>
        <draw:polygon draw:style-name="gr16" draw:text-style-name="P4" draw:layer="layout" svg:width="1cm" svg:height="1cm" svg:x="67.033cm" svg:y="78.026cm" svg:viewBox="0 0 1001 1001" draw:points="0,1001 1001,1001 1001,0 0,0">
          <text:p/>
        </draw:polygon>
        <draw:polygon draw:style-name="gr16" draw:text-style-name="P4" draw:layer="layout" svg:width="0.186cm" svg:height="1cm" svg:x="67.033cm" svg:y="78.026cm" svg:viewBox="0 0 187 1001" draw:points="0,1001 187,1001 187,0 0,0">
          <text:p/>
        </draw:polygon>
        <draw:polygon draw:style-name="gr16" draw:text-style-name="P4" draw:layer="layout" svg:width="1cm" svg:height="1cm" svg:x="67.033cm" svg:y="79.126cm" svg:viewBox="0 0 1001 1001" draw:points="0,1001 1001,1001 1001,0 0,0">
          <text:p/>
        </draw:polygon>
        <draw:polygon draw:style-name="gr16" draw:text-style-name="P4" draw:layer="layout" svg:width="0.186cm" svg:height="1cm" svg:x="67.033cm" svg:y="79.126cm" svg:viewBox="0 0 187 1001" draw:points="0,1001 187,1001 187,0 0,0">
          <text:p/>
        </draw:polygon>
        <draw:polygon draw:style-name="gr16" draw:text-style-name="P4" draw:layer="layout" svg:width="1cm" svg:height="1cm" svg:x="65.274cm" svg:y="53.826cm" svg:viewBox="0 0 1001 1001" draw:points="0,1001 1001,1001 1001,0 0,0">
          <text:p/>
        </draw:polygon>
        <draw:polygon draw:style-name="gr16" draw:text-style-name="P4" draw:layer="layout" svg:width="0.186cm" svg:height="1cm" svg:x="65.274cm" svg:y="53.826cm" svg:viewBox="0 0 187 1001" draw:points="0,1001 187,1001 187,0 0,0">
          <text:p/>
        </draw:polygon>
        <draw:polygon draw:style-name="gr16" draw:text-style-name="P4" draw:layer="layout" svg:width="1cm" svg:height="1cm" svg:x="65.274cm" svg:y="54.926cm" svg:viewBox="0 0 1001 1001" draw:points="0,1001 1001,1001 1001,0 0,0">
          <text:p/>
        </draw:polygon>
        <draw:polygon draw:style-name="gr16" draw:text-style-name="P4" draw:layer="layout" svg:width="0.186cm" svg:height="1cm" svg:x="65.274cm" svg:y="54.926cm" svg:viewBox="0 0 187 1001" draw:points="0,1001 187,1001 187,0 0,0">
          <text:p/>
        </draw:polygon>
        <draw:polygon draw:style-name="gr16" draw:text-style-name="P4" draw:layer="layout" svg:width="1cm" svg:height="1cm" svg:x="65.274cm" svg:y="56.026cm" svg:viewBox="0 0 1001 1001" draw:points="0,1001 1001,1001 1001,0 0,0">
          <text:p/>
        </draw:polygon>
        <draw:polygon draw:style-name="gr16" draw:text-style-name="P4" draw:layer="layout" svg:width="0.186cm" svg:height="1cm" svg:x="65.274cm" svg:y="56.026cm" svg:viewBox="0 0 187 1001" draw:points="0,1001 187,1001 187,0 0,0">
          <text:p/>
        </draw:polygon>
        <draw:polygon draw:style-name="gr16" draw:text-style-name="P4" draw:layer="layout" svg:width="1cm" svg:height="1cm" svg:x="65.274cm" svg:y="57.126cm" svg:viewBox="0 0 1001 1001" draw:points="0,1001 1001,1001 1001,0 0,0">
          <text:p/>
        </draw:polygon>
        <draw:polygon draw:style-name="gr16" draw:text-style-name="P4" draw:layer="layout" svg:width="0.186cm" svg:height="1cm" svg:x="65.274cm" svg:y="57.126cm" svg:viewBox="0 0 187 1001" draw:points="0,1001 187,1001 187,0 0,0">
          <text:p/>
        </draw:polygon>
        <draw:polygon draw:style-name="gr16" draw:text-style-name="P4" draw:layer="layout" svg:width="1cm" svg:height="1cm" svg:x="65.274cm" svg:y="58.226cm" svg:viewBox="0 0 1001 1001" draw:points="0,1001 1001,1001 1001,0 0,0">
          <text:p/>
        </draw:polygon>
        <draw:polygon draw:style-name="gr16" draw:text-style-name="P4" draw:layer="layout" svg:width="0.186cm" svg:height="1cm" svg:x="65.274cm" svg:y="58.226cm" svg:viewBox="0 0 187 1001" draw:points="0,1001 187,1001 187,0 0,0">
          <text:p/>
        </draw:polygon>
        <draw:polygon draw:style-name="gr16" draw:text-style-name="P4" draw:layer="layout" svg:width="1cm" svg:height="1cm" svg:x="65.274cm" svg:y="59.326cm" svg:viewBox="0 0 1001 1001" draw:points="0,1001 1001,1001 1001,0 0,0">
          <text:p/>
        </draw:polygon>
        <draw:polygon draw:style-name="gr16" draw:text-style-name="P4" draw:layer="layout" svg:width="0.186cm" svg:height="1cm" svg:x="65.274cm" svg:y="59.326cm" svg:viewBox="0 0 187 1001" draw:points="0,1001 187,1001 187,0 0,0">
          <text:p/>
        </draw:polygon>
        <draw:polygon draw:style-name="gr16" draw:text-style-name="P4" draw:layer="layout" svg:width="1cm" svg:height="1cm" svg:x="65.274cm" svg:y="60.426cm" svg:viewBox="0 0 1001 1001" draw:points="0,1001 1001,1001 1001,0 0,0">
          <text:p/>
        </draw:polygon>
        <draw:polygon draw:style-name="gr16" draw:text-style-name="P4" draw:layer="layout" svg:width="0.186cm" svg:height="1cm" svg:x="65.274cm" svg:y="60.426cm" svg:viewBox="0 0 187 1001" draw:points="0,1001 187,1001 187,0 0,0">
          <text:p/>
        </draw:polygon>
        <draw:polygon draw:style-name="gr16" draw:text-style-name="P4" draw:layer="layout" svg:width="1cm" svg:height="1cm" svg:x="65.274cm" svg:y="61.526cm" svg:viewBox="0 0 1001 1001" draw:points="0,1001 1001,1001 1001,0 0,0">
          <text:p/>
        </draw:polygon>
        <draw:polygon draw:style-name="gr16" draw:text-style-name="P4" draw:layer="layout" svg:width="0.186cm" svg:height="1cm" svg:x="65.274cm" svg:y="61.526cm" svg:viewBox="0 0 187 1001" draw:points="0,1001 187,1001 187,0 0,0">
          <text:p/>
        </draw:polygon>
        <draw:polygon draw:style-name="gr16" draw:text-style-name="P4" draw:layer="layout" svg:width="1cm" svg:height="1cm" svg:x="65.274cm" svg:y="62.626cm" svg:viewBox="0 0 1001 1001" draw:points="0,1001 1001,1001 1001,0 0,0">
          <text:p/>
        </draw:polygon>
        <draw:polygon draw:style-name="gr16" draw:text-style-name="P4" draw:layer="layout" svg:width="0.186cm" svg:height="1cm" svg:x="65.274cm" svg:y="62.626cm" svg:viewBox="0 0 187 1001" draw:points="0,1001 187,1001 187,0 0,0">
          <text:p/>
        </draw:polygon>
        <draw:polygon draw:style-name="gr16" draw:text-style-name="P4" draw:layer="layout" svg:width="1cm" svg:height="1cm" svg:x="65.274cm" svg:y="63.726cm" svg:viewBox="0 0 1001 1001" draw:points="0,1001 1001,1001 1001,0 0,0">
          <text:p/>
        </draw:polygon>
        <draw:polygon draw:style-name="gr16" draw:text-style-name="P4" draw:layer="layout" svg:width="0.186cm" svg:height="1cm" svg:x="65.274cm" svg:y="63.726cm" svg:viewBox="0 0 187 1001" draw:points="0,1001 187,1001 187,0 0,0">
          <text:p/>
        </draw:polygon>
        <draw:polygon draw:style-name="gr16" draw:text-style-name="P4" draw:layer="layout" svg:width="1cm" svg:height="1cm" svg:x="65.274cm" svg:y="64.826cm" svg:viewBox="0 0 1001 1001" draw:points="0,1001 1001,1001 1001,0 0,0">
          <text:p/>
        </draw:polygon>
        <draw:polygon draw:style-name="gr16" draw:text-style-name="P4" draw:layer="layout" svg:width="0.186cm" svg:height="1cm" svg:x="65.274cm" svg:y="64.826cm" svg:viewBox="0 0 187 1001" draw:points="0,1001 187,1001 187,0 0,0">
          <text:p/>
        </draw:polygon>
        <draw:polygon draw:style-name="gr16" draw:text-style-name="P4" draw:layer="layout" svg:width="1cm" svg:height="1cm" svg:x="65.274cm" svg:y="68.126cm" svg:viewBox="0 0 1001 1001" draw:points="0,1001 1001,1001 1001,0 0,0">
          <text:p/>
        </draw:polygon>
        <draw:polygon draw:style-name="gr16" draw:text-style-name="P4" draw:layer="layout" svg:width="0.186cm" svg:height="1cm" svg:x="65.274cm" svg:y="68.126cm" svg:viewBox="0 0 187 1001" draw:points="0,1001 187,1001 187,0 0,0">
          <text:p/>
        </draw:polygon>
        <draw:polygon draw:style-name="gr16" draw:text-style-name="P4" draw:layer="layout" svg:width="1cm" svg:height="1cm" svg:x="65.274cm" svg:y="69.226cm" svg:viewBox="0 0 1001 1001" draw:points="0,1001 1001,1001 1001,0 0,0">
          <text:p/>
        </draw:polygon>
        <draw:polygon draw:style-name="gr16" draw:text-style-name="P4" draw:layer="layout" svg:width="0.186cm" svg:height="1cm" svg:x="65.274cm" svg:y="69.226cm" svg:viewBox="0 0 187 1001" draw:points="0,1001 187,1001 187,0 0,0">
          <text:p/>
        </draw:polygon>
        <draw:polygon draw:style-name="gr16" draw:text-style-name="P4" draw:layer="layout" svg:width="1cm" svg:height="1cm" svg:x="65.274cm" svg:y="70.326cm" svg:viewBox="0 0 1001 1001" draw:points="0,1001 1001,1001 1001,0 0,0">
          <text:p/>
        </draw:polygon>
        <draw:polygon draw:style-name="gr16" draw:text-style-name="P4" draw:layer="layout" svg:width="0.186cm" svg:height="1cm" svg:x="65.274cm" svg:y="70.326cm" svg:viewBox="0 0 187 1001" draw:points="0,1001 187,1001 187,0 0,0">
          <text:p/>
        </draw:polygon>
        <draw:polygon draw:style-name="gr16" draw:text-style-name="P4" draw:layer="layout" svg:width="1cm" svg:height="1cm" svg:x="65.274cm" svg:y="71.426cm" svg:viewBox="0 0 1001 1001" draw:points="0,1001 1001,1001 1001,0 0,0">
          <text:p/>
        </draw:polygon>
        <draw:polygon draw:style-name="gr16" draw:text-style-name="P4" draw:layer="layout" svg:width="0.186cm" svg:height="1cm" svg:x="65.274cm" svg:y="71.426cm" svg:viewBox="0 0 187 1001" draw:points="0,1001 187,1001 187,0 0,0">
          <text:p/>
        </draw:polygon>
        <draw:polygon draw:style-name="gr16" draw:text-style-name="P4" draw:layer="layout" svg:width="1cm" svg:height="1cm" svg:x="65.274cm" svg:y="72.526cm" svg:viewBox="0 0 1001 1001" draw:points="0,1001 1001,1001 1001,0 0,0">
          <text:p/>
        </draw:polygon>
        <draw:polygon draw:style-name="gr16" draw:text-style-name="P4" draw:layer="layout" svg:width="0.186cm" svg:height="1cm" svg:x="65.274cm" svg:y="72.526cm" svg:viewBox="0 0 187 1001" draw:points="0,1001 187,1001 187,0 0,0">
          <text:p/>
        </draw:polygon>
        <draw:polygon draw:style-name="gr16" draw:text-style-name="P4" draw:layer="layout" svg:width="1cm" svg:height="1cm" svg:x="65.274cm" svg:y="73.626cm" svg:viewBox="0 0 1001 1001" draw:points="0,1001 1001,1001 1001,0 0,0">
          <text:p/>
        </draw:polygon>
        <draw:polygon draw:style-name="gr16" draw:text-style-name="P4" draw:layer="layout" svg:width="0.186cm" svg:height="1cm" svg:x="65.274cm" svg:y="73.626cm" svg:viewBox="0 0 187 1001" draw:points="0,1001 187,1001 187,0 0,0">
          <text:p/>
        </draw:polygon>
        <draw:polygon draw:style-name="gr16" draw:text-style-name="P4" draw:layer="layout" svg:width="1cm" svg:height="1cm" svg:x="65.274cm" svg:y="74.726cm" svg:viewBox="0 0 1001 1001" draw:points="0,1001 1001,1001 1001,0 0,0">
          <text:p/>
        </draw:polygon>
        <draw:polygon draw:style-name="gr16" draw:text-style-name="P4" draw:layer="layout" svg:width="0.186cm" svg:height="1cm" svg:x="65.274cm" svg:y="74.726cm" svg:viewBox="0 0 187 1001" draw:points="0,1001 187,1001 187,0 0,0">
          <text:p/>
        </draw:polygon>
        <draw:polygon draw:style-name="gr16" draw:text-style-name="P4" draw:layer="layout" svg:width="1cm" svg:height="1cm" svg:x="65.274cm" svg:y="75.826cm" svg:viewBox="0 0 1001 1001" draw:points="0,1001 1001,1001 1001,0 0,0">
          <text:p/>
        </draw:polygon>
        <draw:polygon draw:style-name="gr16" draw:text-style-name="P4" draw:layer="layout" svg:width="0.186cm" svg:height="1cm" svg:x="65.274cm" svg:y="75.826cm" svg:viewBox="0 0 187 1001" draw:points="0,1001 187,1001 187,0 0,0">
          <text:p/>
        </draw:polygon>
        <draw:polygon draw:style-name="gr16" draw:text-style-name="P4" draw:layer="layout" svg:width="1cm" svg:height="1cm" svg:x="65.274cm" svg:y="76.926cm" svg:viewBox="0 0 1001 1001" draw:points="0,1001 1001,1001 1001,0 0,0">
          <text:p/>
        </draw:polygon>
        <draw:polygon draw:style-name="gr16" draw:text-style-name="P4" draw:layer="layout" svg:width="0.186cm" svg:height="1cm" svg:x="65.274cm" svg:y="76.926cm" svg:viewBox="0 0 187 1001" draw:points="0,1001 187,1001 187,0 0,0">
          <text:p/>
        </draw:polygon>
        <draw:polygon draw:style-name="gr16" draw:text-style-name="P4" draw:layer="layout" svg:width="1cm" svg:height="1cm" svg:x="65.274cm" svg:y="78.026cm" svg:viewBox="0 0 1001 1001" draw:points="0,1001 1001,1001 1001,0 0,0">
          <text:p/>
        </draw:polygon>
        <draw:polygon draw:style-name="gr16" draw:text-style-name="P4" draw:layer="layout" svg:width="0.186cm" svg:height="1cm" svg:x="65.274cm" svg:y="78.026cm" svg:viewBox="0 0 187 1001" draw:points="0,1001 187,1001 187,0 0,0">
          <text:p/>
        </draw:polygon>
        <draw:polygon draw:style-name="gr16" draw:text-style-name="P4" draw:layer="layout" svg:width="1cm" svg:height="1cm" svg:x="65.274cm" svg:y="79.126cm" svg:viewBox="0 0 1001 1001" draw:points="0,1001 1001,1001 1001,0 0,0">
          <text:p/>
        </draw:polygon>
        <draw:polygon draw:style-name="gr16" draw:text-style-name="P4" draw:layer="layout" svg:width="0.186cm" svg:height="1cm" svg:x="65.274cm" svg:y="79.126cm" svg:viewBox="0 0 187 1001" draw:points="0,1001 187,1001 187,0 0,0">
          <text:p/>
        </draw:polygon>
        <draw:polygon draw:style-name="gr16" draw:text-style-name="P4" draw:layer="layout" svg:width="1cm" svg:height="1cm" svg:x="63.364cm" svg:y="53.826cm" svg:viewBox="0 0 1001 1001" draw:points="0,1001 1001,1001 1001,0 0,0">
          <text:p/>
        </draw:polygon>
        <draw:polygon draw:style-name="gr16" draw:text-style-name="P4" draw:layer="layout" svg:width="0.186cm" svg:height="1cm" svg:x="63.364cm" svg:y="53.826cm" svg:viewBox="0 0 187 1001" draw:points="0,1001 187,1001 187,0 0,0">
          <text:p/>
        </draw:polygon>
        <draw:polygon draw:style-name="gr16" draw:text-style-name="P4" draw:layer="layout" svg:width="1cm" svg:height="1cm" svg:x="63.364cm" svg:y="54.926cm" svg:viewBox="0 0 1001 1001" draw:points="0,1001 1001,1001 1001,0 0,0">
          <text:p/>
        </draw:polygon>
        <draw:polygon draw:style-name="gr16" draw:text-style-name="P4" draw:layer="layout" svg:width="0.186cm" svg:height="1cm" svg:x="63.364cm" svg:y="54.926cm" svg:viewBox="0 0 187 1001" draw:points="0,1001 187,1001 187,0 0,0">
          <text:p/>
        </draw:polygon>
        <draw:polygon draw:style-name="gr16" draw:text-style-name="P4" draw:layer="layout" svg:width="1cm" svg:height="1cm" svg:x="63.364cm" svg:y="56.026cm" svg:viewBox="0 0 1001 1001" draw:points="0,1001 1001,1001 1001,0 0,0">
          <text:p/>
        </draw:polygon>
        <draw:polygon draw:style-name="gr16" draw:text-style-name="P4" draw:layer="layout" svg:width="0.186cm" svg:height="1cm" svg:x="63.364cm" svg:y="56.026cm" svg:viewBox="0 0 187 1001" draw:points="0,1001 187,1001 187,0 0,0">
          <text:p/>
        </draw:polygon>
        <draw:polygon draw:style-name="gr16" draw:text-style-name="P4" draw:layer="layout" svg:width="1cm" svg:height="1cm" svg:x="63.364cm" svg:y="57.126cm" svg:viewBox="0 0 1001 1001" draw:points="0,1001 1001,1001 1001,0 0,0">
          <text:p/>
        </draw:polygon>
        <draw:polygon draw:style-name="gr16" draw:text-style-name="P4" draw:layer="layout" svg:width="0.186cm" svg:height="1cm" svg:x="63.364cm" svg:y="57.126cm" svg:viewBox="0 0 187 1001" draw:points="0,1001 187,1001 187,0 0,0">
          <text:p/>
        </draw:polygon>
        <draw:polygon draw:style-name="gr16" draw:text-style-name="P4" draw:layer="layout" svg:width="1cm" svg:height="1cm" svg:x="63.364cm" svg:y="58.226cm" svg:viewBox="0 0 1001 1001" draw:points="0,1001 1001,1001 1001,0 0,0">
          <text:p/>
        </draw:polygon>
        <draw:polygon draw:style-name="gr16" draw:text-style-name="P4" draw:layer="layout" svg:width="0.186cm" svg:height="1cm" svg:x="63.364cm" svg:y="58.226cm" svg:viewBox="0 0 187 1001" draw:points="0,1001 187,1001 187,0 0,0">
          <text:p/>
        </draw:polygon>
        <draw:polygon draw:style-name="gr16" draw:text-style-name="P4" draw:layer="layout" svg:width="1cm" svg:height="1cm" svg:x="63.364cm" svg:y="59.326cm" svg:viewBox="0 0 1001 1001" draw:points="0,1001 1001,1001 1001,0 0,0">
          <text:p/>
        </draw:polygon>
        <draw:polygon draw:style-name="gr16" draw:text-style-name="P4" draw:layer="layout" svg:width="0.186cm" svg:height="1cm" svg:x="63.364cm" svg:y="59.326cm" svg:viewBox="0 0 187 1001" draw:points="0,1001 187,1001 186,0 0,0">
          <text:p/>
        </draw:polygon>
        <draw:polygon draw:style-name="gr16" draw:text-style-name="P4" draw:layer="layout" svg:width="1cm" svg:height="1cm" svg:x="63.364cm" svg:y="60.426cm" svg:viewBox="0 0 1001 1001" draw:points="0,1001 1001,1001 1001,0 0,0">
          <text:p/>
        </draw:polygon>
        <draw:polygon draw:style-name="gr16" draw:text-style-name="P4" draw:layer="layout" svg:width="0.186cm" svg:height="1cm" svg:x="63.364cm" svg:y="60.426cm" svg:viewBox="0 0 187 1001" draw:points="0,1001 187,1001 187,0 0,0">
          <text:p/>
        </draw:polygon>
        <draw:polygon draw:style-name="gr16" draw:text-style-name="P4" draw:layer="layout" svg:width="1cm" svg:height="1cm" svg:x="63.364cm" svg:y="61.526cm" svg:viewBox="0 0 1001 1001" draw:points="0,1001 1001,1001 1001,0 0,0">
          <text:p/>
        </draw:polygon>
        <draw:polygon draw:style-name="gr16" draw:text-style-name="P4" draw:layer="layout" svg:width="0.186cm" svg:height="1cm" svg:x="63.364cm" svg:y="61.526cm" svg:viewBox="0 0 187 1001" draw:points="0,1001 187,1001 187,0 0,0">
          <text:p/>
        </draw:polygon>
        <draw:polygon draw:style-name="gr16" draw:text-style-name="P4" draw:layer="layout" svg:width="1cm" svg:height="1cm" svg:x="63.364cm" svg:y="62.626cm" svg:viewBox="0 0 1001 1001" draw:points="0,1001 1001,1001 1001,0 0,0">
          <text:p/>
        </draw:polygon>
        <draw:polygon draw:style-name="gr16" draw:text-style-name="P4" draw:layer="layout" svg:width="0.186cm" svg:height="1cm" svg:x="63.364cm" svg:y="62.626cm" svg:viewBox="0 0 187 1001" draw:points="0,1001 187,1001 187,0 0,0">
          <text:p/>
        </draw:polygon>
        <draw:polygon draw:style-name="gr16" draw:text-style-name="P4" draw:layer="layout" svg:width="1cm" svg:height="1cm" svg:x="63.364cm" svg:y="63.726cm" svg:viewBox="0 0 1001 1001" draw:points="0,1001 1001,1001 1001,0 0,0">
          <text:p/>
        </draw:polygon>
        <draw:polygon draw:style-name="gr16" draw:text-style-name="P4" draw:layer="layout" svg:width="0.186cm" svg:height="1cm" svg:x="63.364cm" svg:y="63.726cm" svg:viewBox="0 0 187 1001" draw:points="0,1001 187,1001 187,0 0,0">
          <text:p/>
        </draw:polygon>
        <draw:polygon draw:style-name="gr16" draw:text-style-name="P4" draw:layer="layout" svg:width="1cm" svg:height="1cm" svg:x="63.364cm" svg:y="64.826cm" svg:viewBox="0 0 1001 1001" draw:points="0,1001 1001,1001 1001,0 0,0">
          <text:p/>
        </draw:polygon>
        <draw:polygon draw:style-name="gr16" draw:text-style-name="P4" draw:layer="layout" svg:width="0.186cm" svg:height="1cm" svg:x="63.364cm" svg:y="64.826cm" svg:viewBox="0 0 187 1001" draw:points="0,1001 187,1001 187,0 0,0">
          <text:p/>
        </draw:polygon>
        <draw:polygon draw:style-name="gr16" draw:text-style-name="P4" draw:layer="layout" svg:width="1cm" svg:height="1cm" svg:x="63.364cm" svg:y="68.126cm" svg:viewBox="0 0 1001 1001" draw:points="0,1001 1001,1001 1001,0 0,0">
          <text:p/>
        </draw:polygon>
        <draw:polygon draw:style-name="gr16" draw:text-style-name="P4" draw:layer="layout" svg:width="0.186cm" svg:height="1cm" svg:x="63.364cm" svg:y="68.126cm" svg:viewBox="0 0 187 1001" draw:points="0,1001 187,1001 187,0 0,0">
          <text:p/>
        </draw:polygon>
        <draw:polygon draw:style-name="gr16" draw:text-style-name="P4" draw:layer="layout" svg:width="1cm" svg:height="1cm" svg:x="63.364cm" svg:y="69.226cm" svg:viewBox="0 0 1001 1001" draw:points="0,1001 1001,1001 1001,0 0,0">
          <text:p/>
        </draw:polygon>
        <draw:polygon draw:style-name="gr16" draw:text-style-name="P4" draw:layer="layout" svg:width="0.186cm" svg:height="1cm" svg:x="63.364cm" svg:y="69.226cm" svg:viewBox="0 0 187 1001" draw:points="0,1001 187,1001 187,0 0,0">
          <text:p/>
        </draw:polygon>
        <draw:polygon draw:style-name="gr16" draw:text-style-name="P4" draw:layer="layout" svg:width="1cm" svg:height="1cm" svg:x="63.364cm" svg:y="70.326cm" svg:viewBox="0 0 1001 1001" draw:points="0,1001 1001,1001 1001,0 0,0">
          <text:p/>
        </draw:polygon>
        <draw:polygon draw:style-name="gr16" draw:text-style-name="P4" draw:layer="layout" svg:width="0.186cm" svg:height="1cm" svg:x="63.364cm" svg:y="70.326cm" svg:viewBox="0 0 187 1001" draw:points="0,1001 187,1001 187,0 0,0">
          <text:p/>
        </draw:polygon>
        <draw:polygon draw:style-name="gr16" draw:text-style-name="P4" draw:layer="layout" svg:width="1cm" svg:height="1cm" svg:x="63.364cm" svg:y="71.426cm" svg:viewBox="0 0 1001 1001" draw:points="0,1001 1001,1001 1001,0 0,0">
          <text:p/>
        </draw:polygon>
        <draw:polygon draw:style-name="gr16" draw:text-style-name="P4" draw:layer="layout" svg:width="0.186cm" svg:height="1cm" svg:x="63.364cm" svg:y="71.426cm" svg:viewBox="0 0 187 1001" draw:points="0,1001 187,1001 187,0 0,0">
          <text:p/>
        </draw:polygon>
        <draw:polygon draw:style-name="gr16" draw:text-style-name="P4" draw:layer="layout" svg:width="1cm" svg:height="1cm" svg:x="63.364cm" svg:y="72.526cm" svg:viewBox="0 0 1001 1001" draw:points="0,1001 1001,1001 1001,0 0,0">
          <text:p/>
        </draw:polygon>
        <draw:polygon draw:style-name="gr16" draw:text-style-name="P4" draw:layer="layout" svg:width="0.186cm" svg:height="1cm" svg:x="63.364cm" svg:y="72.526cm" svg:viewBox="0 0 187 1001" draw:points="0,1001 187,1001 186,0 0,0">
          <text:p/>
        </draw:polygon>
        <draw:polygon draw:style-name="gr16" draw:text-style-name="P4" draw:layer="layout" svg:width="1cm" svg:height="1cm" svg:x="63.364cm" svg:y="73.626cm" svg:viewBox="0 0 1001 1001" draw:points="0,1001 1001,1001 1001,0 0,0">
          <text:p/>
        </draw:polygon>
        <draw:polygon draw:style-name="gr16" draw:text-style-name="P4" draw:layer="layout" svg:width="0.186cm" svg:height="1cm" svg:x="63.364cm" svg:y="73.626cm" svg:viewBox="0 0 187 1001" draw:points="0,1001 187,1001 187,0 0,0">
          <text:p/>
        </draw:polygon>
        <draw:polygon draw:style-name="gr16" draw:text-style-name="P4" draw:layer="layout" svg:width="1cm" svg:height="1cm" svg:x="63.364cm" svg:y="74.726cm" svg:viewBox="0 0 1001 1001" draw:points="0,1001 1001,1001 1001,0 0,0">
          <text:p/>
        </draw:polygon>
        <draw:polygon draw:style-name="gr16" draw:text-style-name="P4" draw:layer="layout" svg:width="0.186cm" svg:height="1cm" svg:x="63.364cm" svg:y="74.726cm" svg:viewBox="0 0 187 1001" draw:points="0,1001 187,1001 187,0 0,0">
          <text:p/>
        </draw:polygon>
        <draw:polygon draw:style-name="gr16" draw:text-style-name="P4" draw:layer="layout" svg:width="1cm" svg:height="1cm" svg:x="63.364cm" svg:y="75.826cm" svg:viewBox="0 0 1001 1001" draw:points="0,1001 1001,1001 1001,0 0,0">
          <text:p/>
        </draw:polygon>
        <draw:polygon draw:style-name="gr16" draw:text-style-name="P4" draw:layer="layout" svg:width="0.186cm" svg:height="1cm" svg:x="63.364cm" svg:y="75.826cm" svg:viewBox="0 0 187 1001" draw:points="0,1001 187,1001 187,0 0,0">
          <text:p/>
        </draw:polygon>
        <draw:polygon draw:style-name="gr16" draw:text-style-name="P4" draw:layer="layout" svg:width="1cm" svg:height="1cm" svg:x="63.364cm" svg:y="76.926cm" svg:viewBox="0 0 1001 1001" draw:points="0,1001 1001,1001 1001,0 0,0">
          <text:p/>
        </draw:polygon>
        <draw:polygon draw:style-name="gr16" draw:text-style-name="P4" draw:layer="layout" svg:width="0.186cm" svg:height="1cm" svg:x="63.364cm" svg:y="76.926cm" svg:viewBox="0 0 187 1001" draw:points="0,1001 187,1001 187,0 0,0">
          <text:p/>
        </draw:polygon>
        <draw:polygon draw:style-name="gr16" draw:text-style-name="P4" draw:layer="layout" svg:width="1cm" svg:height="1cm" svg:x="63.364cm" svg:y="78.026cm" svg:viewBox="0 0 1001 1001" draw:points="0,1001 1001,1001 1001,0 0,0">
          <text:p/>
        </draw:polygon>
        <draw:polygon draw:style-name="gr16" draw:text-style-name="P4" draw:layer="layout" svg:width="0.186cm" svg:height="1cm" svg:x="63.364cm" svg:y="78.026cm" svg:viewBox="0 0 187 1001" draw:points="0,1001 187,1001 187,0 0,0">
          <text:p/>
        </draw:polygon>
        <draw:polygon draw:style-name="gr16" draw:text-style-name="P4" draw:layer="layout" svg:width="1cm" svg:height="1cm" svg:x="63.364cm" svg:y="79.126cm" svg:viewBox="0 0 1001 1001" draw:points="0,1001 1001,1001 1001,0 0,0">
          <text:p/>
        </draw:polygon>
        <draw:polygon draw:style-name="gr16" draw:text-style-name="P4" draw:layer="layout" svg:width="0.186cm" svg:height="1cm" svg:x="63.364cm" svg:y="79.126cm" svg:viewBox="0 0 187 1001" draw:points="0,1001 187,1001 187,0 0,0">
          <text:p/>
        </draw:polygon>
        <draw:polygon draw:style-name="gr16" draw:text-style-name="P4" draw:layer="layout" svg:width="1cm" svg:height="1cm" svg:x="61.454cm" svg:y="53.826cm" svg:viewBox="0 0 1001 1001" draw:points="0,1001 1001,1001 1001,0 0,0">
          <text:p/>
        </draw:polygon>
        <draw:polygon draw:style-name="gr16" draw:text-style-name="P4" draw:layer="layout" svg:width="0.186cm" svg:height="1cm" svg:x="61.454cm" svg:y="53.826cm" svg:viewBox="0 0 187 1001" draw:points="0,1001 187,1001 187,0 0,0">
          <text:p/>
        </draw:polygon>
        <draw:polygon draw:style-name="gr16" draw:text-style-name="P4" draw:layer="layout" svg:width="1cm" svg:height="1cm" svg:x="61.454cm" svg:y="54.926cm" svg:viewBox="0 0 1001 1001" draw:points="0,1001 1001,1001 1001,0 0,0">
          <text:p/>
        </draw:polygon>
        <draw:polygon draw:style-name="gr16" draw:text-style-name="P4" draw:layer="layout" svg:width="0.186cm" svg:height="1cm" svg:x="61.454cm" svg:y="54.926cm" svg:viewBox="0 0 187 1001" draw:points="0,1001 187,1001 187,0 0,0">
          <text:p/>
        </draw:polygon>
        <draw:polygon draw:style-name="gr16" draw:text-style-name="P4" draw:layer="layout" svg:width="1cm" svg:height="1cm" svg:x="61.454cm" svg:y="56.026cm" svg:viewBox="0 0 1001 1001" draw:points="0,1001 1001,1001 1001,0 0,0">
          <text:p/>
        </draw:polygon>
        <draw:polygon draw:style-name="gr16" draw:text-style-name="P4" draw:layer="layout" svg:width="0.186cm" svg:height="1cm" svg:x="61.454cm" svg:y="56.026cm" svg:viewBox="0 0 187 1001" draw:points="0,1001 187,1001 187,0 0,0">
          <text:p/>
        </draw:polygon>
        <draw:polygon draw:style-name="gr16" draw:text-style-name="P4" draw:layer="layout" svg:width="1cm" svg:height="1cm" svg:x="61.454cm" svg:y="57.126cm" svg:viewBox="0 0 1001 1001" draw:points="0,1001 1001,1001 1001,0 0,0">
          <text:p/>
        </draw:polygon>
        <draw:polygon draw:style-name="gr16" draw:text-style-name="P4" draw:layer="layout" svg:width="0.186cm" svg:height="1cm" svg:x="61.454cm" svg:y="57.126cm" svg:viewBox="0 0 187 1001" draw:points="0,1001 187,1001 187,0 0,0">
          <text:p/>
        </draw:polygon>
        <draw:polygon draw:style-name="gr16" draw:text-style-name="P4" draw:layer="layout" svg:width="1cm" svg:height="1cm" svg:x="61.454cm" svg:y="58.226cm" svg:viewBox="0 0 1001 1001" draw:points="0,1001 1001,1001 1001,0 0,0">
          <text:p/>
        </draw:polygon>
        <draw:polygon draw:style-name="gr16" draw:text-style-name="P4" draw:layer="layout" svg:width="0.186cm" svg:height="1cm" svg:x="61.454cm" svg:y="58.226cm" svg:viewBox="0 0 187 1001" draw:points="0,1001 187,1001 187,0 0,0">
          <text:p/>
        </draw:polygon>
        <draw:polygon draw:style-name="gr16" draw:text-style-name="P4" draw:layer="layout" svg:width="1cm" svg:height="1cm" svg:x="61.454cm" svg:y="59.326cm" svg:viewBox="0 0 1001 1001" draw:points="0,1001 1001,1001 1001,0 0,0">
          <text:p/>
        </draw:polygon>
        <draw:polygon draw:style-name="gr16" draw:text-style-name="P4" draw:layer="layout" svg:width="0.186cm" svg:height="1cm" svg:x="61.454cm" svg:y="59.326cm" svg:viewBox="0 0 187 1001" draw:points="0,1001 187,1001 187,0 0,0">
          <text:p/>
        </draw:polygon>
        <draw:polygon draw:style-name="gr16" draw:text-style-name="P4" draw:layer="layout" svg:width="1cm" svg:height="1cm" svg:x="61.454cm" svg:y="60.426cm" svg:viewBox="0 0 1001 1001" draw:points="0,1001 1001,1001 1001,0 0,0">
          <text:p/>
        </draw:polygon>
        <draw:polygon draw:style-name="gr16" draw:text-style-name="P4" draw:layer="layout" svg:width="0.186cm" svg:height="1cm" svg:x="61.454cm" svg:y="60.426cm" svg:viewBox="0 0 187 1001" draw:points="0,1001 187,1001 187,0 0,0">
          <text:p/>
        </draw:polygon>
        <draw:polygon draw:style-name="gr16" draw:text-style-name="P4" draw:layer="layout" svg:width="1cm" svg:height="1cm" svg:x="61.454cm" svg:y="61.526cm" svg:viewBox="0 0 1001 1001" draw:points="0,1001 1001,1001 1001,0 0,0">
          <text:p/>
        </draw:polygon>
        <draw:polygon draw:style-name="gr16" draw:text-style-name="P4" draw:layer="layout" svg:width="0.186cm" svg:height="1cm" svg:x="61.454cm" svg:y="61.526cm" svg:viewBox="0 0 187 1001" draw:points="0,1001 187,1001 187,0 0,0">
          <text:p/>
        </draw:polygon>
        <draw:polygon draw:style-name="gr16" draw:text-style-name="P4" draw:layer="layout" svg:width="1cm" svg:height="1cm" svg:x="61.454cm" svg:y="62.626cm" svg:viewBox="0 0 1001 1001" draw:points="0,1001 1001,1001 1001,0 0,0">
          <text:p/>
        </draw:polygon>
        <draw:polygon draw:style-name="gr16" draw:text-style-name="P4" draw:layer="layout" svg:width="0.186cm" svg:height="1cm" svg:x="61.454cm" svg:y="62.626cm" svg:viewBox="0 0 187 1001" draw:points="0,1001 187,1001 187,0 0,0">
          <text:p/>
        </draw:polygon>
        <draw:polygon draw:style-name="gr16" draw:text-style-name="P4" draw:layer="layout" svg:width="1cm" svg:height="1cm" svg:x="61.454cm" svg:y="63.726cm" svg:viewBox="0 0 1001 1001" draw:points="0,1001 1001,1001 1001,0 0,0">
          <text:p/>
        </draw:polygon>
        <draw:polygon draw:style-name="gr16" draw:text-style-name="P4" draw:layer="layout" svg:width="0.186cm" svg:height="1cm" svg:x="61.454cm" svg:y="63.726cm" svg:viewBox="0 0 187 1001" draw:points="0,1001 187,1001 187,0 0,0">
          <text:p/>
        </draw:polygon>
        <draw:polygon draw:style-name="gr16" draw:text-style-name="P4" draw:layer="layout" svg:width="1cm" svg:height="1cm" svg:x="61.454cm" svg:y="64.826cm" svg:viewBox="0 0 1001 1001" draw:points="0,1001 1001,1001 1001,0 0,0">
          <text:p/>
        </draw:polygon>
        <draw:polygon draw:style-name="gr16" draw:text-style-name="P4" draw:layer="layout" svg:width="0.186cm" svg:height="1cm" svg:x="61.454cm" svg:y="64.826cm" svg:viewBox="0 0 187 1001" draw:points="0,1001 187,1001 187,0 0,0">
          <text:p/>
        </draw:polygon>
        <draw:polygon draw:style-name="gr16" draw:text-style-name="P4" draw:layer="layout" svg:width="1cm" svg:height="1cm" svg:x="61.454cm" svg:y="68.126cm" svg:viewBox="0 0 1001 1001" draw:points="0,1001 1001,1001 1001,0 0,0">
          <text:p/>
        </draw:polygon>
        <draw:polygon draw:style-name="gr16" draw:text-style-name="P4" draw:layer="layout" svg:width="0.186cm" svg:height="1cm" svg:x="61.454cm" svg:y="68.126cm" svg:viewBox="0 0 187 1001" draw:points="0,1001 187,1001 187,0 0,0">
          <text:p/>
        </draw:polygon>
        <draw:polygon draw:style-name="gr16" draw:text-style-name="P4" draw:layer="layout" svg:width="1cm" svg:height="1cm" svg:x="61.454cm" svg:y="69.226cm" svg:viewBox="0 0 1001 1001" draw:points="0,1001 1001,1001 1001,0 0,0">
          <text:p/>
        </draw:polygon>
        <draw:polygon draw:style-name="gr16" draw:text-style-name="P4" draw:layer="layout" svg:width="0.186cm" svg:height="1cm" svg:x="61.454cm" svg:y="69.226cm" svg:viewBox="0 0 187 1001" draw:points="0,1001 187,1001 187,0 0,0">
          <text:p/>
        </draw:polygon>
        <draw:polygon draw:style-name="gr16" draw:text-style-name="P4" draw:layer="layout" svg:width="1cm" svg:height="1cm" svg:x="61.454cm" svg:y="70.326cm" svg:viewBox="0 0 1001 1001" draw:points="0,1001 1001,1001 1001,0 0,0">
          <text:p/>
        </draw:polygon>
        <draw:polygon draw:style-name="gr16" draw:text-style-name="P4" draw:layer="layout" svg:width="0.186cm" svg:height="1cm" svg:x="61.454cm" svg:y="70.326cm" svg:viewBox="0 0 187 1001" draw:points="0,1001 187,1001 187,0 0,0">
          <text:p/>
        </draw:polygon>
        <draw:polygon draw:style-name="gr16" draw:text-style-name="P4" draw:layer="layout" svg:width="1cm" svg:height="1cm" svg:x="61.454cm" svg:y="71.426cm" svg:viewBox="0 0 1001 1001" draw:points="0,1001 1001,1001 1001,0 0,0">
          <text:p/>
        </draw:polygon>
        <draw:polygon draw:style-name="gr16" draw:text-style-name="P4" draw:layer="layout" svg:width="0.186cm" svg:height="1cm" svg:x="61.454cm" svg:y="71.426cm" svg:viewBox="0 0 187 1001" draw:points="0,1001 187,1001 187,0 0,0">
          <text:p/>
        </draw:polygon>
        <draw:polygon draw:style-name="gr16" draw:text-style-name="P4" draw:layer="layout" svg:width="1cm" svg:height="1cm" svg:x="61.454cm" svg:y="72.526cm" svg:viewBox="0 0 1001 1001" draw:points="0,1001 1001,1001 1001,0 0,0">
          <text:p/>
        </draw:polygon>
        <draw:polygon draw:style-name="gr16" draw:text-style-name="P4" draw:layer="layout" svg:width="0.186cm" svg:height="1cm" svg:x="61.454cm" svg:y="72.526cm" svg:viewBox="0 0 187 1001" draw:points="0,1001 187,1001 187,0 0,0">
          <text:p/>
        </draw:polygon>
        <draw:polygon draw:style-name="gr16" draw:text-style-name="P4" draw:layer="layout" svg:width="1cm" svg:height="1cm" svg:x="61.454cm" svg:y="73.626cm" svg:viewBox="0 0 1001 1001" draw:points="0,1001 1001,1001 1001,0 0,0">
          <text:p/>
        </draw:polygon>
        <draw:polygon draw:style-name="gr16" draw:text-style-name="P4" draw:layer="layout" svg:width="0.186cm" svg:height="1cm" svg:x="61.454cm" svg:y="73.626cm" svg:viewBox="0 0 187 1001" draw:points="0,1001 187,1001 187,0 0,0">
          <text:p/>
        </draw:polygon>
        <draw:polygon draw:style-name="gr16" draw:text-style-name="P4" draw:layer="layout" svg:width="1cm" svg:height="1cm" svg:x="61.454cm" svg:y="74.726cm" svg:viewBox="0 0 1001 1001" draw:points="0,1001 1001,1001 1001,0 0,0">
          <text:p/>
        </draw:polygon>
        <draw:polygon draw:style-name="gr16" draw:text-style-name="P4" draw:layer="layout" svg:width="0.186cm" svg:height="1cm" svg:x="61.454cm" svg:y="74.726cm" svg:viewBox="0 0 187 1001" draw:points="0,1001 187,1001 187,0 0,0">
          <text:p/>
        </draw:polygon>
        <draw:polygon draw:style-name="gr16" draw:text-style-name="P4" draw:layer="layout" svg:width="1cm" svg:height="1cm" svg:x="61.454cm" svg:y="75.826cm" svg:viewBox="0 0 1001 1001" draw:points="0,1001 1001,1001 1001,0 0,0">
          <text:p/>
        </draw:polygon>
        <draw:polygon draw:style-name="gr16" draw:text-style-name="P4" draw:layer="layout" svg:width="0.186cm" svg:height="1cm" svg:x="61.454cm" svg:y="75.826cm" svg:viewBox="0 0 187 1001" draw:points="0,1001 187,1001 187,0 0,0">
          <text:p/>
        </draw:polygon>
        <draw:polygon draw:style-name="gr16" draw:text-style-name="P4" draw:layer="layout" svg:width="1cm" svg:height="1cm" svg:x="61.454cm" svg:y="76.926cm" svg:viewBox="0 0 1001 1001" draw:points="0,1001 1001,1001 1001,0 0,0">
          <text:p/>
        </draw:polygon>
        <draw:polygon draw:style-name="gr16" draw:text-style-name="P4" draw:layer="layout" svg:width="0.186cm" svg:height="1cm" svg:x="61.454cm" svg:y="76.926cm" svg:viewBox="0 0 187 1001" draw:points="0,1001 187,1001 187,0 0,0">
          <text:p/>
        </draw:polygon>
        <draw:polygon draw:style-name="gr16" draw:text-style-name="P4" draw:layer="layout" svg:width="1cm" svg:height="1cm" svg:x="61.454cm" svg:y="78.026cm" svg:viewBox="0 0 1001 1001" draw:points="0,1001 1001,1001 1001,0 0,0">
          <text:p/>
        </draw:polygon>
        <draw:polygon draw:style-name="gr16" draw:text-style-name="P4" draw:layer="layout" svg:width="0.186cm" svg:height="1cm" svg:x="61.454cm" svg:y="78.026cm" svg:viewBox="0 0 187 1001" draw:points="0,1001 187,1001 187,0 0,0">
          <text:p/>
        </draw:polygon>
        <draw:polygon draw:style-name="gr16" draw:text-style-name="P4" draw:layer="layout" svg:width="1cm" svg:height="1cm" svg:x="61.454cm" svg:y="79.126cm" svg:viewBox="0 0 1001 1001" draw:points="0,1001 1001,1001 1001,0 0,0">
          <text:p/>
        </draw:polygon>
        <draw:polygon draw:style-name="gr16" draw:text-style-name="P4" draw:layer="layout" svg:width="0.186cm" svg:height="1cm" svg:x="61.454cm" svg:y="79.126cm" svg:viewBox="0 0 187 1001" draw:points="0,1001 187,1001 187,0 0,0">
          <text:p/>
        </draw:polygon>
        <draw:polygon draw:style-name="gr16" draw:text-style-name="P4" draw:layer="layout" svg:width="1cm" svg:height="1cm" svg:x="76.764cm" svg:y="82.976cm" svg:viewBox="0 0 1001 1001" draw:points="0,1001 1001,1001 1001,0 0,0">
          <text:p/>
        </draw:polygon>
        <draw:polygon draw:style-name="gr16" draw:text-style-name="P4" draw:layer="layout" svg:width="0.186cm" svg:height="1cm" svg:x="76.764cm" svg:y="82.976cm" svg:viewBox="0 0 187 1001" draw:points="0,1001 187,1001 187,0 0,0">
          <text:p/>
        </draw:polygon>
        <draw:polygon draw:style-name="gr16" draw:text-style-name="P4" draw:layer="layout" svg:width="1cm" svg:height="1cm" svg:x="76.764cm" svg:y="84.076cm" svg:viewBox="0 0 1001 1001" draw:points="0,1001 1000,1001 1001,0 0,0">
          <text:p/>
        </draw:polygon>
        <draw:polygon draw:style-name="gr16" draw:text-style-name="P4" draw:layer="layout" svg:width="0.186cm" svg:height="1cm" svg:x="76.764cm" svg:y="84.076cm" svg:viewBox="0 0 187 1001" draw:points="0,1001 187,1001 187,0 0,0">
          <text:p/>
        </draw:polygon>
        <draw:polygon draw:style-name="gr16" draw:text-style-name="P4" draw:layer="layout" svg:width="1cm" svg:height="1cm" svg:x="76.764cm" svg:y="85.176cm" svg:viewBox="0 0 1001 1001" draw:points="0,1001 1001,1001 1001,0 0,0">
          <text:p/>
        </draw:polygon>
        <draw:polygon draw:style-name="gr16" draw:text-style-name="P4" draw:layer="layout" svg:width="0.186cm" svg:height="1cm" svg:x="76.764cm" svg:y="85.176cm" svg:viewBox="0 0 187 1001" draw:points="0,1001 187,1001 187,0 0,0">
          <text:p/>
        </draw:polygon>
        <draw:polygon draw:style-name="gr16" draw:text-style-name="P4" draw:layer="layout" svg:width="1cm" svg:height="1cm" svg:x="76.764cm" svg:y="86.276cm" svg:viewBox="0 0 1001 1001" draw:points="0,1001 1001,1001 1001,0 0,0">
          <text:p/>
        </draw:polygon>
        <draw:polygon draw:style-name="gr16" draw:text-style-name="P4" draw:layer="layout" svg:width="0.186cm" svg:height="1cm" svg:x="76.764cm" svg:y="86.276cm" svg:viewBox="0 0 187 1001" draw:points="0,1001 187,1001 187,0 0,0">
          <text:p/>
        </draw:polygon>
        <draw:polygon draw:style-name="gr16" draw:text-style-name="P4" draw:layer="layout" svg:width="1cm" svg:height="1cm" svg:x="76.764cm" svg:y="87.376cm" svg:viewBox="0 0 1001 1001" draw:points="0,1001 1001,1001 1001,0 0,0">
          <text:p/>
        </draw:polygon>
        <draw:polygon draw:style-name="gr16" draw:text-style-name="P4" draw:layer="layout" svg:width="0.186cm" svg:height="1cm" svg:x="76.764cm" svg:y="87.376cm" svg:viewBox="0 0 187 1001" draw:points="0,1001 186,1001 187,0 0,0">
          <text:p/>
        </draw:polygon>
        <draw:polygon draw:style-name="gr16" draw:text-style-name="P4" draw:layer="layout" svg:width="1cm" svg:height="1cm" svg:x="76.764cm" svg:y="88.476cm" svg:viewBox="0 0 1001 1001" draw:points="0,1001 1001,1001 1001,0 0,0">
          <text:p/>
        </draw:polygon>
        <draw:polygon draw:style-name="gr16" draw:text-style-name="P4" draw:layer="layout" svg:width="0.186cm" svg:height="1cm" svg:x="76.764cm" svg:y="88.476cm" svg:viewBox="0 0 187 1001" draw:points="0,1001 187,1001 187,0 0,0">
          <text:p/>
        </draw:polygon>
        <draw:polygon draw:style-name="gr16" draw:text-style-name="P4" draw:layer="layout" svg:width="1cm" svg:height="1cm" svg:x="76.764cm" svg:y="89.576cm" svg:viewBox="0 0 1001 1001" draw:points="0,1001 1001,1001 1001,0 0,0">
          <text:p/>
        </draw:polygon>
        <draw:polygon draw:style-name="gr16" draw:text-style-name="P4" draw:layer="layout" svg:width="0.186cm" svg:height="1cm" svg:x="76.764cm" svg:y="89.576cm" svg:viewBox="0 0 187 1001" draw:points="0,1001 187,1001 187,0 0,0">
          <text:p/>
        </draw:polygon>
        <draw:polygon draw:style-name="gr16" draw:text-style-name="P4" draw:layer="layout" svg:width="1cm" svg:height="1cm" svg:x="76.764cm" svg:y="90.676cm" svg:viewBox="0 0 1001 1001" draw:points="0,1001 1001,1001 1001,0 0,0">
          <text:p/>
        </draw:polygon>
        <draw:polygon draw:style-name="gr16" draw:text-style-name="P4" draw:layer="layout" svg:width="0.186cm" svg:height="1cm" svg:x="76.764cm" svg:y="90.676cm" svg:viewBox="0 0 187 1001" draw:points="0,1001 187,1001 187,0 0,0">
          <text:p/>
        </draw:polygon>
        <draw:polygon draw:style-name="gr16" draw:text-style-name="P4" draw:layer="layout" svg:width="1cm" svg:height="1cm" svg:x="76.764cm" svg:y="91.776cm" svg:viewBox="0 0 1001 1001" draw:points="0,1001 1001,1001 1001,0 0,0">
          <text:p/>
        </draw:polygon>
        <draw:polygon draw:style-name="gr16" draw:text-style-name="P4" draw:layer="layout" svg:width="0.186cm" svg:height="1cm" svg:x="76.764cm" svg:y="91.776cm" svg:viewBox="0 0 187 1001" draw:points="0,1001 187,1001 187,0 0,0">
          <text:p/>
        </draw:polygon>
        <draw:polygon draw:style-name="gr16" draw:text-style-name="P4" draw:layer="layout" svg:width="1cm" svg:height="1cm" svg:x="76.764cm" svg:y="92.876cm" svg:viewBox="0 0 1001 1001" draw:points="0,1001 1001,1001 1001,0 0,0">
          <text:p/>
        </draw:polygon>
        <draw:polygon draw:style-name="gr16" draw:text-style-name="P4" draw:layer="layout" svg:width="0.186cm" svg:height="1cm" svg:x="76.764cm" svg:y="92.876cm" svg:viewBox="0 0 187 1001" draw:points="0,1001 187,1001 187,0 0,0">
          <text:p/>
        </draw:polygon>
        <draw:polygon draw:style-name="gr16" draw:text-style-name="P4" draw:layer="layout" svg:width="1cm" svg:height="1cm" svg:x="76.764cm" svg:y="93.976cm" svg:viewBox="0 0 1001 1001" draw:points="0,1001 1001,1001 1001,0 0,0">
          <text:p/>
        </draw:polygon>
        <draw:polygon draw:style-name="gr16" draw:text-style-name="P4" draw:layer="layout" svg:width="0.186cm" svg:height="1cm" svg:x="76.764cm" svg:y="93.976cm" svg:viewBox="0 0 187 1001" draw:points="0,1001 187,1001 187,0 0,0">
          <text:p/>
        </draw:polygon>
        <draw:polygon draw:style-name="gr16" draw:text-style-name="P4" draw:layer="layout" svg:width="1cm" svg:height="1cm" svg:x="74.854cm" svg:y="82.976cm" svg:viewBox="0 0 1001 1001" draw:points="0,1001 1001,1001 1001,0 0,0">
          <text:p/>
        </draw:polygon>
        <draw:polygon draw:style-name="gr16" draw:text-style-name="P4" draw:layer="layout" svg:width="0.186cm" svg:height="1cm" svg:x="74.854cm" svg:y="82.976cm" svg:viewBox="0 0 187 1001" draw:points="0,1001 187,1001 187,0 0,0">
          <text:p/>
        </draw:polygon>
        <draw:polygon draw:style-name="gr16" draw:text-style-name="P4" draw:layer="layout" svg:width="1cm" svg:height="1cm" svg:x="74.854cm" svg:y="84.076cm" svg:viewBox="0 0 1001 1001" draw:points="0,1001 1001,1001 1001,0 0,0">
          <text:p/>
        </draw:polygon>
        <draw:polygon draw:style-name="gr16" draw:text-style-name="P4" draw:layer="layout" svg:width="0.186cm" svg:height="1cm" svg:x="74.854cm" svg:y="84.076cm" svg:viewBox="0 0 187 1001" draw:points="0,1001 187,1001 187,0 0,0">
          <text:p/>
        </draw:polygon>
        <draw:polygon draw:style-name="gr16" draw:text-style-name="P4" draw:layer="layout" svg:width="1cm" svg:height="1cm" svg:x="74.854cm" svg:y="85.176cm" svg:viewBox="0 0 1001 1001" draw:points="0,1001 1001,1001 1001,0 0,0">
          <text:p/>
        </draw:polygon>
        <draw:polygon draw:style-name="gr16" draw:text-style-name="P4" draw:layer="layout" svg:width="0.186cm" svg:height="1cm" svg:x="74.854cm" svg:y="85.176cm" svg:viewBox="0 0 187 1001" draw:points="0,1001 187,1001 187,0 0,0">
          <text:p/>
        </draw:polygon>
        <draw:polygon draw:style-name="gr16" draw:text-style-name="P4" draw:layer="layout" svg:width="1cm" svg:height="1cm" svg:x="74.854cm" svg:y="86.276cm" svg:viewBox="0 0 1001 1001" draw:points="0,1001 1001,1001 1001,0 0,0">
          <text:p/>
        </draw:polygon>
        <draw:polygon draw:style-name="gr16" draw:text-style-name="P4" draw:layer="layout" svg:width="0.186cm" svg:height="1cm" svg:x="74.854cm" svg:y="86.276cm" svg:viewBox="0 0 187 1001" draw:points="0,1001 187,1001 187,0 0,0">
          <text:p/>
        </draw:polygon>
        <draw:polygon draw:style-name="gr16" draw:text-style-name="P4" draw:layer="layout" svg:width="1cm" svg:height="1cm" svg:x="74.854cm" svg:y="87.376cm" svg:viewBox="0 0 1001 1001" draw:points="0,1001 1001,1001 1001,0 0,0">
          <text:p/>
        </draw:polygon>
        <draw:polygon draw:style-name="gr16" draw:text-style-name="P4" draw:layer="layout" svg:width="0.186cm" svg:height="1cm" svg:x="74.854cm" svg:y="87.376cm" svg:viewBox="0 0 187 1001" draw:points="0,1001 187,1001 187,0 0,0">
          <text:p/>
        </draw:polygon>
        <draw:polygon draw:style-name="gr16" draw:text-style-name="P4" draw:layer="layout" svg:width="1cm" svg:height="1cm" svg:x="74.854cm" svg:y="88.476cm" svg:viewBox="0 0 1001 1001" draw:points="0,1001 1001,1001 1001,0 0,0">
          <text:p/>
        </draw:polygon>
        <draw:polygon draw:style-name="gr16" draw:text-style-name="P4" draw:layer="layout" svg:width="0.186cm" svg:height="1cm" svg:x="74.854cm" svg:y="88.476cm" svg:viewBox="0 0 187 1001" draw:points="0,1001 187,1001 187,0 0,0">
          <text:p/>
        </draw:polygon>
        <draw:polygon draw:style-name="gr16" draw:text-style-name="P4" draw:layer="layout" svg:width="1cm" svg:height="1cm" svg:x="74.854cm" svg:y="89.576cm" svg:viewBox="0 0 1001 1001" draw:points="0,1001 1001,1001 1001,0 0,0">
          <text:p/>
        </draw:polygon>
        <draw:polygon draw:style-name="gr16" draw:text-style-name="P4" draw:layer="layout" svg:width="0.186cm" svg:height="1cm" svg:x="74.854cm" svg:y="89.576cm" svg:viewBox="0 0 187 1001" draw:points="0,1001 187,1001 187,0 0,0">
          <text:p/>
        </draw:polygon>
        <draw:polygon draw:style-name="gr16" draw:text-style-name="P4" draw:layer="layout" svg:width="1cm" svg:height="1cm" svg:x="74.854cm" svg:y="90.676cm" svg:viewBox="0 0 1001 1001" draw:points="0,1001 1001,1001 1001,0 0,0">
          <text:p/>
        </draw:polygon>
        <draw:polygon draw:style-name="gr16" draw:text-style-name="P4" draw:layer="layout" svg:width="0.186cm" svg:height="1cm" svg:x="74.854cm" svg:y="90.676cm" svg:viewBox="0 0 187 1001" draw:points="0,1001 187,1001 187,0 0,0">
          <text:p/>
        </draw:polygon>
        <draw:polygon draw:style-name="gr16" draw:text-style-name="P4" draw:layer="layout" svg:width="1cm" svg:height="1cm" svg:x="74.854cm" svg:y="91.776cm" svg:viewBox="0 0 1001 1001" draw:points="0,1001 1001,1001 1001,0 0,0">
          <text:p/>
        </draw:polygon>
        <draw:polygon draw:style-name="gr16" draw:text-style-name="P4" draw:layer="layout" svg:width="0.186cm" svg:height="1cm" svg:x="74.854cm" svg:y="91.776cm" svg:viewBox="0 0 187 1001" draw:points="0,1001 187,1001 187,0 0,0">
          <text:p/>
        </draw:polygon>
        <draw:polygon draw:style-name="gr16" draw:text-style-name="P4" draw:layer="layout" svg:width="1cm" svg:height="1cm" svg:x="74.854cm" svg:y="92.876cm" svg:viewBox="0 0 1001 1001" draw:points="0,1001 1001,1001 1001,0 0,0">
          <text:p/>
        </draw:polygon>
        <draw:polygon draw:style-name="gr16" draw:text-style-name="P4" draw:layer="layout" svg:width="0.186cm" svg:height="1cm" svg:x="74.854cm" svg:y="92.876cm" svg:viewBox="0 0 187 1001" draw:points="0,1001 187,1001 187,0 0,0">
          <text:p/>
        </draw:polygon>
        <draw:polygon draw:style-name="gr16" draw:text-style-name="P4" draw:layer="layout" svg:width="1cm" svg:height="1cm" svg:x="74.854cm" svg:y="93.976cm" svg:viewBox="0 0 1001 1001" draw:points="0,1001 1001,1001 1001,0 0,0">
          <text:p/>
        </draw:polygon>
        <draw:polygon draw:style-name="gr16" draw:text-style-name="P4" draw:layer="layout" svg:width="0.186cm" svg:height="1cm" svg:x="74.854cm" svg:y="93.976cm" svg:viewBox="0 0 187 1001" draw:points="0,1001 187,1001 187,0 0,0">
          <text:p/>
        </draw:polygon>
        <draw:polygon draw:style-name="gr16" draw:text-style-name="P4" draw:layer="layout" svg:width="1cm" svg:height="1cm" svg:x="72.943cm" svg:y="82.976cm" svg:viewBox="0 0 1001 1001" draw:points="0,1001 1001,1001 1001,0 0,0">
          <text:p/>
        </draw:polygon>
        <draw:polygon draw:style-name="gr16" draw:text-style-name="P4" draw:layer="layout" svg:width="0.186cm" svg:height="1cm" svg:x="72.943cm" svg:y="82.976cm" svg:viewBox="0 0 187 1001" draw:points="0,1001 187,1001 187,0 0,0">
          <text:p/>
        </draw:polygon>
        <draw:polygon draw:style-name="gr16" draw:text-style-name="P4" draw:layer="layout" svg:width="1cm" svg:height="1cm" svg:x="72.943cm" svg:y="84.076cm" svg:viewBox="0 0 1001 1001" draw:points="0,1001 1001,1001 1001,0 0,0">
          <text:p/>
        </draw:polygon>
        <draw:polygon draw:style-name="gr16" draw:text-style-name="P4" draw:layer="layout" svg:width="0.186cm" svg:height="1cm" svg:x="72.943cm" svg:y="84.076cm" svg:viewBox="0 0 187 1001" draw:points="0,1001 187,1001 186,0 0,0">
          <text:p/>
        </draw:polygon>
        <draw:polygon draw:style-name="gr16" draw:text-style-name="P4" draw:layer="layout" svg:width="1cm" svg:height="1cm" svg:x="72.943cm" svg:y="85.176cm" svg:viewBox="0 0 1001 1001" draw:points="0,1001 1001,1001 1001,0 0,0">
          <text:p/>
        </draw:polygon>
        <draw:polygon draw:style-name="gr16" draw:text-style-name="P4" draw:layer="layout" svg:width="0.186cm" svg:height="1cm" svg:x="72.943cm" svg:y="85.176cm" svg:viewBox="0 0 187 1001" draw:points="0,1001 187,1001 187,0 0,0">
          <text:p/>
        </draw:polygon>
        <draw:polygon draw:style-name="gr16" draw:text-style-name="P4" draw:layer="layout" svg:width="1cm" svg:height="1cm" svg:x="72.943cm" svg:y="86.276cm" svg:viewBox="0 0 1001 1001" draw:points="0,1001 1001,1001 1001,0 0,0">
          <text:p/>
        </draw:polygon>
        <draw:polygon draw:style-name="gr16" draw:text-style-name="P4" draw:layer="layout" svg:width="0.186cm" svg:height="1cm" svg:x="72.943cm" svg:y="86.276cm" svg:viewBox="0 0 187 1001" draw:points="0,1001 187,1001 187,0 0,0">
          <text:p/>
        </draw:polygon>
        <draw:polygon draw:style-name="gr16" draw:text-style-name="P4" draw:layer="layout" svg:width="1cm" svg:height="1cm" svg:x="72.943cm" svg:y="87.376cm" svg:viewBox="0 0 1001 1001" draw:points="0,1001 1001,1001 1001,0 0,0">
          <text:p/>
        </draw:polygon>
        <draw:polygon draw:style-name="gr16" draw:text-style-name="P4" draw:layer="layout" svg:width="0.186cm" svg:height="1cm" svg:x="72.943cm" svg:y="87.376cm" svg:viewBox="0 0 187 1001" draw:points="0,1001 187,1001 187,0 0,0">
          <text:p/>
        </draw:polygon>
        <draw:polygon draw:style-name="gr16" draw:text-style-name="P4" draw:layer="layout" svg:width="1cm" svg:height="1cm" svg:x="72.943cm" svg:y="88.476cm" svg:viewBox="0 0 1001 1001" draw:points="0,1001 1001,1001 1001,0 0,0">
          <text:p/>
        </draw:polygon>
        <draw:polygon draw:style-name="gr16" draw:text-style-name="P4" draw:layer="layout" svg:width="0.186cm" svg:height="1cm" svg:x="72.943cm" svg:y="88.476cm" svg:viewBox="0 0 187 1001" draw:points="0,1001 187,1001 187,0 0,0">
          <text:p/>
        </draw:polygon>
        <draw:polygon draw:style-name="gr16" draw:text-style-name="P4" draw:layer="layout" svg:width="1cm" svg:height="1cm" svg:x="72.943cm" svg:y="89.576cm" svg:viewBox="0 0 1001 1001" draw:points="0,1001 1001,1001 1001,0 0,0">
          <text:p/>
        </draw:polygon>
        <draw:polygon draw:style-name="gr16" draw:text-style-name="P4" draw:layer="layout" svg:width="0.186cm" svg:height="1cm" svg:x="72.943cm" svg:y="89.576cm" svg:viewBox="0 0 187 1001" draw:points="0,1001 187,1001 187,0 0,0">
          <text:p/>
        </draw:polygon>
        <draw:polygon draw:style-name="gr16" draw:text-style-name="P4" draw:layer="layout" svg:width="1cm" svg:height="1cm" svg:x="72.943cm" svg:y="90.676cm" svg:viewBox="0 0 1001 1001" draw:points="0,1001 1000,1001 1001,0 0,0">
          <text:p/>
        </draw:polygon>
        <draw:polygon draw:style-name="gr16" draw:text-style-name="P4" draw:layer="layout" svg:width="0.186cm" svg:height="1cm" svg:x="72.943cm" svg:y="90.676cm" svg:viewBox="0 0 187 1001" draw:points="0,1001 187,1001 186,0 0,0">
          <text:p/>
        </draw:polygon>
        <draw:polygon draw:style-name="gr16" draw:text-style-name="P4" draw:layer="layout" svg:width="1cm" svg:height="1cm" svg:x="72.943cm" svg:y="91.776cm" svg:viewBox="0 0 1001 1001" draw:points="0,1001 1001,1001 1001,0 0,0">
          <text:p/>
        </draw:polygon>
        <draw:polygon draw:style-name="gr16" draw:text-style-name="P4" draw:layer="layout" svg:width="0.186cm" svg:height="1cm" svg:x="72.943cm" svg:y="91.776cm" svg:viewBox="0 0 187 1001" draw:points="0,1001 187,1001 187,0 0,0">
          <text:p/>
        </draw:polygon>
        <draw:polygon draw:style-name="gr16" draw:text-style-name="P4" draw:layer="layout" svg:width="1cm" svg:height="1cm" svg:x="72.943cm" svg:y="92.876cm" svg:viewBox="0 0 1001 1001" draw:points="0,1001 1001,1001 1001,0 0,0">
          <text:p/>
        </draw:polygon>
        <draw:polygon draw:style-name="gr16" draw:text-style-name="P4" draw:layer="layout" svg:width="0.186cm" svg:height="1cm" svg:x="72.943cm" svg:y="92.876cm" svg:viewBox="0 0 187 1001" draw:points="0,1001 187,1001 187,0 0,0">
          <text:p/>
        </draw:polygon>
        <draw:polygon draw:style-name="gr16" draw:text-style-name="P4" draw:layer="layout" svg:width="1cm" svg:height="1cm" svg:x="72.943cm" svg:y="93.976cm" svg:viewBox="0 0 1001 1001" draw:points="0,1001 1001,1001 1001,0 0,0">
          <text:p/>
        </draw:polygon>
        <draw:polygon draw:style-name="gr16" draw:text-style-name="P4" draw:layer="layout" svg:width="0.186cm" svg:height="1cm" svg:x="72.943cm" svg:y="93.976cm" svg:viewBox="0 0 187 1001" draw:points="0,1001 187,1001 187,0 0,0">
          <text:p/>
        </draw:polygon>
        <draw:polygon draw:style-name="gr16" draw:text-style-name="P4" draw:layer="layout" svg:width="1cm" svg:height="1cm" svg:x="70.854cm" svg:y="82.976cm" svg:viewBox="0 0 1001 1001" draw:points="0,1001 1001,1001 1001,0 0,0">
          <text:p/>
        </draw:polygon>
        <draw:polygon draw:style-name="gr16" draw:text-style-name="P4" draw:layer="layout" svg:width="0.186cm" svg:height="1cm" svg:x="70.854cm" svg:y="82.976cm" svg:viewBox="0 0 187 1001" draw:points="0,1001 187,1001 187,0 0,0">
          <text:p/>
        </draw:polygon>
        <draw:polygon draw:style-name="gr16" draw:text-style-name="P4" draw:layer="layout" svg:width="1cm" svg:height="1cm" svg:x="70.854cm" svg:y="84.076cm" svg:viewBox="0 0 1001 1001" draw:points="0,1001 1001,1001 1001,0 0,0">
          <text:p/>
        </draw:polygon>
        <draw:polygon draw:style-name="gr16" draw:text-style-name="P4" draw:layer="layout" svg:width="0.186cm" svg:height="1cm" svg:x="70.854cm" svg:y="84.076cm" svg:viewBox="0 0 187 1001" draw:points="0,1001 187,1001 186,0 0,0">
          <text:p/>
        </draw:polygon>
        <draw:polygon draw:style-name="gr16" draw:text-style-name="P4" draw:layer="layout" svg:width="1cm" svg:height="1cm" svg:x="70.854cm" svg:y="85.176cm" svg:viewBox="0 0 1001 1001" draw:points="0,1001 1001,1001 1001,0 0,0">
          <text:p/>
        </draw:polygon>
        <draw:polygon draw:style-name="gr16" draw:text-style-name="P4" draw:layer="layout" svg:width="0.186cm" svg:height="1cm" svg:x="70.854cm" svg:y="85.176cm" svg:viewBox="0 0 187 1001" draw:points="0,1001 187,1001 187,0 0,0">
          <text:p/>
        </draw:polygon>
        <draw:polygon draw:style-name="gr16" draw:text-style-name="P4" draw:layer="layout" svg:width="1cm" svg:height="1cm" svg:x="70.854cm" svg:y="86.276cm" svg:viewBox="0 0 1001 1001" draw:points="0,1001 1001,1001 1001,0 0,0">
          <text:p/>
        </draw:polygon>
        <draw:polygon draw:style-name="gr16" draw:text-style-name="P4" draw:layer="layout" svg:width="0.186cm" svg:height="1cm" svg:x="70.854cm" svg:y="86.276cm" svg:viewBox="0 0 187 1001" draw:points="0,1001 187,1001 187,0 0,0">
          <text:p/>
        </draw:polygon>
        <draw:polygon draw:style-name="gr16" draw:text-style-name="P4" draw:layer="layout" svg:width="1cm" svg:height="1cm" svg:x="70.854cm" svg:y="87.376cm" svg:viewBox="0 0 1001 1001" draw:points="0,1001 1001,1001 1001,0 0,0">
          <text:p/>
        </draw:polygon>
        <draw:polygon draw:style-name="gr16" draw:text-style-name="P4" draw:layer="layout" svg:width="0.186cm" svg:height="1cm" svg:x="70.854cm" svg:y="87.376cm" svg:viewBox="0 0 187 1001" draw:points="0,1001 187,1001 186,0 0,0">
          <text:p/>
        </draw:polygon>
        <draw:polygon draw:style-name="gr16" draw:text-style-name="P4" draw:layer="layout" svg:width="1cm" svg:height="1cm" svg:x="70.854cm" svg:y="88.476cm" svg:viewBox="0 0 1001 1001" draw:points="0,1001 1001,1001 1001,0 0,0">
          <text:p/>
        </draw:polygon>
        <draw:polygon draw:style-name="gr16" draw:text-style-name="P4" draw:layer="layout" svg:width="0.186cm" svg:height="1cm" svg:x="70.854cm" svg:y="88.476cm" svg:viewBox="0 0 187 1001" draw:points="0,1001 187,1001 187,0 0,0">
          <text:p/>
        </draw:polygon>
        <draw:polygon draw:style-name="gr16" draw:text-style-name="P4" draw:layer="layout" svg:width="1cm" svg:height="1cm" svg:x="70.854cm" svg:y="89.576cm" svg:viewBox="0 0 1001 1001" draw:points="0,1001 1001,1001 1001,0 0,0">
          <text:p/>
        </draw:polygon>
        <draw:polygon draw:style-name="gr16" draw:text-style-name="P4" draw:layer="layout" svg:width="0.186cm" svg:height="1cm" svg:x="70.854cm" svg:y="89.576cm" svg:viewBox="0 0 187 1001" draw:points="0,1001 187,1001 187,0 0,0">
          <text:p/>
        </draw:polygon>
        <draw:polygon draw:style-name="gr16" draw:text-style-name="P4" draw:layer="layout" svg:width="1cm" svg:height="1cm" svg:x="70.854cm" svg:y="90.676cm" svg:viewBox="0 0 1001 1001" draw:points="0,1001 1001,1001 1001,0 0,0">
          <text:p/>
        </draw:polygon>
        <draw:polygon draw:style-name="gr16" draw:text-style-name="P4" draw:layer="layout" svg:width="0.186cm" svg:height="1cm" svg:x="70.854cm" svg:y="90.676cm" svg:viewBox="0 0 187 1001" draw:points="0,1001 187,1001 187,0 0,0">
          <text:p/>
        </draw:polygon>
        <draw:polygon draw:style-name="gr16" draw:text-style-name="P4" draw:layer="layout" svg:width="1cm" svg:height="1cm" svg:x="70.854cm" svg:y="91.776cm" svg:viewBox="0 0 1001 1001" draw:points="0,1001 1001,1001 1001,0 0,0">
          <text:p/>
        </draw:polygon>
        <draw:polygon draw:style-name="gr16" draw:text-style-name="P4" draw:layer="layout" svg:width="0.186cm" svg:height="1cm" svg:x="70.854cm" svg:y="91.776cm" svg:viewBox="0 0 187 1001" draw:points="0,1001 187,1001 187,0 0,0">
          <text:p/>
        </draw:polygon>
        <draw:polygon draw:style-name="gr16" draw:text-style-name="P4" draw:layer="layout" svg:width="1cm" svg:height="1cm" svg:x="70.854cm" svg:y="92.876cm" svg:viewBox="0 0 1001 1001" draw:points="0,1001 1001,1001 1001,0 0,0">
          <text:p/>
        </draw:polygon>
        <draw:polygon draw:style-name="gr16" draw:text-style-name="P4" draw:layer="layout" svg:width="0.186cm" svg:height="1cm" svg:x="70.854cm" svg:y="92.876cm" svg:viewBox="0 0 187 1001" draw:points="0,1001 187,1001 187,0 0,0">
          <text:p/>
        </draw:polygon>
        <draw:polygon draw:style-name="gr16" draw:text-style-name="P4" draw:layer="layout" svg:width="1cm" svg:height="1cm" svg:x="70.854cm" svg:y="93.976cm" svg:viewBox="0 0 1001 1001" draw:points="0,1001 1001,1001 1001,0 0,0">
          <text:p/>
        </draw:polygon>
        <draw:polygon draw:style-name="gr16" draw:text-style-name="P4" draw:layer="layout" svg:width="0.186cm" svg:height="1cm" svg:x="70.854cm" svg:y="93.976cm" svg:viewBox="0 0 187 1001" draw:points="0,1001 187,1001 186,0 0,0">
          <text:p/>
        </draw:polygon>
        <draw:polygon draw:style-name="gr16" draw:text-style-name="P4" draw:layer="layout" svg:width="1cm" svg:height="1cm" svg:x="68.943cm" svg:y="82.976cm" svg:viewBox="0 0 1001 1001" draw:points="0,1001 1001,1001 1001,0 0,0">
          <text:p/>
        </draw:polygon>
        <draw:polygon draw:style-name="gr16" draw:text-style-name="P4" draw:layer="layout" svg:width="0.186cm" svg:height="1cm" svg:x="68.943cm" svg:y="82.976cm" svg:viewBox="0 0 187 1001" draw:points="0,1001 187,1001 187,0 0,0">
          <text:p/>
        </draw:polygon>
        <draw:polygon draw:style-name="gr16" draw:text-style-name="P4" draw:layer="layout" svg:width="1cm" svg:height="1cm" svg:x="68.943cm" svg:y="84.076cm" svg:viewBox="0 0 1001 1001" draw:points="0,1001 1001,1001 1001,0 0,0">
          <text:p/>
        </draw:polygon>
        <draw:polygon draw:style-name="gr16" draw:text-style-name="P4" draw:layer="layout" svg:width="0.186cm" svg:height="1cm" svg:x="68.943cm" svg:y="84.076cm" svg:viewBox="0 0 187 1001" draw:points="0,1001 187,1001 187,0 0,0">
          <text:p/>
        </draw:polygon>
        <draw:polygon draw:style-name="gr16" draw:text-style-name="P4" draw:layer="layout" svg:width="1cm" svg:height="1cm" svg:x="68.943cm" svg:y="85.176cm" svg:viewBox="0 0 1001 1001" draw:points="0,1001 1001,1001 1001,0 0,0">
          <text:p/>
        </draw:polygon>
        <draw:polygon draw:style-name="gr16" draw:text-style-name="P4" draw:layer="layout" svg:width="0.186cm" svg:height="1cm" svg:x="68.943cm" svg:y="85.176cm" svg:viewBox="0 0 187 1001" draw:points="0,1001 187,1001 187,0 0,0">
          <text:p/>
        </draw:polygon>
        <draw:polygon draw:style-name="gr16" draw:text-style-name="P4" draw:layer="layout" svg:width="1cm" svg:height="1cm" svg:x="68.943cm" svg:y="86.276cm" svg:viewBox="0 0 1001 1001" draw:points="0,1001 1001,1001 1001,0 0,0">
          <text:p/>
        </draw:polygon>
        <draw:polygon draw:style-name="gr16" draw:text-style-name="P4" draw:layer="layout" svg:width="0.186cm" svg:height="1cm" svg:x="68.943cm" svg:y="86.276cm" svg:viewBox="0 0 187 1001" draw:points="0,1001 187,1001 187,0 0,0">
          <text:p/>
        </draw:polygon>
        <draw:polygon draw:style-name="gr16" draw:text-style-name="P4" draw:layer="layout" svg:width="1cm" svg:height="1cm" svg:x="68.943cm" svg:y="87.376cm" svg:viewBox="0 0 1001 1001" draw:points="0,1001 1001,1001 1001,0 0,0">
          <text:p/>
        </draw:polygon>
        <draw:polygon draw:style-name="gr16" draw:text-style-name="P4" draw:layer="layout" svg:width="0.186cm" svg:height="1cm" svg:x="68.943cm" svg:y="87.376cm" svg:viewBox="0 0 187 1001" draw:points="0,1001 187,1001 187,0 0,0">
          <text:p/>
        </draw:polygon>
        <draw:polygon draw:style-name="gr16" draw:text-style-name="P4" draw:layer="layout" svg:width="1cm" svg:height="1cm" svg:x="68.943cm" svg:y="88.476cm" svg:viewBox="0 0 1001 1001" draw:points="0,1001 1001,1001 1001,0 0,0">
          <text:p/>
        </draw:polygon>
        <draw:polygon draw:style-name="gr16" draw:text-style-name="P4" draw:layer="layout" svg:width="0.186cm" svg:height="1cm" svg:x="68.943cm" svg:y="88.476cm" svg:viewBox="0 0 187 1001" draw:points="0,1001 187,1001 187,0 0,0">
          <text:p/>
        </draw:polygon>
        <draw:polygon draw:style-name="gr16" draw:text-style-name="P4" draw:layer="layout" svg:width="1cm" svg:height="1cm" svg:x="68.943cm" svg:y="89.576cm" svg:viewBox="0 0 1001 1001" draw:points="0,1001 1001,1001 1001,0 0,0">
          <text:p/>
        </draw:polygon>
        <draw:polygon draw:style-name="gr16" draw:text-style-name="P4" draw:layer="layout" svg:width="0.186cm" svg:height="1cm" svg:x="68.943cm" svg:y="89.576cm" svg:viewBox="0 0 187 1001" draw:points="0,1001 187,1001 187,0 0,0">
          <text:p/>
        </draw:polygon>
        <draw:polygon draw:style-name="gr16" draw:text-style-name="P4" draw:layer="layout" svg:width="1cm" svg:height="1cm" svg:x="68.943cm" svg:y="90.676cm" svg:viewBox="0 0 1001 1001" draw:points="0,1001 1001,1001 1001,0 0,0">
          <text:p/>
        </draw:polygon>
        <draw:polygon draw:style-name="gr16" draw:text-style-name="P4" draw:layer="layout" svg:width="0.186cm" svg:height="1cm" svg:x="68.943cm" svg:y="90.676cm" svg:viewBox="0 0 187 1001" draw:points="0,1001 187,1001 187,0 0,0">
          <text:p/>
        </draw:polygon>
        <draw:polygon draw:style-name="gr16" draw:text-style-name="P4" draw:layer="layout" svg:width="1cm" svg:height="1cm" svg:x="68.943cm" svg:y="91.776cm" svg:viewBox="0 0 1001 1001" draw:points="0,1001 1001,1001 1001,0 0,0">
          <text:p/>
        </draw:polygon>
        <draw:polygon draw:style-name="gr16" draw:text-style-name="P4" draw:layer="layout" svg:width="0.186cm" svg:height="1cm" svg:x="68.943cm" svg:y="91.776cm" svg:viewBox="0 0 187 1001" draw:points="0,1001 187,1001 187,0 0,0">
          <text:p/>
        </draw:polygon>
        <draw:polygon draw:style-name="gr16" draw:text-style-name="P4" draw:layer="layout" svg:width="1cm" svg:height="1cm" svg:x="68.943cm" svg:y="92.876cm" svg:viewBox="0 0 1001 1001" draw:points="0,1001 1001,1001 1001,0 0,0">
          <text:p/>
        </draw:polygon>
        <draw:polygon draw:style-name="gr16" draw:text-style-name="P4" draw:layer="layout" svg:width="0.186cm" svg:height="1cm" svg:x="68.943cm" svg:y="92.876cm" svg:viewBox="0 0 187 1001" draw:points="0,1001 187,1001 187,0 0,0">
          <text:p/>
        </draw:polygon>
        <draw:polygon draw:style-name="gr16" draw:text-style-name="P4" draw:layer="layout" svg:width="1cm" svg:height="1cm" svg:x="68.943cm" svg:y="93.976cm" svg:viewBox="0 0 1001 1001" draw:points="0,1001 1001,1001 1001,0 0,0">
          <text:p/>
        </draw:polygon>
        <draw:polygon draw:style-name="gr16" draw:text-style-name="P4" draw:layer="layout" svg:width="0.186cm" svg:height="1cm" svg:x="68.943cm" svg:y="93.976cm" svg:viewBox="0 0 187 1001" draw:points="0,1001 187,1001 187,0 0,0">
          <text:p/>
        </draw:polygon>
        <draw:polygon draw:style-name="gr16" draw:text-style-name="P4" draw:layer="layout" svg:width="1cm" svg:height="1cm" svg:x="67.033cm" svg:y="82.976cm" svg:viewBox="0 0 1001 1001" draw:points="0,1001 1001,1001 1001,0 0,0">
          <text:p/>
        </draw:polygon>
        <draw:polygon draw:style-name="gr16" draw:text-style-name="P4" draw:layer="layout" svg:width="0.186cm" svg:height="1cm" svg:x="67.033cm" svg:y="82.976cm" svg:viewBox="0 0 187 1001" draw:points="0,1001 187,1001 187,0 0,0">
          <text:p/>
        </draw:polygon>
        <draw:polygon draw:style-name="gr16" draw:text-style-name="P4" draw:layer="layout" svg:width="1cm" svg:height="1cm" svg:x="67.033cm" svg:y="84.076cm" svg:viewBox="0 0 1001 1001" draw:points="0,1001 1001,1000 1001,0 0,0">
          <text:p/>
        </draw:polygon>
        <draw:polygon draw:style-name="gr16" draw:text-style-name="P4" draw:layer="layout" svg:width="0.186cm" svg:height="1cm" svg:x="67.033cm" svg:y="84.076cm" svg:viewBox="0 0 187 1001" draw:points="0,1001 187,1001 187,0 0,0">
          <text:p/>
        </draw:polygon>
        <draw:polygon draw:style-name="gr16" draw:text-style-name="P4" draw:layer="layout" svg:width="1cm" svg:height="1cm" svg:x="67.033cm" svg:y="85.176cm" svg:viewBox="0 0 1001 1001" draw:points="0,1001 1001,1001 1001,0 0,0">
          <text:p/>
        </draw:polygon>
        <draw:polygon draw:style-name="gr16" draw:text-style-name="P4" draw:layer="layout" svg:width="0.186cm" svg:height="1cm" svg:x="67.033cm" svg:y="85.176cm" svg:viewBox="0 0 187 1001" draw:points="0,1001 187,1001 187,0 0,0">
          <text:p/>
        </draw:polygon>
        <draw:polygon draw:style-name="gr16" draw:text-style-name="P4" draw:layer="layout" svg:width="1cm" svg:height="1cm" svg:x="67.033cm" svg:y="86.276cm" svg:viewBox="0 0 1001 1001" draw:points="0,1001 1001,1001 1001,0 0,0">
          <text:p/>
        </draw:polygon>
        <draw:polygon draw:style-name="gr16" draw:text-style-name="P4" draw:layer="layout" svg:width="0.186cm" svg:height="1cm" svg:x="67.033cm" svg:y="86.276cm" svg:viewBox="0 0 187 1001" draw:points="0,1001 187,1001 187,0 0,0">
          <text:p/>
        </draw:polygon>
        <draw:polygon draw:style-name="gr16" draw:text-style-name="P4" draw:layer="layout" svg:width="1cm" svg:height="1cm" svg:x="67.033cm" svg:y="87.376cm" svg:viewBox="0 0 1001 1001" draw:points="0,1001 1001,1001 1001,0 0,0">
          <text:p/>
        </draw:polygon>
        <draw:polygon draw:style-name="gr16" draw:text-style-name="P4" draw:layer="layout" svg:width="0.186cm" svg:height="1cm" svg:x="67.033cm" svg:y="87.376cm" svg:viewBox="0 0 187 1001" draw:points="0,1001 187,1001 186,0 0,0">
          <text:p/>
        </draw:polygon>
        <draw:polygon draw:style-name="gr16" draw:text-style-name="P4" draw:layer="layout" svg:width="1cm" svg:height="1cm" svg:x="67.033cm" svg:y="88.476cm" svg:viewBox="0 0 1001 1001" draw:points="0,1001 1001,1000 1001,0 0,0">
          <text:p/>
        </draw:polygon>
        <draw:polygon draw:style-name="gr16" draw:text-style-name="P4" draw:layer="layout" svg:width="0.186cm" svg:height="1cm" svg:x="67.033cm" svg:y="88.476cm" svg:viewBox="0 0 187 1001" draw:points="0,1001 187,1001 187,0 0,0">
          <text:p/>
        </draw:polygon>
        <draw:polygon draw:style-name="gr16" draw:text-style-name="P4" draw:layer="layout" svg:width="1cm" svg:height="1cm" svg:x="67.033cm" svg:y="89.576cm" svg:viewBox="0 0 1001 1001" draw:points="0,1001 1001,1000 1001,0 0,0">
          <text:p/>
        </draw:polygon>
        <draw:polygon draw:style-name="gr16" draw:text-style-name="P4" draw:layer="layout" svg:width="0.186cm" svg:height="1cm" svg:x="67.033cm" svg:y="89.576cm" svg:viewBox="0 0 187 1001" draw:points="0,1001 187,1001 187,0 0,0">
          <text:p/>
        </draw:polygon>
        <draw:polygon draw:style-name="gr16" draw:text-style-name="P4" draw:layer="layout" svg:width="1cm" svg:height="1cm" svg:x="67.033cm" svg:y="90.676cm" svg:viewBox="0 0 1001 1001" draw:points="0,1001 1001,1001 1001,0 0,0">
          <text:p/>
        </draw:polygon>
        <draw:polygon draw:style-name="gr16" draw:text-style-name="P4" draw:layer="layout" svg:width="0.186cm" svg:height="1cm" svg:x="67.033cm" svg:y="90.676cm" svg:viewBox="0 0 187 1001" draw:points="0,1001 187,1001 187,0 0,0">
          <text:p/>
        </draw:polygon>
        <draw:polygon draw:style-name="gr16" draw:text-style-name="P4" draw:layer="layout" svg:width="1cm" svg:height="1cm" svg:x="67.033cm" svg:y="91.776cm" svg:viewBox="0 0 1001 1001" draw:points="0,1001 1001,1001 1001,0 0,0">
          <text:p/>
        </draw:polygon>
        <draw:polygon draw:style-name="gr16" draw:text-style-name="P4" draw:layer="layout" svg:width="0.186cm" svg:height="1cm" svg:x="67.033cm" svg:y="91.776cm" svg:viewBox="0 0 187 1001" draw:points="0,1001 187,1001 187,0 0,0">
          <text:p/>
        </draw:polygon>
        <draw:polygon draw:style-name="gr16" draw:text-style-name="P4" draw:layer="layout" svg:width="1cm" svg:height="1cm" svg:x="67.033cm" svg:y="92.876cm" svg:viewBox="0 0 1001 1001" draw:points="0,1001 1001,1001 1001,0 0,0">
          <text:p/>
        </draw:polygon>
        <draw:polygon draw:style-name="gr16" draw:text-style-name="P4" draw:layer="layout" svg:width="0.186cm" svg:height="1cm" svg:x="67.033cm" svg:y="92.876cm" svg:viewBox="0 0 187 1001" draw:points="0,1001 187,1001 187,0 0,0">
          <text:p/>
        </draw:polygon>
        <draw:polygon draw:style-name="gr16" draw:text-style-name="P4" draw:layer="layout" svg:width="1cm" svg:height="1cm" svg:x="67.033cm" svg:y="93.976cm" svg:viewBox="0 0 1001 1001" draw:points="0,1001 1001,1001 1001,0 0,0">
          <text:p/>
        </draw:polygon>
        <draw:polygon draw:style-name="gr16" draw:text-style-name="P4" draw:layer="layout" svg:width="0.186cm" svg:height="1cm" svg:x="67.033cm" svg:y="93.976cm" svg:viewBox="0 0 187 1001" draw:points="0,1001 187,1001 187,0 0,0">
          <text:p/>
        </draw:polygon>
        <draw:polygon draw:style-name="gr16" draw:text-style-name="P4" draw:layer="layout" svg:width="1cm" svg:height="1cm" svg:x="65.274cm" svg:y="82.976cm" svg:viewBox="0 0 1001 1001" draw:points="0,1001 1001,1001 1001,0 0,0">
          <text:p/>
        </draw:polygon>
        <draw:polygon draw:style-name="gr16" draw:text-style-name="P4" draw:layer="layout" svg:width="0.186cm" svg:height="1cm" svg:x="65.274cm" svg:y="82.976cm" svg:viewBox="0 0 187 1001" draw:points="0,1001 187,1001 187,0 0,0">
          <text:p/>
        </draw:polygon>
        <draw:polygon draw:style-name="gr16" draw:text-style-name="P4" draw:layer="layout" svg:width="1cm" svg:height="1cm" svg:x="65.274cm" svg:y="84.076cm" svg:viewBox="0 0 1001 1001" draw:points="0,1001 1001,1001 1001,0 0,0">
          <text:p/>
        </draw:polygon>
        <draw:polygon draw:style-name="gr16" draw:text-style-name="P4" draw:layer="layout" svg:width="0.186cm" svg:height="1cm" svg:x="65.274cm" svg:y="84.076cm" svg:viewBox="0 0 187 1001" draw:points="0,1001 187,1001 187,0 0,0">
          <text:p/>
        </draw:polygon>
        <draw:polygon draw:style-name="gr16" draw:text-style-name="P4" draw:layer="layout" svg:width="1cm" svg:height="1cm" svg:x="65.274cm" svg:y="85.176cm" svg:viewBox="0 0 1001 1001" draw:points="0,1001 1001,1001 1001,0 0,0">
          <text:p/>
        </draw:polygon>
        <draw:polygon draw:style-name="gr16" draw:text-style-name="P4" draw:layer="layout" svg:width="0.186cm" svg:height="1cm" svg:x="65.274cm" svg:y="85.176cm" svg:viewBox="0 0 187 1001" draw:points="0,1001 187,1001 187,0 0,0">
          <text:p/>
        </draw:polygon>
        <draw:polygon draw:style-name="gr16" draw:text-style-name="P4" draw:layer="layout" svg:width="1cm" svg:height="1cm" svg:x="65.274cm" svg:y="86.276cm" svg:viewBox="0 0 1001 1001" draw:points="0,1001 1001,1001 1001,0 0,0">
          <text:p/>
        </draw:polygon>
        <draw:polygon draw:style-name="gr16" draw:text-style-name="P4" draw:layer="layout" svg:width="0.186cm" svg:height="1cm" svg:x="65.274cm" svg:y="86.276cm" svg:viewBox="0 0 187 1001" draw:points="0,1001 187,1001 187,0 0,0">
          <text:p/>
        </draw:polygon>
        <draw:polygon draw:style-name="gr16" draw:text-style-name="P4" draw:layer="layout" svg:width="1cm" svg:height="1cm" svg:x="65.274cm" svg:y="87.376cm" svg:viewBox="0 0 1001 1001" draw:points="0,1001 1001,1001 1001,0 0,0">
          <text:p/>
        </draw:polygon>
        <draw:polygon draw:style-name="gr16" draw:text-style-name="P4" draw:layer="layout" svg:width="0.186cm" svg:height="1cm" svg:x="65.274cm" svg:y="87.376cm" svg:viewBox="0 0 187 1001" draw:points="0,1001 187,1001 187,0 0,0">
          <text:p/>
        </draw:polygon>
        <draw:polygon draw:style-name="gr16" draw:text-style-name="P4" draw:layer="layout" svg:width="1cm" svg:height="1cm" svg:x="65.274cm" svg:y="88.476cm" svg:viewBox="0 0 1001 1001" draw:points="0,1001 1001,1001 1001,0 0,0">
          <text:p/>
        </draw:polygon>
        <draw:polygon draw:style-name="gr16" draw:text-style-name="P4" draw:layer="layout" svg:width="0.186cm" svg:height="1cm" svg:x="65.274cm" svg:y="88.476cm" svg:viewBox="0 0 187 1001" draw:points="0,1001 187,1001 187,0 0,0">
          <text:p/>
        </draw:polygon>
        <draw:polygon draw:style-name="gr16" draw:text-style-name="P4" draw:layer="layout" svg:width="1cm" svg:height="1cm" svg:x="65.274cm" svg:y="89.576cm" svg:viewBox="0 0 1001 1001" draw:points="0,1001 1001,1001 1001,0 0,0">
          <text:p/>
        </draw:polygon>
        <draw:polygon draw:style-name="gr16" draw:text-style-name="P4" draw:layer="layout" svg:width="0.186cm" svg:height="1cm" svg:x="65.274cm" svg:y="89.576cm" svg:viewBox="0 0 187 1001" draw:points="0,1001 187,1001 187,0 0,0">
          <text:p/>
        </draw:polygon>
        <draw:polygon draw:style-name="gr16" draw:text-style-name="P4" draw:layer="layout" svg:width="1cm" svg:height="1cm" svg:x="65.274cm" svg:y="90.676cm" svg:viewBox="0 0 1001 1001" draw:points="0,1001 1001,1001 1001,0 0,0">
          <text:p/>
        </draw:polygon>
        <draw:polygon draw:style-name="gr16" draw:text-style-name="P4" draw:layer="layout" svg:width="0.186cm" svg:height="1cm" svg:x="65.274cm" svg:y="90.676cm" svg:viewBox="0 0 187 1001" draw:points="0,1001 187,1001 187,0 0,0">
          <text:p/>
        </draw:polygon>
        <draw:polygon draw:style-name="gr16" draw:text-style-name="P4" draw:layer="layout" svg:width="1cm" svg:height="1cm" svg:x="65.274cm" svg:y="91.776cm" svg:viewBox="0 0 1001 1001" draw:points="0,1001 1001,1001 1001,0 0,0">
          <text:p/>
        </draw:polygon>
        <draw:polygon draw:style-name="gr16" draw:text-style-name="P4" draw:layer="layout" svg:width="0.186cm" svg:height="1cm" svg:x="65.274cm" svg:y="91.776cm" svg:viewBox="0 0 187 1001" draw:points="0,1001 187,1001 187,0 0,0">
          <text:p/>
        </draw:polygon>
        <draw:polygon draw:style-name="gr16" draw:text-style-name="P4" draw:layer="layout" svg:width="1cm" svg:height="1cm" svg:x="65.274cm" svg:y="92.876cm" svg:viewBox="0 0 1001 1001" draw:points="0,1001 1001,1001 1001,0 0,0">
          <text:p/>
        </draw:polygon>
        <draw:polygon draw:style-name="gr16" draw:text-style-name="P4" draw:layer="layout" svg:width="0.186cm" svg:height="1cm" svg:x="65.274cm" svg:y="92.876cm" svg:viewBox="0 0 187 1001" draw:points="0,1001 187,1001 187,0 0,0">
          <text:p/>
        </draw:polygon>
        <draw:polygon draw:style-name="gr16" draw:text-style-name="P4" draw:layer="layout" svg:width="1cm" svg:height="1cm" svg:x="65.274cm" svg:y="93.976cm" svg:viewBox="0 0 1001 1001" draw:points="0,1001 1001,1001 1001,0 0,0">
          <text:p/>
        </draw:polygon>
        <draw:polygon draw:style-name="gr16" draw:text-style-name="P4" draw:layer="layout" svg:width="0.186cm" svg:height="1cm" svg:x="65.274cm" svg:y="93.976cm" svg:viewBox="0 0 187 1001" draw:points="0,1001 187,1001 187,0 0,0">
          <text:p/>
        </draw:polygon>
        <draw:polygon draw:style-name="gr16" draw:text-style-name="P4" draw:layer="layout" svg:width="1cm" svg:height="1cm" svg:x="63.364cm" svg:y="82.976cm" svg:viewBox="0 0 1001 1001" draw:points="0,1001 1001,1001 1001,0 0,0">
          <text:p/>
        </draw:polygon>
        <draw:polygon draw:style-name="gr16" draw:text-style-name="P4" draw:layer="layout" svg:width="0.186cm" svg:height="1cm" svg:x="63.364cm" svg:y="82.976cm" svg:viewBox="0 0 187 1001" draw:points="0,1001 187,1001 187,0 0,0">
          <text:p/>
        </draw:polygon>
        <draw:polygon draw:style-name="gr16" draw:text-style-name="P4" draw:layer="layout" svg:width="1cm" svg:height="1cm" svg:x="63.364cm" svg:y="84.076cm" svg:viewBox="0 0 1001 1001" draw:points="0,1001 1001,1001 1001,0 0,0">
          <text:p/>
        </draw:polygon>
        <draw:polygon draw:style-name="gr16" draw:text-style-name="P4" draw:layer="layout" svg:width="0.186cm" svg:height="1cm" svg:x="63.364cm" svg:y="84.076cm" svg:viewBox="0 0 187 1001" draw:points="0,1001 187,1001 187,0 0,0">
          <text:p/>
        </draw:polygon>
        <draw:polygon draw:style-name="gr16" draw:text-style-name="P4" draw:layer="layout" svg:width="1cm" svg:height="1cm" svg:x="63.364cm" svg:y="85.176cm" svg:viewBox="0 0 1001 1001" draw:points="0,1001 1001,1001 1001,0 0,0">
          <text:p/>
        </draw:polygon>
        <draw:polygon draw:style-name="gr16" draw:text-style-name="P4" draw:layer="layout" svg:width="0.186cm" svg:height="1cm" svg:x="63.364cm" svg:y="85.176cm" svg:viewBox="0 0 187 1001" draw:points="0,1001 187,1001 187,0 0,0">
          <text:p/>
        </draw:polygon>
        <draw:polygon draw:style-name="gr16" draw:text-style-name="P4" draw:layer="layout" svg:width="1cm" svg:height="1cm" svg:x="63.364cm" svg:y="86.276cm" svg:viewBox="0 0 1001 1001" draw:points="0,1001 1001,1001 1001,0 0,0">
          <text:p/>
        </draw:polygon>
        <draw:polygon draw:style-name="gr16" draw:text-style-name="P4" draw:layer="layout" svg:width="0.186cm" svg:height="1cm" svg:x="63.364cm" svg:y="86.276cm" svg:viewBox="0 0 187 1001" draw:points="0,1001 187,1001 187,0 0,0">
          <text:p/>
        </draw:polygon>
        <draw:polygon draw:style-name="gr16" draw:text-style-name="P4" draw:layer="layout" svg:width="1cm" svg:height="1cm" svg:x="63.364cm" svg:y="87.376cm" svg:viewBox="0 0 1001 1001" draw:points="0,1001 1001,1001 1001,0 0,0">
          <text:p/>
        </draw:polygon>
        <draw:polygon draw:style-name="gr16" draw:text-style-name="P4" draw:layer="layout" svg:width="0.186cm" svg:height="1cm" svg:x="63.364cm" svg:y="87.376cm" svg:viewBox="0 0 187 1001" draw:points="0,1001 187,1001 187,0 0,0">
          <text:p/>
        </draw:polygon>
        <draw:polygon draw:style-name="gr16" draw:text-style-name="P4" draw:layer="layout" svg:width="1cm" svg:height="1cm" svg:x="63.364cm" svg:y="88.476cm" svg:viewBox="0 0 1001 1001" draw:points="0,1001 1001,1001 1001,0 0,0">
          <text:p/>
        </draw:polygon>
        <draw:polygon draw:style-name="gr16" draw:text-style-name="P4" draw:layer="layout" svg:width="0.186cm" svg:height="1cm" svg:x="63.364cm" svg:y="88.476cm" svg:viewBox="0 0 187 1001" draw:points="0,1001 187,1001 187,0 0,0">
          <text:p/>
        </draw:polygon>
        <draw:polygon draw:style-name="gr16" draw:text-style-name="P4" draw:layer="layout" svg:width="1cm" svg:height="1cm" svg:x="63.364cm" svg:y="89.576cm" svg:viewBox="0 0 1001 1001" draw:points="0,1001 1001,1001 1001,0 0,0">
          <text:p/>
        </draw:polygon>
        <draw:polygon draw:style-name="gr16" draw:text-style-name="P4" draw:layer="layout" svg:width="0.186cm" svg:height="1cm" svg:x="63.364cm" svg:y="89.576cm" svg:viewBox="0 0 187 1001" draw:points="0,1001 187,1001 187,0 0,0">
          <text:p/>
        </draw:polygon>
        <draw:polygon draw:style-name="gr16" draw:text-style-name="P4" draw:layer="layout" svg:width="1cm" svg:height="1cm" svg:x="63.364cm" svg:y="90.676cm" svg:viewBox="0 0 1001 1001" draw:points="0,1001 1001,1001 1001,0 0,0">
          <text:p/>
        </draw:polygon>
        <draw:polygon draw:style-name="gr16" draw:text-style-name="P4" draw:layer="layout" svg:width="0.186cm" svg:height="1cm" svg:x="63.364cm" svg:y="90.676cm" svg:viewBox="0 0 187 1001" draw:points="0,1001 187,1001 187,0 0,0">
          <text:p/>
        </draw:polygon>
        <draw:polygon draw:style-name="gr16" draw:text-style-name="P4" draw:layer="layout" svg:width="1cm" svg:height="1cm" svg:x="63.364cm" svg:y="91.776cm" svg:viewBox="0 0 1001 1001" draw:points="0,1001 1001,1001 1001,0 0,0">
          <text:p/>
        </draw:polygon>
        <draw:polygon draw:style-name="gr16" draw:text-style-name="P4" draw:layer="layout" svg:width="0.186cm" svg:height="1cm" svg:x="63.364cm" svg:y="91.776cm" svg:viewBox="0 0 187 1001" draw:points="0,1001 187,1001 187,0 0,0">
          <text:p/>
        </draw:polygon>
        <draw:polygon draw:style-name="gr16" draw:text-style-name="P4" draw:layer="layout" svg:width="1cm" svg:height="1cm" svg:x="63.364cm" svg:y="92.876cm" svg:viewBox="0 0 1001 1001" draw:points="0,1001 1001,1001 1001,0 0,0">
          <text:p/>
        </draw:polygon>
        <draw:polygon draw:style-name="gr16" draw:text-style-name="P4" draw:layer="layout" svg:width="0.186cm" svg:height="1cm" svg:x="63.364cm" svg:y="92.876cm" svg:viewBox="0 0 187 1001" draw:points="0,1001 187,1001 187,0 0,0">
          <text:p/>
        </draw:polygon>
        <draw:polygon draw:style-name="gr16" draw:text-style-name="P4" draw:layer="layout" svg:width="1cm" svg:height="1cm" svg:x="63.364cm" svg:y="93.976cm" svg:viewBox="0 0 1001 1001" draw:points="0,1001 1001,1001 1001,0 0,0">
          <text:p/>
        </draw:polygon>
        <draw:polygon draw:style-name="gr16" draw:text-style-name="P4" draw:layer="layout" svg:width="0.186cm" svg:height="1cm" svg:x="63.364cm" svg:y="93.976cm" svg:viewBox="0 0 187 1001" draw:points="0,1001 187,1001 187,0 0,0">
          <text:p/>
        </draw:polygon>
        <draw:polygon draw:style-name="gr16" draw:text-style-name="P4" draw:layer="layout" svg:width="1cm" svg:height="1cm" svg:x="61.454cm" svg:y="82.976cm" svg:viewBox="0 0 1001 1001" draw:points="0,1001 1001,1001 1001,0 0,0">
          <text:p/>
        </draw:polygon>
        <draw:polygon draw:style-name="gr16" draw:text-style-name="P4" draw:layer="layout" svg:width="0.186cm" svg:height="1cm" svg:x="61.454cm" svg:y="82.976cm" svg:viewBox="0 0 187 1001" draw:points="0,1001 187,1001 187,0 0,0">
          <text:p/>
        </draw:polygon>
        <draw:polygon draw:style-name="gr16" draw:text-style-name="P4" draw:layer="layout" svg:width="1cm" svg:height="1cm" svg:x="61.454cm" svg:y="84.076cm" svg:viewBox="0 0 1001 1001" draw:points="0,1001 1001,1001 1001,0 0,0">
          <text:p/>
        </draw:polygon>
        <draw:polygon draw:style-name="gr16" draw:text-style-name="P4" draw:layer="layout" svg:width="0.186cm" svg:height="1cm" svg:x="61.454cm" svg:y="84.076cm" svg:viewBox="0 0 187 1001" draw:points="0,1001 187,1001 187,0 0,0">
          <text:p/>
        </draw:polygon>
        <draw:polygon draw:style-name="gr16" draw:text-style-name="P4" draw:layer="layout" svg:width="1cm" svg:height="1cm" svg:x="61.454cm" svg:y="85.176cm" svg:viewBox="0 0 1001 1001" draw:points="0,1001 1001,1001 1001,0 0,0">
          <text:p/>
        </draw:polygon>
        <draw:polygon draw:style-name="gr16" draw:text-style-name="P4" draw:layer="layout" svg:width="0.186cm" svg:height="1cm" svg:x="61.454cm" svg:y="85.176cm" svg:viewBox="0 0 187 1001" draw:points="0,1001 187,1001 187,0 0,0">
          <text:p/>
        </draw:polygon>
        <draw:polygon draw:style-name="gr16" draw:text-style-name="P4" draw:layer="layout" svg:width="1cm" svg:height="1cm" svg:x="61.454cm" svg:y="86.276cm" svg:viewBox="0 0 1001 1001" draw:points="0,1001 1001,1001 1001,0 0,0">
          <text:p/>
        </draw:polygon>
        <draw:polygon draw:style-name="gr16" draw:text-style-name="P4" draw:layer="layout" svg:width="0.186cm" svg:height="1cm" svg:x="61.454cm" svg:y="86.276cm" svg:viewBox="0 0 187 1001" draw:points="0,1001 187,1001 187,0 0,0">
          <text:p/>
        </draw:polygon>
        <draw:polygon draw:style-name="gr16" draw:text-style-name="P4" draw:layer="layout" svg:width="1cm" svg:height="1cm" svg:x="61.454cm" svg:y="87.376cm" svg:viewBox="0 0 1001 1001" draw:points="0,1001 1001,1001 1001,0 0,0">
          <text:p/>
        </draw:polygon>
        <draw:polygon draw:style-name="gr16" draw:text-style-name="P4" draw:layer="layout" svg:width="0.186cm" svg:height="1cm" svg:x="61.454cm" svg:y="87.376cm" svg:viewBox="0 0 187 1001" draw:points="0,1001 187,1001 187,0 0,0">
          <text:p/>
        </draw:polygon>
        <draw:polygon draw:style-name="gr16" draw:text-style-name="P4" draw:layer="layout" svg:width="1cm" svg:height="1cm" svg:x="61.454cm" svg:y="88.476cm" svg:viewBox="0 0 1001 1001" draw:points="0,1001 1001,1000 1001,0 0,0">
          <text:p/>
        </draw:polygon>
        <draw:polygon draw:style-name="gr16" draw:text-style-name="P4" draw:layer="layout" svg:width="0.186cm" svg:height="1cm" svg:x="61.454cm" svg:y="88.476cm" svg:viewBox="0 0 187 1001" draw:points="0,1001 187,1001 187,0 0,0">
          <text:p/>
        </draw:polygon>
        <draw:polygon draw:style-name="gr16" draw:text-style-name="P4" draw:layer="layout" svg:width="1cm" svg:height="1cm" svg:x="61.454cm" svg:y="89.576cm" svg:viewBox="0 0 1001 1001" draw:points="0,1001 1001,1001 1001,0 0,0">
          <text:p/>
        </draw:polygon>
        <draw:polygon draw:style-name="gr16" draw:text-style-name="P4" draw:layer="layout" svg:width="0.186cm" svg:height="1cm" svg:x="61.454cm" svg:y="89.576cm" svg:viewBox="0 0 187 1001" draw:points="0,1001 187,1001 187,0 0,0">
          <text:p/>
        </draw:polygon>
        <draw:polygon draw:style-name="gr16" draw:text-style-name="P4" draw:layer="layout" svg:width="1cm" svg:height="1cm" svg:x="61.454cm" svg:y="90.676cm" svg:viewBox="0 0 1001 1001" draw:points="0,1001 1001,1001 1001,0 0,0">
          <text:p/>
        </draw:polygon>
        <draw:polygon draw:style-name="gr16" draw:text-style-name="P4" draw:layer="layout" svg:width="0.186cm" svg:height="1cm" svg:x="61.454cm" svg:y="90.676cm" svg:viewBox="0 0 187 1001" draw:points="0,1001 187,1001 187,0 0,0">
          <text:p/>
        </draw:polygon>
        <draw:polygon draw:style-name="gr16" draw:text-style-name="P4" draw:layer="layout" svg:width="1cm" svg:height="1cm" svg:x="61.454cm" svg:y="91.776cm" svg:viewBox="0 0 1001 1001" draw:points="0,1001 1001,1001 1001,0 0,0">
          <text:p/>
        </draw:polygon>
        <draw:polygon draw:style-name="gr16" draw:text-style-name="P4" draw:layer="layout" svg:width="0.186cm" svg:height="1cm" svg:x="61.454cm" svg:y="91.776cm" svg:viewBox="0 0 187 1001" draw:points="0,1001 187,1001 187,0 0,0">
          <text:p/>
        </draw:polygon>
        <draw:polygon draw:style-name="gr16" draw:text-style-name="P4" draw:layer="layout" svg:width="1cm" svg:height="1cm" svg:x="61.454cm" svg:y="92.876cm" svg:viewBox="0 0 1001 1001" draw:points="0,1001 1001,1001 1001,0 0,0">
          <text:p/>
        </draw:polygon>
        <draw:polygon draw:style-name="gr16" draw:text-style-name="P4" draw:layer="layout" svg:width="0.186cm" svg:height="1cm" svg:x="61.454cm" svg:y="92.876cm" svg:viewBox="0 0 187 1001" draw:points="0,1001 187,1001 187,0 0,0">
          <text:p/>
        </draw:polygon>
        <draw:polygon draw:style-name="gr16" draw:text-style-name="P4" draw:layer="layout" svg:width="1cm" svg:height="1cm" svg:x="61.454cm" svg:y="93.976cm" svg:viewBox="0 0 1001 1001" draw:points="0,1001 1001,1001 1001,0 0,0">
          <text:p/>
        </draw:polygon>
        <draw:polygon draw:style-name="gr16" draw:text-style-name="P4" draw:layer="layout" svg:width="0.186cm" svg:height="1cm" svg:x="61.454cm" svg:y="93.976cm" svg:viewBox="0 0 187 1001" draw:points="0,1001 187,1001 187,0 0,0">
          <text:p/>
        </draw:polygon>
        <draw:polygon draw:style-name="gr16" draw:text-style-name="P4" draw:layer="layout" svg:width="1cm" svg:height="1cm" draw:transform="rotate (-1.55892808788134) translate (18.8613495853865cm 47.3531197518431cm)" svg:viewBox="0 0 1001 1001" draw:points="0,1001 1001,1001 1001,0 0,0">
          <text:p/>
        </draw:polygon>
        <draw:polygon draw:style-name="gr16" draw:text-style-name="P4" draw:layer="layout" svg:width="0.186cm" svg:height="1cm" draw:transform="rotate (-1.55892808788134) translate (18.8613495853865cm 47.3531197518431cm)" svg:viewBox="0 0 187 1001" draw:points="0,1001 187,1001 187,0 0,0">
          <text:p/>
        </draw:polygon>
        <draw:polygon draw:style-name="gr16" draw:text-style-name="P4" draw:layer="layout" svg:width="1cm" svg:height="1cm" draw:transform="rotate (-1.55892808788134) translate (16.361427120014cm 47.3711927405942cm)" svg:viewBox="0 0 1001 1001" draw:points="0,1001 1001,1001 1001,0 0,0">
          <text:p/>
        </draw:polygon>
        <draw:polygon draw:style-name="gr16" draw:text-style-name="P4" draw:layer="layout" svg:width="0.186cm" svg:height="1cm" draw:transform="rotate (-1.55892808788134) translate (16.361427120014cm 47.3711927405942cm)" svg:viewBox="0 0 187 1001" draw:points="0,1001 187,1001 187,0 0,0">
          <text:p/>
        </draw:polygon>
        <draw:polygon draw:style-name="gr16" draw:text-style-name="P4" draw:layer="layout" svg:width="1cm" svg:height="1cm" draw:transform="rotate (-1.55892808788134) translate (13.8563831342456cm 47.3723019435403cm)" svg:viewBox="0 0 1001 1001" draw:points="0,1001 1001,1001 1001,0 0,0">
          <text:p/>
        </draw:polygon>
        <draw:polygon draw:style-name="gr16" draw:text-style-name="P4" draw:layer="layout" svg:width="0.186cm" svg:height="1cm" draw:transform="rotate (-1.55892808788134) translate (13.8563831342456cm 47.3723019435403cm)" svg:viewBox="0 0 187 1001" draw:points="0,1001 187,1001 187,0 0,0">
          <text:p/>
        </draw:polygon>
        <draw:polygon draw:style-name="gr16" draw:text-style-name="P4" draw:layer="layout" svg:width="1cm" svg:height="1cm" draw:transform="rotate (-1.55892808788134) translate (11.3615750334799cm 47.4063387436993cm)" svg:viewBox="0 0 1001 1001" draw:points="0,1001 1001,1001 1001,0 0,0">
          <text:p/>
        </draw:polygon>
        <draw:polygon draw:style-name="gr16" draw:text-style-name="P4" draw:layer="layout" svg:width="0.186cm" svg:height="1cm" draw:transform="rotate (-1.55892808788134) translate (11.3615750334799cm 47.4063387436993cm)" svg:viewBox="0 0 187 1001" draw:points="0,1001 187,1001 187,0 0,0">
          <text:p/>
        </draw:polygon>
        <draw:polygon draw:style-name="gr16" draw:text-style-name="P4" draw:layer="layout" svg:width="1cm" svg:height="1cm" draw:transform="rotate (-1.55892808788134) translate (8.86165256810722cm 47.4244117324504cm)" svg:viewBox="0 0 1001 1001" draw:points="0,1001 1001,1001 1001,0 0,0">
          <text:p/>
        </draw:polygon>
        <draw:polygon draw:style-name="gr16" draw:text-style-name="P4" draw:layer="layout" svg:width="0.186cm" svg:height="1cm" draw:transform="rotate (-1.55892808788134) translate (8.86165256810722cm 47.4244117324504cm)" svg:viewBox="0 0 187 1001" draw:points="0,1001 187,1001 187,0 0,0">
          <text:p/>
        </draw:polygon>
        <draw:polygon draw:style-name="gr16" draw:text-style-name="P4" draw:layer="layout" svg:width="1cm" svg:height="1cm" draw:transform="rotate (1.57236712312169) translate (7.99623928160586cm 52.3186258059105cm)" svg:viewBox="0 0 1001 1001" draw:points="0,1001 1001,1001 1001,0 0,0">
          <text:p/>
        </draw:polygon>
        <draw:polygon draw:style-name="gr16" draw:text-style-name="P4" draw:layer="layout" svg:width="0.186cm" svg:height="1cm" draw:transform="rotate (1.57236712312169) translate (7.99623928160586cm 52.3186258059105cm)" svg:viewBox="0 0 187 1001" draw:points="0,1001 187,1001 187,0 0,0">
          <text:p/>
        </draw:polygon>
        <draw:polygon draw:style-name="gr16" draw:text-style-name="P4" draw:layer="layout" svg:width="1cm" svg:height="1cm" draw:transform="rotate (1.57236712312169) translate (10.4892523500996cm 52.313929737555cm)" svg:viewBox="0 0 1001 1001" draw:points="0,1001 1001,1001 1001,0 0,0">
          <text:p/>
        </draw:polygon>
        <draw:polygon draw:style-name="gr16" draw:text-style-name="P4" draw:layer="layout" svg:width="0.186cm" svg:height="1cm" draw:transform="rotate (1.57236712312169) translate (10.4892523500996cm 52.313929737555cm)" svg:viewBox="0 0 187 1001" draw:points="0,1001 187,1001 187,0 0,0">
          <text:p/>
        </draw:polygon>
        <draw:polygon draw:style-name="gr16" draw:text-style-name="P4" draw:layer="layout" svg:width="1cm" svg:height="1cm" draw:transform="rotate (1.57236712312169) translate (12.996036074908cm 52.2771343074509cm)" svg:viewBox="0 0 1001 1001" draw:points="0,1001 1001,1001 1001,0 0,0">
          <text:p/>
        </draw:polygon>
        <draw:polygon draw:style-name="gr16" draw:text-style-name="P4" draw:layer="layout" svg:width="0.186cm" svg:height="1cm" draw:transform="rotate (1.57236712312169) translate (12.996036074908cm 52.2771343074509cm)" svg:viewBox="0 0 187 1001" draw:points="0,1001 187,1001 187,0 0,0">
          <text:p/>
        </draw:polygon>
        <draw:polygon draw:style-name="gr16" draw:text-style-name="P4" draw:layer="layout" svg:width="1cm" svg:height="1cm" draw:transform="rotate (1.57236712312169) translate (15.4960918989141cm 52.2783879949554cm)" svg:viewBox="0 0 1001 1001" draw:points="0,1001 1001,1001 1001,0 0,0">
          <text:p/>
        </draw:polygon>
        <draw:polygon draw:style-name="gr16" draw:text-style-name="P4" draw:layer="layout" svg:width="0.186cm" svg:height="1cm" draw:transform="rotate (1.57236712312169) translate (15.4960918989141cm 52.2783879949554cm)" svg:viewBox="0 0 187 1001" draw:points="0,1001 187,1001 187,0 0,0">
          <text:p/>
        </draw:polygon>
        <draw:polygon draw:style-name="gr16" draw:text-style-name="P4" draw:layer="layout" svg:width="1cm" svg:height="1cm" draw:transform="rotate (1.57236712312169) translate (17.9959616724097cm 52.2536423481374cm)" svg:viewBox="0 0 1001 1001" draw:points="0,1001 1001,1001 1001,0 0,0">
          <text:p/>
        </draw:polygon>
        <draw:polygon draw:style-name="gr16" draw:text-style-name="P4" draw:layer="layout" svg:width="0.186cm" svg:height="1cm" draw:transform="rotate (1.57236712312169) translate (17.9959616724097cm 52.2536423481374cm)" svg:viewBox="0 0 187 1001" draw:points="0,1001 187,1001 187,0 0,0">
          <text:p/>
        </draw:polygon>
        <draw:polygon draw:style-name="gr15" draw:text-style-name="P4" draw:layer="layout" svg:width="2.4cm" svg:height="1.2cm" draw:transform="rotate (0.00715584993317675) translate (14.6721365978083cm 48.6818487464256cm)" svg:viewBox="0 0 2401 1201" draw:points="0,1201 2401,1201 2401,0 0,0">
          <text:p/>
        </draw:polygon>
        <draw:polygon draw:style-name="gr15" draw:text-style-name="P4" draw:layer="layout" svg:width="2.4cm" svg:height="1.2cm" draw:transform="rotate (0.00715584993317675) translate (12.1961999907989cm 48.6995664796496cm)" svg:viewBox="0 0 2401 1201" draw:points="0,1201 2401,1201 2401,0 0,0">
          <text:p/>
        </draw:polygon>
        <draw:polygon draw:style-name="gr15" draw:text-style-name="P4" draw:layer="layout" svg:width="2.4cm" svg:height="1.2cm" draw:transform="rotate (0.00715584993317675) translate (9.72126335818647cm 48.7172770570848cm)" svg:viewBox="0 0 2401 1201" draw:points="0,1201 2401,1201 2401,0 0,0">
          <text:p/>
        </draw:polygon>
        <draw:polygon draw:style-name="gr15" draw:text-style-name="P4" draw:layer="layout" svg:width="2.4cm" svg:height="1.2cm" draw:transform="rotate (0.00715584993317675) translate (7.24632672557405cm 48.73498763452cm)" svg:viewBox="0 0 2401 1201" draw:points="0,1201 2401,1201 2401,0 0,0">
          <text:p/>
        </draw:polygon>
        <draw:polygon draw:style-name="gr15" draw:text-style-name="P4" draw:layer="layout" svg:width="2.4cm" svg:height="1.2cm" draw:transform="rotate (0.00715584993317675) translate (17.1470732304207cm 48.6641381689904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0.00715584993317675) translate (14.7287223155003cm 49.8814745449783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0.00715584993317675) translate (14.7287223155003cm 49.8814745449783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0.00715584993317675) translate (14.042cm 50.12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0.00715584993317675) translate (7.25491367220929cm 49.9349569109381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0.00715584993317675) translate (7.25491367220929cm 49.9349569109381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0.00715584993317675) translate (6.569cm 50.17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0.00715584993317675) translate (17.1916592553485cm 49.8638498370095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0.00715584993317675) translate (17.1916592553485cm 49.8638498370095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0.00715584993317675) translate (16.505cm 50.108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0.00715584993317675) translate (9.7288503304247cm 49.9172534892918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0.00715584993317675) translate (9.7288503304247cm 49.9172534892918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0.00715584993317675) translate (9.043cm 50.16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0.00715584993317675) translate (12.2497857852998cm 49.8992137455689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0.00715584993317675) translate (12.2497857852998cm 49.8992137455689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0.00715584993317675) translate (11.563cm 50.143cm)">
            <draw:text-box>
              <text:p text:style-name="P7"><text:span text:style-name="T2">1,8 m x 0,8 m</text:span></text:p>
            </draw:text-box>
          </draw:frame>
        </draw:g>
        <draw:polygon draw:style-name="gr16" draw:text-style-name="P4" draw:layer="layout" svg:width="1cm" svg:height="1cm" draw:transform="rotate (-1.55892808788134) translate (18.9643934145317cm 52.5295149231254cm)" svg:viewBox="0 0 1001 1001" draw:points="0,1001 1001,1001 1001,0 0,0">
          <text:p/>
        </draw:polygon>
        <draw:polygon draw:style-name="gr16" draw:text-style-name="P4" draw:layer="layout" svg:width="0.186cm" svg:height="1cm" draw:transform="rotate (-1.55892808788134) translate (18.9643934145317cm 52.5295149231254cm)" svg:viewBox="0 0 187 1001" draw:points="0,1001 187,1001 187,0 0,0">
          <text:p/>
        </draw:polygon>
        <draw:polygon draw:style-name="gr16" draw:text-style-name="P4" draw:layer="layout" svg:width="1cm" svg:height="1cm" draw:transform="rotate (-1.55892808788134) translate (16.4644709491592cm 52.5475879118765cm)" svg:viewBox="0 0 1001 1001" draw:points="0,1001 1001,1001 1001,0 0,0">
          <text:p/>
        </draw:polygon>
        <draw:polygon draw:style-name="gr16" draw:text-style-name="P4" draw:layer="layout" svg:width="0.186cm" svg:height="1cm" draw:transform="rotate (-1.55892808788134) translate (16.4644709491592cm 52.5475879118765cm)" svg:viewBox="0 0 187 1001" draw:points="0,1001 187,1001 187,0 0,0">
          <text:p/>
        </draw:polygon>
        <draw:polygon draw:style-name="gr16" draw:text-style-name="P4" draw:layer="layout" svg:width="1cm" svg:height="1cm" draw:transform="rotate (-1.55892808788134) translate (13.9594269633908cm 52.5486971148227cm)" svg:viewBox="0 0 1001 1001" draw:points="0,1001 1001,1001 1001,0 0,0">
          <text:p/>
        </draw:polygon>
        <draw:polygon draw:style-name="gr16" draw:text-style-name="P4" draw:layer="layout" svg:width="0.186cm" svg:height="1cm" draw:transform="rotate (-1.55892808788134) translate (13.9594269633908cm 52.5486971148227cm)" svg:viewBox="0 0 187 1001" draw:points="0,1001 187,1001 187,0 0,0">
          <text:p/>
        </draw:polygon>
        <draw:polygon draw:style-name="gr16" draw:text-style-name="P4" draw:layer="layout" svg:width="1cm" svg:height="1cm" draw:transform="rotate (-1.55892808788134) translate (11.4646188626251cm 52.5827339149817cm)" svg:viewBox="0 0 1001 1001" draw:points="0,1001 1001,1001 1001,0 0,0">
          <text:p/>
        </draw:polygon>
        <draw:polygon draw:style-name="gr16" draw:text-style-name="P4" draw:layer="layout" svg:width="0.186cm" svg:height="1cm" draw:transform="rotate (-1.55892808788134) translate (11.4646188626251cm 52.5827339149817cm)" svg:viewBox="0 0 187 1001" draw:points="0,1001 187,1001 187,0 0,0">
          <text:p/>
        </draw:polygon>
        <draw:polygon draw:style-name="gr16" draw:text-style-name="P4" draw:layer="layout" svg:width="1cm" svg:height="1cm" draw:transform="rotate (-1.55892808788134) translate (8.96469639725242cm 52.6008069037328cm)" svg:viewBox="0 0 1001 1001" draw:points="0,1001 1001,1001 1001,0 0,0">
          <text:p/>
        </draw:polygon>
        <draw:polygon draw:style-name="gr16" draw:text-style-name="P4" draw:layer="layout" svg:width="0.186cm" svg:height="1cm" draw:transform="rotate (-1.55892808788134) translate (8.96469639725242cm 52.6008069037328cm)" svg:viewBox="0 0 187 1001" draw:points="0,1001 187,1001 187,0 0,0">
          <text:p/>
        </draw:polygon>
        <draw:polygon draw:style-name="gr16" draw:text-style-name="P4" draw:layer="layout" svg:width="1cm" svg:height="1cm" draw:transform="rotate (1.57236712312169) translate (8.09928311075106cm 57.4950209771929cm)" svg:viewBox="0 0 1001 1001" draw:points="0,1001 1001,1001 1001,0 0,0">
          <text:p/>
        </draw:polygon>
        <draw:polygon draw:style-name="gr16" draw:text-style-name="P4" draw:layer="layout" svg:width="0.186cm" svg:height="1cm" draw:transform="rotate (1.57236712312169) translate (8.09928311075106cm 57.4950209771929cm)" svg:viewBox="0 0 187 1001" draw:points="0,1001 187,1001 187,0 0,0">
          <text:p/>
        </draw:polygon>
        <draw:polygon draw:style-name="gr16" draw:text-style-name="P4" draw:layer="layout" svg:width="1cm" svg:height="1cm" draw:transform="rotate (1.57236712312169) translate (10.5922961792448cm 57.4903249088373cm)" svg:viewBox="0 0 1001 1001" draw:points="0,1001 1001,1001 1001,0 0,0">
          <text:p/>
        </draw:polygon>
        <draw:polygon draw:style-name="gr16" draw:text-style-name="P4" draw:layer="layout" svg:width="0.186cm" svg:height="1cm" draw:transform="rotate (1.57236712312169) translate (10.5922961792448cm 57.4903249088373cm)" svg:viewBox="0 0 187 1001" draw:points="0,1001 187,1001 187,0 0,0">
          <text:p/>
        </draw:polygon>
        <draw:polygon draw:style-name="gr16" draw:text-style-name="P4" draw:layer="layout" svg:width="1cm" svg:height="1cm" draw:transform="rotate (1.57236712312169) translate (13.0990799040532cm 57.4535294787332cm)" svg:viewBox="0 0 1001 1001" draw:points="0,1001 1001,1001 1001,0 0,0">
          <text:p/>
        </draw:polygon>
        <draw:polygon draw:style-name="gr16" draw:text-style-name="P4" draw:layer="layout" svg:width="0.186cm" svg:height="1cm" draw:transform="rotate (1.57236712312169) translate (13.0990799040532cm 57.4535294787332cm)" svg:viewBox="0 0 187 1001" draw:points="0,1001 187,1001 187,0 0,0">
          <text:p/>
        </draw:polygon>
        <draw:polygon draw:style-name="gr16" draw:text-style-name="P4" draw:layer="layout" svg:width="1cm" svg:height="1cm" draw:transform="rotate (1.57236712312169) translate (15.5991357280593cm 57.4547831662377cm)" svg:viewBox="0 0 1001 1001" draw:points="0,1001 1001,1001 1001,0 0,0">
          <text:p/>
        </draw:polygon>
        <draw:polygon draw:style-name="gr16" draw:text-style-name="P4" draw:layer="layout" svg:width="0.186cm" svg:height="1cm" draw:transform="rotate (1.57236712312169) translate (15.5991357280593cm 57.4547831662377cm)" svg:viewBox="0 0 187 1001" draw:points="0,1001 187,1001 187,0 0,0">
          <text:p/>
        </draw:polygon>
        <draw:polygon draw:style-name="gr16" draw:text-style-name="P4" draw:layer="layout" svg:width="1cm" svg:height="1cm" draw:transform="rotate (1.57236712312169) translate (18.0990055015549cm 57.4300375194198cm)" svg:viewBox="0 0 1001 1001" draw:points="0,1001 1001,1001 1001,0 0,0">
          <text:p/>
        </draw:polygon>
        <draw:polygon draw:style-name="gr16" draw:text-style-name="P4" draw:layer="layout" svg:width="0.186cm" svg:height="1cm" draw:transform="rotate (1.57236712312169) translate (18.0990055015549cm 57.4300375194198cm)" svg:viewBox="0 0 187 1001" draw:points="0,1001 187,1001 187,0 0,0">
          <text:p/>
        </draw:polygon>
        <draw:polygon draw:style-name="gr15" draw:text-style-name="P4" draw:layer="layout" svg:width="2.4cm" svg:height="1.2cm" draw:transform="rotate (0.00715584993317675) translate (14.7751804269535cm 53.8582439177079cm)" svg:viewBox="0 0 2401 1201" draw:points="0,1201 2401,1201 2401,0 0,0">
          <text:p/>
        </draw:polygon>
        <draw:polygon draw:style-name="gr15" draw:text-style-name="P4" draw:layer="layout" svg:width="2.4cm" svg:height="1.2cm" draw:transform="rotate (0.00715584993317675) translate (12.2992438199441cm 53.8759616509319cm)" svg:viewBox="0 0 2401 1201" draw:points="0,1201 2401,1201 2401,0 0,0">
          <text:p/>
        </draw:polygon>
        <draw:polygon draw:style-name="gr15" draw:text-style-name="P4" draw:layer="layout" svg:width="2.4cm" svg:height="1.2cm" draw:transform="rotate (0.00715584993317675) translate (9.82430718733167cm 53.8936722283671cm)" svg:viewBox="0 0 2401 1201" draw:points="0,1201 2401,1201 2401,0 0,0">
          <text:p/>
        </draw:polygon>
        <draw:polygon draw:style-name="gr15" draw:text-style-name="P4" draw:layer="layout" svg:width="2.4cm" svg:height="1.2cm" draw:transform="rotate (0.00715584993317675) translate (7.34937055471924cm 53.9113828058023cm)" svg:viewBox="0 0 2401 1201" draw:points="0,1201 2401,1201 2401,0 0,0">
          <text:p/>
        </draw:polygon>
        <draw:polygon draw:style-name="gr15" draw:text-style-name="P4" draw:layer="layout" svg:width="2.4cm" svg:height="1.2cm" draw:transform="rotate (0.00715584993317675) translate (17.2501170595659cm 53.8405333402727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0.00715584993317675) translate (14.8317661446455cm 55.0578697162606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0.00715584993317675) translate (14.8317661446455cm 55.0578697162606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0.00715584993317675) translate (14.145cm 55.302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0.00715584993317675) translate (7.35795750135448cm 55.1113520822205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0.00715584993317675) translate (7.35795750135448cm 55.1113520822205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0.00715584993317675) translate (6.672cm 55.35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0.00715584993317675) translate (17.2947030844937cm 55.0402450082918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0.00715584993317675) translate (17.2947030844937cm 55.0402450082918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0.00715584993317675) translate (16.608cm 55.284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0.00715584993317675) translate (9.83189415956988cm 55.0936486605741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0.00715584993317675) translate (9.83189415956988cm 55.0936486605741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0.00715584993317675) translate (9.146cm 55.338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0.00715584993317675) translate (12.352829614445cm 55.0756089168513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0.00715584993317675) translate (12.352829614445cm 55.0756089168513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0.00715584993317675) translate (11.666cm 55.32cm)">
            <draw:text-box>
              <text:p text:style-name="P7"><text:span text:style-name="T2">1,8 m x 0,8 m</text:span></text:p>
            </draw:text-box>
          </draw:frame>
        </draw:g>
        <draw:polygon draw:style-name="gr16" draw:text-style-name="P4" draw:layer="layout" svg:width="1cm" svg:height="1cm" draw:transform="rotate (-1.55892808788134) translate (33.6136874690398cm 47.3475549942421cm)" svg:viewBox="0 0 1001 1001" draw:points="0,1001 1001,1001 1001,0 0,0">
          <text:p/>
        </draw:polygon>
        <draw:polygon draw:style-name="gr16" draw:text-style-name="P4" draw:layer="layout" svg:width="0.186cm" svg:height="1cm" draw:transform="rotate (-1.55892808788134) translate (33.6136874690398cm 47.3475549942421cm)" svg:viewBox="0 0 187 1001" draw:points="0,1001 187,1001 187,0 0,0">
          <text:p/>
        </draw:polygon>
        <draw:polygon draw:style-name="gr16" draw:text-style-name="P4" draw:layer="layout" svg:width="1cm" svg:height="1cm" draw:transform="rotate (-1.55892808788134) translate (31.1137650036673cm 47.3656279829932cm)" svg:viewBox="0 0 1001 1001" draw:points="0,1001 1001,1001 1001,0 0,0">
          <text:p/>
        </draw:polygon>
        <draw:polygon draw:style-name="gr16" draw:text-style-name="P4" draw:layer="layout" svg:width="0.186cm" svg:height="1cm" draw:transform="rotate (-1.55892808788134) translate (31.1137650036673cm 47.3656279829932cm)" svg:viewBox="0 0 187 1001" draw:points="0,1001 187,1001 187,0 0,0">
          <text:p/>
        </draw:polygon>
        <draw:polygon draw:style-name="gr16" draw:text-style-name="P4" draw:layer="layout" svg:width="1cm" svg:height="1cm" draw:transform="rotate (-1.55892808788134) translate (28.6087210178989cm 47.3667371859393cm)" svg:viewBox="0 0 1001 1001" draw:points="0,1001 1001,1001 1001,0 0,0">
          <text:p/>
        </draw:polygon>
        <draw:polygon draw:style-name="gr16" draw:text-style-name="P4" draw:layer="layout" svg:width="0.186cm" svg:height="1cm" draw:transform="rotate (-1.55892808788134) translate (28.6087210178989cm 47.3667371859393cm)" svg:viewBox="0 0 187 1001" draw:points="0,1001 187,1001 187,0 0,0">
          <text:p/>
        </draw:polygon>
        <draw:polygon draw:style-name="gr16" draw:text-style-name="P4" draw:layer="layout" svg:width="1cm" svg:height="1cm" draw:transform="rotate (-1.55892808788134) translate (26.1139129171332cm 47.4007739860983cm)" svg:viewBox="0 0 1001 1001" draw:points="0,1001 1001,1001 1001,0 0,0">
          <text:p/>
        </draw:polygon>
        <draw:polygon draw:style-name="gr16" draw:text-style-name="P4" draw:layer="layout" svg:width="0.186cm" svg:height="1cm" draw:transform="rotate (-1.55892808788134) translate (26.1139129171332cm 47.4007739860983cm)" svg:viewBox="0 0 187 1001" draw:points="0,1001 187,1001 187,0 0,0">
          <text:p/>
        </draw:polygon>
        <draw:polygon draw:style-name="gr16" draw:text-style-name="P4" draw:layer="layout" svg:width="1cm" svg:height="1cm" draw:transform="rotate (-1.55892808788134) translate (23.6139904517605cm 47.4188469748494cm)" svg:viewBox="0 0 1001 1001" draw:points="0,1001 1001,1001 1001,0 0,0">
          <text:p/>
        </draw:polygon>
        <draw:polygon draw:style-name="gr16" draw:text-style-name="P4" draw:layer="layout" svg:width="0.186cm" svg:height="1cm" draw:transform="rotate (-1.55892808788134) translate (23.6139904517605cm 47.4188469748494cm)" svg:viewBox="0 0 187 1001" draw:points="0,1001 187,1001 187,0 0,0">
          <text:p/>
        </draw:polygon>
        <draw:polygon draw:style-name="gr16" draw:text-style-name="P4" draw:layer="layout" svg:width="1cm" svg:height="1cm" draw:transform="rotate (1.57236712312169) translate (22.7485771652592cm 52.3130610483095cm)" svg:viewBox="0 0 1001 1001" draw:points="0,1001 1001,1001 1001,0 0,0">
          <text:p/>
        </draw:polygon>
        <draw:polygon draw:style-name="gr16" draw:text-style-name="P4" draw:layer="layout" svg:width="0.186cm" svg:height="1cm" draw:transform="rotate (1.57236712312169) translate (22.7485771652592cm 52.3130610483095cm)" svg:viewBox="0 0 187 1001" draw:points="0,1001 187,1001 187,0 0,0">
          <text:p/>
        </draw:polygon>
        <draw:polygon draw:style-name="gr16" draw:text-style-name="P4" draw:layer="layout" svg:width="1cm" svg:height="1cm" draw:transform="rotate (1.57236712312169) translate (25.2415902337529cm 52.3083649799539cm)" svg:viewBox="0 0 1001 1001" draw:points="0,1001 1001,1001 1001,0 0,0">
          <text:p/>
        </draw:polygon>
        <draw:polygon draw:style-name="gr16" draw:text-style-name="P4" draw:layer="layout" svg:width="0.186cm" svg:height="1cm" draw:transform="rotate (1.57236712312169) translate (25.2415902337529cm 52.3083649799539cm)" svg:viewBox="0 0 187 1001" draw:points="0,1001 187,1001 187,0 0,0">
          <text:p/>
        </draw:polygon>
        <draw:polygon draw:style-name="gr16" draw:text-style-name="P4" draw:layer="layout" svg:width="1cm" svg:height="1cm" draw:transform="rotate (1.57236712312169) translate (27.7483739585614cm 52.2715695498498cm)" svg:viewBox="0 0 1001 1001" draw:points="0,1001 1001,1001 1001,0 0,0">
          <text:p/>
        </draw:polygon>
        <draw:polygon draw:style-name="gr16" draw:text-style-name="P4" draw:layer="layout" svg:width="0.186cm" svg:height="1cm" draw:transform="rotate (1.57236712312169) translate (27.7483739585614cm 52.2715695498498cm)" svg:viewBox="0 0 187 1001" draw:points="0,1001 187,1001 187,0 0,0">
          <text:p/>
        </draw:polygon>
        <draw:polygon draw:style-name="gr16" draw:text-style-name="P4" draw:layer="layout" svg:width="1cm" svg:height="1cm" draw:transform="rotate (1.57236712312169) translate (30.2484297825675cm 52.2728232373543cm)" svg:viewBox="0 0 1001 1001" draw:points="0,1001 1001,1001 1001,0 0,0">
          <text:p/>
        </draw:polygon>
        <draw:polygon draw:style-name="gr16" draw:text-style-name="P4" draw:layer="layout" svg:width="0.186cm" svg:height="1cm" draw:transform="rotate (1.57236712312169) translate (30.2484297825675cm 52.2728232373543cm)" svg:viewBox="0 0 187 1001" draw:points="0,1001 187,1001 187,0 0,0">
          <text:p/>
        </draw:polygon>
        <draw:polygon draw:style-name="gr16" draw:text-style-name="P4" draw:layer="layout" svg:width="1cm" svg:height="1cm" draw:transform="rotate (1.57236712312169) translate (32.7482995560631cm 52.2480775905364cm)" svg:viewBox="0 0 1001 1001" draw:points="0,1001 1001,1001 1001,0 0,0">
          <text:p/>
        </draw:polygon>
        <draw:polygon draw:style-name="gr16" draw:text-style-name="P4" draw:layer="layout" svg:width="0.186cm" svg:height="1cm" draw:transform="rotate (1.57236712312169) translate (32.7482995560631cm 52.2480775905364cm)" svg:viewBox="0 0 187 1001" draw:points="0,1001 187,1001 187,0 0,0">
          <text:p/>
        </draw:polygon>
        <draw:polygon draw:style-name="gr15" draw:text-style-name="P4" draw:layer="layout" svg:width="2.4cm" svg:height="1.2cm" draw:transform="rotate (0.00715584993317675) translate (29.4244744814616cm 48.6762839888245cm)" svg:viewBox="0 0 2401 1201" draw:points="0,1201 2401,1201 2401,0 0,0">
          <text:p/>
        </draw:polygon>
        <draw:polygon draw:style-name="gr15" draw:text-style-name="P4" draw:layer="layout" svg:width="2.4cm" svg:height="1.2cm" draw:transform="rotate (0.00715584993317675) translate (26.9485378744522cm 48.6940017220486cm)" svg:viewBox="0 0 2401 1201" draw:points="0,1201 2401,1201 2401,0 0,0">
          <text:p/>
        </draw:polygon>
        <draw:polygon draw:style-name="gr15" draw:text-style-name="P4" draw:layer="layout" svg:width="2.4cm" svg:height="1.2cm" draw:transform="rotate (0.00715584993317675) translate (24.4736012418398cm 48.7117122994838cm)" svg:viewBox="0 0 2401 1201" draw:points="0,1201 2401,1201 2401,0 0,0">
          <text:p/>
        </draw:polygon>
        <draw:polygon draw:style-name="gr15" draw:text-style-name="P4" draw:layer="layout" svg:width="2.4cm" svg:height="1.2cm" draw:transform="rotate (0.00715584993317675) translate (21.9986646092274cm 48.7294228769189cm)" svg:viewBox="0 0 2401 1201" draw:points="0,1201 2401,1201 2401,0 0,0">
          <text:p/>
        </draw:polygon>
        <draw:polygon draw:style-name="gr15" draw:text-style-name="P4" draw:layer="layout" svg:width="2.4cm" svg:height="1.2cm" draw:transform="rotate (0.00715584993317675) translate (31.8994111140741cm 48.6585734113893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0.00715584993317675) translate (29.4810601991536cm 49.8759097873773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0.00715584993317675) translate (29.4810601991536cm 49.8759097873773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0.00715584993317675) translate (28.795cm 50.12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0.00715584993317675) translate (22.0072515558626cm 49.9293921533371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0.00715584993317675) translate (22.0072515558626cm 49.9293921533371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0.00715584993317675) translate (21.321cm 50.173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0.00715584993317675) translate (31.9439971390018cm 49.8582850794084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0.00715584993317675) translate (31.9439971390018cm 49.8582850794084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0.00715584993317675) translate (31.258cm 50.102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0.00715584993317675) translate (24.481188214078cm 49.9116887316908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0.00715584993317675) translate (24.481188214078cm 49.9116887316908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0.00715584993317675) translate (23.795cm 50.156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0.00715584993317675) translate (27.0021236689531cm 49.8936489879679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0.00715584993317675) translate (27.0021236689531cm 49.8936489879679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0.00715584993317675) translate (26.315cm 50.138cm)">
            <draw:text-box>
              <text:p text:style-name="P7"><text:span text:style-name="T2">1,8 m x 0,8 m</text:span></text:p>
            </draw:text-box>
          </draw:frame>
        </draw:g>
        <draw:polygon draw:style-name="gr16" draw:text-style-name="P4" draw:layer="layout" svg:width="1cm" svg:height="1cm" draw:transform="rotate (-1.55892808788134) translate (33.6767323223044cm 52.5242363970789cm)" svg:viewBox="0 0 1001 1001" draw:points="0,1001 1001,1001 1001,0 0,0">
          <text:p/>
        </draw:polygon>
        <draw:polygon draw:style-name="gr16" draw:text-style-name="P4" draw:layer="layout" svg:width="0.186cm" svg:height="1cm" draw:transform="rotate (-1.55892808788134) translate (33.6767323223044cm 52.5242363970789cm)" svg:viewBox="0 0 187 1001" draw:points="0,1001 187,1001 187,0 0,0">
          <text:p/>
        </draw:polygon>
        <draw:polygon draw:style-name="gr16" draw:text-style-name="P4" draw:layer="layout" svg:width="1cm" svg:height="1cm" draw:transform="rotate (-1.55892808788134) translate (31.1768098569319cm 52.54230938583cm)" svg:viewBox="0 0 1001 1001" draw:points="0,1001 1001,1001 1001,0 0,0">
          <text:p/>
        </draw:polygon>
        <draw:polygon draw:style-name="gr16" draw:text-style-name="P4" draw:layer="layout" svg:width="0.186cm" svg:height="1cm" draw:transform="rotate (-1.55892808788134) translate (31.1768098569319cm 52.54230938583cm)" svg:viewBox="0 0 187 1001" draw:points="0,1001 187,1001 187,0 0,0">
          <text:p/>
        </draw:polygon>
        <draw:polygon draw:style-name="gr16" draw:text-style-name="P4" draw:layer="layout" svg:width="1cm" svg:height="1cm" draw:transform="rotate (-1.55892808788134) translate (28.6717658711635cm 52.5434185887761cm)" svg:viewBox="0 0 1001 1001" draw:points="0,1001 1001,1001 1001,0 0,0">
          <text:p/>
        </draw:polygon>
        <draw:polygon draw:style-name="gr16" draw:text-style-name="P4" draw:layer="layout" svg:width="0.186cm" svg:height="1cm" draw:transform="rotate (-1.55892808788134) translate (28.6717658711635cm 52.5434185887761cm)" svg:viewBox="0 0 187 1001" draw:points="0,1001 187,1001 187,0 0,0">
          <text:p/>
        </draw:polygon>
        <draw:polygon draw:style-name="gr16" draw:text-style-name="P4" draw:layer="layout" svg:width="1cm" svg:height="1cm" draw:transform="rotate (-1.55892808788134) translate (26.1769577703978cm 52.5774553889351cm)" svg:viewBox="0 0 1001 1001" draw:points="0,1001 1001,1001 1001,0 0,0">
          <text:p/>
        </draw:polygon>
        <draw:polygon draw:style-name="gr16" draw:text-style-name="P4" draw:layer="layout" svg:width="0.186cm" svg:height="1cm" draw:transform="rotate (-1.55892808788134) translate (26.1769577703978cm 52.5774553889351cm)" svg:viewBox="0 0 187 1001" draw:points="0,1001 187,1001 187,0 0,0">
          <text:p/>
        </draw:polygon>
        <draw:polygon draw:style-name="gr16" draw:text-style-name="P4" draw:layer="layout" svg:width="1cm" svg:height="1cm" draw:transform="rotate (-1.55892808788134) translate (23.6770353050251cm 52.5955283776862cm)" svg:viewBox="0 0 1001 1001" draw:points="0,1001 1001,1001 1001,0 0,0">
          <text:p/>
        </draw:polygon>
        <draw:polygon draw:style-name="gr16" draw:text-style-name="P4" draw:layer="layout" svg:width="0.186cm" svg:height="1cm" draw:transform="rotate (-1.55892808788134) translate (23.6770353050251cm 52.5955283776862cm)" svg:viewBox="0 0 187 1001" draw:points="0,1001 187,1001 187,0 0,0">
          <text:p/>
        </draw:polygon>
        <draw:polygon draw:style-name="gr16" draw:text-style-name="P4" draw:layer="layout" svg:width="1cm" svg:height="1cm" draw:transform="rotate (1.57236712312169) translate (22.8116220185238cm 57.4897424511464cm)" svg:viewBox="0 0 1001 1001" draw:points="0,1001 1001,1001 1001,0 0,0">
          <text:p/>
        </draw:polygon>
        <draw:polygon draw:style-name="gr16" draw:text-style-name="P4" draw:layer="layout" svg:width="0.186cm" svg:height="1cm" draw:transform="rotate (1.57236712312169) translate (22.8116220185238cm 57.4897424511464cm)" svg:viewBox="0 0 187 1001" draw:points="0,1001 187,1001 187,0 0,0">
          <text:p/>
        </draw:polygon>
        <draw:polygon draw:style-name="gr16" draw:text-style-name="P4" draw:layer="layout" svg:width="1cm" svg:height="1cm" draw:transform="rotate (1.57236712312169) translate (25.3046350870175cm 57.4850463827908cm)" svg:viewBox="0 0 1001 1001" draw:points="0,1001 1001,1001 1001,0 0,0">
          <text:p/>
        </draw:polygon>
        <draw:polygon draw:style-name="gr16" draw:text-style-name="P4" draw:layer="layout" svg:width="0.186cm" svg:height="1cm" draw:transform="rotate (1.57236712312169) translate (25.3046350870175cm 57.4850463827908cm)" svg:viewBox="0 0 187 1001" draw:points="0,1001 187,1001 187,0 0,0">
          <text:p/>
        </draw:polygon>
        <draw:polygon draw:style-name="gr16" draw:text-style-name="P4" draw:layer="layout" svg:width="1cm" svg:height="1cm" draw:transform="rotate (1.57236712312169) translate (27.811418811826cm 57.4482509526867cm)" svg:viewBox="0 0 1001 1001" draw:points="0,1001 1001,1001 1001,0 0,0">
          <text:p/>
        </draw:polygon>
        <draw:polygon draw:style-name="gr16" draw:text-style-name="P4" draw:layer="layout" svg:width="0.186cm" svg:height="1cm" draw:transform="rotate (1.57236712312169) translate (27.811418811826cm 57.4482509526867cm)" svg:viewBox="0 0 187 1001" draw:points="0,1001 187,1001 187,0 0,0">
          <text:p/>
        </draw:polygon>
        <draw:polygon draw:style-name="gr16" draw:text-style-name="P4" draw:layer="layout" svg:width="1cm" svg:height="1cm" draw:transform="rotate (1.57236712312169) translate (30.311474635832cm 57.4495046401912cm)" svg:viewBox="0 0 1001 1001" draw:points="0,1001 1001,1001 1001,0 0,0">
          <text:p/>
        </draw:polygon>
        <draw:polygon draw:style-name="gr16" draw:text-style-name="P4" draw:layer="layout" svg:width="0.186cm" svg:height="1cm" draw:transform="rotate (1.57236712312169) translate (30.311474635832cm 57.4495046401912cm)" svg:viewBox="0 0 187 1001" draw:points="0,1001 187,1001 187,0 0,0">
          <text:p/>
        </draw:polygon>
        <draw:polygon draw:style-name="gr16" draw:text-style-name="P4" draw:layer="layout" svg:width="1cm" svg:height="1cm" draw:transform="rotate (1.57236712312169) translate (32.8113444093276cm 57.4247589933733cm)" svg:viewBox="0 0 1001 1001" draw:points="0,1001 1001,1001 1001,0 0,0">
          <text:p/>
        </draw:polygon>
        <draw:polygon draw:style-name="gr16" draw:text-style-name="P4" draw:layer="layout" svg:width="0.186cm" svg:height="1cm" draw:transform="rotate (1.57236712312169) translate (32.8113444093276cm 57.4247589933733cm)" svg:viewBox="0 0 187 1001" draw:points="0,1001 187,1001 187,0 0,0">
          <text:p/>
        </draw:polygon>
        <draw:polygon draw:style-name="gr15" draw:text-style-name="P4" draw:layer="layout" svg:width="2.4cm" svg:height="1.2cm" draw:transform="rotate (0.00715584993317675) translate (29.4875193347262cm 53.8529653916614cm)" svg:viewBox="0 0 2401 1201" draw:points="0,1201 2401,1201 2401,0 0,0">
          <text:p/>
        </draw:polygon>
        <draw:polygon draw:style-name="gr15" draw:text-style-name="P4" draw:layer="layout" svg:width="2.4cm" svg:height="1.2cm" draw:transform="rotate (0.00715584993317675) translate (27.0115827277168cm 53.8706831248854cm)" svg:viewBox="0 0 2401 1201" draw:points="0,1201 2401,1201 2401,0 0,0">
          <text:p/>
        </draw:polygon>
        <draw:polygon draw:style-name="gr15" draw:text-style-name="P4" draw:layer="layout" svg:width="2.4cm" svg:height="1.2cm" draw:transform="rotate (0.00715584993317675) translate (24.5366460951044cm 53.8883937023206cm)" svg:viewBox="0 0 2401 1201" draw:points="0,1201 2401,1201 2401,0 0,0">
          <text:p/>
        </draw:polygon>
        <draw:polygon draw:style-name="gr15" draw:text-style-name="P4" draw:layer="layout" svg:width="2.4cm" svg:height="1.2cm" draw:transform="rotate (0.00715584993317675) translate (22.061709462492cm 53.9061042797558cm)" svg:viewBox="0 0 2401 1201" draw:points="0,1201 2401,1201 2401,0 0,0">
          <text:p/>
        </draw:polygon>
        <draw:polygon draw:style-name="gr15" draw:text-style-name="P4" draw:layer="layout" svg:width="2.4cm" svg:height="1.2cm" draw:transform="rotate (0.00715584993317675) translate (31.9624559673387cm 53.8352548142262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0.00715584993317675) translate (29.5441050524182cm 55.0525911902141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0.00715584993317675) translate (29.5441050524182cm 55.0525911902141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0.00715584993317675) translate (28.858cm 55.297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0.00715584993317675) translate (22.1577431603221cm 55.0284458181838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0.00715584993317675) translate (22.1577431603221cm 55.0284458181838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0.00715584993317675) translate (21.471cm 55.272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0.00715584993317675) translate (32.0070419922664cm 55.0349664822453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0.00715584993317675) translate (32.0070419922664cm 55.0349664822453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0.00715584993317675) translate (31.321cm 55.27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0.00715584993317675) translate (24.5442330673426cm 55.0883701345276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0.00715584993317675) translate (24.5442330673426cm 55.0883701345276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0.00715584993317675) translate (23.858cm 55.332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0.00715584993317675) translate (27.0651685222177cm 55.0703303908048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0.00715584993317675) translate (27.0651685222177cm 55.0703303908048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0.00715584993317675) translate (26.378cm 55.314cm)">
            <draw:text-box>
              <text:p text:style-name="P7"><text:span text:style-name="T2">1,8 m x 0,8 m</text:span></text:p>
            </draw:text-box>
          </draw:frame>
        </draw:g>
        <draw:polygon draw:style-name="gr16" draw:text-style-name="P4" draw:layer="layout" svg:width="1cm" svg:height="1cm" draw:transform="rotate (-1.55892808788134) translate (47.9133213463561cm 47.2452272135055cm)" svg:viewBox="0 0 1001 1001" draw:points="0,1001 1001,1001 1001,0 0,0">
          <text:p/>
        </draw:polygon>
        <draw:polygon draw:style-name="gr16" draw:text-style-name="P4" draw:layer="layout" svg:width="0.186cm" svg:height="1cm" draw:transform="rotate (-1.55892808788134) translate (47.9133213463561cm 47.2452272135055cm)" svg:viewBox="0 0 187 1001" draw:points="0,1001 187,1001 187,0 0,0">
          <text:p/>
        </draw:polygon>
        <draw:polygon draw:style-name="gr16" draw:text-style-name="P4" draw:layer="layout" svg:width="1cm" svg:height="1cm" draw:transform="rotate (-1.55892808788134) translate (45.4133988809835cm 47.2633002022566cm)" svg:viewBox="0 0 1001 1001" draw:points="0,1001 1001,1001 1001,0 0,0">
          <text:p/>
        </draw:polygon>
        <draw:polygon draw:style-name="gr16" draw:text-style-name="P4" draw:layer="layout" svg:width="0.186cm" svg:height="1cm" draw:transform="rotate (-1.55892808788134) translate (45.4133988809835cm 47.2633002022566cm)" svg:viewBox="0 0 187 1001" draw:points="0,1001 187,1001 187,0 0,0">
          <text:p/>
        </draw:polygon>
        <draw:polygon draw:style-name="gr16" draw:text-style-name="P4" draw:layer="layout" svg:width="1cm" svg:height="1cm" draw:transform="rotate (-1.55892808788134) translate (42.9083548952151cm 47.2644094052027cm)" svg:viewBox="0 0 1001 1001" draw:points="0,1001 1001,1001 1001,0 0,0">
          <text:p/>
        </draw:polygon>
        <draw:polygon draw:style-name="gr16" draw:text-style-name="P4" draw:layer="layout" svg:width="0.186cm" svg:height="1cm" draw:transform="rotate (-1.55892808788134) translate (42.9083548952151cm 47.2644094052027cm)" svg:viewBox="0 0 187 1001" draw:points="0,1001 187,1001 187,0 0,0">
          <text:p/>
        </draw:polygon>
        <draw:polygon draw:style-name="gr16" draw:text-style-name="P4" draw:layer="layout" svg:width="1cm" svg:height="1cm" draw:transform="rotate (-1.55892808788134) translate (40.4135467944494cm 47.2984462053617cm)" svg:viewBox="0 0 1001 1001" draw:points="0,1001 1001,1001 1001,0 0,0">
          <text:p/>
        </draw:polygon>
        <draw:polygon draw:style-name="gr16" draw:text-style-name="P4" draw:layer="layout" svg:width="0.186cm" svg:height="1cm" draw:transform="rotate (-1.55892808788134) translate (40.4135467944494cm 47.2984462053617cm)" svg:viewBox="0 0 187 1001" draw:points="0,1001 187,1001 187,0 0,0">
          <text:p/>
        </draw:polygon>
        <draw:polygon draw:style-name="gr16" draw:text-style-name="P4" draw:layer="layout" svg:width="1cm" svg:height="1cm" draw:transform="rotate (-1.55892808788134) translate (37.9136243290767cm 47.3165191941128cm)" svg:viewBox="0 0 1001 1001" draw:points="0,1001 1001,1001 1001,0 0,0">
          <text:p/>
        </draw:polygon>
        <draw:polygon draw:style-name="gr16" draw:text-style-name="P4" draw:layer="layout" svg:width="0.186cm" svg:height="1cm" draw:transform="rotate (-1.55892808788134) translate (37.9136243290768cm 47.3165191941128cm)" svg:viewBox="0 0 187 1001" draw:points="0,1001 187,1001 187,0 0,0">
          <text:p/>
        </draw:polygon>
        <draw:polygon draw:style-name="gr16" draw:text-style-name="P4" draw:layer="layout" svg:width="1cm" svg:height="1cm" draw:transform="rotate (1.57236712312169) translate (37.0482110425754cm 52.2107332675729cm)" svg:viewBox="0 0 1001 1001" draw:points="0,1001 1001,1001 1001,0 0,0">
          <text:p/>
        </draw:polygon>
        <draw:polygon draw:style-name="gr16" draw:text-style-name="P4" draw:layer="layout" svg:width="0.186cm" svg:height="1cm" draw:transform="rotate (1.57236712312169) translate (37.0482110425754cm 52.2107332675729cm)" svg:viewBox="0 0 187 1001" draw:points="0,1001 187,1001 187,0 0,0">
          <text:p/>
        </draw:polygon>
        <draw:polygon draw:style-name="gr16" draw:text-style-name="P4" draw:layer="layout" svg:width="1cm" svg:height="1cm" draw:transform="rotate (1.57236712312169) translate (39.5412241110692cm 52.2060371992173cm)" svg:viewBox="0 0 1001 1001" draw:points="0,1001 1001,1001 1001,0 0,0">
          <text:p/>
        </draw:polygon>
        <draw:polygon draw:style-name="gr16" draw:text-style-name="P4" draw:layer="layout" svg:width="0.186cm" svg:height="1cm" draw:transform="rotate (1.57236712312169) translate (39.5412241110692cm 52.2060371992173cm)" svg:viewBox="0 0 187 1001" draw:points="0,1001 187,1001 187,0 0,0">
          <text:p/>
        </draw:polygon>
        <draw:polygon draw:style-name="gr16" draw:text-style-name="P4" draw:layer="layout" svg:width="1cm" svg:height="1cm" draw:transform="rotate (1.57236712312169) translate (42.0480078358775cm 52.1692417691132cm)" svg:viewBox="0 0 1001 1001" draw:points="0,1001 1001,1001 1001,0 0,0">
          <text:p/>
        </draw:polygon>
        <draw:polygon draw:style-name="gr16" draw:text-style-name="P4" draw:layer="layout" svg:width="0.186cm" svg:height="1cm" draw:transform="rotate (1.57236712312169) translate (42.0480078358775cm 52.1692417691132cm)" svg:viewBox="0 0 187 1001" draw:points="0,1001 187,1001 187,0 0,0">
          <text:p/>
        </draw:polygon>
        <draw:polygon draw:style-name="gr16" draw:text-style-name="P4" draw:layer="layout" svg:width="1cm" svg:height="1cm" draw:transform="rotate (1.57236712312169) translate (44.5480636598837cm 52.1704954566177cm)" svg:viewBox="0 0 1001 1001" draw:points="0,1001 1001,1001 1001,0 0,0">
          <text:p/>
        </draw:polygon>
        <draw:polygon draw:style-name="gr16" draw:text-style-name="P4" draw:layer="layout" svg:width="0.186cm" svg:height="1cm" draw:transform="rotate (1.57236712312169) translate (44.5480636598837cm 52.1704954566177cm)" svg:viewBox="0 0 187 1001" draw:points="0,1001 187,1001 187,0 0,0">
          <text:p/>
        </draw:polygon>
        <draw:polygon draw:style-name="gr16" draw:text-style-name="P4" draw:layer="layout" svg:width="1cm" svg:height="1cm" draw:transform="rotate (1.57236712312169) translate (47.0479334333793cm 52.1457498097998cm)" svg:viewBox="0 0 1001 1001" draw:points="0,1001 1001,1001 1001,0 0,0">
          <text:p/>
        </draw:polygon>
        <draw:polygon draw:style-name="gr16" draw:text-style-name="P4" draw:layer="layout" svg:width="0.186cm" svg:height="1cm" draw:transform="rotate (1.57236712312169) translate (47.0479334333793cm 52.1457498097998cm)" svg:viewBox="0 0 187 1001" draw:points="0,1001 187,1001 187,0 0,0">
          <text:p/>
        </draw:polygon>
        <draw:polygon draw:style-name="gr15" draw:text-style-name="P4" draw:layer="layout" svg:width="2.4cm" svg:height="1.2cm" draw:transform="rotate (0.00715584993317675) translate (43.7241083587779cm 48.5739562080879cm)" svg:viewBox="0 0 2401 1201" draw:points="0,1201 2401,1201 2401,0 0,0">
          <text:p/>
        </draw:polygon>
        <draw:polygon draw:style-name="gr15" draw:text-style-name="P4" draw:layer="layout" svg:width="2.4cm" svg:height="1.2cm" draw:transform="rotate (0.00715584993317675) translate (41.2481717517684cm 48.591673941312cm)" svg:viewBox="0 0 2401 1201" draw:points="0,1201 2401,1201 2401,0 0,0">
          <text:p/>
        </draw:polygon>
        <draw:polygon draw:style-name="gr15" draw:text-style-name="P4" draw:layer="layout" svg:width="2.4cm" svg:height="1.2cm" draw:transform="rotate (0.00715584993317675) translate (38.773235119156cm 48.6093845187471cm)" svg:viewBox="0 0 2401 1201" draw:points="0,1201 2401,1201 2401,0 0,0">
          <text:p/>
        </draw:polygon>
        <draw:polygon draw:style-name="gr15" draw:text-style-name="P4" draw:layer="layout" svg:width="2.4cm" svg:height="1.2cm" draw:transform="rotate (0.00715584993317675) translate (36.2982984865436cm 48.6270950961823cm)" svg:viewBox="0 0 2401 1201" draw:points="0,1201 2401,1201 2401,0 0,0">
          <text:p/>
        </draw:polygon>
        <draw:polygon draw:style-name="gr15" draw:text-style-name="P4" draw:layer="layout" svg:width="2.4cm" svg:height="1.2cm" draw:transform="rotate (0.00715584993317675) translate (46.1990449913903cm 48.5562456306528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0.00715584993317675) translate (43.7806940764698cm 49.7735820066406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0.00715584993317675) translate (43.7806940764698cm 49.7735820066406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0.00715584993317675) translate (43.094cm 50.017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0.00715584993317675) translate (36.3068854331788cm 49.8270643726005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0.00715584993317675) translate (36.3068854331788cm 49.8270643726005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0.00715584993317675) translate (35.621cm 50.07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0.00715584993317675) translate (46.2436310163181cm 49.7559572986718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0.00715584993317675) translate (46.2436310163181cm 49.7559572986718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0.00715584993317675) translate (45.557cm 50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0.00715584993317675) translate (38.7808220913942cm 49.8093609509542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0.00715584993317675) translate (38.7808220913942cm 49.8093609509542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0.00715584993317675) translate (38.095cm 50.053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0.00715584993317675) translate (41.3017575462693cm 49.7913212072313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0.00715584993317675) translate (41.3017575462693cm 49.7913212072313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0.00715584993317675) translate (40.614cm 50.035cm)">
            <draw:text-box>
              <text:p text:style-name="P7"><text:span text:style-name="T2">1,8 m x 0,8 m</text:span></text:p>
            </draw:text-box>
          </draw:frame>
        </draw:g>
        <draw:polygon draw:style-name="gr16" draw:text-style-name="P4" draw:layer="layout" svg:width="1cm" svg:height="1cm" draw:transform="rotate (-1.55892808788134) translate (48.0652441085881cm 52.5442757577553cm)" svg:viewBox="0 0 1001 1001" draw:points="0,1001 1001,1001 1001,0 0,0">
          <text:p/>
        </draw:polygon>
        <draw:polygon draw:style-name="gr16" draw:text-style-name="P4" draw:layer="layout" svg:width="0.186cm" svg:height="1cm" draw:transform="rotate (-1.55892808788134) translate (48.0652441085881cm 52.5442757577553cm)" svg:viewBox="0 0 187 1001" draw:points="0,1001 187,1001 187,0 0,0">
          <text:p/>
        </draw:polygon>
        <draw:polygon draw:style-name="gr16" draw:text-style-name="P4" draw:layer="layout" svg:width="1cm" svg:height="1cm" draw:transform="rotate (-1.55892808788134) translate (45.5653216432155cm 52.5623487465063cm)" svg:viewBox="0 0 1001 1001" draw:points="0,1001 1001,1001 1001,0 0,0">
          <text:p/>
        </draw:polygon>
        <draw:polygon draw:style-name="gr16" draw:text-style-name="P4" draw:layer="layout" svg:width="0.186cm" svg:height="1cm" draw:transform="rotate (-1.55892808788134) translate (45.5653216432155cm 52.5623487465063cm)" svg:viewBox="0 0 187 1001" draw:points="0,1001 187,1001 187,0 0,0">
          <text:p/>
        </draw:polygon>
        <draw:polygon draw:style-name="gr16" draw:text-style-name="P4" draw:layer="layout" svg:width="1cm" svg:height="1cm" draw:transform="rotate (-1.55892808788134) translate (43.0602776574471cm 52.5634579494525cm)" svg:viewBox="0 0 1001 1001" draw:points="0,1001 1001,1001 1001,0 0,0">
          <text:p/>
        </draw:polygon>
        <draw:polygon draw:style-name="gr16" draw:text-style-name="P4" draw:layer="layout" svg:width="0.186cm" svg:height="1cm" draw:transform="rotate (-1.55892808788134) translate (43.0602776574471cm 52.5634579494525cm)" svg:viewBox="0 0 187 1001" draw:points="0,1001 187,1001 187,0 0,0">
          <text:p/>
        </draw:polygon>
        <draw:polygon draw:style-name="gr16" draw:text-style-name="P4" draw:layer="layout" svg:width="1cm" svg:height="1cm" draw:transform="rotate (-1.55892808788134) translate (40.5654695566814cm 52.5974947496115cm)" svg:viewBox="0 0 1001 1001" draw:points="0,1001 1001,1001 1001,0 0,0">
          <text:p/>
        </draw:polygon>
        <draw:polygon draw:style-name="gr16" draw:text-style-name="P4" draw:layer="layout" svg:width="0.186cm" svg:height="1cm" draw:transform="rotate (-1.55892808788134) translate (40.5654695566814cm 52.5974947496115cm)" svg:viewBox="0 0 187 1001" draw:points="0,1001 187,1001 187,0 0,0">
          <text:p/>
        </draw:polygon>
        <draw:polygon draw:style-name="gr16" draw:text-style-name="P4" draw:layer="layout" svg:width="1cm" svg:height="1cm" draw:transform="rotate (-1.55892808788134) translate (38.0655470913088cm 52.6155677383626cm)" svg:viewBox="0 0 1001 1001" draw:points="0,1001 1001,1001 1001,0 0,0">
          <text:p/>
        </draw:polygon>
        <draw:polygon draw:style-name="gr16" draw:text-style-name="P4" draw:layer="layout" svg:width="0.186cm" svg:height="1cm" draw:transform="rotate (-1.55892808788134) translate (38.0655470913088cm 52.6155677383626cm)" svg:viewBox="0 0 187 1001" draw:points="0,1001 187,1001 187,0 0,0">
          <text:p/>
        </draw:polygon>
        <draw:polygon draw:style-name="gr16" draw:text-style-name="P4" draw:layer="layout" svg:width="1cm" svg:height="1cm" draw:transform="rotate (1.57236712312169) translate (37.2001338048074cm 57.5097818118227cm)" svg:viewBox="0 0 1001 1001" draw:points="0,1001 1001,1001 1001,0 0,0">
          <text:p/>
        </draw:polygon>
        <draw:polygon draw:style-name="gr16" draw:text-style-name="P4" draw:layer="layout" svg:width="0.186cm" svg:height="1cm" draw:transform="rotate (1.57236712312169) translate (37.2001338048074cm 57.5097818118227cm)" svg:viewBox="0 0 187 1001" draw:points="0,1001 187,1001 187,0 0,0">
          <text:p/>
        </draw:polygon>
        <draw:polygon draw:style-name="gr16" draw:text-style-name="P4" draw:layer="layout" svg:width="1cm" svg:height="1cm" draw:transform="rotate (1.57236712312169) translate (39.6931468733012cm 57.5050857434671cm)" svg:viewBox="0 0 1001 1001" draw:points="0,1001 1001,1001 1001,0 0,0">
          <text:p/>
        </draw:polygon>
        <draw:polygon draw:style-name="gr16" draw:text-style-name="P4" draw:layer="layout" svg:width="0.186cm" svg:height="1cm" draw:transform="rotate (1.57236712312169) translate (39.6931468733012cm 57.5050857434671cm)" svg:viewBox="0 0 187 1001" draw:points="0,1001 187,1001 187,0 0,0">
          <text:p/>
        </draw:polygon>
        <draw:polygon draw:style-name="gr16" draw:text-style-name="P4" draw:layer="layout" svg:width="1cm" svg:height="1cm" draw:transform="rotate (1.57236712312169) translate (42.1999305981097cm 57.468290313363cm)" svg:viewBox="0 0 1001 1001" draw:points="0,1001 1001,1001 1001,0 0,0">
          <text:p/>
        </draw:polygon>
        <draw:polygon draw:style-name="gr16" draw:text-style-name="P4" draw:layer="layout" svg:width="0.186cm" svg:height="1cm" draw:transform="rotate (1.57236712312169) translate (42.1999305981096cm 57.468290313363cm)" svg:viewBox="0 0 187 1001" draw:points="0,1001 187,1001 187,0 0,0">
          <text:p/>
        </draw:polygon>
        <draw:polygon draw:style-name="gr16" draw:text-style-name="P4" draw:layer="layout" svg:width="1cm" svg:height="1cm" draw:transform="rotate (1.57236712312169) translate (44.6999864221157cm 57.4695440008675cm)" svg:viewBox="0 0 1001 1001" draw:points="0,1001 1001,1001 1001,0 0,0">
          <text:p/>
        </draw:polygon>
        <draw:polygon draw:style-name="gr16" draw:text-style-name="P4" draw:layer="layout" svg:width="0.186cm" svg:height="1cm" draw:transform="rotate (1.57236712312169) translate (44.6999864221157cm 57.4695440008675cm)" svg:viewBox="0 0 187 1001" draw:points="0,1001 187,1001 187,0 0,0">
          <text:p/>
        </draw:polygon>
        <draw:polygon draw:style-name="gr16" draw:text-style-name="P4" draw:layer="layout" svg:width="1cm" svg:height="1cm" draw:transform="rotate (1.57236712312169) translate (47.1998561956113cm 57.4447983540497cm)" svg:viewBox="0 0 1001 1001" draw:points="0,1001 1001,1001 1001,0 0,0">
          <text:p/>
        </draw:polygon>
        <draw:polygon draw:style-name="gr16" draw:text-style-name="P4" draw:layer="layout" svg:width="0.186cm" svg:height="1cm" draw:transform="rotate (1.57236712312169) translate (47.1998561956113cm 57.4447983540497cm)" svg:viewBox="0 0 187 1001" draw:points="0,1001 187,1001 187,0 0,0">
          <text:p/>
        </draw:polygon>
        <draw:polygon draw:style-name="gr15" draw:text-style-name="P4" draw:layer="layout" svg:width="2.4cm" svg:height="1.2cm" draw:transform="rotate (0.00715584993317675) translate (43.8760311210099cm 53.8730047523377cm)" svg:viewBox="0 0 2401 1201" draw:points="0,1201 2401,1201 2401,0 0,0">
          <text:p/>
        </draw:polygon>
        <draw:polygon draw:style-name="gr15" draw:text-style-name="P4" draw:layer="layout" svg:width="2.4cm" svg:height="1.2cm" draw:transform="rotate (0.00715584993317675) translate (41.4000945140005cm 53.8907224855617cm)" svg:viewBox="0 0 2401 1201" draw:points="0,1201 2401,1201 2401,0 0,0">
          <text:p/>
        </draw:polygon>
        <draw:polygon draw:style-name="gr15" draw:text-style-name="P4" draw:layer="layout" svg:width="2.4cm" svg:height="1.2cm" draw:transform="rotate (0.00715584993317675) translate (38.925157881388cm 53.9084330629969cm)" svg:viewBox="0 0 2401 1201" draw:points="0,1201 2401,1201 2401,0 0,0">
          <text:p/>
        </draw:polygon>
        <draw:polygon draw:style-name="gr15" draw:text-style-name="P4" draw:layer="layout" svg:width="2.4cm" svg:height="1.2cm" draw:transform="rotate (0.00715584993317675) translate (36.4502212487756cm 53.9261436404321cm)" svg:viewBox="0 0 2401 1201" draw:points="0,1201 2401,1201 2401,0 0,0">
          <text:p/>
        </draw:polygon>
        <draw:polygon draw:style-name="gr15" draw:text-style-name="P4" draw:layer="layout" svg:width="2.4cm" svg:height="1.2cm" draw:transform="rotate (0.00715584993317675) translate (46.3509677536223cm 53.8552941749025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0.00715584993317675) translate (43.9326168387018cm 55.0726305508904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0.00715584993317675) translate (43.9326168387018cm 55.0726305508904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0.00715584993317675) translate (43.246cm 55.317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0.00715584993317675) translate (36.4588081954108cm 55.1261129168503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0.00715584993317675) translate (36.4588081954108cm 55.1261129168503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0.00715584993317675) translate (35.773cm 55.37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svg:x="46.387cm" svg:y="55.098cm" svg:viewBox="0 0 2401 1201" draw:points="0,1201 2401,1201 2401,0 0,0">
              <text:p/>
            </draw:polygon>
            <draw:polygon draw:style-name="gr13" draw:text-style-name="P4" draw:layer="layout" svg:width="2.4cm" svg:height="1.2cm" svg:x="46.387cm" svg:y="55.098cm" svg:viewBox="0 0 2401 1201" draw:points="0,1201 2401,1201 2401,0 0,0">
              <text:p/>
            </draw:polygon>
          </draw:g>
          <draw:frame draw:style-name="gr14" draw:text-style-name="P4" draw:layer="layout" svg:width="3.777cm" svg:height="0.723cm" svg:x="45.699cm" svg:y="55.337cm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0.00715584993317675) translate (38.9327448536263cm 55.1084094952039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0.00715584993317675) translate (38.9327448536263cm 55.1084094952039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0.00715584993317675) translate (38.246cm 55.352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0.00715584993317675) translate (41.4536803085014cm 55.0903697514811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0.00715584993317675) translate (41.4536803085014cm 55.0903697514811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0.00715584993317675) translate (40.766cm 55.334cm)">
            <draw:text-box>
              <text:p text:style-name="P7"><text:span text:style-name="T2">1,8 m x 0,8 m</text:span></text:p>
            </draw:text-box>
          </draw:frame>
        </draw:g>
        <draw:polygon draw:style-name="gr7" draw:text-style-name="P4" draw:layer="layout" svg:width="2.4cm" svg:height="1.2cm" draw:transform="rotate (-1.54095119658579) translate (35.8246286566329cm 48.5881800498035cm)" svg:viewBox="0 0 2401 1201" draw:points="0,1201 2401,1201 2401,0 0,0">
          <text:p/>
        </draw:polygon>
        <draw:polygon draw:style-name="gr7" draw:text-style-name="P4" draw:layer="layout" svg:width="2.4cm" svg:height="1.2cm" draw:transform="rotate (-1.54095119658579) translate (35.9077463917702cm 53.9147216522043cm)" svg:viewBox="0 0 2401 1201" draw:points="0,1201 2401,1201 2401,0 0,0">
          <text:p/>
        </draw:polygon>
        <draw:g>
          <draw:g>
            <draw:polygon draw:style-name="gr20" draw:text-style-name="P10" draw:layer="layout" svg:width="12cm" svg:height="9cm" svg:x="8.099cm" svg:y="83.5cm" svg:viewBox="0 0 12001 9001" draw:points="0,0 0,9001 12000,9001 12001,0">
              <text:p/>
            </draw:polygon>
            <draw:polygon draw:style-name="gr5" draw:text-style-name="P4" draw:layer="layout" svg:width="12cm" svg:height="9cm" svg:x="8.099cm" svg:y="83.5cm" svg:viewBox="0 0 12001 9001" draw:points="0,0 0,9001 12000,9001 12001,0">
              <text:p/>
            </draw:polygon>
          </draw:g>
          <draw:frame draw:style-name="gr11" draw:text-style-name="P9" draw:layer="layout" svg:width="2.224cm" svg:height="3.275cm" svg:x="15.987cm" svg:y="87.173cm">
            <draw:text-box>
              <text:p text:style-name="P7"><text:span text:style-name="T1">Bureau</text:span></text:p>
              <text:p text:style-name="P7"><text:span text:style-name="T1"/></text:p>
              <text:p text:style-name="P7"><text:span text:style-name="T1">9,0 m carré</text:span></text:p>
              <text:p text:style-name="P7"><text:span text:style-name="T1"/></text:p>
            </draw:text-box>
          </draw:frame>
          <draw:frame draw:style-name="gr18" draw:text-style-name="P9" draw:layer="layout" svg:width="3.676cm" svg:height="0.799cm" svg:x="9.261cm" svg:y="87.601cm">
            <draw:text-box>
              <text:p text:style-name="P7"><text:span text:style-name="T1">Zone de jeu mobile</text:span></text:p>
            </draw:text-box>
          </draw:frame>
        </draw:g>
        <draw:g>
          <draw:g>
            <draw:polygon draw:style-name="gr20" draw:text-style-name="P10" draw:layer="layout" svg:width="12cm" svg:height="9cm" svg:x="20.2cm" svg:y="83.5cm" svg:viewBox="0 0 12001 9001" draw:points="0,0 0,9001 12000,9001 12001,0">
              <text:p/>
            </draw:polygon>
            <draw:polygon draw:style-name="gr5" draw:text-style-name="P4" draw:layer="layout" svg:width="12cm" svg:height="9cm" svg:x="20.2cm" svg:y="83.5cm" svg:viewBox="0 0 12001 9001" draw:points="0,0 0,9001 12000,9001 12001,0">
              <text:p/>
            </draw:polygon>
          </draw:g>
          <draw:frame draw:style-name="gr11" draw:text-style-name="P9" draw:layer="layout" svg:width="2.224cm" svg:height="3.275cm" svg:x="28.088cm" svg:y="87.173cm">
            <draw:text-box>
              <text:p text:style-name="P7"><text:span text:style-name="T1">Bureau</text:span></text:p>
              <text:p text:style-name="P7"><text:span text:style-name="T1"/></text:p>
              <text:p text:style-name="P7"><text:span text:style-name="T1">9,0 m carré</text:span></text:p>
              <text:p text:style-name="P7"><text:span text:style-name="T1"/></text:p>
            </draw:text-box>
          </draw:frame>
          <draw:frame draw:style-name="gr18" draw:text-style-name="P9" draw:layer="layout" svg:width="3.676cm" svg:height="0.799cm" svg:x="21.362cm" svg:y="87.601cm">
            <draw:text-box>
              <text:p text:style-name="P7"><text:span text:style-name="T1">Zone de jeu mobile</text:span></text:p>
            </draw:text-box>
          </draw:frame>
        </draw:g>
        <draw:polygon draw:style-name="gr6" draw:text-style-name="P4" draw:layer="layout" svg:width="2.4cm" svg:height="1.2cm" draw:transform="rotate (-1.56346594393652) translate (22.4301098835188cm 76.643457748234cm)" svg:viewBox="0 0 2401 1201" draw:points="2401,0 0,0 0,1200 2400,1201">
          <text:p/>
        </draw:polygon>
        <draw:polygon draw:style-name="gr6" draw:text-style-name="P4" draw:layer="layout" svg:width="2.4cm" svg:height="1.2cm" draw:transform="rotate (-1.56346594393652) translate (22.4482524186122cm 79.118391252072cm)" svg:viewBox="0 0 2401 1201" draw:points="2401,0 0,0 0,1201 2401,1201">
          <text:p/>
        </draw:polygon>
        <draw:polygon draw:style-name="gr6" draw:text-style-name="P4" draw:layer="layout" svg:width="2.4cm" svg:height="1.2cm" draw:transform="rotate (-1.56346594393652) translate (22.4119673484254cm 74.168524244396cm)" svg:viewBox="0 0 2401 1201" draw:points="2401,0 0,0 0,1201 2400,1201">
          <text:p/>
        </draw:polygon>
        <draw:polygon draw:style-name="gr6" draw:text-style-name="P4" draw:layer="layout" svg:width="2.4cm" svg:height="1.2cm" draw:transform="rotate (-1.56346594393652) translate (25.0534003193913cm 79.098743882946cm)" svg:viewBox="0 0 2401 1201" draw:points="0,1201 2401,1201 2401,0 0,0">
          <text:p/>
        </draw:polygon>
        <draw:polygon draw:style-name="gr6" draw:text-style-name="P4" draw:layer="layout" svg:width="2.4cm" svg:height="1.2cm" draw:transform="rotate (-1.56346594393652) translate (25.0352577842979cm 76.623810379108cm)" svg:viewBox="0 0 2401 1201" draw:points="0,1201 2401,1201 2401,0 0,0">
          <text:p/>
        </draw:polygon>
        <draw:polygon draw:style-name="gr6" draw:text-style-name="P4" draw:layer="layout" svg:width="2.4cm" svg:height="1.2cm" draw:transform="rotate (-1.56346594393652) translate (25.0169319912743cm 74.123877546949cm)" svg:viewBox="0 0 2401 1201" draw:points="0,1201 2401,1201 2401,0 0,0">
          <text:p/>
        </draw:polygon>
        <draw:polygon draw:style-name="gr6" draw:text-style-name="P4" draw:layer="layout" svg:width="2.4cm" svg:height="1.2cm" draw:transform="rotate (-1.5706217938697) translate (27.5833563234433cm 74.067010004548cm)" svg:viewBox="0 0 2401 1201" draw:points="2401,0 0,0 0,1201 2401,1201">
          <text:p/>
        </draw:polygon>
        <draw:polygon draw:style-name="gr6" draw:text-style-name="P4" draw:layer="layout" svg:width="2.4cm" svg:height="1.2cm" draw:transform="rotate (-1.5706217938697) translate (27.583788292431cm 76.542009966852cm)" svg:viewBox="0 0 2401 1201" draw:points="2401,0 0,0 0,1201 2400,1201">
          <text:p/>
        </draw:polygon>
        <draw:polygon draw:style-name="gr6" draw:text-style-name="P4" draw:layer="layout" svg:width="2.4cm" svg:height="1.2cm" draw:transform="rotate (-1.5706217938697) translate (27.5842246247418cm 79.042009928775cm)" svg:viewBox="0 0 2401 1201" draw:points="2401,0 0,0 0,1200 2400,1201">
          <text:p/>
        </draw:polygon>
        <draw:polygon draw:style-name="gr6" draw:text-style-name="P4" draw:layer="layout" svg:width="2.4cm" svg:height="1.2cm" draw:transform="rotate (-1.5706217938697) translate (30.2807926357255cm 76.517780455676cm)" svg:viewBox="0 0 2401 1201" draw:points="0,1201 2401,1201 2401,0 0,0">
          <text:p/>
        </draw:polygon>
        <draw:polygon draw:style-name="gr6" draw:text-style-name="P4" draw:layer="layout" svg:width="2.4cm" svg:height="1.2cm" draw:transform="rotate (-1.5706217938697) translate (30.2803606667378cm 74.042780493372cm)" svg:viewBox="0 0 2401 1201" draw:points="0,1201 2401,1201 2401,0 0,0">
          <text:p/>
        </draw:polygon>
        <draw:polygon draw:style-name="gr6" draw:text-style-name="P4" draw:layer="layout" svg:width="2.4cm" svg:height="1.2cm" draw:transform="rotate (-1.5706217938697) translate (30.2812246047132cm 78.992780417979cm)" svg:viewBox="0 0 2401 1201" draw:points="0,1201 2401,1201 2401,0 0,0">
          <text:p/>
        </draw:polygon>
        <draw:polygon draw:style-name="gr16" draw:text-style-name="P4" draw:layer="layout" svg:width="1cm" svg:height="1cm" draw:transform="rotate (0.00698131700797732) translate (27.787475250908cm 74.737516366501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27.787475250908cm 74.7375163665018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27.793331146619cm 77.2374973012856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27.793331146619cm 77.2374973012856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27.7821984307187cm 79.742516794942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27.7821984307187cm 79.7425167949427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22.668475250908cm 74.737516366501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22.668475250908cm 74.7375163665018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22.674331146619cm 77.2374973012856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22.674331146619cm 77.2374973012856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22.6631984307187cm 79.7425167949427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22.6631984307187cm 79.7425167949427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25.187475250908cm 74.737516366501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25.187475250908cm 74.7375163665018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25.193331146619cm 77.2374973012856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25.193331146619cm 77.2374973012856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25.1821984307187cm 79.7425167949427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25.1821984307187cm 79.7425167949427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30.387475250908cm 74.737516366501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30.387475250908cm 74.7375163665018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30.393331146619cm 77.2374973012856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30.393331146619cm 77.2374973012856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30.3821984307187cm 79.742516794942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30.3821984307187cm 79.7425167949427cm)" svg:viewBox="0 0 187 1001" draw:points="0,1001 187,1001 187,0 0,0">
          <text:p/>
        </draw:polygon>
        <draw:polygon draw:style-name="gr6" draw:text-style-name="P4" draw:layer="layout" svg:width="2.4cm" svg:height="1.2cm" draw:transform="rotate (-1.56346594393652) translate (22.4191098835188cm 86.816457748234cm)" svg:viewBox="0 0 2401 1201" draw:points="2401,0 0,0 0,1200 2400,1201">
          <text:p/>
        </draw:polygon>
        <draw:polygon draw:style-name="gr6" draw:text-style-name="P4" draw:layer="layout" svg:width="2.4cm" svg:height="1.2cm" draw:transform="rotate (-1.56346594393652) translate (22.4372524186122cm 89.291391252072cm)" svg:viewBox="0 0 2401 1201" draw:points="2401,0 0,0 0,1201 2401,1201">
          <text:p/>
        </draw:polygon>
        <draw:polygon draw:style-name="gr6" draw:text-style-name="P4" draw:layer="layout" svg:width="2.4cm" svg:height="1.2cm" draw:transform="rotate (-1.56346594393652) translate (22.4009673484254cm 84.341524244396cm)" svg:viewBox="0 0 2401 1201" draw:points="2401,0 0,0 0,1201 2400,1201">
          <text:p/>
        </draw:polygon>
        <draw:polygon draw:style-name="gr6" draw:text-style-name="P4" draw:layer="layout" svg:width="2.4cm" svg:height="1.2cm" draw:transform="rotate (-1.56346594393652) translate (25.0424003193913cm 89.271743882946cm)" svg:viewBox="0 0 2401 1201" draw:points="0,1201 2401,1201 2401,0 0,0">
          <text:p/>
        </draw:polygon>
        <draw:polygon draw:style-name="gr6" draw:text-style-name="P4" draw:layer="layout" svg:width="2.4cm" svg:height="1.2cm" draw:transform="rotate (-1.56346594393652) translate (25.0242577842979cm 86.796810379108cm)" svg:viewBox="0 0 2401 1201" draw:points="0,1201 2401,1201 2401,0 0,0">
          <text:p/>
        </draw:polygon>
        <draw:polygon draw:style-name="gr6" draw:text-style-name="P4" draw:layer="layout" svg:width="2.4cm" svg:height="1.2cm" draw:transform="rotate (-1.56346594393652) translate (25.0059319912743cm 84.296877546949cm)" svg:viewBox="0 0 2401 1201" draw:points="0,1201 2401,1201 2401,0 0,0">
          <text:p/>
        </draw:polygon>
        <draw:polygon draw:style-name="gr6" draw:text-style-name="P4" draw:layer="layout" svg:width="2.4cm" svg:height="1.2cm" draw:transform="rotate (-1.5706217938697) translate (27.5723563234433cm 84.240010004548cm)" svg:viewBox="0 0 2401 1201" draw:points="2401,0 0,0 0,1201 2401,1201">
          <text:p/>
        </draw:polygon>
        <draw:polygon draw:style-name="gr6" draw:text-style-name="P4" draw:layer="layout" svg:width="2.4cm" svg:height="1.2cm" draw:transform="rotate (-1.5706217938697) translate (27.572788292431cm 86.715009966852cm)" svg:viewBox="0 0 2401 1201" draw:points="2401,0 0,0 0,1201 2400,1201">
          <text:p/>
        </draw:polygon>
        <draw:polygon draw:style-name="gr6" draw:text-style-name="P4" draw:layer="layout" svg:width="2.4cm" svg:height="1.2cm" draw:transform="rotate (-1.5706217938697) translate (27.5732246247418cm 89.215009928775cm)" svg:viewBox="0 0 2401 1201" draw:points="2401,0 0,0 0,1200 2400,1201">
          <text:p/>
        </draw:polygon>
        <draw:polygon draw:style-name="gr6" draw:text-style-name="P4" draw:layer="layout" svg:width="2.4cm" svg:height="1.2cm" draw:transform="rotate (-1.5706217938697) translate (30.2697926357255cm 86.690780455676cm)" svg:viewBox="0 0 2401 1201" draw:points="0,1201 2401,1201 2401,0 0,0">
          <text:p/>
        </draw:polygon>
        <draw:polygon draw:style-name="gr6" draw:text-style-name="P4" draw:layer="layout" svg:width="2.4cm" svg:height="1.2cm" draw:transform="rotate (-1.5706217938697) translate (30.2693606667378cm 84.215780493372cm)" svg:viewBox="0 0 2401 1201" draw:points="0,1201 2401,1201 2401,0 0,0">
          <text:p/>
        </draw:polygon>
        <draw:polygon draw:style-name="gr6" draw:text-style-name="P4" draw:layer="layout" svg:width="2.4cm" svg:height="1.2cm" draw:transform="rotate (-1.5706217938697) translate (30.2702246047132cm 89.165780417979cm)" svg:viewBox="0 0 2401 1201" draw:points="0,1201 2401,1201 2401,0 0,0">
          <text:p/>
        </draw:polygon>
        <draw:polygon draw:style-name="gr16" draw:text-style-name="P4" draw:layer="layout" svg:width="1cm" svg:height="1cm" draw:transform="rotate (0.00698131700797732) translate (27.776475250908cm 84.910516366501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27.776475250908cm 84.9105163665018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27.782331146619cm 87.4104973012856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27.782331146619cm 87.4104973012856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27.7711984307187cm 89.915516794942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27.7711984307187cm 89.9155167949427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22.657475250908cm 84.910516366501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22.657475250908cm 84.9105163665018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22.663331146619cm 87.4104973012856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22.663331146619cm 87.4104973012856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22.6521984307187cm 89.9155167949427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22.6521984307187cm 89.9155167949427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25.176475250908cm 84.910516366501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25.176475250908cm 84.9105163665018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25.182331146619cm 87.4104973012856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25.182331146619cm 87.4104973012856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25.1711984307187cm 89.915516794942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25.1711984307187cm 89.9155167949427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30.376475250908cm 84.910516366501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30.376475250908cm 84.9105163665018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30.382331146619cm 87.4104973012856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30.382331146619cm 87.4104973012856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30.3711984307187cm 89.915516794942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30.3711984307187cm 89.9155167949428cm)" svg:viewBox="0 0 187 1001" draw:points="0,1001 187,1001 187,0 0,0">
          <text:p/>
        </draw:polygon>
        <draw:polygon draw:style-name="gr6" draw:text-style-name="P4" draw:layer="layout" svg:width="2.4cm" svg:height="1.2cm" draw:transform="rotate (-1.56346594393652) translate (10.2201098835188cm 76.499457748234cm)" svg:viewBox="0 0 2401 1201" draw:points="2401,0 0,0 0,1200 2400,1201">
          <text:p/>
        </draw:polygon>
        <draw:polygon draw:style-name="gr6" draw:text-style-name="P4" draw:layer="layout" svg:width="2.4cm" svg:height="1.2cm" draw:transform="rotate (-1.56346594393652) translate (10.2382524186122cm 78.974391252072cm)" svg:viewBox="0 0 2401 1201" draw:points="2401,0 0,0 0,1201 2401,1201">
          <text:p/>
        </draw:polygon>
        <draw:polygon draw:style-name="gr6" draw:text-style-name="P4" draw:layer="layout" svg:width="2.4cm" svg:height="1.2cm" draw:transform="rotate (-1.56346594393652) translate (10.2019673484254cm 74.024524244396cm)" svg:viewBox="0 0 2401 1201" draw:points="2401,0 0,0 0,1201 2400,1201">
          <text:p/>
        </draw:polygon>
        <draw:polygon draw:style-name="gr6" draw:text-style-name="P4" draw:layer="layout" svg:width="2.4cm" svg:height="1.2cm" draw:transform="rotate (-1.56346594393652) translate (12.8434003193913cm 78.954743882946cm)" svg:viewBox="0 0 2401 1201" draw:points="0,1201 2401,1201 2401,0 0,0">
          <text:p/>
        </draw:polygon>
        <draw:polygon draw:style-name="gr6" draw:text-style-name="P4" draw:layer="layout" svg:width="2.4cm" svg:height="1.2cm" draw:transform="rotate (-1.56346594393652) translate (12.8252577842979cm 76.479810379108cm)" svg:viewBox="0 0 2401 1201" draw:points="0,1201 2401,1201 2401,0 0,0">
          <text:p/>
        </draw:polygon>
        <draw:polygon draw:style-name="gr6" draw:text-style-name="P4" draw:layer="layout" svg:width="2.4cm" svg:height="1.2cm" draw:transform="rotate (-1.56346594393652) translate (12.8069319912743cm 73.979877546949cm)" svg:viewBox="0 0 2401 1201" draw:points="0,1201 2401,1201 2401,0 0,0">
          <text:p/>
        </draw:polygon>
        <draw:polygon draw:style-name="gr6" draw:text-style-name="P4" draw:layer="layout" svg:width="2.4cm" svg:height="1.2cm" draw:transform="rotate (-1.5706217938697) translate (15.3733563234433cm 73.923010004548cm)" svg:viewBox="0 0 2401 1201" draw:points="2401,0 0,0 0,1201 2401,1201">
          <text:p/>
        </draw:polygon>
        <draw:polygon draw:style-name="gr6" draw:text-style-name="P4" draw:layer="layout" svg:width="2.4cm" svg:height="1.2cm" draw:transform="rotate (-1.5706217938697) translate (15.373788292431cm 76.398009966852cm)" svg:viewBox="0 0 2401 1201" draw:points="2401,0 0,0 0,1201 2400,1201">
          <text:p/>
        </draw:polygon>
        <draw:polygon draw:style-name="gr6" draw:text-style-name="P4" draw:layer="layout" svg:width="2.4cm" svg:height="1.2cm" draw:transform="rotate (-1.5706217938697) translate (15.3742246247418cm 78.898009928775cm)" svg:viewBox="0 0 2401 1201" draw:points="2401,0 0,0 0,1200 2400,1201">
          <text:p/>
        </draw:polygon>
        <draw:polygon draw:style-name="gr6" draw:text-style-name="P4" draw:layer="layout" svg:width="2.4cm" svg:height="1.2cm" draw:transform="rotate (-1.5706217938697) translate (18.0707926357255cm 76.373780455676cm)" svg:viewBox="0 0 2401 1201" draw:points="0,1201 2401,1201 2401,0 0,0">
          <text:p/>
        </draw:polygon>
        <draw:polygon draw:style-name="gr6" draw:text-style-name="P4" draw:layer="layout" svg:width="2.4cm" svg:height="1.2cm" draw:transform="rotate (-1.5706217938697) translate (18.0703606667378cm 73.898780493372cm)" svg:viewBox="0 0 2401 1201" draw:points="0,1201 2401,1201 2401,0 0,0">
          <text:p/>
        </draw:polygon>
        <draw:polygon draw:style-name="gr6" draw:text-style-name="P4" draw:layer="layout" svg:width="2.4cm" svg:height="1.2cm" draw:transform="rotate (-1.5706217938697) translate (18.0712246047132cm 78.848780417979cm)" svg:viewBox="0 0 2401 1201" draw:points="0,1201 2401,1201 2401,0 0,0">
          <text:p/>
        </draw:polygon>
        <draw:polygon draw:style-name="gr16" draw:text-style-name="P4" draw:layer="layout" svg:width="1cm" svg:height="1cm" draw:transform="rotate (0.00698131700797732) translate (15.577475250908cm 74.593516366501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5.577475250908cm 74.5935163665018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5.583331146619cm 77.0934973012856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5.583331146619cm 77.0934973012856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5.5721984307187cm 79.5985167949427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5.5721984307187cm 79.5985167949427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0.458475250908cm 74.593516366501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0.458475250908cm 74.5935163665018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0.464331146619cm 77.0934973012856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0.464331146619cm 77.0934973012856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0.4531984307187cm 79.5985167949427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0.4531984307187cm 79.5985167949427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2.977475250908cm 74.593516366501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2.977475250908cm 74.5935163665018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2.983331146619cm 77.0934973012856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2.983331146619cm 77.0934973012856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2.9721984307187cm 79.5985167949427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2.9721984307187cm 79.5985167949427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8.177475250908cm 74.593516366501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8.177475250908cm 74.5935163665018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8.183331146619cm 77.0934973012856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8.183331146619cm 77.0934973012856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8.1721984307187cm 79.5985167949427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8.1721984307187cm 79.5985167949427cm)" svg:viewBox="0 0 187 1001" draw:points="0,1001 187,1001 187,0 0,0">
          <text:p/>
        </draw:polygon>
        <draw:polygon draw:style-name="gr6" draw:text-style-name="P4" draw:layer="layout" svg:width="2.4cm" svg:height="1.2cm" draw:transform="rotate (-1.56346594393652) translate (10.4181098835188cm 86.916457748234cm)" svg:viewBox="0 0 2401 1201" draw:points="2401,0 0,0 0,1200 2400,1201">
          <text:p/>
        </draw:polygon>
        <draw:polygon draw:style-name="gr6" draw:text-style-name="P4" draw:layer="layout" svg:width="2.4cm" svg:height="1.2cm" draw:transform="rotate (-1.56346594393652) translate (10.4362524186122cm 89.391391252072cm)" svg:viewBox="0 0 2401 1201" draw:points="2401,0 0,0 0,1201 2401,1201">
          <text:p/>
        </draw:polygon>
        <draw:polygon draw:style-name="gr6" draw:text-style-name="P4" draw:layer="layout" svg:width="2.4cm" svg:height="1.2cm" draw:transform="rotate (-1.56346594393652) translate (10.3999673484254cm 84.441524244396cm)" svg:viewBox="0 0 2401 1201" draw:points="2401,0 0,0 0,1201 2400,1201">
          <text:p/>
        </draw:polygon>
        <draw:polygon draw:style-name="gr6" draw:text-style-name="P4" draw:layer="layout" svg:width="2.4cm" svg:height="1.2cm" draw:transform="rotate (-1.56346594393652) translate (13.0414003193913cm 89.371743882946cm)" svg:viewBox="0 0 2401 1201" draw:points="0,1201 2401,1201 2401,0 0,0">
          <text:p/>
        </draw:polygon>
        <draw:polygon draw:style-name="gr6" draw:text-style-name="P4" draw:layer="layout" svg:width="2.4cm" svg:height="1.2cm" draw:transform="rotate (-1.56346594393652) translate (13.0232577842979cm 86.896810379108cm)" svg:viewBox="0 0 2401 1201" draw:points="0,1201 2401,1201 2401,0 0,0">
          <text:p/>
        </draw:polygon>
        <draw:polygon draw:style-name="gr6" draw:text-style-name="P4" draw:layer="layout" svg:width="2.4cm" svg:height="1.2cm" draw:transform="rotate (-1.56346594393652) translate (13.0049319912743cm 84.396877546949cm)" svg:viewBox="0 0 2401 1201" draw:points="0,1201 2401,1201 2401,0 0,0">
          <text:p/>
        </draw:polygon>
        <draw:polygon draw:style-name="gr6" draw:text-style-name="P4" draw:layer="layout" svg:width="2.4cm" svg:height="1.2cm" draw:transform="rotate (-1.5706217938697) translate (15.5713563234433cm 84.340010004548cm)" svg:viewBox="0 0 2401 1201" draw:points="2401,0 0,0 0,1201 2401,1201">
          <text:p/>
        </draw:polygon>
        <draw:polygon draw:style-name="gr6" draw:text-style-name="P4" draw:layer="layout" svg:width="2.4cm" svg:height="1.2cm" draw:transform="rotate (-1.5706217938697) translate (15.571788292431cm 86.815009966852cm)" svg:viewBox="0 0 2401 1201" draw:points="2401,0 0,0 0,1201 2400,1201">
          <text:p/>
        </draw:polygon>
        <draw:polygon draw:style-name="gr6" draw:text-style-name="P4" draw:layer="layout" svg:width="2.4cm" svg:height="1.2cm" draw:transform="rotate (-1.5706217938697) translate (15.5722246247418cm 89.315009928775cm)" svg:viewBox="0 0 2401 1201" draw:points="2401,0 0,0 0,1200 2400,1201">
          <text:p/>
        </draw:polygon>
        <draw:polygon draw:style-name="gr6" draw:text-style-name="P4" draw:layer="layout" svg:width="2.4cm" svg:height="1.2cm" draw:transform="rotate (-1.5706217938697) translate (18.2687926357255cm 86.790780455676cm)" svg:viewBox="0 0 2401 1201" draw:points="0,1201 2401,1201 2401,0 0,0">
          <text:p/>
        </draw:polygon>
        <draw:polygon draw:style-name="gr6" draw:text-style-name="P4" draw:layer="layout" svg:width="2.4cm" svg:height="1.2cm" draw:transform="rotate (-1.5706217938697) translate (18.2683606667378cm 84.315780493372cm)" svg:viewBox="0 0 2401 1201" draw:points="0,1201 2401,1201 2401,0 0,0">
          <text:p/>
        </draw:polygon>
        <draw:polygon draw:style-name="gr6" draw:text-style-name="P4" draw:layer="layout" svg:width="2.4cm" svg:height="1.2cm" draw:transform="rotate (-1.5706217938697) translate (18.2692246047132cm 89.265780417979cm)" svg:viewBox="0 0 2401 1201" draw:points="0,1201 2401,1201 2401,0 0,0">
          <text:p/>
        </draw:polygon>
        <draw:polygon draw:style-name="gr16" draw:text-style-name="P4" draw:layer="layout" svg:width="1cm" svg:height="1cm" draw:transform="rotate (0.00698131700797732) translate (15.775475250908cm 85.010516366501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5.775475250908cm 85.0105163665018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5.781331146619cm 87.5104973012856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5.781331146619cm 87.5104973012856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5.7701984307187cm 90.0155167949427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5.7701984307187cm 90.0155167949427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0.656475250908cm 85.010516366501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0.656475250908cm 85.0105163665018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0.662331146619cm 87.5104973012856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0.662331146619cm 87.5104973012856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0.6511984307187cm 90.0155167949427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0.6511984307187cm 90.0155167949427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3.175475250908cm 85.010516366501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3.175475250908cm 85.0105163665018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3.181331146619cm 87.5104973012856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3.181331146619cm 87.5104973012856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3.1701984307187cm 90.0155167949427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3.1701984307187cm 90.0155167949427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8.375475250908cm 85.010516366501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8.375475250908cm 85.0105163665018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8.381331146619cm 87.5104973012856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8.381331146619cm 87.5104973012856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8.3701984307187cm 90.0155167949427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8.3701984307187cm 90.0155167949427cm)" svg:viewBox="0 0 187 1001" draw:points="0,1001 187,1001 187,0 0,0">
          <text:p/>
        </draw:polygon>
        <draw:g>
          <draw:polygon draw:style-name="gr10" draw:text-style-name="P6" draw:layer="layout" svg:width="6.099cm" svg:height="6cm" svg:x="79.93cm" svg:y="129.959cm" svg:viewBox="0 0 6100 6001" draw:points="6100,6001 6099,0 0,0 0,6001">
            <text:p/>
          </draw:polygon>
          <draw:polygon draw:style-name="gr5" draw:text-style-name="P4" draw:layer="layout" svg:width="6.099cm" svg:height="6cm" svg:x="79.93cm" svg:y="129.959cm" svg:viewBox="0 0 6100 6001" draw:points="6100,6001 6099,0 0,0 0,6001">
            <text:p/>
          </draw:polygon>
        </draw:g>
        <draw:frame draw:style-name="gr11" draw:text-style-name="P4" draw:layer="layout" svg:width="2.224cm" svg:height="3.275cm" svg:x="82.706cm" svg:y="131.059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polygon draw:style-name="gr10" draw:text-style-name="P6" draw:layer="layout" svg:width="6cm" svg:height="6cm" svg:x="86.099cm" svg:y="118cm" svg:viewBox="0 0 6001 6001" draw:points="6001,6000 6000,0 0,0 0,6001">
            <text:p/>
          </draw:polygon>
          <draw:polygon draw:style-name="gr5" draw:text-style-name="P4" draw:layer="layout" svg:width="6cm" svg:height="6cm" svg:x="86.099cm" svg:y="118cm" svg:viewBox="0 0 6001 6001" draw:points="6001,6000 6000,0 0,0 0,6001">
            <text:p/>
          </draw:polygon>
        </draw:g>
        <draw:frame draw:style-name="gr11" draw:text-style-name="P4" draw:layer="layout" svg:width="2.01cm" svg:height="3.275cm" svg:x="87.993cm" svg:y="120.173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polygon draw:style-name="gr7" draw:text-style-name="P4" draw:layer="layout" svg:width="2.4cm" svg:height="1.2cm" draw:transform="rotate (0.0118682389135614) translate (49.3239637944327cm 29.1322729875605cm)" svg:viewBox="0 0 2401 1201" draw:points="0,1201 2401,1201 2401,0 0,0">
          <text:p/>
        </draw:polygon>
        <draw:polygon draw:style-name="gr7" draw:text-style-name="P4" draw:layer="layout" svg:width="2.4cm" svg:height="1.2cm" draw:transform="rotate (1.55543742937735) translate (18.2622346207925cm 36.1813587859875cm)" svg:viewBox="0 0 2401 1201" draw:points="0,1201 2401,1201 2401,0 0,0">
          <text:p/>
        </draw:polygon>
        <draw:polygon draw:style-name="gr7" draw:text-style-name="P4" xml:id="id76" draw:id="id76" draw:layer="layout" svg:width="2.4cm" svg:height="1.2cm" draw:transform="rotate (1.5697491292437) translate (5.13518384739482cm 59.7394138506058cm)" svg:viewBox="0 0 2401 1201" draw:points="0,1201 2401,1201 2401,0 0,0">
          <text:p/>
        </draw:polygon>
        <draw:line draw:style-name="gr26" draw:text-style-name="P13" draw:layer="layout" svg:x1="53cm" svg:y1="96.3cm" svg:x2="55.3cm" svg:y2="96.3cm">
          <text:p/>
        </draw:line>
        <draw:frame draw:style-name="gr27" draw:text-style-name="P14" draw:layer="layout" svg:width="1.4cm" svg:height="0.962cm" svg:x="53.4cm" svg:y="95.1cm">
          <draw:text-box>
            <text:p>1m</text:p>
          </draw:text-box>
        </draw:frame>
        <draw:line draw:style-name="gr26" draw:text-style-name="P13" draw:layer="layout" svg:x1="47.4cm" svg:y1="96.8cm" svg:x2="70.5cm" svg:y2="96.8cm">
          <text:p/>
        </draw:line>
        <draw:frame draw:style-name="gr27" draw:text-style-name="P14" draw:layer="layout" svg:width="2.7cm" svg:height="0.962cm" svg:x="53.2cm" svg:y="97cm">
          <draw:text-box>
            <text:p>10 m</text:p>
          </draw:text-box>
        </draw:frame>
        <draw:custom-shape draw:style-name="gr28" draw:text-style-name="P1" xml:id="id1" draw:id="id1" draw:layer="layout" svg:width="1cm" svg:height="1.7cm" svg:x="18.4cm" svg:y="3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" xml:id="id64" draw:id="id64" draw:layer="layout" svg:width="1.2cm" svg:height="1.6cm" draw:transform="rotate (-3.13443680365662) translate (35.91cm 55.838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9" draw:text-style-name="P1" xml:id="id3" draw:id="id3" draw:layer="layout" svg:width="1.2cm" svg:height="1.6cm" svg:x="18.6cm" svg:y="11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9" draw:text-style-name="P1" xml:id="id4" draw:id="id4" draw:layer="layout" svg:width="1.2cm" svg:height="1.6cm" svg:x="47.2cm" svg:y="14.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0" draw:text-style-name="P15" xml:id="id45" draw:id="id45" draw:layer="layout" svg:width="1.2cm" svg:height="1.6cm" draw:transform="rotate (-1.5707963267949) translate (51.424cm 29.133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9" draw:text-style-name="P1" xml:id="id6" draw:id="id6" draw:layer="layout" svg:width="1.2cm" svg:height="1.6cm" svg:x="61.8cm" svg:y="17.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9" draw:text-style-name="P1" xml:id="id7" draw:id="id7" draw:layer="layout" svg:width="1.2cm" svg:height="1.6cm" svg:x="61.932cm" svg:y="11.34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9" draw:text-style-name="P1" xml:id="id9" draw:id="id9" draw:layer="layout" svg:width="1.2cm" svg:height="1.6cm" svg:x="91.3cm" svg:y="14.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9" draw:text-style-name="P1" xml:id="id5" draw:id="id5" draw:layer="layout" svg:width="1.2cm" svg:height="1.6cm" svg:x="61.7cm" svg:y="23.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9" draw:text-style-name="P1" xml:id="id8" draw:id="id8" draw:layer="layout" svg:width="1.2cm" svg:height="1.6cm" svg:x="62cm" svg:y="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9" draw:text-style-name="P1" xml:id="id10" draw:id="id10" draw:layer="layout" svg:width="1.2cm" svg:height="1.6cm" svg:x="18.3cm" svg:y="2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9" draw:text-style-name="P1" xml:id="id56" draw:id="id56" draw:layer="layout" svg:width="1.2cm" svg:height="1.6cm" draw:transform="rotate (-3.13443680365662) translate (35.998cm 68.138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0" draw:text-style-name="P15" xml:id="id78" draw:id="id78" draw:layer="layout" svg:width="1.2cm" svg:height="1.6cm" draw:transform="rotate (-1.5707963267949) translate (21.1cm 82.2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9" draw:text-style-name="P1" xml:id="id60" draw:id="id60" draw:layer="layout" svg:width="1.2cm" svg:height="1.6cm" draw:transform="rotate (-3.13443680365662) translate (35.959cm 62.738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9" draw:text-style-name="P1" xml:id="id72" draw:id="id72" draw:layer="layout" svg:width="1.2cm" svg:height="1.6cm" draw:transform="rotate (-3.13443680365662) translate (6.334cm 59.35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9" draw:text-style-name="P1" xml:id="id67" draw:id="id67" draw:layer="layout" svg:width="1.2cm" svg:height="1.6cm" draw:transform="rotate (-3.13443680365662) translate (35.873cm 50.638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1" draw:text-style-name="P16" xml:id="id51" draw:id="id51" draw:layer="layout" svg:width="1.2cm" svg:height="1.6cm" draw:transform="rotate (-1.5707963267949) translate (76.8cm 37.1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1" draw:text-style-name="P16" xml:id="id46" draw:id="id46" draw:layer="layout" svg:width="1.2cm" svg:height="1.6cm" draw:transform="rotate (-1.5707963267949) translate (42.8cm 37.2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polygon draw:style-name="gr7" draw:text-style-name="P4" draw:layer="layout" svg:width="2.4cm" svg:height="1.2cm" draw:transform="rotate (0.0118682389135614) translate (45.0999637944327cm 29.4282729875605cm)" svg:viewBox="0 0 2401 1201" draw:points="0,1201 2401,1201 2401,0 0,0">
          <text:p/>
        </draw:polygon>
        <draw:custom-shape draw:style-name="gr32" draw:text-style-name="P17" xml:id="id2" draw:id="id2" draw:layer="layout" svg:width="1.2cm" svg:height="1.6cm" draw:transform="rotate (-1.5707963267949) translate (47.2cm 29.4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3" draw:text-style-name="P1" draw:layer="layout" svg:x1="18.9cm" svg:y1="34.1cm" svg:x2="45.6cm" svg:y2="30cm" draw:start-shape="id1" draw:start-glue-point="4" draw:end-shape="id2" draw:end-glue-point="6" svg:d="M18900 34100v-4100h26700" svg:viewBox="0 0 26701 4101">
          <text:p/>
        </draw:connector>
        <draw:connector draw:style-name="gr34" draw:text-style-name="P1" draw:layer="layout" draw:line-skew="2.1cm" svg:x1="46.4cm" svg:y1="29.4cm" svg:x2="18.9cm" svg:y2="25.5cm" draw:start-shape="id2" draw:start-glue-point="5" svg:d="M46400 29400v-100h-27500v-3800" svg:viewBox="0 0 27501 3901">
          <text:p/>
        </draw:connector>
        <draw:connector draw:style-name="gr34" draw:text-style-name="P1" draw:layer="layout" draw:line-skew="7.349cm" svg:x1="46.4cm" svg:y1="29.4cm" svg:x2="19.2cm" svg:y2="13.1cm" draw:start-shape="id2" draw:end-shape="id3" draw:end-glue-point="6" svg:d="M46400 29400v-800h-27200v-15500" svg:viewBox="0 0 27201 16301">
          <text:p/>
        </draw:connector>
        <draw:connector draw:style-name="gr34" draw:text-style-name="P1" draw:layer="layout" svg:x1="46.4cm" svg:y1="30.6cm" svg:x2="47.8cm" svg:y2="15.9cm" draw:start-shape="id2" draw:start-glue-point="7" draw:end-shape="id4" draw:end-glue-point="6" svg:d="M46400 30600v502h1400v-15202" svg:viewBox="0 0 1401 15203">
          <text:p/>
        </draw:connector>
        <draw:connector draw:style-name="gr35" draw:text-style-name="P1" draw:layer="layout" svg:x1="47.2cm" svg:y1="30cm" svg:x2="62.3cm" svg:y2="25.3cm" draw:start-shape="id2" draw:start-glue-point="4" draw:end-shape="id5" draw:end-glue-point="6" svg:d="M47200 30000h15100v-4700" svg:viewBox="0 0 15101 4701">
          <text:p/>
        </draw:connector>
        <draw:connector draw:style-name="gr34" draw:text-style-name="P1" draw:layer="layout" svg:x1="62.4cm" svg:y1="18.9cm" svg:x2="47.2cm" svg:y2="30cm" draw:start-shape="id6" draw:start-glue-point="6" draw:end-shape="id2" draw:end-glue-point="4" svg:d="M62400 18900v11100h-15200" svg:viewBox="0 0 15201 11101">
          <text:p/>
        </draw:connector>
        <draw:connector draw:style-name="gr34" draw:text-style-name="P1" draw:layer="layout" svg:x1="47.2cm" svg:y1="30cm" svg:x2="62.532cm" svg:y2="12.942cm" draw:start-shape="id2" draw:start-glue-point="4" draw:end-shape="id7" draw:end-glue-point="6" svg:d="M47200 30000h15332v-17058" svg:viewBox="0 0 15333 17059">
          <text:p/>
        </draw:connector>
        <draw:connector draw:style-name="gr34" draw:text-style-name="P1" draw:layer="layout" svg:x1="47.2cm" svg:y1="30cm" svg:x2="62.6cm" svg:y2="6.6cm" draw:start-shape="id2" draw:start-glue-point="4" draw:end-shape="id8" draw:end-glue-point="6" svg:d="M47200 30000h15400v-23400" svg:viewBox="0 0 15401 23401">
          <text:p/>
        </draw:connector>
        <draw:connector draw:style-name="gr34" draw:text-style-name="P1" draw:layer="layout" svg:x1="47.2cm" svg:y1="30cm" svg:x2="91.9cm" svg:y2="15.9cm" draw:start-shape="id2" draw:start-glue-point="4" draw:end-shape="id9" draw:end-glue-point="6" svg:d="M47200 30000h44700v-14100" svg:viewBox="0 0 44701 14101">
          <text:p/>
        </draw:connector>
        <draw:custom-shape draw:style-name="gr36" draw:text-style-name="P18" xml:id="id11" draw:id="id11" draw:layer="layout" svg:width="1.4cm" svg:height="0.7cm" svg:x="15.7cm" svg:y="23.7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37" draw:text-style-name="P1" draw:layer="layout" draw:line-skew="0.299cm -0.202cm" svg:x1="18.3cm" svg:y1="24.8cm" svg:x2="16.4cm" svg:y2="24.4cm" draw:start-shape="id10" draw:start-glue-point="5" draw:end-shape="id11" draw:end-glue-point="5" svg:d="M18300 24800h-300v-100h-1600v-300" svg:viewBox="0 0 1901 401">
          <text:p/>
        </draw:connector>
        <draw:custom-shape draw:style-name="gr36" draw:text-style-name="P18" xml:id="id12" draw:id="id12" draw:layer="layout" svg:width="1.4cm" svg:height="0.7cm" svg:x="35.2cm" svg:y="23.7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37" draw:text-style-name="P1" draw:layer="layout" draw:line-skew="0cm -0.102cm" svg:x1="19.5cm" svg:y1="24.8cm" svg:x2="35.9cm" svg:y2="24.4cm" draw:start-shape="id10" draw:start-glue-point="7" draw:end-shape="id12" draw:end-glue-point="5" svg:d="M19500 24800h7851 8549v-400" svg:viewBox="0 0 16401 401">
          <text:p/>
        </draw:connector>
        <draw:line draw:style-name="gr38" draw:text-style-name="P13" draw:layer="layout" svg:x1="39.6cm" svg:y1="3.2cm" svg:x2="39.5cm" svg:y2="26.1cm">
          <text:p/>
        </draw:line>
        <draw:custom-shape draw:style-name="gr36" draw:text-style-name="P18" xml:id="id13" draw:id="id13" draw:layer="layout" svg:width="1.4cm" svg:height="0.7cm" svg:x="35.4cm" svg:y="11.3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37" draw:text-style-name="P1" draw:layer="layout" draw:line-skew="0cm -1.202cm" svg:x1="18.6cm" svg:y1="12.3cm" svg:x2="36.1cm" svg:y2="12cm" draw:start-shape="id3" draw:start-glue-point="5" draw:end-shape="id13" draw:end-glue-point="5" svg:d="M18600 12300h-501v100h18001v-400" svg:viewBox="0 0 18002 401">
          <text:p/>
        </draw:connector>
        <draw:custom-shape draw:style-name="gr36" draw:text-style-name="P18" xml:id="id14" draw:id="id14" draw:layer="layout" svg:width="1.4cm" svg:height="0.7cm" svg:x="20.4cm" svg:y="11.3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37" draw:text-style-name="P1" draw:layer="layout" svg:x1="19.8cm" svg:y1="12.3cm" svg:x2="21.1cm" svg:y2="12cm" draw:start-shape="id3" draw:start-glue-point="7" draw:end-shape="id14" draw:end-glue-point="5" svg:d="M19800 12300h1300v-300" svg:viewBox="0 0 1301 301">
          <text:p/>
        </draw:connector>
        <draw:custom-shape draw:style-name="gr29" draw:text-style-name="P1" xml:id="id15" draw:id="id15" draw:layer="layout" svg:width="1.2cm" svg:height="1.6cm" svg:x="18.4cm" svg:y="17.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4" draw:text-style-name="P1" xml:id="id21" draw:id="id21" draw:layer="layout" draw:line-skew="4.549cm" svg:x1="46.4cm" svg:y1="29.4cm" svg:x2="19cm" svg:y2="19cm" draw:end-shape="id15" draw:end-glue-point="6" svg:d="M46400 29400v-400h-27400v-10000" svg:viewBox="0 0 27401 10401">
          <text:p/>
        </draw:connector>
        <draw:custom-shape draw:style-name="gr36" draw:text-style-name="P18" xml:id="id16" draw:id="id16" draw:layer="layout" svg:width="1.4cm" svg:height="0.7cm" svg:x="15.8cm" svg:y="17.3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37" draw:text-style-name="P1" draw:layer="layout" draw:line-skew="0cm -0.302cm" svg:x1="18.4cm" svg:y1="18.2cm" svg:x2="16.5cm" svg:y2="18cm" draw:start-shape="id15" draw:start-glue-point="5" draw:end-shape="id16" draw:end-glue-point="5" svg:d="M18400 18200h-599-1301v-200" svg:viewBox="0 0 1901 201">
          <text:p/>
        </draw:connector>
        <draw:custom-shape draw:style-name="gr36" draw:text-style-name="P18" xml:id="id17" draw:id="id17" draw:layer="layout" svg:width="1.4cm" svg:height="0.7cm" svg:x="20.2cm" svg:y="17.3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37" draw:text-style-name="P1" draw:layer="layout" svg:x1="19.6cm" svg:y1="18.2cm" svg:x2="20.9cm" svg:y2="18cm" draw:start-shape="id15" draw:start-glue-point="7" draw:end-shape="id17" draw:end-glue-point="5" svg:d="M19600 18200h1300v-200" svg:viewBox="0 0 1301 201">
          <text:p/>
        </draw:connector>
        <draw:custom-shape draw:style-name="gr29" draw:text-style-name="P1" xml:id="id18" draw:id="id18" draw:layer="layout" svg:width="1.2cm" svg:height="1.6cm" svg:x="18.6cm" svg:y="5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6" draw:text-style-name="P18" xml:id="id19" draw:id="id19" draw:layer="layout" svg:width="1.4cm" svg:height="0.7cm" svg:x="16cm" svg:y="4.9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37" draw:text-style-name="P1" draw:layer="layout" draw:line-skew="0.299cm -0.202cm" svg:x1="18.6cm" svg:y1="6cm" svg:x2="16.7cm" svg:y2="5.6cm" draw:start-shape="id18" draw:start-glue-point="5" draw:end-shape="id19" draw:end-glue-point="5" svg:d="M18600 6000h-300v-100h-1600v-300" svg:viewBox="0 0 1901 401">
          <text:p/>
        </draw:connector>
        <draw:custom-shape draw:style-name="gr36" draw:text-style-name="P18" xml:id="id20" draw:id="id20" draw:layer="layout" svg:width="1.4cm" svg:height="0.7cm" svg:x="20.5cm" svg:y="4.9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37" draw:text-style-name="P1" draw:layer="layout" svg:x1="19.8cm" svg:y1="6cm" svg:x2="21.2cm" svg:y2="5.6cm" draw:start-shape="id18" draw:start-glue-point="7" draw:end-shape="id20" draw:end-glue-point="5" svg:d="M19800 6000h1400v-400" svg:viewBox="0 0 1401 401">
          <text:p/>
        </draw:connector>
        <draw:connector draw:style-name="gr34" draw:text-style-name="P1" draw:layer="layout" draw:line-skew="-0.501cm 15.499cm" svg:x1="46.4cm" svg:y1="29.4cm" svg:x2="19.2cm" svg:y2="6.8cm" draw:start-shape="id21" draw:start-glue-point="2" draw:end-shape="id18" draw:end-glue-point="6" svg:d="M46400 29400v-1000h-27200v-21600" svg:viewBox="0 0 27201 22601">
          <text:p/>
        </draw:connector>
        <draw:custom-shape draw:style-name="gr36" draw:text-style-name="P18" xml:id="id22" draw:id="id22" draw:layer="layout" svg:width="1.4cm" svg:height="0.7cm" svg:x="35.4cm" svg:y="4.8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37" draw:text-style-name="P1" draw:layer="layout" svg:x1="18.6cm" svg:y1="6cm" svg:x2="36.1cm" svg:y2="5.5cm" draw:end-shape="id22" draw:end-glue-point="5" svg:d="M18600 6000v2h17500v-502" svg:viewBox="0 0 17501 503">
          <text:p/>
        </draw:connector>
        <draw:custom-shape draw:style-name="gr36" draw:text-style-name="P18" xml:id="id23" draw:id="id23" draw:layer="layout" svg:width="1.4cm" svg:height="0.7cm" svg:x="35.1cm" svg:y="17.2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37" draw:text-style-name="P1" draw:layer="layout" svg:x1="19.6cm" svg:y1="18.2cm" svg:x2="35.8cm" svg:y2="17.9cm" draw:end-shape="id23" draw:end-glue-point="5" svg:d="M19600 18200v202h16200v-502" svg:viewBox="0 0 16201 503">
          <text:p/>
        </draw:connector>
        <draw:custom-shape draw:style-name="gr36" draw:text-style-name="P18" xml:id="id24" draw:id="id24" draw:layer="layout" svg:width="1.4cm" svg:height="0.7cm" svg:x="16.1cm" svg:y="11.4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37" draw:text-style-name="P1" draw:layer="layout" draw:line-skew="0cm -0.302cm" svg:x1="18.6cm" svg:y1="12.3cm" svg:x2="16.8cm" svg:y2="12.1cm" draw:start-shape="id3" draw:start-glue-point="5" draw:end-shape="id24" draw:end-glue-point="5" svg:d="M18600 12300h-549-1251v-200" svg:viewBox="0 0 1801 201">
          <text:p/>
        </draw:connector>
        <draw:connector draw:style-name="gr34" draw:text-style-name="P1" draw:layer="layout" draw:line-skew="-0.501cm 15.499cm" svg:x1="46.4cm" svg:y1="29.4cm" svg:x2="19.2cm" svg:y2="6.8cm" svg:d="M46400 29400v-1000h-27200v-21600" svg:viewBox="0 0 27201 22601">
          <text:p/>
        </draw:connector>
        <draw:custom-shape draw:style-name="gr36" draw:text-style-name="P18" xml:id="id26" draw:id="id26" draw:layer="layout" svg:width="1.4cm" svg:height="0.7cm" svg:x="45.2cm" svg:y="11.2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6" draw:text-style-name="P18" xml:id="id27" draw:id="id27" draw:layer="layout" svg:width="1.4cm" svg:height="0.7cm" svg:x="44.9cm" svg:y="17.2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6" draw:text-style-name="P18" xml:id="id25" draw:id="id25" draw:layer="layout" svg:width="1.4cm" svg:height="0.7cm" svg:x="45cm" svg:y="4.8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6" draw:text-style-name="P18" xml:id="id28" draw:id="id28" draw:layer="layout" svg:width="1.4cm" svg:height="0.7cm" svg:x="44.9cm" svg:y="23.6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6" draw:text-style-name="P18" xml:id="id32" draw:id="id32" draw:layer="layout" svg:width="1.4cm" svg:height="0.7cm" svg:x="59.3cm" svg:y="23.7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6" draw:text-style-name="P18" xml:id="id31" draw:id="id31" draw:layer="layout" svg:width="1.4cm" svg:height="0.7cm" svg:x="59.3cm" svg:y="17.2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6" draw:text-style-name="P18" xml:id="id30" draw:id="id30" draw:layer="layout" svg:width="1.4cm" svg:height="0.7cm" svg:x="59.5cm" svg:y="11.2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6" draw:text-style-name="P18" xml:id="id33" draw:id="id33" draw:layer="layout" svg:width="1.4cm" svg:height="0.7cm" svg:x="63.9cm" svg:y="4.8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6" draw:text-style-name="P18" xml:id="id29" draw:id="id29" draw:layer="layout" svg:width="1.4cm" svg:height="0.7cm" svg:x="59.5cm" svg:y="4.8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6" draw:text-style-name="P18" xml:id="id35" draw:id="id35" draw:layer="layout" svg:width="1.4cm" svg:height="0.7cm" svg:x="63.8cm" svg:y="17.3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6" draw:text-style-name="P18" xml:id="id34" draw:id="id34" draw:layer="layout" svg:width="1.4cm" svg:height="0.7cm" svg:x="64cm" svg:y="11.3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6" draw:text-style-name="P18" xml:id="id37" draw:id="id37" draw:layer="layout" svg:width="1.4cm" svg:height="0.7cm" svg:x="78.3cm" svg:y="23.6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6" draw:text-style-name="P18" xml:id="id38" draw:id="id38" draw:layer="layout" svg:width="1.4cm" svg:height="0.7cm" svg:x="78.2cm" svg:y="17.2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6" draw:text-style-name="P18" xml:id="id39" draw:id="id39" draw:layer="layout" svg:width="1.4cm" svg:height="0.7cm" svg:x="78.7cm" svg:y="11.2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6" draw:text-style-name="P18" xml:id="id40" draw:id="id40" draw:layer="layout" svg:width="1.4cm" svg:height="0.7cm" svg:x="78.4cm" svg:y="4.9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6" draw:text-style-name="P18" xml:id="id41" draw:id="id41" draw:layer="layout" svg:width="1.4cm" svg:height="0.7cm" svg:x="88.3cm" svg:y="4.8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6" draw:text-style-name="P18" xml:id="id42" draw:id="id42" draw:layer="layout" svg:width="1.4cm" svg:height="0.7cm" svg:x="88.5cm" svg:y="11.2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6" draw:text-style-name="P18" xml:id="id43" draw:id="id43" draw:layer="layout" svg:width="1.4cm" svg:height="0.7cm" svg:x="88.2cm" svg:y="17.3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6" draw:text-style-name="P18" xml:id="id44" draw:id="id44" draw:layer="layout" svg:width="1.4cm" svg:height="0.7cm" svg:x="88.2cm" svg:y="23.7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6" draw:text-style-name="P18" xml:id="id36" draw:id="id36" draw:layer="layout" svg:width="1.4cm" svg:height="0.7cm" svg:x="63.8cm" svg:y="23.7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39" draw:text-style-name="P1" draw:layer="layout" draw:line-skew="-4.201cm" svg:x1="45.7cm" svg:y1="5.5cm" svg:x2="47.8cm" svg:y2="14.3cm" draw:start-shape="id25" draw:start-glue-point="5" draw:end-shape="id4" draw:end-glue-point="4" svg:d="M45700 5500v200h2100v8600" svg:viewBox="0 0 2101 8801">
          <text:p/>
        </draw:connector>
        <draw:connector draw:style-name="gr40" draw:text-style-name="P1" draw:layer="layout" draw:line-skew="-0.901cm" svg:x1="47.8cm" svg:y1="14.3cm" svg:x2="45.9cm" svg:y2="11.9cm" draw:start-shape="id4" draw:start-glue-point="4" draw:end-shape="id26" draw:end-glue-point="5" svg:d="M47800 14300v-2100h-1900v-300" svg:viewBox="0 0 1901 2401">
          <text:p/>
        </draw:connector>
        <draw:connector draw:style-name="gr41" draw:text-style-name="P1" draw:layer="layout" draw:line-skew="2.701cm -0.202cm" svg:x1="47.2cm" svg:y1="15.1cm" svg:x2="45.6cm" svg:y2="17.9cm" draw:start-shape="id4" draw:start-glue-point="5" draw:end-shape="id27" draw:end-glue-point="5" svg:d="M47200 15100h-100v3100h-1500v-300" svg:viewBox="0 0 1601 3101">
          <text:p/>
        </draw:connector>
        <draw:connector draw:style-name="gr41" draw:text-style-name="P1" draw:layer="layout" draw:line-skew="2.801cm -0.202cm" svg:x1="47.2cm" svg:y1="15.1cm" svg:x2="45.6cm" svg:y2="24.3cm" draw:start-shape="id4" draw:start-glue-point="5" draw:end-shape="id28" draw:end-glue-point="5" svg:d="M47200 15100v9500h-1600v-300" svg:viewBox="0 0 1601 9501">
          <text:p/>
        </draw:connector>
        <draw:connector draw:style-name="gr41" draw:text-style-name="P1" draw:layer="layout" draw:line-skew="0cm -0.202cm" svg:x1="62cm" svg:y1="5.8cm" svg:x2="60.2cm" svg:y2="5.5cm" draw:start-shape="id8" draw:start-glue-point="5" draw:end-shape="id29" draw:end-glue-point="5" svg:d="M62000 5800h-549-1251v-300" svg:viewBox="0 0 1801 301">
          <text:p/>
        </draw:connector>
        <draw:connector draw:style-name="gr41" draw:text-style-name="P1" draw:layer="layout" draw:line-skew="0cm -0.202cm" svg:x1="61.932cm" svg:y1="12.142cm" svg:x2="60.2cm" svg:y2="11.9cm" draw:start-shape="id7" draw:start-glue-point="5" draw:end-shape="id30" draw:end-glue-point="5" svg:d="M61932 12142h-515v58h-1217v-300" svg:viewBox="0 0 1733 301">
          <text:p/>
        </draw:connector>
        <draw:connector draw:style-name="gr41" draw:text-style-name="P1" draw:layer="layout" draw:line-skew="0cm -0.202cm" svg:x1="61.8cm" svg:y1="18.1cm" svg:x2="60cm" svg:y2="17.9cm" draw:start-shape="id6" draw:start-glue-point="5" draw:end-shape="id31" draw:end-glue-point="5" svg:d="M61800 18100h-549v100h-1251v-300" svg:viewBox="0 0 1801 301">
          <text:p/>
        </draw:connector>
        <draw:connector draw:style-name="gr41" draw:text-style-name="P1" draw:layer="layout" svg:x1="61.7cm" svg:y1="24.5cm" svg:x2="60cm" svg:y2="24.4cm" draw:start-shape="id5" draw:start-glue-point="5" draw:end-shape="id32" draw:end-glue-point="5" svg:d="M61700 24500h-1700v-100" svg:viewBox="0 0 1701 101">
          <text:p/>
        </draw:connector>
        <draw:connector draw:style-name="gr41" draw:text-style-name="P1" draw:layer="layout" svg:x1="63.2cm" svg:y1="5.8cm" svg:x2="64.6cm" svg:y2="5.5cm" draw:start-shape="id8" draw:start-glue-point="7" draw:end-shape="id33" draw:end-glue-point="5" svg:d="M63200 5800h1400v-300" svg:viewBox="0 0 1401 301">
          <text:p/>
        </draw:connector>
        <draw:connector draw:style-name="gr41" draw:text-style-name="P1" draw:layer="layout" svg:x1="63.132cm" svg:y1="12.142cm" svg:x2="64.7cm" svg:y2="12cm" draw:start-shape="id7" draw:start-glue-point="7" draw:end-shape="id34" draw:end-glue-point="5" svg:d="M63132 12142h1568v-142" svg:viewBox="0 0 1569 143">
          <text:p/>
        </draw:connector>
        <draw:connector draw:style-name="gr41" draw:text-style-name="P1" draw:layer="layout" svg:x1="63cm" svg:y1="18.1cm" svg:x2="64.5cm" svg:y2="18cm" draw:start-shape="id6" draw:start-glue-point="7" draw:end-shape="id35" draw:end-glue-point="5" svg:d="M63000 18100h1500v-100" svg:viewBox="0 0 1501 101">
          <text:p/>
        </draw:connector>
        <draw:connector draw:style-name="gr34" draw:text-style-name="P1" draw:layer="layout" svg:x1="62.9cm" svg:y1="24.5cm" svg:x2="64.5cm" svg:y2="24.4cm" draw:start-shape="id5" draw:start-glue-point="7" draw:end-shape="id36" draw:end-glue-point="5" svg:d="M62900 24500h1600v-100" svg:viewBox="0 0 1601 101">
          <text:p/>
        </draw:connector>
        <draw:connector draw:style-name="gr41" draw:text-style-name="P1" draw:layer="layout" draw:line-skew="0cm -0.202cm" svg:x1="62.9cm" svg:y1="24.5cm" svg:x2="79cm" svg:y2="24.3cm" draw:start-shape="id5" draw:start-glue-point="7" draw:end-shape="id37" draw:end-glue-point="5" svg:d="M62900 24500h7701v100h8399v-300" svg:viewBox="0 0 16101 301">
          <text:p/>
        </draw:connector>
        <draw:connector draw:style-name="gr41" draw:text-style-name="P1" draw:layer="layout" draw:line-skew="0cm -0.202cm" svg:x1="63cm" svg:y1="18.1cm" svg:x2="78.9cm" svg:y2="17.9cm" draw:start-shape="id6" draw:start-glue-point="7" draw:end-shape="id38" draw:end-glue-point="5" svg:d="M63000 18100h7601v100h8299v-300" svg:viewBox="0 0 15901 301">
          <text:p/>
        </draw:connector>
        <draw:connector draw:style-name="gr41" draw:text-style-name="P1" draw:layer="layout" draw:line-skew="0cm -0.202cm" svg:x1="63.132cm" svg:y1="12.142cm" svg:x2="79.4cm" svg:y2="11.9cm" draw:start-shape="id7" draw:start-glue-point="7" draw:end-shape="id39" draw:end-glue-point="5" svg:d="M63132 12142h7785v58h8483v-300" svg:viewBox="0 0 16269 301">
          <text:p/>
        </draw:connector>
        <draw:connector draw:style-name="gr41" draw:text-style-name="P1" draw:layer="layout" draw:line-skew="0cm -0.202cm" svg:x1="63.2cm" svg:y1="5.8cm" svg:x2="79.1cm" svg:y2="5.6cm" draw:start-shape="id8" draw:start-glue-point="7" draw:end-shape="id40" draw:end-glue-point="5" svg:d="M63200 5800h7601v100h8299v-300" svg:viewBox="0 0 15901 301">
          <text:p/>
        </draw:connector>
        <draw:connector draw:style-name="gr41" draw:text-style-name="P1" draw:layer="layout" draw:line-skew="-4.001cm" svg:x1="91.9cm" svg:y1="14.3cm" svg:x2="89cm" svg:y2="5.5cm" draw:start-shape="id9" draw:start-glue-point="4" draw:end-shape="id41" draw:end-glue-point="5" svg:d="M91900 14300v-8400h-2900v-400" svg:viewBox="0 0 2901 8801">
          <text:p/>
        </draw:connector>
        <draw:connector draw:style-name="gr41" draw:text-style-name="P1" draw:layer="layout" draw:line-skew="-0.901cm" svg:x1="91.9cm" svg:y1="14.3cm" svg:x2="89.2cm" svg:y2="11.9cm" draw:start-shape="id9" draw:start-glue-point="4" draw:end-shape="id42" draw:end-glue-point="5" svg:d="M91900 14300v-2100h-2700v-300" svg:viewBox="0 0 2701 2401">
          <text:p/>
        </draw:connector>
        <draw:connector draw:style-name="gr41" draw:text-style-name="P1" draw:layer="layout" draw:line-skew="-0.051cm -0.302cm" svg:x1="91.3cm" svg:y1="15.1cm" svg:x2="88.9cm" svg:y2="18cm" draw:start-shape="id9" draw:start-glue-point="5" draw:end-shape="id43" draw:end-glue-point="5" svg:d="M91300 15100h-900v3100h-1500v-200" svg:viewBox="0 0 2401 3101">
          <text:p/>
        </draw:connector>
        <draw:connector draw:style-name="gr41" draw:text-style-name="P1" draw:layer="layout" draw:line-skew="0.249cm -0.302cm" svg:x1="91.3cm" svg:y1="15.1cm" svg:x2="88.9cm" svg:y2="24.4cm" draw:start-shape="id9" draw:start-glue-point="5" draw:end-shape="id44" draw:end-glue-point="5" svg:d="M91300 15100h-600v9500h-1800v-200" svg:viewBox="0 0 2401 9501">
          <text:p/>
        </draw:connector>
        <draw:connector draw:style-name="gr33" draw:text-style-name="P1" draw:layer="layout" draw:line-skew="-9.912cm" svg:x1="19.4cm" svg:y1="34.95cm" svg:x2="49.824cm" svg:y2="29.733cm" draw:start-shape="id1" draw:start-glue-point="10" draw:end-shape="id45" draw:end-glue-point="6" svg:d="M19400 34950h5300v-5217h25124" svg:viewBox="0 0 30425 5218">
          <text:p/>
        </draw:connector>
        <draw:custom-shape draw:style-name="gr36" draw:text-style-name="P18" xml:id="id49" draw:id="id49" draw:layer="layout" svg:width="1.4cm" svg:height="0.7cm" svg:x="43.9cm" svg:y="34.2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6" draw:text-style-name="P18" xml:id="id48" draw:id="id48" draw:layer="layout" svg:width="1.4cm" svg:height="0.7cm" svg:x="38.8cm" svg:y="34.1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6" draw:text-style-name="P18" xml:id="id47" draw:id="id47" draw:layer="layout" svg:width="1.4cm" svg:height="0.7cm" svg:x="38.8cm" svg:y="39.6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6" draw:text-style-name="P18" xml:id="id50" draw:id="id50" draw:layer="layout" svg:width="1.4cm" svg:height="0.7cm" svg:x="43.9cm" svg:y="39.6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6" draw:text-style-name="P18" xml:id="id54" draw:id="id54" draw:layer="layout" svg:width="1.4cm" svg:height="0.7cm" svg:x="78.2cm" svg:y="34.1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6" draw:text-style-name="P18" xml:id="id55" draw:id="id55" draw:layer="layout" svg:width="1.4cm" svg:height="0.7cm" svg:x="78.3cm" svg:y="39.6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6" draw:text-style-name="P18" xml:id="id53" draw:id="id53" draw:layer="layout" svg:width="1.4cm" svg:height="0.7cm" svg:x="72.6cm" svg:y="39.6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6" draw:text-style-name="P18" xml:id="id52" draw:id="id52" draw:layer="layout" svg:width="1.4cm" svg:height="0.7cm" svg:x="72.5cm" svg:y="34.1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42" draw:text-style-name="P1" draw:layer="layout" svg:x1="41.2cm" svg:y1="37.8cm" svg:x2="40.025cm" svg:y2="39.95cm" draw:start-shape="id46" draw:start-glue-point="6" draw:end-shape="id47" draw:end-glue-point="4" svg:d="M41200 37800h-502v1201h4v949h-677" svg:viewBox="0 0 1176 2151">
          <text:p/>
        </draw:connector>
        <draw:connector draw:style-name="gr41" draw:text-style-name="P1" draw:layer="layout" svg:x1="41.2cm" svg:y1="37.8cm" svg:x2="40.025cm" svg:y2="34.45cm" draw:start-shape="id46" draw:start-glue-point="6" draw:end-shape="id48" draw:end-glue-point="4" svg:d="M41200 37800h-502v-1799h4v-1551h-677" svg:viewBox="0 0 1176 3351">
          <text:p/>
        </draw:connector>
        <draw:connector draw:style-name="gr41" draw:text-style-name="P1" draw:layer="layout" svg:x1="42.8cm" svg:y1="37.8cm" svg:x2="44.075cm" svg:y2="34.55cm" draw:start-shape="id46" draw:start-glue-point="4" draw:end-shape="id49" draw:end-glue-point="6" svg:d="M42800 37800h550v-3250h725" svg:viewBox="0 0 1276 3251">
          <text:p/>
        </draw:connector>
        <draw:connector draw:style-name="gr41" draw:text-style-name="P1" draw:layer="layout" svg:x1="42.8cm" svg:y1="37.8cm" svg:x2="44.075cm" svg:y2="39.95cm" draw:start-shape="id46" draw:start-glue-point="4" draw:end-shape="id50" draw:end-glue-point="6" svg:d="M42800 37800h550v2150h725" svg:viewBox="0 0 1276 2151">
          <text:p/>
        </draw:connector>
        <draw:connector draw:style-name="gr33" draw:text-style-name="P1" draw:layer="layout" draw:line-skew="-5.1cm -8.102cm" svg:x1="19.254cm" svg:y1="35.551cm" svg:x2="42cm" svg:y2="38.4cm" draw:start-shape="id1" draw:start-glue-point="9" draw:end-shape="id46" draw:end-glue-point="7" svg:d="M19254 35551h5946v-4751h16800v7600" svg:viewBox="0 0 22747 7601">
          <text:p/>
        </draw:connector>
        <draw:connector draw:style-name="gr41" draw:text-style-name="P1" draw:layer="layout" svg:x1="75.2cm" svg:y1="37.7cm" svg:x2="73.725cm" svg:y2="34.45cm" draw:start-shape="id51" draw:start-glue-point="6" draw:end-shape="id52" draw:end-glue-point="4" svg:d="M75200 37700h-650v-3250h-825" svg:viewBox="0 0 1476 3251">
          <text:p/>
        </draw:connector>
        <draw:connector draw:style-name="gr41" draw:text-style-name="P1" draw:layer="layout" draw:line-skew="0.2cm -0.202cm" svg:x1="75.2cm" svg:y1="37.7cm" svg:x2="73.3cm" svg:y2="40.3cm" draw:start-shape="id51" draw:start-glue-point="6" draw:end-shape="id53" draw:end-glue-point="5" svg:d="M75200 37700h-400v2900h-1500v-300" svg:viewBox="0 0 1901 2901">
          <text:p/>
        </draw:connector>
        <draw:connector draw:style-name="gr41" draw:text-style-name="P1" draw:layer="layout" svg:x1="76.8cm" svg:y1="37.7cm" svg:x2="78.2cm" svg:y2="34.45cm" draw:start-shape="id51" draw:start-glue-point="4" draw:end-shape="id54" draw:end-glue-point="3" svg:d="M76800 37700h700v-3250h700" svg:viewBox="0 0 1401 3251">
          <text:p/>
        </draw:connector>
        <draw:connector draw:style-name="gr41" draw:text-style-name="P1" draw:layer="layout" draw:line-skew="-0.15cm -0.302cm" svg:x1="76.8cm" svg:y1="37.7cm" svg:x2="79cm" svg:y2="40.3cm" draw:start-shape="id51" draw:start-glue-point="4" draw:end-shape="id55" draw:end-glue-point="5" svg:d="M76800 37700h600v2800h1600v-200" svg:viewBox="0 0 2201 2801">
          <text:p/>
        </draw:connector>
        <draw:connector draw:style-name="gr33" draw:text-style-name="P1" draw:layer="layout" draw:line-skew="-21.7cm -7.102cm" svg:x1="19.254cm" svg:y1="34.349cm" svg:x2="76cm" svg:y2="38.3cm" draw:start-shape="id1" draw:start-glue-point="11" draw:end-shape="id51" draw:end-glue-point="7" svg:d="M19254 34349h6346v-2649h50400v6600" svg:viewBox="0 0 56747 6601">
          <text:p/>
        </draw:connector>
        <draw:custom-shape draw:style-name="gr43" draw:text-style-name="P18" xml:id="id58" draw:id="id58" draw:layer="layout" svg:width="1.5cm" svg:height="0.7cm" draw:transform="rotate (-3.13443680365662) translate (33.898cm 68.153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3" draw:text-style-name="P18" xml:id="id57" draw:id="id57" draw:layer="layout" svg:width="1.5cm" svg:height="0.7cm" draw:transform="rotate (-3.13443680365662) translate (38.499cm 68.2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3" draw:text-style-name="P18" xml:id="id62" draw:id="id62" draw:layer="layout" svg:width="1.5cm" svg:height="0.7cm" draw:transform="rotate (-3.13443680365662) translate (38.46cm 62.8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3" draw:text-style-name="P18" xml:id="id61" draw:id="id61" draw:layer="layout" svg:width="1.5cm" svg:height="0.7cm" draw:transform="rotate (-3.13443680365662) translate (33.961cm 62.95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3" draw:text-style-name="P18" xml:id="id65" draw:id="id65" draw:layer="layout" svg:width="1.5cm" svg:height="0.7cm" draw:transform="rotate (-3.13443680365662) translate (33.811cm 55.953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3" draw:text-style-name="P18" xml:id="id68" draw:id="id68" draw:layer="layout" svg:width="1.5cm" svg:height="0.7cm" draw:transform="rotate (-3.13443680365662) translate (38.373cm 50.7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3" draw:text-style-name="P18" xml:id="id77" draw:id="id77" draw:layer="layout" svg:width="1.5cm" svg:height="0.7cm" draw:transform="rotate (-3.13443680365662) translate (33.773cm 50.753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3" draw:text-style-name="P18" xml:id="id59" draw:id="id59" draw:layer="layout" svg:width="1.5cm" svg:height="0.7cm" draw:transform="rotate (-3.13443680365662) translate (19.298cm 68.157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3" draw:text-style-name="P18" xml:id="id63" draw:id="id63" draw:layer="layout" svg:width="1.5cm" svg:height="0.7cm" draw:transform="rotate (-3.13443680365662) translate (19.26cm 62.957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3" draw:text-style-name="P18" xml:id="id69" draw:id="id69" draw:layer="layout" svg:width="1.5cm" svg:height="0.7cm" draw:transform="rotate (-3.13443680365662) translate (19.073cm 50.758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3" draw:text-style-name="P18" xml:id="id75" draw:id="id75" draw:layer="layout" svg:width="1.5cm" svg:height="0.7cm" draw:transform="rotate (-3.13443680365662) translate (9.274cm 50.92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3" draw:text-style-name="P18" xml:id="id74" draw:id="id74" draw:layer="layout" svg:width="1.5cm" svg:height="0.7cm" draw:transform="rotate (-3.13443680365662) translate (9.311cm 56.028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3" draw:text-style-name="P18" xml:id="id73" draw:id="id73" draw:layer="layout" svg:width="1.5cm" svg:height="0.7cm" draw:transform="rotate (-3.13443680365662) translate (9.26cm 62.92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3" draw:text-style-name="P18" xml:id="id71" draw:id="id71" draw:layer="layout" svg:width="1.5cm" svg:height="0.7cm" draw:transform="rotate (-3.13443680365662) translate (9.497cm 68.127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3" draw:text-style-name="P18" xml:id="id66" draw:id="id66" draw:layer="layout" svg:width="1.5cm" svg:height="0.7cm" draw:transform="rotate (-3.13443680365662) translate (19.21cm 55.958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38" draw:text-style-name="P13" draw:layer="layout" svg:x1="14.913cm" svg:y1="70.289cm" svg:x2="14.544cm" svg:y2="46.691cm">
          <text:p/>
        </draw:line>
        <draw:connector draw:style-name="gr42" draw:text-style-name="P1" draw:layer="layout" svg:x1="35.993cm" svg:y1="67.338cm" svg:x2="37.743cm" svg:y2="67.524cm" draw:start-shape="id56" draw:start-glue-point="5" draw:end-shape="id57" draw:end-glue-point="5" svg:d="M35993 67338h1750v186" svg:viewBox="0 0 1751 187">
          <text:p/>
        </draw:connector>
        <draw:connector draw:style-name="gr44" draw:text-style-name="P18" draw:layer="layout" svg:x1="34.792cm" svg:y1="67.346cm" svg:x2="33.142cm" svg:y2="67.457cm" draw:start-shape="id56" draw:start-glue-point="7" draw:end-shape="id58" draw:end-glue-point="5" svg:d="M34792 67346h-1650v111" svg:viewBox="0 0 1651 112">
          <text:p/>
        </draw:connector>
        <draw:connector draw:style-name="gr44" draw:text-style-name="P18" draw:layer="layout" draw:line-skew="0cm 0.443cm" svg:x1="34.792cm" svg:y1="67.346cm" svg:x2="18.542cm" svg:y2="67.461cm" draw:start-shape="id56" draw:start-glue-point="7" draw:end-shape="id59" draw:end-glue-point="5" svg:d="M34792 67346h-7751v54h-8499v61" svg:viewBox="0 0 16251 116">
          <text:p/>
        </draw:connector>
        <draw:connector draw:style-name="gr41" draw:text-style-name="P1" draw:layer="layout" svg:x1="34.753cm" svg:y1="61.946cm" svg:x2="33.205cm" svg:y2="62.256cm" draw:start-shape="id60" draw:start-glue-point="7" draw:end-shape="id61" draw:end-glue-point="5" svg:d="M34753 61946h-1548v310" svg:viewBox="0 0 1549 311">
          <text:p/>
        </draw:connector>
        <draw:connector draw:style-name="gr41" draw:text-style-name="P1" draw:layer="layout" svg:x1="35.954cm" svg:y1="61.938cm" svg:x2="37.704cm" svg:y2="62.124cm" draw:start-shape="id60" draw:start-glue-point="5" draw:end-shape="id62" draw:end-glue-point="5" svg:d="M35954 61938h1750v186" svg:viewBox="0 0 1751 187">
          <text:p/>
        </draw:connector>
        <draw:connector draw:style-name="gr41" draw:text-style-name="P1" draw:layer="layout" draw:line-skew="0cm 0.243cm" svg:x1="34.753cm" svg:y1="61.946cm" svg:x2="18.504cm" svg:y2="62.261cm" draw:start-shape="id60" draw:start-glue-point="7" draw:end-shape="id63" draw:end-glue-point="5" svg:d="M34753 61946h-7750v54h-8499v261" svg:viewBox="0 0 16250 316">
          <text:p/>
        </draw:connector>
        <draw:connector draw:style-name="gr41" draw:text-style-name="P1" draw:layer="layout" svg:x1="34.704cm" svg:y1="55.046cm" svg:x2="33.055cm" svg:y2="55.257cm" draw:start-shape="id64" draw:start-glue-point="7" draw:end-shape="id65" draw:end-glue-point="5" svg:d="M34704 55046h-1649v211" svg:viewBox="0 0 1650 212">
          <text:p/>
        </draw:connector>
        <draw:connector draw:style-name="gr41" draw:text-style-name="P1" draw:layer="layout" draw:line-skew="0cm 0.242cm" svg:x1="34.704cm" svg:y1="55.046cm" svg:x2="18.454cm" svg:y2="55.262cm" draw:start-shape="id64" draw:start-glue-point="7" draw:end-shape="id66" draw:end-glue-point="5" svg:d="M34704 55046h-7751v-46h-8499v262" svg:viewBox="0 0 16251 263">
          <text:p/>
        </draw:connector>
        <draw:connector draw:style-name="gr41" draw:text-style-name="P1" draw:layer="layout" svg:x1="35.868cm" svg:y1="49.838cm" svg:x2="37.617cm" svg:y2="50.024cm" draw:start-shape="id67" draw:start-glue-point="5" draw:end-shape="id68" draw:end-glue-point="5" svg:d="M35868 49838h1749v186" svg:viewBox="0 0 1750 187">
          <text:p/>
        </draw:connector>
        <draw:connector draw:style-name="gr41" draw:text-style-name="P1" draw:layer="layout" draw:line-skew="0.242cm" svg:x1="18.317cm" svg:y1="50.062cm" svg:x2="34.667cm" svg:y2="49.846cm" draw:start-shape="id69" draw:start-glue-point="5" draw:end-shape="id67" draw:end-glue-point="7" svg:d="M18317 50062v-262h8549v46h7801" svg:viewBox="0 0 16351 263">
          <text:p/>
        </draw:connector>
        <draw:custom-shape draw:style-name="gr43" draw:text-style-name="P18" xml:id="id70" draw:id="id70" draw:layer="layout" svg:width="1.5cm" svg:height="0.7cm" draw:transform="rotate (-3.13443680365662) translate (38.412cm 56.1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41" draw:text-style-name="P1" draw:layer="layout" svg:x1="35.905cm" svg:y1="55.038cm" svg:x2="37.656cm" svg:y2="55.424cm" draw:start-shape="id64" draw:start-glue-point="5" draw:end-shape="id70" draw:end-glue-point="5" svg:d="M35905 55038h1751v386" svg:viewBox="0 0 1752 387">
          <text:p/>
        </draw:connector>
        <draw:connector draw:style-name="gr41" draw:text-style-name="P1" draw:layer="layout" draw:line-skew="0.399cm" svg:x1="8.181cm" svg:y1="67.786cm" svg:x2="6.329cm" svg:y2="58.55cm" draw:start-shape="id71" draw:start-glue-point="4" draw:end-shape="id72" draw:end-glue-point="5" svg:d="M8181 67786h-619v-9236h-1233" svg:viewBox="0 0 1853 9237">
          <text:p/>
        </draw:connector>
        <draw:connector draw:style-name="gr41" draw:text-style-name="P1" draw:layer="layout" draw:line-skew="-0.101cm" svg:x1="7.944cm" svg:y1="62.588cm" svg:x2="6.329cm" svg:y2="58.55cm" draw:start-shape="id73" draw:start-glue-point="4" draw:end-shape="id72" draw:end-glue-point="5" svg:d="M7944 62588h-1001v-4038h-614" svg:viewBox="0 0 1616 4039">
          <text:p/>
        </draw:connector>
        <draw:connector draw:style-name="gr41" draw:text-style-name="P1" draw:layer="layout" svg:x1="7.809cm" svg:y1="55.689cm" svg:x2="6.329cm" svg:y2="58.55cm" draw:start-shape="id74" draw:start-glue-point="1" draw:end-shape="id72" draw:end-glue-point="5" svg:d="M7809 55689h-739v2861h-741" svg:viewBox="0 0 1481 2862">
          <text:p/>
        </draw:connector>
        <draw:connector draw:style-name="gr41" draw:text-style-name="P1" draw:layer="layout" draw:line-skew="0.459cm" svg:x1="7.958cm" svg:y1="50.588cm" svg:x2="6.339cm" svg:y2="58.539cm" draw:start-shape="id75" draw:start-glue-point="4" draw:end-shape="id76" svg:d="M7958 50588h-445v7951h-1174" svg:viewBox="0 0 1620 7952">
          <text:p/>
        </draw:connector>
        <draw:connector draw:style-name="gr41" draw:text-style-name="P1" draw:layer="layout" svg:x1="34.667cm" svg:y1="49.846cm" svg:x2="33.017cm" svg:y2="50.057cm" draw:start-shape="id67" draw:start-glue-point="7" draw:end-shape="id77" draw:end-glue-point="5" svg:d="M34667 49846h-1650v211" svg:viewBox="0 0 1651 212">
          <text:p/>
        </draw:connector>
        <draw:connector draw:style-name="gr45" draw:text-style-name="P1" draw:layer="layout" draw:line-skew="-39.002cm" svg:x1="18.9cm" svg:y1="35.8cm" svg:x2="20.3cm" svg:y2="83.4cm" draw:start-shape="id1" draw:start-glue-point="8" draw:end-shape="id78" draw:end-glue-point="7" svg:d="M18900 35800v9100h1400v38500" svg:viewBox="0 0 1401 47601">
          <text:p/>
        </draw:connector>
        <draw:custom-shape draw:style-name="gr46" draw:text-style-name="P19" xml:id="id81" draw:id="id81" draw:layer="layout" svg:width="2cm" svg:height="4.1cm" svg:x="14.7cm" svg:y="36.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7" draw:text-style-name="P20" draw:layer="layout" svg:width="1.3cm" svg:height="2cm" svg:x="19.9cm" svg:y="39.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polygon draw:style-name="gr7" draw:text-style-name="P4" xml:id="id80" draw:id="id80" draw:layer="layout" svg:width="2.4cm" svg:height="1.3cm" draw:transform="rotate (-1.5707963267949) translate (21.201cm 39.4cm)" svg:viewBox="0 0 2401 1301" draw:points="0,1301 2401,1301 2401,0 0,0">
          <text:p/>
        </draw:polygon>
        <draw:custom-shape draw:style-name="gr36" draw:text-style-name="P18" xml:id="id79" draw:id="id79" draw:layer="layout" svg:width="1.4cm" svg:height="0.7cm" svg:x="20.2cm" svg:y="23.8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37" draw:text-style-name="P1" draw:layer="layout" svg:x1="19.5cm" svg:y1="24.8cm" svg:x2="20.9cm" svg:y2="24.5cm" draw:start-shape="id10" draw:start-glue-point="7" draw:end-shape="id79" draw:end-glue-point="5" svg:d="M19500 24800h1400v-300" svg:viewBox="0 0 1401 301">
          <text:p/>
        </draw:connector>
        <draw:connector draw:style-name="gr34" draw:text-style-name="P1" draw:layer="layout" draw:line-skew="-24.143cm" svg:x1="20.55cm" svg:y1="41.801cm" svg:x2="35.399cm" svg:y2="68.142cm" draw:start-shape="id80" draw:start-glue-point="2" draw:end-shape="id56" draw:end-glue-point="4" svg:d="M20550 41801v2699h14849v23642" svg:viewBox="0 0 14850 26342">
          <text:p/>
        </draw:connector>
        <draw:connector draw:style-name="gr34" draw:text-style-name="P1" draw:layer="layout" draw:line-skew="-19.143cm" svg:x1="20.55cm" svg:y1="41.801cm" svg:x2="35.36cm" svg:y2="62.742cm" draw:start-shape="id80" draw:start-glue-point="2" draw:end-shape="id60" draw:end-glue-point="4" svg:d="M20550 41801v2299h14810v18642" svg:viewBox="0 0 14811 20942">
          <text:p/>
        </draw:connector>
        <draw:connector draw:style-name="gr34" draw:text-style-name="P1" draw:layer="layout" draw:line-skew="-12.643cm" svg:x1="20.55cm" svg:y1="41.801cm" svg:x2="35.311cm" svg:y2="55.842cm" draw:start-shape="id80" draw:start-glue-point="2" draw:end-shape="id64" draw:end-glue-point="4" svg:d="M20550 41801v1899h14761v12142" svg:viewBox="0 0 14762 14042">
          <text:p/>
        </draw:connector>
        <draw:connector draw:style-name="gr34" draw:text-style-name="P1" draw:layer="layout" draw:line-skew="-7.851cm" svg:x1="20.55cm" svg:y1="41.801cm" svg:x2="35.274cm" svg:y2="50.642cm" draw:start-shape="id80" draw:start-glue-point="2" draw:end-shape="id67" draw:end-glue-point="4" svg:d="M20550 41801v1491h14724v7350" svg:viewBox="0 0 14725 8842">
          <text:p/>
        </draw:connector>
        <draw:connector draw:style-name="gr34" draw:text-style-name="P1" draw:layer="layout" svg:x1="16.2cm" svg:y1="39.2cm" svg:x2="19.9cm" svg:y2="40.6cm" draw:start-shape="id81" draw:start-glue-point="8" draw:end-shape="id80" draw:end-glue-point="3" svg:d="M16200 39200h2101v1400h1599" svg:viewBox="0 0 3701 1401">
          <text:p/>
        </draw:connector>
        <draw:line draw:style-name="gr38" draw:text-style-name="P13" draw:layer="layout" svg:x1="83cm" svg:y1="3.1cm" svg:x2="82.8cm" svg:y2="27.6cm">
          <text:p/>
        </draw:line>
        <draw:connector draw:style-name="gr34" draw:text-style-name="P1" draw:layer="layout" draw:line-skew="-14.8cm" svg:x1="6.329cm" svg:y1="58.55cm" svg:x2="21.201cm" svg:y2="40.6cm" draw:start-shape="id72" draw:start-glue-point="5" draw:end-shape="id80" draw:end-glue-point="1" svg:d="M6329 58550h573v-17950h14299" svg:viewBox="0 0 14873 17951">
          <text:p/>
        </draw:connector>
        <draw:line draw:style-name="gr48" draw:text-style-name="P13" draw:layer="layout" svg:x1="50.316cm" svg:y1="48.264cm" svg:x2="50cm" svg:y2="69.801cm">
          <text:p/>
        </draw:line>
        <draw:line draw:style-name="gr48" draw:text-style-name="P13" draw:layer="layout" svg:x1="32.918cm" svg:y1="72.562cm" svg:x2="32.7cm" svg:y2="94.1cm">
          <text:p/>
        </draw:line>
        <draw:line draw:style-name="gr48" draw:text-style-name="P13" draw:layer="layout" svg:x1="31.903cm" svg:y1="93.713cm" svg:x2="7.998cm" svg:y2="93.608cm">
          <text:p/>
        </draw:line>
        <draw:line draw:style-name="gr48" draw:text-style-name="P13" draw:layer="layout" svg:x1="50.1cm" svg:y1="70.3cm" svg:x2="33.4cm" svg:y2="71.6cm">
          <text:p/>
        </draw:line>
        <draw:frame draw:style-name="gr27" draw:text-style-name="P14" draw:layer="layout" svg:width="4.4cm" svg:height="0.962cm" svg:x="40.6cm" svg:y="71.4cm">
          <draw:text-box>
            <text:p>7m</text:p>
          </draw:text-box>
        </draw:frame>
        <draw:frame draw:style-name="gr27" draw:text-style-name="P14" draw:layer="layout" svg:width="3.6cm" svg:height="0.962cm" svg:x="33.6cm" svg:y="82.6cm">
          <draw:text-box>
            <text:p>10m</text:p>
          </draw:text-box>
        </draw:frame>
        <draw:frame draw:style-name="gr27" draw:text-style-name="P14" draw:layer="layout" svg:width="3.6cm" svg:height="0.962cm" svg:x="19.1cm" svg:y="93.938cm">
          <draw:text-box>
            <text:p>10m</text:p>
          </draw:text-box>
        </draw:frame>
        <draw:frame draw:style-name="gr27" draw:text-style-name="P14" draw:layer="layout" svg:width="2.6cm" svg:height="0.962cm" svg:x="50.5cm" svg:y="56.8cm">
          <draw:text-box>
            <text:p>9m</text:p>
          </draw:text-box>
        </draw:frame>
        <draw:line draw:style-name="gr48" draw:text-style-name="P13" draw:layer="layout" svg:x1="74.026cm" svg:y1="43.345cm" svg:x2="50.521cm" svg:y2="47.696cm">
          <text:p/>
        </draw:line>
        <draw:line draw:style-name="gr48" draw:text-style-name="P13" draw:layer="layout" svg:x1="93cm" svg:y1="43.5cm" svg:x2="74.2cm" svg:y2="43.5cm">
          <text:p/>
        </draw:line>
        <draw:frame draw:style-name="gr27" draw:text-style-name="P14" draw:layer="layout" svg:width="2.7cm" svg:height="0.962cm" svg:x="82.5cm" svg:y="43.9cm">
          <draw:text-box>
            <text:p>8m</text:p>
          </draw:text-box>
        </draw:frame>
        <draw:frame draw:style-name="gr27" draw:text-style-name="P14" draw:layer="layout" svg:width="2.1cm" svg:height="0.962cm" svg:x="64.5cm" svg:y="45.8cm">
          <draw:text-box>
            <text:p>10m</text:p>
          </draw:text-box>
        </draw:frame>
        <draw:line draw:style-name="gr48" draw:text-style-name="P13" draw:layer="layout" svg:x1="53.6cm" svg:y1="28.021cm" svg:x2="44.4cm" svg:y2="27.978cm">
          <text:p/>
        </draw:line>
        <draw:line draw:style-name="gr48" draw:text-style-name="P13" draw:layer="layout" svg:x1="53.6cm" svg:y1="31.4cm" svg:x2="44.4cm" svg:y2="31.4cm">
          <text:p/>
        </draw:line>
        <draw:line draw:style-name="gr48" draw:text-style-name="P13" draw:layer="layout" svg:x1="53.7cm" svg:y1="27.9cm" svg:x2="53.703cm" svg:y2="31.6cm">
          <text:p/>
        </draw:line>
        <draw:line draw:style-name="gr48" draw:text-style-name="P13" draw:layer="layout" svg:x1="44.3cm" svg:y1="27.8cm" svg:x2="44.303cm" svg:y2="31.5cm">
          <text:p/>
        </draw:line>
        <draw:frame draw:style-name="gr27" draw:text-style-name="P14" draw:layer="layout" svg:width="1.9cm" svg:height="0.962cm" svg:x="47.889cm" svg:y="26.884cm">
          <draw:text-box>
            <text:p>4m</text:p>
          </draw:text-box>
        </draw:frame>
        <draw:frame draw:style-name="gr27" draw:text-style-name="P14" draw:layer="layout" svg:width="1.7cm" svg:height="0.962cm" svg:x="53.7cm" svg:y="29cm">
          <draw:text-box>
            <text:p>2m</text:p>
          </draw:text-box>
        </draw:frame>
        <draw:frame draw:style-name="gr27" draw:text-style-name="P21" draw:layer="layout" svg:width="5.6cm" svg:height="0.962cm" svg:x="14.685cm" svg:y="119.528cm">
          <draw:text-box>
            <text:p><text:span text:style-name="T3">Sergent Tobogo</text:span></text:p>
          </draw:text-box>
        </draw:frame>
        <draw:frame draw:style-name="gr27" draw:text-style-name="P21" draw:layer="layout" svg:width="4.7cm" svg:height="0.962cm" svg:x="15.754cm" svg:y="129.6cm">
          <draw:text-box>
            <text:p><text:span text:style-name="T3">Geek Klub</text:span></text:p>
          </draw:text-box>
        </draw:frame>
        <draw:frame draw:style-name="gr49" draw:text-style-name="P21" draw:layer="layout" svg:width="6.5cm" svg:height="1.1cm" svg:x="67.1cm" svg:y="119.101cm">
          <draw:text-box>
            <text:p><text:span text:style-name="T3">Au Dragon Fumant</text:span></text:p>
          </draw:text-box>
        </draw:frame>
        <draw:frame draw:style-name="gr27" draw:text-style-name="P21" draw:layer="layout" svg:width="3.8cm" svg:height="0.962cm" svg:x="81.299cm" svg:y="114.001cm">
          <draw:text-box>
            <text:p><text:span text:style-name="T3">Asian Hall</text:span></text:p>
          </draw:text-box>
        </draw:frame>
        <draw:frame draw:style-name="gr27" draw:text-style-name="P21" draw:layer="layout" svg:width="3.8cm" svg:height="0.962cm" svg:x="87.299cm" svg:y="120.639cm">
          <draw:text-box>
            <text:p><text:span text:style-name="T3">Asian Hall</text:span></text:p>
          </draw:text-box>
        </draw:frame>
        <draw:frame draw:style-name="gr50" draw:text-style-name="P21" draw:layer="layout" svg:width="3.5cm" svg:height="1.673cm" svg:x="87.499cm" svg:y="125.901cm">
          <draw:text-box>
            <text:p><text:span text:style-name="T3">Jardin du Pré Fleuri</text:span></text:p>
          </draw:text-box>
        </draw:frame>
        <draw:frame draw:style-name="gr50" draw:text-style-name="P21" draw:layer="layout" svg:width="3.5cm" svg:height="1.673cm" svg:x="81.299cm" svg:y="132.101cm">
          <draw:text-box>
            <text:p><text:span text:style-name="T3">Jardin du Pré Fleuri</text:span></text:p>
          </draw:text-box>
        </draw:frame>
        <draw:frame draw:style-name="gr27" draw:text-style-name="P21" draw:layer="layout" svg:width="3.6cm" svg:height="0.962cm" svg:x="66.346cm" svg:y="130.047cm">
          <draw:text-box>
            <text:p><text:span text:style-name="T3">PAUL</text:span></text:p>
          </draw:text-box>
        </draw:frame>
        <draw:frame draw:style-name="gr27" draw:text-style-name="P21" draw:layer="layout" svg:width="3.6cm" svg:height="0.962cm" svg:x="71.646cm" svg:y="129.985cm">
          <draw:text-box>
            <text:p><text:span text:style-name="T3">PAUL</text:span></text:p>
          </draw:text-box>
        </draw:frame>
        <draw:frame draw:style-name="gr27" draw:text-style-name="P21" draw:layer="layout" svg:width="3.3cm" svg:height="0.962cm" svg:x="54.101cm" svg:y="119.401cm">
          <draw:text-box>
            <text:p><text:span text:style-name="T3">Trollune</text:span></text:p>
          </draw:text-box>
        </draw:frame>
        <draw:frame draw:style-name="gr51" draw:text-style-name="P21" draw:layer="layout" svg:width="5.235cm" svg:height="0.962cm" svg:x="38.065cm" svg:y="119.1cm">
          <draw:text-box>
            <text:p><text:span text:style-name="T3">L’Antre du Lord</text:span></text:p>
          </draw:text-box>
        </draw:frame>
        <draw:frame draw:style-name="gr51" draw:text-style-name="P21" draw:layer="layout" svg:width="5.235cm" svg:height="0.962cm" svg:x="37.611cm" svg:y="130.201cm">
          <draw:text-box>
            <text:p><text:span text:style-name="T3">L’Antre du Lord</text:span></text:p>
          </draw:text-box>
        </draw:frame>
        <draw:frame draw:style-name="gr52" draw:text-style-name="P21" draw:layer="layout" svg:width="5.8cm" svg:height="2.224cm" svg:x="28.331cm" svg:y="118.884cm">
          <draw:text-box>
            <text:p><text:span text:style-name="T3">Expo et Shooting Cosplay</text:span></text:p>
          </draw:text-box>
        </draw:frame>
        <draw:frame draw:style-name="gr52" draw:text-style-name="P21" draw:layer="layout" svg:width="5.8cm" svg:height="2.224cm" svg:x="28.011cm" svg:y="129.901cm">
          <draw:text-box>
            <text:p><text:span text:style-name="T3">Expo et Shooting Cosplay</text:span></text:p>
          </draw:text-box>
        </draw:frame>
        <draw:frame draw:style-name="gr50" draw:text-style-name="P21" draw:layer="layout" svg:width="4.9cm" svg:height="1.673cm" svg:x="53.211cm" svg:y="129.628cm">
          <draw:text-box>
            <text:p><text:span text:style-name="T3">Anime Import</text:span></text:p>
          </draw:text-box>
        </draw:frame>
        <presentation:notes draw:style-name="dp2">
          <draw:page-thumbnail draw:style-name="gr53" draw:layer="layout" svg:width="14.848cm" svg:height="11.136cm" svg:x="3.075cm" svg:y="2.257cm" draw:page-number="1" presentation:class="page"/>
          <draw:frame presentation:style-name="pr1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Franklin Gothic Book" svg:font-family="'Franklin Gothic Book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hatch draw:name="Hatch_5f_0" draw:display-name="Hatch_0" draw:style="single" draw:color="#008000" draw:distance="0.254cm" draw:rotation="450"/>
    <draw:hatch draw:name="Hatch_5f_1" draw:display-name="Hatch_1" draw:style="single" draw:color="#acc7ea" draw:distance="0.254cm" draw:rotation="45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1b75bc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cm" fo:margin-bottom="0.497cm" fo:line-height="108%" fo:text-align="start" fo:text-indent="0cm" style:text-autospace="ideograph-alpha"/>
      <style:text-properties style:font-name="Calibri" fo:font-family="Calibri" style:font-family-generic="swiss" style:font-pitch="variable" fo:font-size="11pt" fo:language="fr" fo:country="FR" style:font-name-asian="Calibri" style:font-family-asian="Calibri" style:font-family-generic-asian="swiss" style:font-pitch-asian="variable" style:font-size-asian="11pt" style:language-asian="en" style:country-asian="US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PM0-background" style:family="presentation">
      <style:graphic-properties draw:stroke="none" draw:fill="none"/>
      <style:text-properties style:letter-kerning="true"/>
    </style:style>
    <style:style style:name="PM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M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M0-outline1" style:family="presentation">
      <style:graphic-properties draw:stroke="none" draw:fill="none" draw:auto-grow-height="false" draw:fit-to-size="shrink-to-fit" style:shrink-to-fit="true">
        <text:list-style style:name="PM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M0-outline2" style:family="presentation" style:parent-style-name="PM0-outline1">
      <style:paragraph-properties fo:margin-top="0.4cm" fo:margin-bottom="0cm"/>
      <style:text-properties fo:font-size="28pt" style:font-size-asian="28pt" style:font-size-complex="28pt"/>
    </style:style>
    <style:style style:name="PM0-outline3" style:family="presentation" style:parent-style-name="PM0-outline2">
      <style:paragraph-properties fo:margin-top="0.3cm" fo:margin-bottom="0cm"/>
      <style:text-properties fo:font-size="24pt" style:font-size-asian="24pt" style:font-size-complex="24pt"/>
    </style:style>
    <style:style style:name="PM0-outline4" style:family="presentation" style:parent-style-name="PM0-outline3">
      <style:paragraph-properties fo:margin-top="0.2cm" fo:margin-bottom="0cm"/>
      <style:text-properties fo:font-size="20pt" style:font-size-asian="20pt" style:font-size-complex="20pt"/>
    </style:style>
    <style:style style:name="PM0-outline5" style:family="presentation" style:parent-style-name="PM0-outline4">
      <style:paragraph-properties fo:margin-top="0.1cm" fo:margin-bottom="0cm"/>
      <style:text-properties fo:font-size="20pt" style:font-size-asian="20pt" style:font-size-complex="20pt"/>
    </style:style>
    <style:style style:name="PM0-outline6" style:family="presentation" style:parent-style-name="PM0-outline5">
      <style:paragraph-properties fo:margin-top="0.1cm" fo:margin-bottom="0cm"/>
      <style:text-properties fo:font-size="20pt" style:font-size-asian="20pt" style:font-size-complex="20pt"/>
    </style:style>
    <style:style style:name="PM0-outline7" style:family="presentation" style:parent-style-name="PM0-outline6">
      <style:paragraph-properties fo:margin-top="0.1cm" fo:margin-bottom="0cm"/>
      <style:text-properties fo:font-size="20pt" style:font-size-asian="20pt" style:font-size-complex="20pt"/>
    </style:style>
    <style:style style:name="PM0-outline8" style:family="presentation" style:parent-style-name="PM0-outline7">
      <style:paragraph-properties fo:margin-top="0.1cm" fo:margin-bottom="0cm"/>
      <style:text-properties fo:font-size="20pt" style:font-size-asian="20pt" style:font-size-complex="20pt"/>
    </style:style>
    <style:style style:name="PM0-outline9" style:family="presentation" style:parent-style-name="PM0-outline8">
      <style:paragraph-properties fo:margin-top="0.1cm" fo:margin-bottom="0cm"/>
      <style:text-properties fo:font-size="20pt" style:font-size-asian="20pt" style:font-size-complex="20pt"/>
    </style:style>
    <style:style style:name="PM0-subtitle" style:family="presentation">
      <style:graphic-properties draw:stroke="none" draw:fill="none" draw:textarea-vertical-align="middle">
        <text:list-style style:name="PM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M0-title" style:family="presentation">
      <style:graphic-properties draw:stroke="none" draw:fill="none" draw:textarea-vertical-align="middle">
        <text:list-style style:name="PM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00cm" fo:page-height="206.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M0-backgroundobjects">
      <style:graphic-properties draw:stroke="none" draw:fill="none" draw:fill-color="#ffffff" draw:auto-grow-height="false" fo:min-height="1.485cm"/>
    </style:style>
    <style:style style:name="Mpr2" style:family="presentation" style:parent-style-name="PM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PM0" style:page-layout-name="PM1" draw:style-name="Mdp1">
      <draw:frame presentation:style-name="PM0-title" draw:layer="backgroundobjects" svg:width="89.999cm" svg:height="34.467cm" svg:x="5cm" svg:y="8.235cm" presentation:class="title" presentation:placeholder="true">
        <draw:text-box/>
      </draw:frame>
      <draw:frame presentation:style-name="PM0-outline1" draw:layer="backgroundobjects" svg:width="89.999cm" svg:height="119.71cm" svg:x="5cm" svg:y="48.297cm" presentation:class="outline" presentation:placeholder="true">
        <draw:text-box/>
      </draw:frame>
      <presentation:notes style:page-layout-name="PM0">
        <draw:page-thumbnail presentation:style-name="PM0-title" draw:layer="backgroundobjects" svg:width="14.848cm" svg:height="11.136cm" svg:x="3.075cm" svg:y="2.257cm" presentation:class="page"/>
        <draw:frame presentation:style-name="PM0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12-20T23:35:34.236000000</dc:date>
    <dc:description/>
    <dc:language>fr-FR</dc:language>
    <dc:subject/>
    <dc:title/>
    <meta:creation-date>2016-06-27T09:11:24Z</meta:creation-date>
    <meta:initial-creator>Alexandre Pichot</meta:initial-creator>
    <meta:keyword/>
    <meta:generator>LibreOffice/5.4.3.2$Windows_x86 LibreOffice_project/92a7159f7e4af62137622921e809f8546db437e5</meta:generator>
    <meta:editing-duration>PT4H53M34S</meta:editing-duration>
    <meta:editing-cycles>33</meta:editing-cycles>
    <meta:document-statistic meta:object-count="3304"/>
    <meta:user-defined meta:name="category"/>
    <meta:user-defined meta:name="company"/>
    <meta:template xlink:type="simple" xlink:actuate="onRequest" xlink:title="HOMPLN_M.VSTX" xlink:href=""/>
  </office:meta>
</office:document-meta>
</file>